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Courier new" svg:font-family="'Courier new'"/>
    <style:font-face style:name="Helmet" svg:font-family="Helmet"/>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center" style:justify-single-word="false"/>
      <style:text-properties fo:font-size="40pt" fo:font-weight="bold"/>
    </style:style>
    <style:style style:name="P3" style:family="paragraph" style:parent-style-name="Standard">
      <style:paragraph-properties fo:line-height="150%" fo:text-align="justify" style:justify-single-word="false"/>
      <style:text-properties fo:font-style="italic"/>
    </style:style>
    <style:style style:name="P4" style:family="paragraph" style:parent-style-name="Standard">
      <style:paragraph-properties fo:line-height="150%" fo:text-align="start" style:justify-single-word="false"/>
      <style:text-properties style:font-name="Courier New" fo:font-size="10pt" fo:language="es" fo:country="ES" fo:font-style="normal"/>
    </style:style>
    <style:style style:name="P5" style:family="paragraph" style:parent-style-name="Standard">
      <style:paragraph-properties fo:line-height="150%" fo:text-align="justify" style:justify-single-word="false"/>
      <style:text-properties style:font-name="Courier New" fo:font-size="10pt" fo:language="es" fo:country="ES" fo:font-style="normal"/>
    </style:style>
    <style:style style:name="P6" style:family="paragraph" style:parent-style-name="Standard">
      <style:paragraph-properties fo:line-height="150%" fo:text-align="start" style:justify-single-word="false"/>
      <style:text-properties style:font-name="Courier new" fo:font-size="10pt" fo:font-style="normal"/>
    </style:style>
    <style:style style:name="P7" style:family="paragraph" style:parent-style-name="Standard">
      <style:paragraph-properties fo:line-height="150%" fo:text-align="start" style:justify-single-word="false"/>
      <style:text-properties style:font-name="Courier new" fo:font-size="10pt"/>
    </style:style>
    <style:style style:name="P8" style:family="paragraph" style:parent-style-name="Standard">
      <style:paragraph-properties fo:line-height="150%" fo:text-align="justify" style:justify-single-word="false"/>
      <style:text-properties style:font-name="Courier new" fo:font-size="10pt"/>
    </style:style>
    <style:style style:name="P9" style:family="paragraph" style:parent-style-name="Standard">
      <style:paragraph-properties fo:line-height="150%" fo:text-align="start" style:justify-single-word="false"/>
      <style:text-properties style:font-name="Courier new" fo:font-size="10pt" fo:language="es" fo:country="ES" fo:font-style="normal"/>
    </style:style>
    <style:style style:name="P10" style:family="paragraph" style:parent-style-name="Standard">
      <style:paragraph-properties fo:line-height="150%" fo:text-align="justify" style:justify-single-word="false"/>
      <style:text-properties style:font-name="Courier new" fo:font-size="10pt" fo:language="es" fo:country="ES"/>
    </style:style>
    <style:style style:name="P11" style:family="paragraph" style:parent-style-name="Contents_20_1">
      <style:paragraph-properties fo:line-height="150%" fo:text-align="justify" style:justify-single-word="false">
        <style:tab-stops>
          <style:tab-stop style:position="17cm" style:type="right" style:leader-style="dotted" style:leader-text="."/>
        </style:tab-stops>
      </style:paragraph-properties>
    </style:style>
    <style:style style:name="P12" style:family="paragraph" style:parent-style-name="Text_20_body">
      <style:paragraph-properties fo:line-height="150%" fo:text-align="justify" style:justify-single-word="false"/>
      <style:text-properties style:font-name="Helmet"/>
    </style:style>
    <style:style style:name="P13" style:family="paragraph" style:parent-style-name="Text_20_body">
      <style:paragraph-properties fo:line-height="150%" fo:text-align="justify" style:justify-single-word="false"/>
      <style:text-properties style:font-name="Helmet" fo:font-style="normal"/>
    </style:style>
    <style:style style:name="P14" style:family="paragraph" style:parent-style-name="Text_20_body">
      <style:paragraph-properties fo:line-height="150%" fo:text-align="justify" style:justify-single-word="false"/>
      <style:text-properties style:font-name="Helmet" fo:font-style="italic"/>
    </style:style>
    <style:style style:name="P15" style:family="paragraph" style:parent-style-name="Text_20_body">
      <style:paragraph-properties fo:line-height="150%" fo:text-align="justify" style:justify-single-word="false"/>
    </style:style>
    <style:style style:name="P16" style:family="paragraph" style:parent-style-name="Text_20_body">
      <style:paragraph-properties fo:line-height="150%" fo:text-align="justify" style:justify-single-word="false"/>
      <style:text-properties style:font-name="Courier new" fo:font-size="10pt" fo:font-style="normal"/>
    </style:style>
    <style:style style:name="P17" style:family="paragraph" style:parent-style-name="Text_20_body">
      <style:paragraph-properties fo:line-height="150%" fo:text-align="start" style:justify-single-word="false"/>
      <style:text-properties style:font-name="Courier new" fo:font-size="10pt" fo:font-style="normal"/>
    </style:style>
    <style:style style:name="P18" style:family="paragraph" style:parent-style-name="Text_20_body">
      <style:paragraph-properties fo:line-height="150%" fo:text-align="justify" style:justify-single-word="false"/>
      <style:text-properties style:font-name="Courier new" fo:font-size="10pt"/>
    </style:style>
    <style:style style:name="P19" style:family="paragraph" style:parent-style-name="Text_20_body">
      <style:paragraph-properties fo:line-height="150%" fo:text-align="justify" style:justify-single-word="false"/>
      <style:text-properties style:font-name="Courier new" fo:font-size="10pt" fo:language="es" fo:country="ES"/>
    </style:style>
    <style:style style:name="P20" style:family="paragraph" style:parent-style-name="Text_20_body">
      <style:paragraph-properties fo:line-height="150%" fo:text-align="justify" style:justify-single-word="false"/>
      <style:text-properties style:font-name="Courier New" fo:font-size="10pt" fo:language="es" fo:country="ES" fo:font-style="normal"/>
    </style:style>
    <style:style style:name="P21" style:family="paragraph" style:parent-style-name="Text_20_body" style:list-style-name="L1">
      <style:paragraph-properties fo:line-height="150%" fo:text-align="justify" style:justify-single-word="false"/>
      <style:text-properties style:font-name="Helmet"/>
    </style:style>
    <style:style style:name="P22" style:family="paragraph" style:parent-style-name="Text_20_body" style:list-style-name="L6">
      <style:paragraph-properties fo:line-height="150%" fo:text-align="justify" style:justify-single-word="false"/>
      <style:text-properties style:font-name="Helmet"/>
    </style:style>
    <style:style style:name="P23" style:family="paragraph" style:parent-style-name="Text_20_body" style:list-style-name="L2">
      <style:paragraph-properties fo:line-height="150%" fo:text-align="justify" style:justify-single-word="false"/>
      <style:text-properties style:font-name="Helmet" fo:font-style="normal"/>
    </style:style>
    <style:style style:name="P24" style:family="paragraph" style:parent-style-name="Text_20_body" style:list-style-name="L3">
      <style:paragraph-properties fo:line-height="150%" fo:text-align="justify" style:justify-single-word="false"/>
      <style:text-properties style:font-name="Helmet" fo:font-style="normal"/>
    </style:style>
    <style:style style:name="P25" style:family="paragraph" style:parent-style-name="Text_20_body" style:list-style-name="L4">
      <style:paragraph-properties fo:line-height="150%" fo:text-align="justify" style:justify-single-word="false"/>
      <style:text-properties style:font-name="Helmet" fo:font-style="normal"/>
    </style:style>
    <style:style style:name="P26" style:family="paragraph" style:parent-style-name="Text_20_body" style:list-style-name="L5">
      <style:paragraph-properties fo:line-height="150%" fo:text-align="justify" style:justify-single-word="false"/>
      <style:text-properties style:font-name="Helmet" fo:font-style="normal"/>
    </style:style>
    <style:style style:name="P27" style:family="paragraph" style:parent-style-name="Text_20_body" style:list-style-name="L7">
      <style:paragraph-properties fo:line-height="150%" fo:text-align="justify" style:justify-single-word="false"/>
      <style:text-properties style:font-name="Helmet" fo:font-style="normal"/>
    </style:style>
    <style:style style:name="P28" style:family="paragraph" style:parent-style-name="Text_20_body" style:list-style-name="L8">
      <style:paragraph-properties fo:line-height="150%" fo:text-align="justify" style:justify-single-word="false"/>
      <style:text-properties style:font-name="Helmet" fo:font-style="normal"/>
    </style:style>
    <style:style style:name="P29" style:family="paragraph" style:parent-style-name="Text_20_body">
      <style:paragraph-properties fo:line-height="150%" fo:text-align="justify" style:justify-single-word="false"/>
      <style:text-properties style:font-name="Courier new" fo:font-size="10pt"/>
    </style:style>
    <style:style style:name="P30" style:family="paragraph" style:parent-style-name="Text_20_body">
      <style:paragraph-properties fo:line-height="150%" fo:text-align="justify" style:justify-single-word="false"/>
      <style:text-properties style:font-name="Courier new" fo:font-size="10pt" fo:language="es" fo:country="ES"/>
    </style:style>
    <style:style style:name="P31" style:family="paragraph" style:parent-style-name="Heading_20_1" style:master-page-name="Standard">
      <style:paragraph-properties fo:line-height="150%" fo:text-align="justify" style:justify-single-word="false" style:page-number="1"/>
    </style:style>
    <style:style style:name="P32" style:family="paragraph" style:parent-style-name="Heading_20_1">
      <style:paragraph-properties fo:line-height="150%" fo:text-align="justify" style:justify-single-word="false"/>
    </style:style>
    <style:style style:name="P33" style:family="paragraph" style:parent-style-name="Contents_20_Heading" style:master-page-name="Index">
      <style:paragraph-properties fo:line-height="150%" fo:text-align="justify" style:justify-single-word="false" style:page-number="1"/>
    </style:style>
    <style:style style:name="P34" style:family="paragraph" style:parent-style-name="Standard" style:master-page-name="First_20_Page">
      <style:paragraph-properties fo:line-height="150%" fo:text-align="justify" style:justify-single-word="false" style:page-number="auto"/>
    </style:style>
    <style:style style:name="P35" style:family="paragraph" style:parent-style-name="Standard">
      <style:paragraph-properties fo:line-height="150%" fo:text-align="start" style:justify-single-word="false"/>
      <style:text-properties style:font-name="Courier New" fo:font-size="10pt" fo:language="es" fo:country="ES" fo:font-style="normal"/>
    </style:style>
    <style:style style:name="P36" style:family="paragraph" style:parent-style-name="Standard">
      <style:paragraph-properties fo:line-height="150%" fo:text-align="justify" style:justify-single-word="false"/>
      <style:text-properties style:font-name="Courier new" fo:font-size="10pt"/>
    </style:style>
    <style:style style:name="P37" style:family="paragraph" style:parent-style-name="Standard">
      <style:paragraph-properties fo:line-height="150%" fo:text-align="start" style:justify-single-word="false"/>
      <style:text-properties style:font-name="Courier new" fo:font-size="10pt" fo:language="es" fo:country="ES" fo:font-style="normal"/>
    </style:style>
    <style:style style:name="P38" style:family="paragraph" style:parent-style-name="Standard">
      <style:paragraph-properties fo:line-height="150%" fo:text-align="justify" style:justify-single-word="false"/>
      <style:text-properties style:font-name="Courier new" fo:font-size="10pt" fo:language="es" fo:country="ES"/>
    </style:style>
    <style:style style:name="T1" style:family="text">
      <style:text-properties fo:font-weight="bold"/>
    </style:style>
    <style:style style:name="T2" style:family="text">
      <style:text-properties style:font-name="Helmet" fo:font-style="normal"/>
    </style:style>
    <style:style style:name="T3" style:family="text">
      <style:text-properties style:font-name="Helmet" fo:font-style="italic"/>
    </style:style>
    <style:style style:name="T4" style:family="text">
      <style:text-properties fo:font-style="italic"/>
    </style:style>
    <style:style style:name="T5" style:family="text">
      <style:text-properties fo:font-style="normal"/>
    </style:style>
    <style:style style:name="T6" style:family="text">
      <style:text-properties fo:language="es" fo:country="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1"/>
      <text:p text:style-name="P1"/>
      <text:p text:style-name="P1"/>
      <text:p text:style-name="P1"/>
      <text:p text:style-name="P1"/>
      <text:p text:style-name="P1"/>
      <text:p text:style-name="P1"/>
      <text:p text:style-name="P1"/>
      <text:p text:style-name="P2">COCONET</text:p>
      <text:p text:style-name="P2">MANUAL DE CÓDIG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I</text:p>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3">Índice de contenido</text:p>
          </text:index-title>
          <text:p text:style-name="P11">1. Introducción<text:tab/>1</text:p>
          <text:p text:style-name="P11">2. definiciones.h<text:tab/>2</text:p>
          <text:p text:style-name="P11">3. funciones.h<text:tab/>5</text:p>
          <text:p text:style-name="P11">4. macros.h<text:tab/>7</text:p>
          <text:p text:style-name="P11">5. crearPoblaciones.c<text:tab/>9</text:p>
          <text:p text:style-name="P11">6. error.c<text:tab/>17</text:p>
          <text:p text:style-name="P11">7. evolucionarPoblaciones.c<text:tab/>19</text:p>
          <text:p text:style-name="P11">8. ficheros.c<text:tab/>30</text:p>
          <text:p text:style-name="P11">9. generarSalida.c<text:tab/>40</text:p>
          <text:p text:style-name="P11">10. imprimir.c<text:tab/>44</text:p>
          <text:p text:style-name="P11">11. liberarMemoria.c<text:tab/>47</text:p>
          <text:p text:style-name="P11">12. main.c<text:tab/>50</text:p>
          <text:p text:style-name="P11">13. math.c<text:tab/>53</text:p>
          <text:p text:style-name="P11">14. medirAptitud.c<text:tab/>59</text:p>
          <text:p text:style-name="P11">15. medirCambio.c<text:tab/>69</text:p>
          <text:p text:style-name="P11">16. mutacionEstructural.c<text:tab/>73</text:p>
          <text:p text:style-name="P11">17. ordenar.c<text:tab/>84</text:p>
        </text:index-body>
      </text:table-of-content>
      <text:p text:style-name="P3"/>
      <text:p text:style-name="P1"/>
      <text:p text:style-name="P1"/>
      <text:p text:style-name="P1"/>
      <text:p text:style-name="P1"/>
      <text:p text:style-name="P1"/>
      <text:p text:style-name="P1"/>
      <text:p text:style-name="P1"/>
      <text:p text:style-name="P1"/>
      <text:p text:style-name="P1"/>
      <text:p text:style-name="P1"/>
      <text:h text:style-name="P31" text:outline-level="1">1. Introducción</text:h>
      <text:p text:style-name="P12"><text:tab/>El manual de código es un elemento esencial en la documentación de un proyecto, ya que te permite que cualquier persona ajena o no al proyecto pueda acceder al código del programa y entenderlo sin tener que hacer un gran esfuerzo. Esto puede ser útil para el mantenimiento del pograma, para incluirlo en otro proyecto mayor, o incluso para, pasado un tiempo, facilitar al mismo programador la reutilización del código. El manual está estructurado de manera que cada sección contiene la explicación y el código fuente de un fichero, con lo que se va describiendo trozos de código lo suficientemente pequeños para que se pueda seguir fácilmente la explicación. En cada fichero generalmente hay varias funciones que están relacionadas entre si. Para facilitar su comprensión se irán explicando cada una de las funciones por separado. Primero se van a explicar los ficheros de cabecera para seguir posteriormente con los ficheros que contienen código en si mismo, ordenados siempre alfabéticament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32" text:outline-level="1">2. definiciones.h</text:h>
      <text:p text:style-name="P15"><text:span text:style-name="T2"><text:tab/>A continuación se definen las estructuras y las variables generales del </text:span><text:soft-page-break/><text:span text:style-name="T2">programa. Todas las variables tienen su comentario correspondiente indicando su significado, con lo que no se va a hacer énfasis sobre éste. Las estructuras más importantes son las de </text:span><text:span text:style-name="T3">nodulo</text:span><text:span text:style-name="T2">, </text:span><text:span text:style-name="T3">red</text:span><text:span text:style-name="T2">, </text:span><text:span text:style-name="T3">pobl_redes</text:span><text:span text:style-name="T2"> y </text:span><text:span text:style-name="T3">pobl_nodulos</text:span><text:span text:style-name="T2">, ya que define las estructuras de las dos poblaciones que se mantienen durante toda la evolución. Las estructuras </text:span><text:span text:style-name="T3">transf_param </text:span><text:span text:style-name="T2">y </text:span><text:span text:style-name="T3">ponderación</text:span><text:span text:style-name="T2"> sirven para almacenar los parámetros de entrada de las funciones de transferencia y la ponderación de las tres aptitudes parciales de los nódulos respectivamente.</text:span></text:p>
      <text:p text:style-name="P15"/>
      <text:p text:style-name="P4">/*******************************************************************************</text:p>
      <text:p text:style-name="P4">*Copyright 2004 Pablo Álvarez de Sotomayor Posadillo<text:tab/> <text:s text:c="6"/><text:tab/> <text:s text:c="5"/>*</text:p>
      <text:p text:style-name="P4">*<text:tab/><text:tab/><text:tab/><text:tab/><text:tab/><text:tab/> <text:s text:c="6"/><text:tab/> <text:s text:c="5"/>*</text:p>
      <text:p text:style-name="P4">*This file is part of Coconet.<text:tab/><text:tab/><text:tab/><text:tab/> <text:s text:c="6"/><text:tab/> <text:s text:c="5"/>*</text:p>
      <text:p text:style-name="P4">*<text:tab/><text:tab/><text:tab/><text:tab/><text:tab/><text:tab/> <text:s text:c="6"/><text:tab/> <text:s text:c="5"/>*</text:p>
      <text:p text:style-name="P4">*Coconet is free software; you can redistribute it and/or modify it under the <text:s/>*</text:p>
      <text:p text:style-name="P4">*terms of the GNU General Public License as published by the Free Software <text:s text:c="4"/>*</text:p>
      <text:p text:style-name="P4">*Foundation; either version 2 of the License, or (at your option) any later <text:s text:c="3"/>*</text:p>
      <text:p text:style-name="P4">*version.<text:tab/><text:tab/><text:tab/> <text:s text:c="6"/><text:tab/><text:tab/><text:tab/><text:tab/> <text:s text:c="5"/>*</text:p>
      <text:p text:style-name="P4">*<text:tab/><text:tab/><text:tab/><text:tab/><text:tab/><text:tab/> <text:s text:c="6"/><text:tab/> <text:s text:c="5"/>*</text:p>
      <text:p text:style-name="P4">*Coconet is distributed in the hope that it will be useful, but WITHOUT ANY <text:s text:c="3"/>*</text:p>
      <text:p text:style-name="P4">*WARRANTY; without even the implied warranty of MERCHANTABILITY or FITNESS FOR *</text:p>
      <text:p text:style-name="P4">*A PARTICULAR PURPOSE. See the GNU General Public License for more details. <text:s text:c="3"/>*</text:p>
      <text:p text:style-name="P4">*<text:tab/><text:tab/><text:tab/><text:tab/><text:tab/><text:tab/> <text:s text:c="6"/><text:tab/> <text:s text:c="5"/>*</text:p>
      <text:p text:style-name="P4">*You should have received a copy of the GNU General Public License along with <text:s/>*</text:p>
      <text:p text:style-name="P4">*Coconet; if not, write to the Free Software Foundation, Inc., 59 Temple Place,*</text:p>
      <text:p text:style-name="P4">*Suite 330, Boston, MA <text:s/>02111-1307 <text:s/>USA <text:s text:c="4"/><text:tab/><text:tab/><text:tab/> <text:s text:c="5"/>*</text:p>
      <text:p text:style-name="P4">*******************************************************************************/</text:p>
      <text:p text:style-name="P4"/>
      <text:p text:style-name="P4">#ifndef DEFINICIONES_H</text:p>
      <text:p text:style-name="P4">#define DEFINICIONES_H</text:p>
      <text:p text:style-name="P4"/>
      <text:p text:style-name="P4">#include &lt;macros.h&gt;</text:p>
      <text:p text:style-name="P4">#include &lt;stdio.h&gt;</text:p>
      <text:p text:style-name="P4">#include &lt;stdlib.h&gt;</text:p>
      <text:p text:style-name="P4"/>
      <text:p text:style-name="P4">typedef struct{/*Parámetros de las funciones de transferencia*/</text:p>
      <text:p text:style-name="P4"><text:s text:c="4"/>float logistic_a;</text:p>
      <text:p text:style-name="P4"><text:s text:c="4"/>float logistic_b;</text:p>
      <text:p text:style-name="P4"><text:soft-page-break/><text:s text:c="4"/>float htan_a;</text:p>
      <text:p text:style-name="P4"><text:s text:c="4"/>float htan_b;</text:p>
      <text:p text:style-name="P4"><text:s text:c="4"/>float epsilon;</text:p>
      <text:p text:style-name="P4">}transf_param;</text:p>
      <text:p text:style-name="P4"/>
      <text:p text:style-name="P4">typedef struct{</text:p>
      <text:p text:style-name="P4"><text:s text:c="8"/>int id; /*Identificador del nódulo*/</text:p>
      <text:p text:style-name="P4"><text:tab/>int n_nodos; /*número de nodos del nódulo*/</text:p>
      <text:p text:style-name="P4"><text:tab/>float aptitud; /*última aptitud del nódulo*/</text:p>
      <text:p text:style-name="P4"><text:tab/>int **conexiones_entrada; /*conexiones entre los nodos de entrada y los ocultos*/</text:p>
      <text:p text:style-name="P4"><text:tab/>int **conexiones_salida; /*Conexiones entre los nodos ocultos y los de salida*/</text:p>
      <text:p text:style-name="P4"><text:tab/>float **pesos_entrada;/*pesos de las conexiones de entrada*/</text:p>
      <text:p text:style-name="P4"><text:tab/>float **pesos_salida;/*pesos de las conexiones de salida*/</text:p>
      <text:p text:style-name="P4"><text:tab/>func *transf; /*función de transferencia de cada nodo*/</text:p>
      <text:p text:style-name="P4"><text:tab/>float **salidas_parciales; /*Salidas parciales del nodulo*/</text:p>
      <text:p text:style-name="P4">}nodulo;</text:p>
      <text:p text:style-name="P4"/>
      <text:p text:style-name="P4">typedef struct{</text:p>
      <text:p text:style-name="P4"><text:tab/>nodulo **nodulos; /*nódulos que tiene la red*/</text:p>
      <text:p text:style-name="P4"><text:tab/>float aptitud;/*aptitud de la red*/</text:p>
      <text:p text:style-name="P4"><text:tab/>float *valores_salida;/*valores de salida de los nodos de salida*/</text:p>
      <text:p text:style-name="P4">}red;</text:p>
      <text:p text:style-name="P4"/>
      <text:p text:style-name="P4">typedef struct{</text:p>
      <text:p text:style-name="P4"><text:tab/>int n_redes;/*Número de redes de la población*/</text:p>
      <text:p text:style-name="P4"><text:tab/>int n_nodos_entrada; /*Número de nodos de entrada de cada red*/</text:p>
      <text:p text:style-name="P4"><text:tab/>int n_nodos_salida;/*Número de nodos de salida de cada red*/</text:p>
      <text:p text:style-name="P4"><text:tab/>red **redes;/*redes de la población*/</text:p>
      <text:p text:style-name="P4">}pobl_redes;</text:p>
      <text:p text:style-name="P4"/>
      <text:p text:style-name="P4">typedef struct{</text:p>
      <text:p text:style-name="P4"><text:tab/>int n_subpobl;/*número de subpoblaciones*/</text:p>
      <text:p text:style-name="P4"><text:tab/>int n_nodulos;/*número total de nódulos en la población*/</text:p>
      <text:p text:style-name="P4"><text:tab/>nodulo **nodulos;/*nódulos de la población de nódulos*/</text:p>
      <text:p text:style-name="P4">}pobl_nodulos;</text:p>
      <text:p text:style-name="P4"/>
      <text:p text:style-name="P4">typedef struct{</text:p>
      <text:p text:style-name="P4"><text:soft-page-break/><text:tab/>float sust;</text:p>
      <text:p text:style-name="P4"><text:tab/>float dif;</text:p>
      <text:p text:style-name="P4"><text:tab/>float best;</text:p>
      <text:p text:style-name="P4"><text:tab/>}ponderacion; /*Ponderacion para la aptitud de los nodulos*/</text:p>
      <text:p text:style-name="P4"/>
      <text:p text:style-name="P4">pobl_redes predes;/*población de redes*/</text:p>
      <text:p text:style-name="P4">pobl_nodulos pnodulos;/*población de nódulos*/</text:p>
      <text:p text:style-name="P4">int max_nodos;<text:tab/>/*Número máximo de nodos en un nódulo*/</text:p>
      <text:p text:style-name="P4">int num_nodulos; /*número de nódulos en cada subpoblación*/</text:p>
      <text:p text:style-name="P4">int max_redes; /*número máximo de redes en la pobación*/</text:p>
      <text:p text:style-name="P4">transf_param ptransferencia; /*parámetros de las funciones de transferencia*/</text:p>
      <text:p text:style-name="P4">int n_entrenamiento; /*número de entradas en el fichero de entrenamiento*/</text:p>
      <text:p text:style-name="P4">int n_generalizacion; /*número de entradas en el fichero de generalización*/</text:p>
      <text:p text:style-name="P4">float **entrada; /*Datos de entrada*/</text:p>
      <text:p text:style-name="P4">float **salida; /*Datos de salida*/</text:p>
      <text:p text:style-name="P4">ponderacion pond; /*Valores de ponderación de los parámetros de la aptitud de los nódulos*/</text:p>
      <text:p text:style-name="P4">int redsel; /*Numero de redes seleccionadas para algunas operaciones*/</text:p>
      <text:p text:style-name="P4">float ToSA; /*Temperatura inicial para el enfriamiento simulado*/</text:p>
      <text:p text:style-name="P4">float alphasa; /*Factor de modificacion en la mutacion de pesos con el enfriamiento simulado*/</text:p>
      <text:p text:style-name="P4">int iteraciones_sa; /*Numero de iteraciones del algoritmo enfriamiento simulado*/</text:p>
      <text:p text:style-name="P4">int nodsel; /*Numero de nodulos seleccionados para algunas operaciones*/</text:p>
      <text:p text:style-name="P4">int delta_min; /*Valor minimo de la variable delta de la mutacion estructural*/</text:p>
      <text:p text:style-name="P4">int delta_max; /*Valor maximo de la variable delta de la mutacion estructural*/</text:p>
      <text:p text:style-name="P4">nodulo **descendencia; /*Descendencia de la ultima subpoblacion de nodulos*/</text:p>
      <text:p text:style-name="P4">float evolim; /*Límite de modificación para los criterios de paro*/</text:p>
      <text:p text:style-name="P4">func net_transf; /*Función de transferencia de las redes*/</text:p>
      <text:p text:style-name="P4">float alpharet; /*Variable de ponderación en la modificación de pesos de la retropropagación*/</text:p>
      <text:p text:style-name="P4">int semilla; /*Semilla de la función aleatoria*/</text:p>
      <text:p text:style-name="P4"/>
      <text:p text:style-name="P4">#include &lt;funciones.h&gt;</text:p>
      <text:p text:style-name="P4"/>
      <text:p text:style-name="P4">#endif /*DEFINICIONES_H*/</text:p>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32" text:outline-level="1">3. funciones.h</text:h>
      <text:p text:style-name="P13"><text:tab/>En este fichero se definen todas las funciones junto con sus tipos. No se va a indagar en el significado de cada función debido a que ya se hace por separado en cada archivo.</text:p>
      <text:p text:style-name="P13"/>
      <text:p text:style-name="P4">/*******************************************************************************</text:p>
      <text:p text:style-name="P4">*Copyright 2004 Pablo Álvarez de Sotomayor Posadillo<text:tab/> <text:s text:c="6"/><text:tab/> <text:s text:c="5"/>*</text:p>
      <text:p text:style-name="P4">*<text:tab/><text:tab/><text:tab/><text:tab/><text:tab/><text:tab/> <text:s text:c="6"/><text:tab/> <text:s text:c="5"/>*</text:p>
      <text:p text:style-name="P4">*This file is part of Coconet.<text:tab/><text:tab/><text:tab/><text:tab/> <text:s text:c="6"/><text:tab/> <text:s text:c="5"/>*</text:p>
      <text:p text:style-name="P4">*<text:tab/><text:tab/><text:tab/><text:tab/><text:tab/><text:tab/> <text:s text:c="6"/><text:tab/> <text:s text:c="5"/>*</text:p>
      <text:p text:style-name="P4">*Coconet is free software; you can redistribute it and/or modify it under the <text:s/>*</text:p>
      <text:p text:style-name="P4">*terms of the GNU General Public License as published by the Free Software <text:s text:c="4"/>*</text:p>
      <text:p text:style-name="P4">*Foundation; either version 2 of the License, or (at your option) any later <text:s text:c="3"/>*</text:p>
      <text:p text:style-name="P4">*version.<text:tab/><text:tab/><text:tab/> <text:s text:c="6"/><text:tab/><text:tab/><text:tab/><text:tab/> <text:s text:c="5"/>*</text:p>
      <text:p text:style-name="P4">*<text:tab/><text:tab/><text:tab/><text:tab/><text:tab/><text:tab/> <text:s text:c="6"/><text:tab/> <text:s text:c="5"/>*</text:p>
      <text:p text:style-name="P4">*Coconet is distributed in the hope that it will be useful, but WITHOUT ANY <text:s text:c="3"/>*</text:p>
      <text:p text:style-name="P4">*WARRANTY; without even the implied warranty of MERCHANTABILITY or FITNESS FOR *</text:p>
      <text:p text:style-name="P4">*A PARTICULAR PURPOSE. See the GNU General Public License for more details. <text:s text:c="3"/>*</text:p>
      <text:p text:style-name="P4">*<text:tab/><text:tab/><text:tab/><text:tab/><text:tab/><text:tab/> <text:s text:c="6"/><text:tab/> <text:s text:c="5"/>*</text:p>
      <text:p text:style-name="P4">*You should have received a copy of the GNU General Public License along with <text:s/>*</text:p>
      <text:p text:style-name="P4">*Coconet; if not, write to the Free Software Foundation, Inc., 59 Temple Place,*</text:p>
      <text:p text:style-name="P4">*Suite 330, Boston, MA <text:s/>02111-1307 <text:s/>USA <text:s text:c="4"/><text:tab/><text:tab/><text:tab/> <text:s text:c="5"/>*</text:p>
      <text:p text:style-name="P4">*******************************************************************************/</text:p>
      <text:p text:style-name="P6"><text:soft-page-break/></text:p>
      <text:p text:style-name="P16">#ifndef FUNCIONES_H</text:p>
      <text:p text:style-name="P16">#define FUNCIONES_H</text:p>
      <text:p text:style-name="P16"/>
      <text:p text:style-name="P16">void cambioPesos(float *einicial,float **pesos,float *salida,float **F_W,int nodos,func *transf);</text:p>
      <text:p text:style-name="P16">void retropropagacion(int numNodulo,int n_patrones,int iteraciones);</text:p>
      <text:p text:style-name="P16">void sustituirNodulos();</text:p>
      <text:p text:style-name="P16">float sustitucion(int numNodulo,red **copia);</text:p>
      <text:p text:style-name="P16">void pasoAleatorio(int numNodulo);</text:p>
      <text:p text:style-name="P16">void ordenarRedes();</text:p>
      <text:p text:style-name="P16">void ordenarNodulos();</text:p>
      <text:p text:style-name="P16">void normalizarAptitudNodulos();</text:p>
      <text:p text:style-name="P16">void mutarNodulos(int numNodulo);</text:p>
      <text:p text:style-name="P16">float mejores(int numNodulo);</text:p>
      <text:p text:style-name="P16">void medirCambioNodulo(int numNodulo);</text:p>
      <text:p text:style-name="P16">bool medirCambio(float *aptitudRedes, int iteracion);</text:p>
      <text:p text:style-name="P16">void medirAptitudRed(float *salida, int numRed);</text:p>
      <text:p text:style-name="P16">void medirAptitudNodulos(int numNodulo);</text:p>
      <text:p text:style-name="P16">void copiarRed(red **origen, red **nueva);</text:p>
      <text:p text:style-name="P16">float Logistic (float x);</text:p>
      <text:p text:style-name="P16">float HyperbolicTangent (float x);</text:p>
      <text:p text:style-name="P16">float Normal (float media, float sigma);</text:p>
      <text:p text:style-name="P16">void liberarNodulo(nodulo *eliminar);</text:p>
      <text:p text:style-name="P16">void guardarPesos(int numNodulo,float *pesos);</text:p>
      <text:p text:style-name="P16">void leerGeneralizacion(char *generalizacion);</text:p>
      <text:p text:style-name="P16">void imprimirRed(red *imp);</text:p>
      <text:p text:style-name="P16">void imprimirNodulo(nodulo *imp,int numEntrada);</text:p>
      <text:p text:style-name="P16">void generarSalidaRed(int numRed, int numEntrada);</text:p>
      <text:p text:style-name="P16">void generarSalidaNodulo(float *in, int numNodulo, int numEntrada,float *nod_out);</text:p>
      <text:p text:style-name="P16">void exportarMejorRed(char *ficheroSalida);</text:p>
      <text:p text:style-name="P16">void evolucionarPoblaciones();</text:p>
      <text:p text:style-name="P16">void error(int num_error);</text:p>
      <text:p text:style-name="P16">void enfriamientoSimulado(int numNodulo);</text:p>
      <text:p text:style-name="P16">float diferencia(int numNodulo,red **copia);</text:p>
      <text:p text:style-name="P16">void crearRedes();</text:p>
      <text:p text:style-name="P16">void crearPoblacionNodulos();</text:p>
      <text:p text:style-name="P16"><text:soft-page-break/>void crearNodulos();</text:p>
      <text:p text:style-name="P16">void liberarRed(red *borrar);</text:p>
      <text:p text:style-name="P16">void crearDescendencia();</text:p>
      <text:p text:style-name="P16">void anadirNodo(int numNodulo,int numNodos);</text:p>
      <text:p text:style-name="P16">void copiarDescendencia();</text:p>
      <text:p text:style-name="P16">void cargarFichero(char *config, char *entrenamiento);</text:p>
      <text:p text:style-name="P16">void borrarNodo(int numNodulo,int numNodos);</text:p>
      <text:p text:style-name="P16">void borrarConexion(int numNodulo,int nodo);</text:p>
      <text:p text:style-name="P16">void anadirNodulosRedes();</text:p>
      <text:p text:style-name="P16">void anadirConexion(int numNodulo);</text:p>
      <text:p text:style-name="P16">void escalarDatosEntrada(int iteraciones);</text:p>
      <text:p text:style-name="P16">void escalarDatosSalida(float **datos,int iteraciones,float lbound,float ubound);</text:p>
      <text:p text:style-name="P16">void ajustarMatrices();</text:p>
      <text:p text:style-name="P16"/>
      <text:p text:style-name="P16">#endif /*FUNCIONES_H*/</text:p>
      <text:p text:style-name="P17"/>
      <text:p text:style-name="P17"/>
      <text:p text:style-name="P17"/>
      <text:p text:style-name="P17"/>
      <text:p text:style-name="P17"/>
      <text:p text:style-name="P17"/>
      <text:h text:style-name="P32" text:outline-level="1">4. macros.h</text:h>
      <text:p text:style-name="P13"><text:tab/>En este fichero se definen las siguientes macros que utiliza el programa:</text:p>
      <text:p text:style-name="P13"/>
      <text:list xml:id="list1844865387" text:style-name="L1">
        <text:list-item>
          <text:p text:style-name="P21"><text:span text:style-name="T4">subabs(x,y)</text:span><text:span text:style-name="T5"> devuelve el valor absoluto de la resta de x e y</text:span>; </text:p>
        </text:list-item>
      </text:list>
      <text:p text:style-name="P14"/>
      <text:list xml:id="list139272254" text:style-name="L2">
        <text:list-item>
          <text:p text:style-name="P23"><text:span text:style-name="T4">aleatorio()</text:span> devuelve un valor aleatorio entre 0 y 1; </text:p>
        </text:list-item>
      </text:list>
      <text:p text:style-name="P14"/>
      <text:list xml:id="list326702691" text:style-name="L3">
        <text:list-item>
          <text:p text:style-name="P24"><text:span text:style-name="T4">saleatorio()</text:span> devuelve un valor aleatorio entre 1 y -1; </text:p>
        </text:list-item>
      </text:list>
      <text:p text:style-name="P14"/>
      <text:list xml:id="list1788547390" text:style-name="L4">
        <text:list-item>
          <text:p text:style-name="P25"><text:span text:style-name="T4">RES_MEM</text:span>, <text:span text:style-name="T4">IO</text:span>, <text:span text:style-name="T4">PARAMETROS</text:span> y <text:span text:style-name="T4">COMANDO</text:span> definen los tipos de error que se le puede pasar a la función de error; </text:p>
        </text:list-item>
      </text:list>
      <text:p text:style-name="P14"/>
      <text:list xml:id="list131227144" text:style-name="L5">
        <text:list-item>
          <text:p text:style-name="P26"><text:span text:style-name="T4">MAX_ESC</text:span> y <text:span text:style-name="T4">MIN_ESC</text:span> son <text:s/>el límite máximo y mínimo al escalar los datos de entrada <text:soft-page-break/>y de salida;</text:p>
        </text:list-item>
      </text:list>
      <text:p text:style-name="P14"/>
      <text:list xml:id="list1282108974" text:style-name="L6">
        <text:list-item>
          <text:p text:style-name="P22"><text:span text:style-name="T4">true</text:span><text:span text:style-name="T5"> y </text:span><text:span text:style-name="T4">false</text:span><text:span text:style-name="T5"> son macros para simular</text:span> el tipo de datos booleano;</text:p>
        </text:list-item>
      </text:list>
      <text:p text:style-name="P12"/>
      <text:list xml:id="list77780101" text:style-name="L7">
        <text:list-item>
          <text:p text:style-name="P27"><text:span text:style-name="T4">bool</text:span> es un nuevo tipo de datos booleano;</text:p>
        </text:list-item>
      </text:list>
      <text:p text:style-name="P13"/>
      <text:list xml:id="list727440975" text:style-name="L8">
        <text:list-item>
          <text:p text:style-name="P28"><text:span text:style-name="T4">func</text:span> hace referencia a una función. Servirá para <text:span text:style-name="T6">referenciar</text:span> las funciones de transferencia de los nodos.</text:p>
        </text:list-item>
      </text:list>
      <text:p text:style-name="P1"/>
      <text:p text:style-name="P4">/*******************************************************************************</text:p>
      <text:p text:style-name="P4">*Copyright 2004 Pablo Álvarez de Sotomayor Posadillo<text:tab/> <text:s text:c="6"/><text:tab/> <text:s text:c="5"/>*</text:p>
      <text:p text:style-name="P4">*<text:tab/><text:tab/><text:tab/><text:tab/><text:tab/><text:tab/> <text:s text:c="6"/><text:tab/> <text:s text:c="5"/>*</text:p>
      <text:p text:style-name="P4">*This file is part of Coconet.<text:tab/><text:tab/><text:tab/><text:tab/> <text:s text:c="6"/><text:tab/> <text:s text:c="5"/>*</text:p>
      <text:p text:style-name="P4">*<text:tab/><text:tab/><text:tab/><text:tab/><text:tab/><text:tab/> <text:s text:c="6"/><text:tab/> <text:s text:c="5"/>*</text:p>
      <text:p text:style-name="P4">*Coconet is free software; you can redistribute it and/or modify it under the <text:s/>*</text:p>
      <text:p text:style-name="P4">*terms of the GNU General Public License as published by the Free Software <text:s text:c="4"/>*</text:p>
      <text:p text:style-name="P4">*Foundation; either version 2 of the License, or (at your option) any later <text:s text:c="3"/>*</text:p>
      <text:p text:style-name="P4">*version.<text:tab/><text:tab/><text:tab/> <text:s text:c="6"/><text:tab/><text:tab/><text:tab/><text:tab/> <text:s text:c="5"/>*</text:p>
      <text:p text:style-name="P4">*<text:tab/><text:tab/><text:tab/><text:tab/><text:tab/><text:tab/> <text:s text:c="6"/><text:tab/> <text:s text:c="5"/>*</text:p>
      <text:p text:style-name="P4">*Coconet is distributed in the hope that it will be useful, but WITHOUT ANY <text:s text:c="3"/>*</text:p>
      <text:p text:style-name="P4">*WARRANTY; without even the implied warranty of MERCHANTABILITY or FITNESS FOR *</text:p>
      <text:p text:style-name="P4">*A PARTICULAR PURPOSE. See the GNU General Public License for more details. <text:s text:c="3"/>*</text:p>
      <text:p text:style-name="P4">*<text:tab/><text:tab/><text:tab/><text:tab/><text:tab/><text:tab/> <text:s text:c="6"/><text:tab/> <text:s text:c="5"/>*</text:p>
      <text:p text:style-name="P4">*You should have received a copy of the GNU General Public License along with <text:s/>*</text:p>
      <text:p text:style-name="P4">*Coconet; if not, write to the Free Software Foundation, Inc., 59 Temple Place,*</text:p>
      <text:p text:style-name="P4">*Suite 330, Boston, MA <text:s/>02111-1307 <text:s/>USA <text:s text:c="4"/><text:tab/><text:tab/><text:tab/> <text:s text:c="5"/>*</text:p>
      <text:p text:style-name="P4">*******************************************************************************/</text:p>
      <text:p text:style-name="P7"/>
      <text:p text:style-name="P8">#ifndef MACROS_H</text:p>
      <text:p text:style-name="P8">#define MACROS_H</text:p>
      <text:p text:style-name="P8"/>
      <text:p text:style-name="P8">#define subabs(x,y) (x-y)&gt;0?x-y:y-x</text:p>
      <text:p text:style-name="P8">#define aleatorio() (double)((double)random()/(double)RAND_MAX)</text:p>
      <text:p text:style-name="P8">#define saleatorio() (random()%2)==1?aleatorio():-aleatorio()</text:p>
      <text:p text:style-name="P8"/>
      <text:p text:style-name="P8">/*macros de errores*/</text:p>
      <text:p text:style-name="P8">#define<text:tab/>RES_MEM<text:tab/><text:tab/>0</text:p>
      <text:p text:style-name="P8"><text:soft-page-break/>#define<text:tab/>IO<text:tab/><text:tab/>1</text:p>
      <text:p text:style-name="P8">#define<text:tab/>PARAMETROS<text:tab/>2</text:p>
      <text:p text:style-name="P8">#define COMANDO<text:tab/><text:tab/>3</text:p>
      <text:p text:style-name="P8"/>
      <text:p text:style-name="P8">#define MAX_ESC 1</text:p>
      <text:p text:style-name="P8">#define MIN_ESC -1</text:p>
      <text:p text:style-name="P8"/>
      <text:p text:style-name="P8">#define true 1</text:p>
      <text:p text:style-name="P8">#define false 0</text:p>
      <text:p text:style-name="P8"/>
      <text:p text:style-name="P8">typedef int bool;</text:p>
      <text:p text:style-name="P8">typedef float (*func)(float);</text:p>
      <text:p text:style-name="P8"/>
      <text:p text:style-name="P8">#endif /*MACROS_H*/</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32" text:outline-level="1">5. crearPoblaciones.c</text:h>
      <text:p text:style-name="P15"><text:tab/>En este fichero se encuentran las funciones para crear las poblaciones de nódulos y de redes. </text:p>
      <text:p text:style-name="P15"/>
      <text:p text:style-name="P4">/*******************************************************************************</text:p>
      <text:p text:style-name="P4">*Copyright 2004 Pablo Álvarez de Sotomayor Posadillo<text:tab/> <text:s text:c="6"/><text:tab/> <text:s text:c="5"/>*</text:p>
      <text:p text:style-name="P4">*<text:tab/><text:tab/><text:tab/><text:tab/><text:tab/><text:tab/> <text:s text:c="6"/><text:tab/> <text:s text:c="5"/>*</text:p>
      <text:p text:style-name="P4"><text:soft-page-break/>*This file is part of Coconet.<text:tab/><text:tab/><text:tab/><text:tab/> <text:s text:c="6"/><text:tab/> <text:s text:c="5"/>*</text:p>
      <text:p text:style-name="P4">*<text:tab/><text:tab/><text:tab/><text:tab/><text:tab/><text:tab/> <text:s text:c="6"/><text:tab/> <text:s text:c="5"/>*</text:p>
      <text:p text:style-name="P4">*Coconet is free software; you can redistribute it and/or modify it under the <text:s/>*</text:p>
      <text:p text:style-name="P4">*terms of the GNU General Public License as published by the Free Software <text:s text:c="4"/>*</text:p>
      <text:p text:style-name="P4">*Foundation; either version 2 of the License, or (at your option) any later <text:s text:c="3"/>*</text:p>
      <text:p text:style-name="P4">*version.<text:tab/><text:tab/><text:tab/> <text:s text:c="6"/><text:tab/><text:tab/><text:tab/><text:tab/> <text:s text:c="5"/>*</text:p>
      <text:p text:style-name="P4">*<text:tab/><text:tab/><text:tab/><text:tab/><text:tab/><text:tab/> <text:s text:c="6"/><text:tab/> <text:s text:c="5"/>*</text:p>
      <text:p text:style-name="P4">*Coconet is distributed in the hope that it will be useful, but WITHOUT ANY <text:s text:c="3"/>*</text:p>
      <text:p text:style-name="P4">*WARRANTY; without even the implied warranty of MERCHANTABILITY or FITNESS FOR *</text:p>
      <text:p text:style-name="P4">*A PARTICULAR PURPOSE. See the GNU General Public License for more details. <text:s text:c="3"/>*</text:p>
      <text:p text:style-name="P4">*<text:tab/><text:tab/><text:tab/><text:tab/><text:tab/><text:tab/> <text:s text:c="6"/><text:tab/> <text:s text:c="5"/>*</text:p>
      <text:p text:style-name="P4">*You should have received a copy of the GNU General Public License along with <text:s/>*</text:p>
      <text:p text:style-name="P4">*Coconet; if not, write to the Free Software Foundation, Inc., 59 Temple Place,*</text:p>
      <text:p text:style-name="P4">*Suite 330, Boston, MA <text:s/>02111-1307 <text:s/>USA <text:s text:c="4"/><text:tab/><text:tab/><text:tab/> <text:s text:c="5"/>*</text:p>
      <text:p text:style-name="P4">*******************************************************************************/</text:p>
      <text:p text:style-name="P9"/>
      <text:p text:style-name="P18">#include &lt;definiciones.h&gt;</text:p>
      <text:p text:style-name="P18"/>
      <text:p text:style-name="P18">/*******************************************************************************</text:p>
      <text:p text:style-name="P18">* Fichero: crearPoblaciones.c<text:tab/><text:tab/><text:tab/><text:tab/><text:tab/> <text:s text:c="5"/>*</text:p>
      <text:p text:style-name="P4">*<text:tab/><text:tab/><text:tab/><text:tab/><text:tab/><text:tab/> <text:s text:c="6"/><text:tab/> <text:s text:c="5"/>*</text:p>
      <text:p text:style-name="P18">* Función: anadirNoduloRedes()<text:tab/><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20">*<text:tab/><text:tab/><text:tab/><text:tab/><text:tab/><text:tab/> <text:s text:c="6"/><text:tab/> <text:s text:c="5"/>*</text:p>
      <text:p text:style-name="P18">* Finalidad de la función: Se añade una nueva subpoblación de nódulos a la <text:s text:c="4"/>*</text:p>
      <text:p text:style-name="P18">* <text:tab/><text:tab/> <text:s text:c="5"/>población de redes.<text:tab/><text:tab/><text:tab/> <text:s text:c="5"/>*</text:p>
      <text:p text:style-name="P4">*<text:tab/><text:tab/><text:tab/><text:tab/><text:tab/><text:tab/> <text:s text:c="6"/><text:tab/> <text:s text:c="5"/>*</text:p>
      <text:p text:style-name="P18">* Parámetros de Entrada: NINGUNO<text:tab/><text:tab/><text:tab/><text:tab/> <text:s text:c="5"/>*</text:p>
      <text:p text:style-name="P4">*<text:tab/><text:tab/><text:tab/><text:tab/><text:tab/><text:tab/> <text:s text:c="6"/><text:tab/> <text:s text:c="5"/>*</text:p>
      <text:p text:style-name="P18">* Parámetros Internos: NINGUNO<text:tab/><text:tab/><text:tab/><text:tab/><text:tab/> <text:s text:c="5"/>*</text:p>
      <text:p text:style-name="P4">*<text:tab/><text:tab/><text:tab/><text:tab/><text:tab/><text:tab/> <text:s text:c="6"/><text:tab/> <text:s text:c="5"/>*</text:p>
      <text:p text:style-name="P18">* Parámetros de Salida: NINGUNO<text:tab/><text:tab/><text:tab/><text:tab/> <text:s text:c="5"/>*</text:p>
      <text:p text:style-name="P4">*<text:tab/><text:tab/><text:tab/><text:tab/><text:tab/><text:tab/> <text:s text:c="6"/><text:tab/> <text:s text:c="5"/>*</text:p>
      <text:p text:style-name="P18">* Funciones a las que llama la función:<text:tab/><text:tab/><text:tab/><text:tab/> <text:s text:c="5"/>*</text:p>
      <text:p text:style-name="P18">*<text:tab/>crearRedes()-&gt;Función que crea una nueva población de redes a partir*</text:p>
      <text:p text:style-name="P18">* <text:tab/><text:tab/> <text:s text:c="3"/>de la población de nódulos existente.<text:tab/><text:tab/> <text:s text:c="5"/>*</text:p>
      <text:p text:style-name="P18">*<text:tab/>crearDescendencia()-&gt;Función que crea la descendencia de la<text:tab/> <text:s text:c="5"/>*</text:p>
      <text:p text:style-name="P18"><text:soft-page-break/>*<text:tab/><text:tab/><text:tab/>población de redes a partir de la nueva <text:s text:c="8"/>*</text:p>
      <text:p text:style-name="P18">*<text:tab/><text:tab/><text:tab/>subpoblación de nódulos y de la población de <text:s text:c="3"/>*</text:p>
      <text:p text:style-name="P18">*<text:tab/><text:tab/><text:tab/>redes antigua.<text:tab/><text:tab/><text:tab/> <text:s text:c="5"/>*</text:p>
      <text:p text:style-name="P4">*<text:tab/><text:tab/><text:tab/><text:tab/><text:tab/><text:tab/> <text:s text:c="6"/><text:tab/> <text:s text:c="5"/>*</text:p>
      <text:p text:style-name="P18">*******************************************************************************/</text:p>
      <text:p text:style-name="P18"/>
      <text:p text:style-name="P18">void anadirNodulosRedes()</text:p>
      <text:p text:style-name="P18">{</text:p>
      <text:p text:style-name="P18"><text:s text:c="2"/>/*Si es la primera población de nódulos que se añade se crea una red por nódulo*/</text:p>
      <text:p text:style-name="P18"><text:s text:c="2"/>if(pnodulos.n_subpobl==1)</text:p>
      <text:p text:style-name="P18"><text:s text:c="2"/>{</text:p>
      <text:p text:style-name="P18"><text:s text:c="4"/>predes.n_redes=num_nodulos;</text:p>
      <text:p text:style-name="P18"><text:s text:c="4"/>predes.redes=(red **)malloc(num_nodulos*sizeof(red));</text:p>
      <text:p text:style-name="P18"><text:s text:c="4"/>crearRedes();</text:p>
      <text:p text:style-name="P18"><text:s text:c="2"/>}</text:p>
      <text:p text:style-name="P18"><text:s text:c="2"/>/*Sino se crea la descendencia de la población de redes añadiendo un nuevo nódulo a cada red*/</text:p>
      <text:p text:style-name="P18"><text:s text:c="2"/>else</text:p>
      <text:p text:style-name="P18"><text:s text:c="4"/>crearDescendencia();</text:p>
      <text:p text:style-name="P18">}</text:p>
      <text:p text:style-name="P18"/>
      <text:p text:style-name="P18">/*******************************************************************************</text:p>
      <text:p text:style-name="P18">* Fichero: crearPoblaciones.c<text:tab/><text:tab/><text:tab/><text:tab/><text:tab/> <text:s text:c="5"/>*</text:p>
      <text:p text:style-name="P4">*<text:tab/><text:tab/><text:tab/><text:tab/><text:tab/><text:tab/> <text:s text:c="6"/><text:tab/> <text:s text:c="5"/>*</text:p>
      <text:p text:style-name="P18">* Función: crearDescendencia()<text:tab/><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20">*<text:tab/><text:tab/><text:tab/><text:tab/><text:tab/><text:tab/> <text:s text:c="6"/><text:tab/> <text:s text:c="5"/>*</text:p>
      <text:p text:style-name="P18">* Finalidad de la función: Crea la descendencia de la población de redes a <text:s text:c="4"/>*</text:p>
      <text:p text:style-name="P18">*<text:tab/><text:tab/><text:tab/> <text:s text:c="2"/>partir de la nueva subpoblación de nódulos y de la <text:s/>*</text:p>
      <text:p text:style-name="P18">*<text:tab/><text:tab/><text:tab/> <text:s text:c="2"/>población de redes existente.<text:tab/> <text:s text:c="5"/>*</text:p>
      <text:p text:style-name="P4">*<text:tab/><text:tab/><text:tab/><text:tab/><text:tab/><text:tab/> <text:s text:c="6"/><text:tab/> <text:s text:c="5"/>*</text:p>
      <text:p text:style-name="P18">* Parámetros de Entrada: NINGUNO<text:tab/><text:tab/><text:tab/><text:tab/> <text:s text:c="5"/>*</text:p>
      <text:p text:style-name="P4">*<text:tab/><text:tab/><text:tab/><text:tab/><text:tab/><text:tab/> <text:s text:c="6"/><text:tab/> <text:s text:c="5"/>*</text:p>
      <text:p text:style-name="P18">* Parámetros Internos:<text:tab/><text:tab/><text:tab/><text:tab/><text:tab/> <text:s text:c="5"/>*</text:p>
      <text:p text:style-name="P18">* <text:tab/>i: Entero. Contador.<text:tab/><text:tab/><text:tab/><text:tab/><text:tab/> <text:s text:c="5"/>*</text:p>
      <text:p text:style-name="P18"><text:soft-page-break/>* <text:tab/>j: Entero. Contador.<text:tab/><text:tab/><text:tab/><text:tab/><text:tab/> <text:s text:c="5"/>*</text:p>
      <text:p text:style-name="P18">* <text:tab/>redsel: Entero. Selección de una red de la población actual.<text:tab/> <text:s text:c="5"/>*</text:p>
      <text:p text:style-name="P18">*<text:tab/>nodsel: Entero. Selección de un nódulo de la nueva subpoblación. <text:s text:c="3"/>*</text:p>
      <text:p text:style-name="P18">* <text:tab/>nueva: vector de redes. Nueva población de redes.<text:tab/><text:tab/> <text:s text:c="5"/>*</text:p>
      <text:p text:style-name="P4">*<text:tab/><text:tab/><text:tab/><text:tab/><text:tab/><text:tab/> <text:s text:c="6"/><text:tab/> <text:s text:c="5"/>*</text:p>
      <text:p text:style-name="P18">* Parámetros de Salida: NINGUNO<text:tab/><text:tab/><text:tab/><text:tab/> <text:s text:c="5"/>*</text:p>
      <text:p text:style-name="P4">*<text:tab/><text:tab/><text:tab/><text:tab/><text:tab/><text:tab/> <text:s text:c="6"/><text:tab/> <text:s text:c="5"/>*</text:p>
      <text:p text:style-name="P18">* Funciones a las que llama la función:<text:tab/><text:tab/><text:tab/><text:tab/> <text:s text:c="5"/>*</text:p>
      <text:p text:style-name="P18">*<text:tab/>liberarRed()-&gt;Función que libera una red dada.<text:tab/><text:tab/> <text:s text:c="5"/>*</text:p>
      <text:p text:style-name="P4">*<text:tab/><text:tab/><text:tab/><text:tab/><text:tab/><text:tab/> <text:s text:c="6"/><text:tab/> <text:s text:c="5"/>*</text:p>
      <text:p text:style-name="P18">*******************************************************************************/</text:p>
      <text:p text:style-name="P18"/>
      <text:p text:style-name="P18">void crearDescendencia()</text:p>
      <text:p text:style-name="P18">{</text:p>
      <text:p text:style-name="P18"><text:s text:c="2"/>int i,j,redsel,nodsel;</text:p>
      <text:p text:style-name="P18"><text:s text:c="2"/>red **nueva; /*nueva población de redes. Descendencia de la población actual*/</text:p>
      <text:p text:style-name="P18"><text:s text:c="2"/></text:p>
      <text:p text:style-name="P18"><text:s text:c="2"/>/*creación de la nueva red*/</text:p>
      <text:p text:style-name="P18"><text:s text:c="2"/>nueva=(red **)malloc(max_redes*sizeof(red));</text:p>
      <text:p text:style-name="P18"><text:s text:c="2"/>for(i=0;i&lt;max_redes;i++)</text:p>
      <text:p text:style-name="P18"><text:s text:c="2"/>{</text:p>
      <text:p text:style-name="P18"><text:s text:c="4"/>nueva[i]=(red *)malloc(sizeof(red));</text:p>
      <text:p text:style-name="P18"><text:s text:c="4"/>nueva[i]-&gt;aptitud=0;</text:p>
      <text:p text:style-name="P18"><text:s text:c="4"/>nueva[i]-&gt;valores_salida=(float *)malloc(predes.n_nodos_salida*sizeof(float));</text:p>
      <text:p text:style-name="P18"><text:s text:c="4"/>nueva[i]-&gt;nodulos=(nodulo **)malloc(pnodulos.n_subpobl*sizeof(nodulo));</text:p>
      <text:p text:style-name="P18"><text:s text:c="4"/>/*Seleccionar una red aleatoriamente*/</text:p>
      <text:p text:style-name="P18"><text:s text:c="4"/>redsel=random()%predes.n_redes;</text:p>
      <text:p text:style-name="P18"><text:s text:c="4"/></text:p>
      <text:p text:style-name="P18"><text:s text:c="4"/>/*selección aleatoria del nódulo a añadir*/</text:p>
      <text:p text:style-name="P18"><text:s text:c="4"/>nodsel=random()%num_nodulos;</text:p>
      <text:p text:style-name="P18"/>
      <text:p text:style-name="P18"><text:s text:c="4"/>/*creación de la nueva red*/</text:p>
      <text:p text:style-name="P18"><text:s text:c="4"/>for(j=0;j&lt;pnodulos.n_subpobl-1;j++)</text:p>
      <text:p text:style-name="P18"><text:s text:c="6"/>nueva[i]-&gt;nodulos[j]=predes.redes[redsel]-&gt;nodulos[j];</text:p>
      <text:p text:style-name="P18"><text:s text:c="4"/>nueva[i]-&gt;nodulos[pnodulos.n_subpobl-1]=pnodulos.nodulos[(pnodulos.n_subpobl-1)*num_nodulos+nodsel];</text:p>
      <text:p text:style-name="P18"><text:s text:c="2"/>}</text:p>
      <text:p text:style-name="P18"><text:soft-page-break/></text:p>
      <text:p text:style-name="P18"><text:s text:c="2"/>for(i=0;i&lt;predes.n_redes;i++)/*La nueva red se hace fija*/</text:p>
      <text:p text:style-name="P18"><text:s text:c="4"/>liberarRed(predes.redes[i]);</text:p>
      <text:p text:style-name="P18"><text:s text:c="2"/>free(predes.redes);</text:p>
      <text:p text:style-name="P18"><text:s text:c="2"/>predes.redes=nueva;</text:p>
      <text:p text:style-name="P18"><text:s text:c="2"/>nueva=NULL;</text:p>
      <text:p text:style-name="P18"><text:s text:c="2"/>free(nueva);</text:p>
      <text:p text:style-name="P18">}</text:p>
      <text:p text:style-name="P18"/>
      <text:p text:style-name="P18">/*******************************************************************************</text:p>
      <text:p text:style-name="P18">* Fichero: crearPoblaciones.c<text:tab/><text:tab/><text:tab/><text:tab/><text:tab/> <text:s text:c="5"/>*</text:p>
      <text:p text:style-name="P20">*<text:tab/><text:tab/><text:tab/><text:tab/><text:tab/><text:tab/> <text:s text:c="6"/><text:tab/> <text:s text:c="5"/>*</text:p>
      <text:p text:style-name="P18">* Función: liberarRed()<text:tab/><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20">*<text:tab/><text:tab/><text:tab/><text:tab/><text:tab/><text:tab/> <text:s text:c="6"/><text:tab/> <text:s text:c="5"/>*</text:p>
      <text:p text:style-name="P18">* Finalidad de la función: Función que libera una red dada.<text:tab/><text:tab/> <text:s text:c="5"/>*</text:p>
      <text:p text:style-name="P4">*<text:tab/><text:tab/><text:tab/><text:tab/><text:tab/><text:tab/> <text:s text:c="6"/><text:tab/> <text:s text:c="5"/>*</text:p>
      <text:p text:style-name="P18">* Parámetros de Entrada:<text:tab/><text:tab/><text:tab/><text:tab/><text:tab/> <text:s text:c="5"/>*</text:p>
      <text:p text:style-name="P18">* <text:tab/>borrar: Red. Red que se va a borrar.<text:tab/><text:tab/><text:tab/> <text:s text:c="5"/>*</text:p>
      <text:p text:style-name="P4">*<text:tab/><text:tab/><text:tab/><text:tab/><text:tab/><text:tab/> <text:s text:c="6"/><text:tab/> <text:s text:c="5"/>*</text:p>
      <text:p text:style-name="P18">* Parámetros Internos:<text:tab/><text:tab/><text:tab/><text:tab/><text:tab/> <text:s text:c="5"/>*</text:p>
      <text:p text:style-name="P18">* <text:tab/>i: Entero. Contador.<text:tab/><text:tab/><text:tab/><text:tab/><text:tab/> <text:s text:c="5"/>*</text:p>
      <text:p text:style-name="P4">*<text:tab/><text:tab/><text:tab/><text:tab/><text:tab/><text:tab/> <text:s text:c="6"/><text:tab/> <text:s text:c="5"/>*</text:p>
      <text:p text:style-name="P18">* Parámetros de Salida:<text:tab/>NINGUNO<text:tab/><text:tab/><text:tab/><text:tab/> <text:s text:c="5"/>*</text:p>
      <text:p text:style-name="P4">*<text:tab/><text:tab/><text:tab/><text:tab/><text:tab/><text:tab/> <text:s text:c="6"/><text:tab/> <text:s text:c="5"/>*</text:p>
      <text:p text:style-name="P18">* Funciones a las que llama la función:<text:tab/>NINGUNA<text:tab/><text:tab/><text:tab/> <text:s text:c="5"/>*</text:p>
      <text:p text:style-name="P4">*<text:tab/><text:tab/><text:tab/><text:tab/><text:tab/><text:tab/> <text:s text:c="6"/><text:tab/> <text:s text:c="5"/>*</text:p>
      <text:p text:style-name="P18">*******************************************************************************/</text:p>
      <text:p text:style-name="P18"/>
      <text:p text:style-name="P18">void liberarRed(red *borrar)</text:p>
      <text:p text:style-name="P18">{</text:p>
      <text:p text:style-name="P18"><text:s text:c="2"/>int i;</text:p>
      <text:p text:style-name="P18"><text:s text:c="2"/></text:p>
      <text:p text:style-name="P18"><text:s text:c="2"/>/*Se borran la red por completo. */</text:p>
      <text:p text:style-name="P18"><text:s text:c="2"/>for(i=0;i&lt;pnodulos.n_subpobl;i++)</text:p>
      <text:p text:style-name="P18"><text:s text:c="4"/>borrar-&gt;nodulos[i]=NULL;</text:p>
      <text:p text:style-name="P18"><text:s text:c="2"/>free(borrar-&gt;nodulos);</text:p>
      <text:p text:style-name="P18"><text:soft-page-break/><text:s text:c="2"/>free(borrar-&gt;valores_salida);</text:p>
      <text:p text:style-name="P18"><text:s text:c="2"/>free(borrar);</text:p>
      <text:p text:style-name="P18">}</text:p>
      <text:p text:style-name="P18"/>
      <text:p text:style-name="P18">/*******************************************************************************</text:p>
      <text:p text:style-name="P18">* Fichero: crearPoblaciones.c<text:tab/><text:tab/><text:tab/><text:tab/><text:tab/> <text:s text:c="5"/>*</text:p>
      <text:p text:style-name="P20">*<text:tab/><text:tab/><text:tab/><text:tab/><text:tab/><text:tab/> <text:s text:c="6"/><text:tab/> <text:s text:c="5"/>*</text:p>
      <text:p text:style-name="P18">* Función: crearNodulos()<text:tab/><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20">*<text:tab/><text:tab/><text:tab/><text:tab/><text:tab/><text:tab/> <text:s text:c="6"/><text:tab/> <text:s text:c="5"/>*</text:p>
      <text:p text:style-name="P18">* Finalidad de la función: Crea una nueva subpoblación de nódulos.<text:tab/> <text:s text:c="5"/>*</text:p>
      <text:p text:style-name="P4">*<text:tab/><text:tab/><text:tab/><text:tab/><text:tab/><text:tab/> <text:s text:c="6"/><text:tab/> <text:s text:c="5"/>*</text:p>
      <text:p text:style-name="P18">* Parámetros de Entrada: NINGUNO<text:tab/><text:tab/><text:tab/><text:tab/> <text:s text:c="5"/>*</text:p>
      <text:p text:style-name="P4">*<text:tab/><text:tab/><text:tab/><text:tab/><text:tab/><text:tab/> <text:s text:c="6"/><text:tab/> <text:s text:c="5"/>*</text:p>
      <text:p text:style-name="P18">* Parámetros Internos:<text:tab/><text:tab/><text:tab/><text:tab/><text:tab/> <text:s text:c="5"/>*</text:p>
      <text:p text:style-name="P18">* <text:tab/>i: Entero. Contador.<text:tab/><text:tab/><text:tab/><text:tab/><text:tab/> <text:s text:c="5"/>*</text:p>
      <text:p text:style-name="P18">* <text:tab/>j: Entero. Contador.<text:tab/><text:tab/><text:tab/><text:tab/><text:tab/> <text:s text:c="5"/>*</text:p>
      <text:p text:style-name="P18">* <text:tab/>k: Entero. Contador.<text:tab/><text:tab/><text:tab/><text:tab/><text:tab/> <text:s text:c="5"/>*</text:p>
      <text:p text:style-name="P4">*<text:tab/><text:tab/><text:tab/><text:tab/><text:tab/><text:tab/> <text:s text:c="6"/><text:tab/> <text:s text:c="5"/>*</text:p>
      <text:p text:style-name="P18">* Parámetros de Salida: NINGUNO<text:tab/><text:tab/><text:tab/><text:tab/> <text:s text:c="5"/>*</text:p>
      <text:p text:style-name="P4">*<text:tab/><text:tab/><text:tab/><text:tab/><text:tab/><text:tab/> <text:s text:c="6"/><text:tab/> <text:s text:c="5"/>*</text:p>
      <text:p text:style-name="P18">* Funciones a las que llama la función:<text:tab/>NINGUNA<text:tab/><text:tab/><text:tab/> <text:s text:c="5"/>*</text:p>
      <text:p text:style-name="P4">*<text:tab/><text:tab/><text:tab/><text:tab/><text:tab/><text:tab/> <text:s text:c="6"/><text:tab/> <text:s text:c="5"/>*</text:p>
      <text:p text:style-name="P18">*******************************************************************************/</text:p>
      <text:p text:style-name="P18"/>
      <text:p text:style-name="P18">void crearNodulos()</text:p>
      <text:p text:style-name="P18">{</text:p>
      <text:p text:style-name="P18"><text:s text:c="2"/>int i,j,k;</text:p>
      <text:p text:style-name="P18"/>
      <text:p text:style-name="P18"><text:s text:c="2"/>for(i=pnodulos.n_nodulos-num_nodulos;i&lt;pnodulos.n_nodulos;i++)/*Se crea la subpoblación de nódulos*/</text:p>
      <text:p text:style-name="P18"><text:s text:c="2"/>{</text:p>
      <text:p text:style-name="P18"><text:s text:c="4"/>pnodulos.nodulos[i]=(nodulo *)malloc(sizeof(nodulo));</text:p>
      <text:p text:style-name="P18"><text:s text:c="4"/>/*Identificador del nódulo*/</text:p>
      <text:p text:style-name="P18"><text:s text:c="4"/>pnodulos.nodulos[i]-&gt;id=i;</text:p>
      <text:p text:style-name="P18"><text:s text:c="4"/>/*número de nodos ocultos del nódulo*/</text:p>
      <text:p text:style-name="P18"><text:s text:c="4"/>pnodulos.nodulos[i]-&gt;n_nodos=random()%max_nodos;</text:p>
      <text:p text:style-name="P18"><text:soft-page-break/><text:s text:c="4"/>if(pnodulos.nodulos[i]-&gt;n_nodos==0)</text:p>
      <text:p text:style-name="P18"><text:s text:c="6"/>pnodulos.nodulos[i]-&gt;n_nodos++;</text:p>
      <text:p text:style-name="P18"><text:s text:c="4"/>/*aptitud inicial*/</text:p>
      <text:p text:style-name="P18"><text:s text:c="4"/>pnodulos.nodulos[i]-&gt;aptitud=0;</text:p>
      <text:p text:style-name="P18"><text:s text:c="2"/></text:p>
      <text:p text:style-name="P18"><text:s text:c="4"/>/*reserva de memoria para la creación de conexiones y pesos*/</text:p>
      <text:p text:style-name="P18"><text:s text:c="4"/>/*conexiones nodos de entrada-&gt;nodos ocultos*/</text:p>
      <text:p text:style-name="P18"><text:s text:c="4"/>if((pnodulos.nodulos[i]-&gt;conexiones_entrada=(int **)malloc(predes.n_nodos_entrada*sizeof(int)))==NULL)</text:p>
      <text:p text:style-name="P18"><text:s text:c="6"/>error(RES_MEM);</text:p>
      <text:p text:style-name="P18"><text:s text:c="4"/>/*conexiones nodos ocultos-&gt;nodos de salida*/</text:p>
      <text:p text:style-name="P18"><text:s text:c="4"/>if((pnodulos.nodulos[i]-&gt;conexiones_salida=(int **)malloc(max_nodos*sizeof(int)))==NULL)</text:p>
      <text:p text:style-name="P18"><text:s text:c="6"/>error(RES_MEM);</text:p>
      <text:p text:style-name="P18"><text:s text:c="4"/>/*pesos de conexiones nodos de entrada-&gt;nodos ocultos*/</text:p>
      <text:p text:style-name="P18"><text:s text:c="4"/>if((pnodulos.nodulos[i]-&gt;pesos_entrada=(float **)malloc(predes.n_nodos_entrada*sizeof(float)))==NULL)</text:p>
      <text:p text:style-name="P18"><text:s text:c="6"/>error(RES_MEM);</text:p>
      <text:p text:style-name="P18"><text:s text:c="4"/>/*pesos de conexiones nodos ocultos-&gt;nodos de salida*/</text:p>
      <text:p text:style-name="P18"><text:s text:c="4"/>if((pnodulos.nodulos[i]-&gt;pesos_salida=(float **)malloc(max_nodos*sizeof(float)))==NULL)</text:p>
      <text:p text:style-name="P18"><text:s text:c="6"/>error(RES_MEM);</text:p>
      <text:p text:style-name="P18"><text:s text:c="4"/>if((pnodulos.nodulos[i]-&gt;salidas_parciales=(float **)malloc(n_entrenamiento*sizeof(float)))==NULL)</text:p>
      <text:p text:style-name="P18"><text:s text:c="6"/>error(RES_MEM);</text:p>
      <text:p text:style-name="P18"><text:s text:c="4"/>for(j=0;j&lt;n_entrenamiento;j++)</text:p>
      <text:p text:style-name="P18"><text:s text:c="4"/>{</text:p>
      <text:p text:style-name="P18"><text:s text:c="6"/>if((pnodulos.nodulos[i]-&gt;salidas_parciales[j]=(float *)malloc(predes.n_nodos_salida*sizeof(float)))==NULL)</text:p>
      <text:p text:style-name="P18"><text:s text:c="8"/>error(RES_MEM);</text:p>
      <text:p text:style-name="P18"><text:s text:c="6"/>for(k=0;k&lt;predes.n_nodos_salida;k++)</text:p>
      <text:p text:style-name="P18"><text:s text:c="8"/>pnodulos.nodulos[i]-&gt;salidas_parciales[j][k]=0.0;</text:p>
      <text:p text:style-name="P18"><text:s text:c="4"/>}</text:p>
      <text:p text:style-name="P18"><text:s text:c="2"/></text:p>
      <text:p text:style-name="P18"><text:s text:c="4"/>/*creación de conexiones junto con sus pesos*/</text:p>
      <text:p text:style-name="P18"><text:s text:c="4"/>/*Conexiones y pesos de entrada*/</text:p>
      <text:p text:style-name="P18"><text:s text:c="4"/>for(j=0;j&lt;predes.n_nodos_entrada;j++)</text:p>
      <text:p text:style-name="P18"><text:s text:c="4"/>{</text:p>
      <text:p text:style-name="P18"><text:soft-page-break/><text:s text:c="6"/>if((pnodulos.nodulos[i]-&gt;conexiones_entrada[j]=(int *)malloc(max_nodos*sizeof(int)))==NULL)</text:p>
      <text:p text:style-name="P18"><text:s text:c="8"/>error(RES_MEM);</text:p>
      <text:p text:style-name="P18"><text:s text:c="6"/>if((pnodulos.nodulos[i]-&gt;pesos_entrada[j]=(float *)malloc(max_nodos*sizeof(float)))==NULL)</text:p>
      <text:p text:style-name="P18"><text:s text:c="8"/>error(RES_MEM);</text:p>
      <text:p text:style-name="P18"><text:s text:c="6"/>for(k=0;k&lt;max_nodos;k++)</text:p>
      <text:p text:style-name="P18"><text:s text:c="6"/>{</text:p>
      <text:p text:style-name="P18"><text:s text:c="8"/>if(random()%2==1 &amp;&amp; k&lt;pnodulos.nodulos[i]-&gt;n_nodos)</text:p>
      <text:p text:style-name="P18"><text:s text:c="8"/>{</text:p>
      <text:p text:style-name="P18"><text:s text:c="10"/>pnodulos.nodulos[i]-&gt;conexiones_entrada[j][k]=1;</text:p>
      <text:p text:style-name="P18"><text:tab/> <text:s/>pnodulos.nodulos[i]-&gt;pesos_entrada[j][k]=aleatorio()/2;</text:p>
      <text:p text:style-name="P18"><text:s text:c="8"/>}</text:p>
      <text:p text:style-name="P18"><text:s text:c="8"/>else</text:p>
      <text:p text:style-name="P18"><text:s text:c="8"/>{</text:p>
      <text:p text:style-name="P18"><text:s text:c="10"/>pnodulos.nodulos[i]-&gt;conexiones_entrada[j][k]=0;</text:p>
      <text:p text:style-name="P18"><text:tab/> <text:s/>pnodulos.nodulos[i]-&gt;pesos_entrada[j][k]=0.0;</text:p>
      <text:p text:style-name="P18"><text:s text:c="8"/>}</text:p>
      <text:p text:style-name="P18"><text:s text:c="6"/>}</text:p>
      <text:p text:style-name="P18"><text:s text:c="4"/>}</text:p>
      <text:p text:style-name="P18"><text:s text:c="4"/>/*Conexiones y pesos de salida*/</text:p>
      <text:p text:style-name="P18"><text:s text:c="4"/>for(j=0;j&lt;max_nodos;j++)</text:p>
      <text:p text:style-name="P18"><text:s text:c="4"/>{</text:p>
      <text:p text:style-name="P18"><text:s text:c="6"/>if((pnodulos.nodulos[i]-&gt;conexiones_salida[j]=(int *)malloc(predes.n_nodos_salida*sizeof(int)))==NULL)</text:p>
      <text:p text:style-name="P18"><text:s text:c="8"/>error(RES_MEM);</text:p>
      <text:p text:style-name="P18"><text:s text:c="6"/>if((pnodulos.nodulos[i]-&gt;pesos_salida[j]=(float *)malloc(predes.n_nodos_salida*sizeof(float)))==NULL)</text:p>
      <text:p text:style-name="P18"><text:s text:c="8"/>error(RES_MEM);</text:p>
      <text:p text:style-name="P18"><text:s text:c="6"/>for(k=0;k&lt;predes.n_nodos_salida;k++)</text:p>
      <text:p text:style-name="P18"><text:s text:c="6"/>{</text:p>
      <text:p text:style-name="P18"><text:s text:c="8"/>if(random()%2==1 &amp;&amp; j&lt;pnodulos.nodulos[i]-&gt;n_nodos)</text:p>
      <text:p text:style-name="P18"><text:s text:c="8"/>{</text:p>
      <text:p text:style-name="P18"><text:tab/> <text:s/>pnodulos.nodulos[i]-&gt;conexiones_salida[j][k]=1;</text:p>
      <text:p text:style-name="P18"><text:s text:c="10"/>pnodulos.nodulos[i]-&gt;pesos_salida[j][k]=aleatorio()/2;</text:p>
      <text:p text:style-name="P18"><text:s text:c="8"/>}</text:p>
      <text:p text:style-name="P18"><text:s text:c="8"/>else</text:p>
      <text:p text:style-name="P18"><text:s text:c="8"/>{</text:p>
      <text:p text:style-name="P18"><text:soft-page-break/><text:tab/> <text:s/>pnodulos.nodulos[i]-&gt;conexiones_salida[j][k]=0;</text:p>
      <text:p text:style-name="P18"><text:s text:c="10"/>pnodulos.nodulos[i]-&gt;pesos_salida[j][k]=0.0;</text:p>
      <text:p text:style-name="P18"><text:s text:c="8"/>}</text:p>
      <text:p text:style-name="P18"><text:s text:c="6"/>}</text:p>
      <text:p text:style-name="P18"><text:s text:c="4"/>}</text:p>
      <text:p text:style-name="P18"><text:s/></text:p>
      <text:p text:style-name="P18"><text:s text:c="4"/>/*Asignación de la función de transferencia a cada nodo*/</text:p>
      <text:p text:style-name="P18"><text:s text:c="4"/>if((pnodulos.nodulos[i]-&gt;transf=(func *)malloc(max_nodos*sizeof(func)))==NULL)</text:p>
      <text:p text:style-name="P18"><text:s text:c="6"/>error(RES_MEM);</text:p>
      <text:p text:style-name="P18"><text:s text:c="2"/></text:p>
      <text:p text:style-name="P18"><text:s text:c="4"/>for(j=0;j&lt;pnodulos.nodulos[i]-&gt;n_nodos;j++)</text:p>
      <text:p text:style-name="P18"><text:s text:c="4"/>{</text:p>
      <text:p text:style-name="P18"><text:s text:c="6"/>if(random()%2==0)</text:p>
      <text:p text:style-name="P18"><text:s text:c="8"/>pnodulos.nodulos[i]-&gt;transf[j]=(func)&amp;HyperbolicTangent;</text:p>
      <text:p text:style-name="P18"><text:s text:c="6"/>else</text:p>
      <text:p text:style-name="P18"><text:s text:c="8"/>pnodulos.nodulos[i]-&gt;transf[j]=(func)&amp;Logistic;</text:p>
      <text:p text:style-name="P18"><text:s text:c="4"/>}</text:p>
      <text:p text:style-name="P18"><text:s text:c="2"/>}</text:p>
      <text:p text:style-name="P18">}</text:p>
      <text:p text:style-name="P18"/>
      <text:p text:style-name="P18">/*******************************************************************************</text:p>
      <text:p text:style-name="P18">* Fichero: crearPoblaciones.c<text:tab/><text:tab/><text:tab/><text:tab/><text:tab/> <text:s text:c="5"/>*</text:p>
      <text:p text:style-name="P20">*<text:tab/><text:tab/><text:tab/><text:tab/><text:tab/><text:tab/> <text:s text:c="6"/><text:tab/> <text:s text:c="5"/>*</text:p>
      <text:p text:style-name="P18">* Función: crearPoblacionNodulos()<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20">*<text:tab/><text:tab/><text:tab/><text:tab/><text:tab/><text:tab/> <text:s text:c="6"/><text:tab/> <text:s text:c="5"/>*</text:p>
      <text:p text:style-name="P18">* Finalidad de la función: Crea o amplia la población de nódulos.<text:tab/> <text:s text:c="5"/>*</text:p>
      <text:p text:style-name="P4">*<text:tab/><text:tab/><text:tab/><text:tab/><text:tab/><text:tab/> <text:s text:c="6"/><text:tab/> <text:s text:c="5"/>*</text:p>
      <text:p text:style-name="P18">* Parámetros de Entrada: NINGUNO<text:tab/><text:tab/><text:tab/><text:tab/> <text:s text:c="5"/>*</text:p>
      <text:p text:style-name="P4">*<text:tab/><text:tab/><text:tab/><text:tab/><text:tab/><text:tab/> <text:s text:c="6"/><text:tab/> <text:s text:c="5"/>*</text:p>
      <text:p text:style-name="P18">* Parámetros Internos: NINGUNO<text:tab/><text:tab/><text:tab/><text:tab/><text:tab/> <text:s text:c="5"/>*</text:p>
      <text:p text:style-name="P4">*<text:tab/><text:tab/><text:tab/><text:tab/><text:tab/><text:tab/> <text:s text:c="6"/><text:tab/> <text:s text:c="5"/>*</text:p>
      <text:p text:style-name="P18">* Parámetros de Salida: NINGUNO<text:tab/><text:tab/><text:tab/><text:tab/> <text:s text:c="5"/>*</text:p>
      <text:p text:style-name="P4">*<text:tab/><text:tab/><text:tab/><text:tab/><text:tab/><text:tab/> <text:s text:c="6"/><text:tab/> <text:s text:c="5"/>*</text:p>
      <text:p text:style-name="P18">* Funciones a las que llama la función:<text:tab/><text:tab/><text:tab/><text:tab/> <text:s text:c="5"/>*</text:p>
      <text:p text:style-name="P18">*<text:tab/>crearNodulos()-&gt;Función que crea una nueva subpoblación de nódulos. *</text:p>
      <text:p text:style-name="P4"><text:soft-page-break/>*<text:tab/><text:tab/><text:tab/><text:tab/><text:tab/><text:tab/> <text:s text:c="6"/><text:tab/> <text:s text:c="5"/>*</text:p>
      <text:p text:style-name="P18">*******************************************************************************/</text:p>
      <text:p text:style-name="P18"/>
      <text:p text:style-name="P18">void crearPoblacionNodulos()</text:p>
      <text:p text:style-name="P18">{</text:p>
      <text:p text:style-name="P18"><text:s text:c="2"/>/*Se actualizan el número de subpoblaciones y el número de nódulos de la población de nódulos*/</text:p>
      <text:p text:style-name="P18"><text:s text:c="2"/>pnodulos.n_subpobl++;</text:p>
      <text:p text:style-name="P18"><text:s text:c="2"/>pnodulos.n_nodulos=pnodulos.n_subpobl*num_nodulos;</text:p>
      <text:p text:style-name="P18"><text:s text:c="2"/>/*Se reserva memoria para la nueva subpoblación*/</text:p>
      <text:p text:style-name="P18"><text:s text:c="2"/>if(pnodulos.n_subpobl==1)</text:p>
      <text:p text:style-name="P18"><text:s text:c="2"/>{</text:p>
      <text:p text:style-name="P18"><text:s text:c="4"/>if((pnodulos.nodulos=(nodulo **)malloc(num_nodulos*sizeof(nodulo)))==NULL)</text:p>
      <text:p text:style-name="P18"><text:s text:c="6"/>error(RES_MEM);</text:p>
      <text:p text:style-name="P18"><text:s text:c="2"/>}</text:p>
      <text:p text:style-name="P18"><text:s text:c="2"/>else</text:p>
      <text:p text:style-name="P18"><text:s text:c="2"/>{</text:p>
      <text:p text:style-name="P18"><text:s text:c="4"/>if((pnodulos.nodulos=(nodulo **)realloc(pnodulos.nodulos,pnodulos.n_nodulos*sizeof(nodulo)))==NULL)</text:p>
      <text:p text:style-name="P18"><text:s text:c="6"/>error(RES_MEM);</text:p>
      <text:p text:style-name="P18"><text:s text:c="2"/>}</text:p>
      <text:p text:style-name="P18"><text:s text:c="2"/>/*Se crean los nódulos de la nueva subpoblación*/</text:p>
      <text:p text:style-name="P18"><text:s text:c="2"/>crearNodulos();</text:p>
      <text:p text:style-name="P18">}</text:p>
      <text:p text:style-name="P18"/>
      <text:p text:style-name="P18">/*******************************************************************************</text:p>
      <text:p text:style-name="P18">* Fichero: crearPoblaciones.c<text:tab/><text:tab/><text:tab/><text:tab/><text:tab/> <text:s text:c="5"/>*</text:p>
      <text:p text:style-name="P20">*<text:tab/><text:tab/><text:tab/><text:tab/><text:tab/><text:tab/> <text:s text:c="6"/><text:tab/> <text:s text:c="5"/>*</text:p>
      <text:p text:style-name="P18">* Función: crearRedes()<text:tab/><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20">*<text:tab/><text:tab/><text:tab/><text:tab/><text:tab/><text:tab/> <text:s text:c="6"/><text:tab/> <text:s text:c="5"/>*</text:p>
      <text:p text:style-name="P18">* Finalidad de la función: Se crea una nueva población de redes.<text:tab/> <text:s text:c="5"/>*</text:p>
      <text:p text:style-name="P4">*<text:tab/><text:tab/><text:tab/><text:tab/><text:tab/><text:tab/> <text:s text:c="6"/><text:tab/> <text:s text:c="5"/>*</text:p>
      <text:p text:style-name="P18">* Parámetros de Entrada: NINGUNO<text:tab/><text:tab/><text:tab/><text:tab/> <text:s text:c="5"/>*</text:p>
      <text:p text:style-name="P4">*<text:tab/><text:tab/><text:tab/><text:tab/><text:tab/><text:tab/> <text:s text:c="6"/><text:tab/> <text:s text:c="5"/>*</text:p>
      <text:p text:style-name="P18">* Parámetros Internos:<text:tab/><text:tab/><text:tab/><text:tab/><text:tab/> <text:s text:c="5"/>*</text:p>
      <text:p text:style-name="P18">* <text:tab/>i: Entero. Contador.<text:tab/><text:tab/><text:tab/><text:tab/><text:tab/> <text:s text:c="5"/>*</text:p>
      <text:p text:style-name="P18"><text:soft-page-break/>* <text:tab/>j: Entero. Contador.<text:tab/><text:tab/><text:tab/><text:tab/><text:tab/> <text:s text:c="5"/>*</text:p>
      <text:p text:style-name="P4">*<text:tab/><text:tab/><text:tab/><text:tab/><text:tab/><text:tab/> <text:s text:c="6"/><text:tab/> <text:s text:c="5"/>*</text:p>
      <text:p text:style-name="P18">* Parámetros de Salida: NINGUNO<text:tab/><text:tab/><text:tab/><text:tab/> <text:s text:c="5"/>*</text:p>
      <text:p text:style-name="P4">*<text:tab/><text:tab/><text:tab/><text:tab/><text:tab/><text:tab/> <text:s text:c="6"/><text:tab/> <text:s text:c="5"/>*</text:p>
      <text:p text:style-name="P18">* Funciones a las que llama la función: NINGUNA<text:tab/><text:tab/><text:tab/> <text:s text:c="5"/>*</text:p>
      <text:p text:style-name="P4">*<text:tab/><text:tab/><text:tab/><text:tab/><text:tab/><text:tab/> <text:s text:c="6"/><text:tab/> <text:s text:c="5"/>*</text:p>
      <text:p text:style-name="P18">*******************************************************************************/</text:p>
      <text:p text:style-name="P18"/>
      <text:p text:style-name="P18">void crearRedes()</text:p>
      <text:p text:style-name="P18">{</text:p>
      <text:p text:style-name="P18"><text:s text:c="2"/>int i,j;</text:p>
      <text:p text:style-name="P18"><text:s text:c="2"/></text:p>
      <text:p text:style-name="P18"><text:s text:c="2"/>if(random()%2==0)</text:p>
      <text:p text:style-name="P18"><text:s text:c="4"/>net_transf=(func)&amp;HyperbolicTangent;</text:p>
      <text:p text:style-name="P18"><text:s text:c="2"/>else</text:p>
      <text:p text:style-name="P18"><text:s text:c="4"/>net_transf=(func)&amp;Logistic;</text:p>
      <text:p text:style-name="P18"><text:s text:c="2"/>for(i=0;i&lt;num_nodulos;i++)</text:p>
      <text:p text:style-name="P18"><text:s text:c="2"/>{</text:p>
      <text:p text:style-name="P18"><text:s text:c="4"/>predes.redes[i]=(red *)malloc(sizeof(red));</text:p>
      <text:p text:style-name="P18"><text:s text:c="4"/>/*Se reserva memoria y se inicializan las variables*/</text:p>
      <text:p text:style-name="P18"><text:s text:c="4"/>predes.redes[i]-&gt;aptitud=0.0;</text:p>
      <text:p text:style-name="P18"><text:s text:c="4"/>predes.redes[i]-&gt;nodulos=(nodulo **)malloc(sizeof(nodulo));</text:p>
      <text:p text:style-name="P18"><text:s text:c="4"/>/*Se le asigna la red su primer nódulo*/</text:p>
      <text:p text:style-name="P18"><text:s text:c="4"/>predes.redes[i]-&gt;nodulos[0]=pnodulos.nodulos[i];</text:p>
      <text:p text:style-name="P18"><text:s text:c="4"/>if((predes.redes[i]-&gt;valores_salida=(float *)malloc(predes.n_nodos_salida*sizeof(float)))==NULL)</text:p>
      <text:p text:style-name="P18"><text:s text:c="6"/>error(RES_MEM);</text:p>
      <text:p text:style-name="P18"><text:s text:c="4"/>for(j=0;j&lt;predes.n_nodos_salida;j++)</text:p>
      <text:p text:style-name="P18"><text:s text:c="6"/>predes.redes[i]-&gt;valores_salida[j]=0.0;</text:p>
      <text:p text:style-name="P18"><text:s text:c="2"/>}</text:p>
      <text:p text:style-name="P18">}</text:p>
      <text:p text:style-name="P15"/>
      <text:h text:style-name="P32" text:outline-level="1">6. error.c</text:h>
      <text:p text:style-name="P15"/>
      <text:p text:style-name="P4">/*******************************************************************************</text:p>
      <text:p text:style-name="P4">*Copyright 2004 Pablo Álvarez de Sotomayor Posadillo<text:tab/> <text:s text:c="6"/><text:tab/> <text:s text:c="5"/>*</text:p>
      <text:p text:style-name="P4">*<text:tab/><text:tab/><text:tab/><text:tab/><text:tab/><text:tab/> <text:s text:c="6"/><text:tab/> <text:s text:c="5"/>*</text:p>
      <text:p text:style-name="P4"><text:soft-page-break/>*This file is part of Coconet.<text:tab/><text:tab/><text:tab/><text:tab/> <text:s text:c="6"/><text:tab/> <text:s text:c="5"/>*</text:p>
      <text:p text:style-name="P4">*<text:tab/><text:tab/><text:tab/><text:tab/><text:tab/><text:tab/> <text:s text:c="6"/><text:tab/> <text:s text:c="5"/>*</text:p>
      <text:p text:style-name="P4">*Coconet is free software; you can redistribute it and/or modify it under the <text:s/>*</text:p>
      <text:p text:style-name="P4">*terms of the GNU General Public License as published by the Free Software <text:s text:c="4"/>*</text:p>
      <text:p text:style-name="P4">*Foundation; either version 2 of the License, or (at your option) any later <text:s text:c="3"/>*</text:p>
      <text:p text:style-name="P4">*version.<text:tab/><text:tab/><text:tab/> <text:s text:c="6"/><text:tab/><text:tab/><text:tab/><text:tab/> <text:s text:c="5"/>*</text:p>
      <text:p text:style-name="P4">*<text:tab/><text:tab/><text:tab/><text:tab/><text:tab/><text:tab/> <text:s text:c="6"/><text:tab/> <text:s text:c="5"/>*</text:p>
      <text:p text:style-name="P4">*Coconet is distributed in the hope that it will be useful, but WITHOUT ANY <text:s text:c="3"/>*</text:p>
      <text:p text:style-name="P4">*WARRANTY; without even the implied warranty of MERCHANTABILITY or FITNESS FOR *</text:p>
      <text:p text:style-name="P4">*A PARTICULAR PURPOSE. See the GNU General Public License for more details. <text:s text:c="3"/>*</text:p>
      <text:p text:style-name="P4">*<text:tab/><text:tab/><text:tab/><text:tab/><text:tab/><text:tab/> <text:s text:c="6"/><text:tab/> <text:s text:c="5"/>*</text:p>
      <text:p text:style-name="P4">*You should have received a copy of the GNU General Public License along with <text:s/>*</text:p>
      <text:p text:style-name="P4">*Coconet; if not, write to the Free Software Foundation, Inc., 59 Temple Place,*</text:p>
      <text:p text:style-name="P4">*Suite 330, Boston, MA <text:s/>02111-1307 <text:s/>USA <text:s text:c="4"/><text:tab/><text:tab/><text:tab/> <text:s text:c="5"/>*</text:p>
      <text:p text:style-name="P4">*******************************************************************************/</text:p>
      <text:p text:style-name="P9"/>
      <text:p text:style-name="P18">#include &lt;string.h&gt;</text:p>
      <text:p text:style-name="P18">#include &lt;errno.h&gt;</text:p>
      <text:p text:style-name="P18">#include &lt;definiciones.h&gt;</text:p>
      <text:p text:style-name="P18"/>
      <text:p text:style-name="P18">/*******************************************************************************</text:p>
      <text:p text:style-name="P18">* Fichero: error.c<text:tab/><text:tab/><text:tab/><text:tab/><text:tab/> <text:s text:c="6"/><text:tab/> <text:s text:c="5"/>*</text:p>
      <text:p text:style-name="P4">*<text:tab/><text:tab/><text:tab/><text:tab/><text:tab/><text:tab/> <text:s text:c="6"/><text:tab/> <text:s text:c="5"/>*</text:p>
      <text:p text:style-name="P18">* Función: error()<text:tab/><text:tab/><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20">*<text:tab/><text:tab/><text:tab/><text:tab/><text:tab/><text:tab/> <text:s text:c="6"/><text:tab/> <text:s text:c="5"/>*</text:p>
      <text:p text:style-name="P18">* Finalidad de la función: Muestra un mensaje de error en función de un número *</text:p>
      <text:p text:style-name="P18">*<text:tab/><text:tab/><text:tab/> <text:s text:c="2"/>de error.<text:tab/><text:tab/><text:tab/> <text:s text:c="5"/>*</text:p>
      <text:p text:style-name="P4">*<text:tab/><text:tab/><text:tab/><text:tab/><text:tab/><text:tab/> <text:s text:c="6"/><text:tab/> <text:s text:c="5"/>*</text:p>
      <text:p text:style-name="P18">* Parámetros de Entrada:<text:tab/><text:tab/><text:tab/><text:tab/><text:tab/> <text:s text:c="5"/>*</text:p>
      <text:p text:style-name="P18">* <text:tab/>num_error: Entero. Número del error producido.<text:tab/><text:tab/> <text:s text:c="5"/>*</text:p>
      <text:p text:style-name="P4">*<text:tab/><text:tab/><text:tab/><text:tab/><text:tab/><text:tab/> <text:s text:c="6"/><text:tab/> <text:s text:c="5"/>*</text:p>
      <text:p text:style-name="P18">* Parámetros Internos: NINGUNO<text:tab/><text:tab/><text:tab/><text:tab/><text:tab/> <text:s text:c="5"/>*</text:p>
      <text:p text:style-name="P4">*<text:tab/><text:tab/><text:tab/><text:tab/><text:tab/><text:tab/> <text:s text:c="6"/><text:tab/> <text:s text:c="5"/>*</text:p>
      <text:p text:style-name="P18">* Parámetros de Salida: NINGUNO<text:tab/><text:tab/><text:tab/><text:tab/> <text:s text:c="5"/>*</text:p>
      <text:p text:style-name="P4">*<text:tab/><text:tab/><text:tab/><text:tab/><text:tab/><text:tab/> <text:s text:c="6"/><text:tab/> <text:s text:c="5"/>*</text:p>
      <text:p text:style-name="P18">* Funciones a las que llama la función: NINGUNA<text:tab/><text:tab/><text:tab/> <text:s text:c="5"/>*</text:p>
      <text:p text:style-name="P4"><text:soft-page-break/>*<text:tab/><text:tab/><text:tab/><text:tab/><text:tab/><text:tab/> <text:s text:c="6"/><text:tab/> <text:s text:c="5"/>*</text:p>
      <text:p text:style-name="P18">*******************************************************************************/</text:p>
      <text:p text:style-name="P18"/>
      <text:p text:style-name="P18">void error(int num_error)</text:p>
      <text:p text:style-name="P18">{</text:p>
      <text:p text:style-name="P18"><text:s text:c="2"/>system("clear");</text:p>
      <text:p text:style-name="P18"><text:s text:c="2"/>/*Según el error que se de muestra un mensaje u otro*/</text:p>
      <text:p text:style-name="P18"><text:s text:c="2"/>switch(num_error){</text:p>
      <text:p text:style-name="P18"><text:tab/>case RES_MEM:</text:p>
      <text:p text:style-name="P18"><text:tab/><text:tab/>fprintf(stderr,"Error en la reserva de memoria. %s\n",strerror(errno));</text:p>
      <text:p text:style-name="P18"><text:tab/><text:tab/>break;</text:p>
      <text:p text:style-name="P18"><text:tab/>case IO:</text:p>
      <text:p text:style-name="P18"><text:tab/><text:tab/>fprintf(stderr,"Error de entrada/salida. %s\n",strerror(errno));</text:p>
      <text:p text:style-name="P18"><text:tab/><text:tab/>break;</text:p>
      <text:p text:style-name="P18"><text:tab/>case PARAMETROS:</text:p>
      <text:p text:style-name="P18"><text:tab/><text:tab/>fprintf(stderr,"Error al introducir los parámetros en una función. O formato de los parámetros incorrecto o está fuera del rango\n");</text:p>
      <text:p text:style-name="P18"><text:tab/><text:tab/>break;</text:p>
      <text:p text:style-name="P18"><text:s text:c="2"/><text:tab/>case COMANDO:</text:p>
      <text:p text:style-name="P18"><text:tab/><text:tab/>fprintf(stderr,"Error al introducir el comando de entrada. El formato es:\n\tcoconet fichero_conf fichero_entrenamiento fichero_generalizacion [-o fichero_salida]\n donde fichero_conf es el fichero de configuración del problema, fichero_entrenamiento es el fichero que contiene los datos de entrenamiento de las redes y fichero_generalización es el fichero que contiene los datos para medir la generalización de las redes. Fichero_salida es el nombre del fichero de salida, y es opcional\n");</text:p>
      <text:p text:style-name="P18"><text:tab/><text:tab/>break;</text:p>
      <text:p text:style-name="P18"><text:s text:c="2"/><text:tab/>default:</text:p>
      <text:p text:style-name="P18"><text:tab/><text:tab/>fprintf(stderr,"Error desconocido. %s\n", strerror(errno));</text:p>
      <text:p text:style-name="P18"><text:tab/><text:tab/>break;</text:p>
      <text:p text:style-name="P18"><text:s text:c="2"/>}</text:p>
      <text:p text:style-name="P18"><text:s text:c="2"/>exit(1);</text:p>
      <text:p text:style-name="P18">}</text:p>
      <text:p text:style-name="P15"/>
      <text:h text:style-name="P32" text:outline-level="1"><text:soft-page-break/>7. evolucionarPoblaciones.c</text:h>
      <text:p text:style-name="P15"/>
      <text:p text:style-name="P4">/*******************************************************************************</text:p>
      <text:p text:style-name="P4">*Copyright 2004 Pablo Álvarez de Sotomayor Posadillo<text:tab/> <text:s text:c="6"/><text:tab/> <text:s text:c="5"/>*</text:p>
      <text:p text:style-name="P4">*<text:tab/><text:tab/><text:tab/><text:tab/><text:tab/><text:tab/> <text:s text:c="6"/><text:tab/> <text:s text:c="5"/>*</text:p>
      <text:p text:style-name="P4">*This file is part of Coconet.<text:tab/><text:tab/><text:tab/><text:tab/> <text:s text:c="6"/><text:tab/> <text:s text:c="5"/>*</text:p>
      <text:p text:style-name="P4">*<text:tab/><text:tab/><text:tab/><text:tab/><text:tab/><text:tab/> <text:s text:c="6"/><text:tab/> <text:s text:c="5"/>*</text:p>
      <text:p text:style-name="P4">*Coconet is free software; you can redistribute it and/or modify it under the <text:s/>*</text:p>
      <text:p text:style-name="P4">*terms of the GNU General Public License as published by the Free Software <text:s text:c="4"/>*</text:p>
      <text:p text:style-name="P4">*Foundation; either version 2 of the License, or (at your option) any later <text:s text:c="3"/>*</text:p>
      <text:p text:style-name="P4">*version.<text:tab/><text:tab/><text:tab/> <text:s text:c="6"/><text:tab/><text:tab/><text:tab/><text:tab/> <text:s text:c="5"/>*</text:p>
      <text:p text:style-name="P4">*<text:tab/><text:tab/><text:tab/><text:tab/><text:tab/><text:tab/> <text:s text:c="6"/><text:tab/> <text:s text:c="5"/>*</text:p>
      <text:p text:style-name="P4">*Coconet is distributed in the hope that it will be useful, but WITHOUT ANY <text:s text:c="3"/>*</text:p>
      <text:p text:style-name="P4">*WARRANTY; without even the implied warranty of MERCHANTABILITY or FITNESS FOR *</text:p>
      <text:p text:style-name="P4">*A PARTICULAR PURPOSE. See the GNU General Public License for more details. <text:s text:c="3"/>*</text:p>
      <text:p text:style-name="P4">*<text:tab/><text:tab/><text:tab/><text:tab/><text:tab/><text:tab/> <text:s text:c="6"/><text:tab/> <text:s text:c="5"/>*</text:p>
      <text:p text:style-name="P4">*You should have received a copy of the GNU General Public License along with <text:s/>*</text:p>
      <text:p text:style-name="P4">*Coconet; if not, write to the Free Software Foundation, Inc., 59 Temple Place,*</text:p>
      <text:p text:style-name="P4">*Suite 330, Boston, MA <text:s/>02111-1307 <text:s/>USA <text:s text:c="4"/><text:tab/><text:tab/><text:tab/> <text:s text:c="5"/>*</text:p>
      <text:p text:style-name="P4">*******************************************************************************/</text:p>
      <text:p text:style-name="P9"/>
      <text:p text:style-name="P19">#include &lt;definiciones.h&gt;</text:p>
      <text:p text:style-name="P19"/>
      <text:p text:style-name="P19">/*******************************************************************************</text:p>
      <text:p text:style-name="P19">* Fichero: evolucionarPoblaciones.c<text:tab/><text:tab/><text:tab/> <text:s text:c="6"/><text:tab/> <text:s text:c="5"/>*</text:p>
      <text:p text:style-name="P4">*<text:tab/><text:tab/><text:tab/><text:tab/><text:tab/><text:tab/> <text:s text:c="6"/><text:tab/> <text:s text:c="5"/>*</text:p>
      <text:p text:style-name="P19">* Función: evolucionarPoblaciones()<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20">*<text:tab/><text:tab/><text:tab/><text:tab/><text:tab/><text:tab/> <text:s text:c="6"/><text:tab/> <text:s text:c="5"/>*</text:p>
      <text:p text:style-name="P19">* Finalidad de la función: Evoluciona las poblaciones de redes y de nódulos. <text:s text:c="2"/>*</text:p>
      <text:p text:style-name="P4">*<text:tab/><text:tab/><text:tab/><text:tab/><text:tab/><text:tab/> <text:s text:c="6"/><text:tab/> <text:s text:c="5"/>*</text:p>
      <text:p text:style-name="P19">* Parámetros de Entrada: NINGUNO<text:tab/><text:tab/><text:tab/><text:tab/> <text:s text:c="5"/>*</text:p>
      <text:p text:style-name="P4">*<text:tab/><text:tab/><text:tab/><text:tab/><text:tab/><text:tab/> <text:s text:c="6"/><text:tab/> <text:s text:c="5"/>*</text:p>
      <text:p text:style-name="P19">* Parámetros Internos:<text:tab/><text:tab/><text:tab/><text:tab/><text:tab/> <text:s text:c="5"/>*</text:p>
      <text:p text:style-name="P19">* <text:tab/>i: Entero. Contador.<text:tab/><text:tab/><text:tab/><text:tab/><text:tab/> <text:s text:c="5"/>*</text:p>
      <text:p text:style-name="P19">* <text:tab/>j: Entero. Contador.<text:tab/><text:tab/><text:tab/><text:tab/><text:tab/> <text:s text:c="5"/>*</text:p>
      <text:p text:style-name="P19"><text:soft-page-break/>* <text:tab/>k: Entero. Contador.<text:tab/><text:tab/><text:tab/><text:tab/><text:tab/> <text:s text:c="5"/>*</text:p>
      <text:p text:style-name="P19">* <text:tab/>aptitudRedes: Real. Almacena la aptitud media de las redes.<text:tab/> <text:s text:c="5"/>*</text:p>
      <text:p text:style-name="P4">*<text:tab/><text:tab/><text:tab/><text:tab/><text:tab/><text:tab/> <text:s text:c="6"/><text:tab/> <text:s text:c="5"/>*</text:p>
      <text:p text:style-name="P19">* Parámetros de Salida: NINGUNO<text:tab/><text:tab/><text:tab/><text:tab/> <text:s text:c="5"/>*</text:p>
      <text:p text:style-name="P4">*<text:tab/><text:tab/><text:tab/><text:tab/><text:tab/><text:tab/> <text:s text:c="6"/><text:tab/> <text:s text:c="5"/>*</text:p>
      <text:p text:style-name="P19">* Funciones a las que llama la función:<text:tab/><text:tab/><text:tab/><text:tab/> <text:s text:c="5"/>*</text:p>
      <text:p text:style-name="P19">*<text:tab/>retropropagacion()-&gt;Ejecuta el algoritmo de retropropagación sobre <text:s/>*</text:p>
      <text:p text:style-name="P19">*<text:tab/><text:tab/> <text:s text:c="9"/>un nódulo dado. <text:s/><text:tab/><text:tab/><text:tab/> <text:s text:c="5"/>*</text:p>
      <text:p text:style-name="P19">*<text:tab/>generarSalidaNodulo()-&gt;Genera la salida de un nódulo en función de <text:s/>*</text:p>
      <text:p text:style-name="P19">*<text:tab/><text:tab/><text:tab/> <text:s/>unos datos de entrada.<text:tab/><text:tab/> <text:s text:c="5"/>*</text:p>
      <text:p text:style-name="P19">*<text:tab/>generarSalidaRed()-&gt;Genera la salida de una red en función de la <text:s text:c="3"/>*</text:p>
      <text:p text:style-name="P19">*<text:tab/><text:tab/> <text:s text:c="9"/>salida de sus nódulos<text:tab/><text:tab/> <text:s text:c="5"/>*</text:p>
      <text:p text:style-name="P19">* <text:tab/>medirAptitudRed()-&gt;Mide la aptitud de una red en función de las <text:s text:c="4"/>*</text:p>
      <text:p text:style-name="P19">*<text:tab/><text:tab/> <text:s text:c="8"/>salidas generadas.<text:tab/><text:tab/><text:tab/> <text:s text:c="5"/>*</text:p>
      <text:p text:style-name="P19">* <text:tab/>medirAptitudNodulos()-&gt;Mide la aptitud de los nódulos basándose en <text:s/>*</text:p>
      <text:p text:style-name="P19">*<text:tab/><text:tab/><text:tab/> <text:s/>tres parámetros.<text:tab/><text:tab/> <text:s text:c="5"/><text:tab/> <text:s text:c="5"/>*</text:p>
      <text:p text:style-name="P19">* <text:tab/>normalizarAptitudNodulos()-&gt;Hace que la aptitud mínima de la <text:tab/> <text:s text:c="5"/>*</text:p>
      <text:p text:style-name="P19">*<text:tab/><text:tab/><text:tab/> <text:s text:c="6"/>población de nódulos sea cero.<text:tab/> <text:s text:c="5"/>*</text:p>
      <text:p text:style-name="P19">* <text:tab/>ordenarRedes()-&gt;Ordena las redes en función de su aptitud.<text:tab/> <text:s text:c="5"/>*</text:p>
      <text:p text:style-name="P19">* <text:tab/>enfriamientoSimulado()-&gt;Ejecuta el enfriamiento simulado sobre un <text:s text:c="2"/>*</text:p>
      <text:p text:style-name="P19">*<text:tab/><text:tab/><text:tab/> <text:s text:c="2"/>nódulo determinado.<text:tab/> <text:s text:c="6"/><text:tab/> <text:s text:c="5"/>*</text:p>
      <text:p text:style-name="P19">* <text:tab/>ordenarNodulos()-&gt;Ordena los nódulos en función de su aptitud.<text:tab/> <text:s text:c="5"/>*</text:p>
      <text:p text:style-name="P19">* <text:tab/>copiarDescendencia()-&gt;Hace una copia de la subpoblación de nódulos. *</text:p>
      <text:p text:style-name="P19">* <text:tab/>mutarNodulos()-&gt;Muta estructuralmente un nódulo.<text:tab/><text:tab/> <text:s text:c="5"/>*</text:p>
      <text:p text:style-name="P19">* <text:tab/>sustituirNodulos()-&gt;Sustituye los peores nódulos de la subpoblación *</text:p>
      <text:p text:style-name="P19">*<text:tab/><text:tab/> <text:s text:c="9"/>por la mutación de los mejores nódulos de la <text:s text:c="3"/>*</text:p>
      <text:p text:style-name="P19">*<text:tab/><text:tab/> <text:s text:c="9"/>subpoblación.<text:tab/><text:tab/><text:tab/> <text:s text:c="5"/>*</text:p>
      <text:p text:style-name="P4">*<text:tab/><text:tab/><text:tab/><text:tab/><text:tab/><text:tab/> <text:s text:c="6"/><text:tab/> <text:s text:c="5"/>*</text:p>
      <text:p text:style-name="P19">*******************************************************************************/</text:p>
      <text:p text:style-name="P19"/>
      <text:p text:style-name="P19">void evolucionarPoblaciones()</text:p>
      <text:p text:style-name="P19">{</text:p>
      <text:p text:style-name="P19"><text:s text:c="2"/>int i,j,k;</text:p>
      <text:p text:style-name="P19"><text:s text:c="2"/>float aptitudRedes;</text:p>
      <text:p text:style-name="P19"/>
      <text:p text:style-name="P19"><text:s text:c="2"/>/*Se inicializan las variables*/</text:p>
      <text:p text:style-name="P19"><text:s text:c="2"/>aptitudRedes=0.0;</text:p>
      <text:p text:style-name="P19"><text:s text:c="2"/>for(i=0;i&lt;predes.n_redes;i++)</text:p>
      <text:p text:style-name="P19"><text:soft-page-break/><text:s text:c="4"/>predes.redes[i]-&gt;aptitud=0;</text:p>
      <text:p text:style-name="P19"><text:s text:c="2"/>/*Se hace la evolución hasta que la aptitud media de las redes no mejore lo suficiente*/</text:p>
      <text:p text:style-name="P19"><text:s text:c="2"/>for(i=0;medirCambio(&amp;aptitudRedes,i)==false;i++)</text:p>
      <text:p text:style-name="P19"><text:s text:c="2"/>{</text:p>
      <text:p text:style-name="P19"><text:s text:c="4"/>if(i==0)</text:p>
      <text:p text:style-name="P19"><text:s text:c="4"/>{</text:p>
      <text:p text:style-name="P19"><text:s text:c="6"/>/*Si se acaba de crear una nueva subpoblación de nódulos se ejecuta la retropropagación para que reduzca su error*/</text:p>
      <text:p text:style-name="P19"><text:s text:c="6"/>fprintf(stderr,"retropropagacion\n");</text:p>
      <text:p text:style-name="P19"><text:s text:c="6"/>for(j=0;j&lt;num_nodulos;j++)</text:p>
      <text:p text:style-name="P19"><text:s text:c="8"/>retropropagacion(num_nodulos*(pnodulos.n_subpobl-1)+j,n_entrenamiento,5000);</text:p>
      <text:p text:style-name="P19"><text:s text:c="6"/>fprintf(stderr,"Entrenar\n");</text:p>
      <text:p text:style-name="P19"><text:s text:c="6"/>/*Se entrenan por primera vez las redes para tener un valor inicial de la aptitud de los nódulos y de las redes*/</text:p>
      <text:p text:style-name="P19"><text:s text:c="6"/>for(j=0;j&lt;n_entrenamiento;j++)</text:p>
      <text:p text:style-name="P19"><text:s text:c="6"/>{</text:p>
      <text:p text:style-name="P19"><text:s text:c="8"/>/*Se genera la salida de los nódulos*/</text:p>
      <text:p text:style-name="P19"><text:s text:c="8"/>for(k=pnodulos.n_nodulos-num_nodulos;k&lt;pnodulos.n_nodulos;k++)</text:p>
      <text:p text:style-name="P19"><text:s text:c="10"/>generarSalidaNodulo(entrada[j],k,j,NULL);</text:p>
      <text:p text:style-name="P19"><text:tab/>/*Se mide la aptitud de las redes*/</text:p>
      <text:p text:style-name="P19"><text:tab/>for(k=0;k&lt;predes.n_redes;k++)</text:p>
      <text:p text:style-name="P19"><text:s text:c="8"/>{</text:p>
      <text:p text:style-name="P19"><text:s text:c="10"/>generarSalidaRed(k,j);</text:p>
      <text:p text:style-name="P19"><text:s text:c="10"/>medirAptitudRed(salida[j],k);</text:p>
      <text:p text:style-name="P19"><text:s text:c="8"/>}</text:p>
      <text:p text:style-name="P19"><text:s text:c="6"/>}</text:p>
      <text:p text:style-name="P19"><text:s text:c="6"/>/*Se normalizan las aptitudes de las redes*/</text:p>
      <text:p text:style-name="P19"><text:s text:c="6"/>for(j=0;j&lt;predes.n_redes;j++)</text:p>
      <text:p text:style-name="P19"><text:s text:c="8"/>predes.redes[j]-&gt;aptitud/=n_entrenamiento;</text:p>
      <text:p text:style-name="P19"><text:s text:c="6"/>/*Se miden y se normalizan las aptitudes de los nódulos*/</text:p>
      <text:p text:style-name="P19"><text:s text:c="6"/>for(j=0;j&lt;pnodulos.n_nodulos;j++)</text:p>
      <text:p text:style-name="P19"><text:s text:c="8"/>medirAptitudNodulos(j);</text:p>
      <text:p text:style-name="P19"><text:s text:c="6"/>normalizarAptitudNodulos();</text:p>
      <text:p text:style-name="P19"><text:s text:c="4"/>}</text:p>
      <text:p text:style-name="P19"><text:s text:c="4"/>/*Se ordenan las redes según su aptitud*/</text:p>
      <text:p text:style-name="P19"><text:s text:c="4"/>fprintf(stderr,"ordenar redes\n");</text:p>
      <text:p text:style-name="P19"><text:soft-page-break/><text:s text:c="4"/>ordenarRedes();</text:p>
      <text:p text:style-name="P19"><text:s text:c="4"/>/*Se entrenan las redes mediante el enfriamiento simulado*/</text:p>
      <text:p text:style-name="P19"><text:s text:c="4"/>fprintf(stderr,"enfriamiento\n");</text:p>
      <text:p text:style-name="P19"><text:s text:c="4"/>for(j=num_nodulos*(pnodulos.n_subpobl-1);j&lt;pnodulos.n_nodulos;j++)</text:p>
      <text:p text:style-name="P19"><text:s text:c="6"/>enfriamientoSimulado(j);</text:p>
      <text:p text:style-name="P19"><text:s text:c="4"/>/*Se normalizan las aptitudes de los nódulos*/</text:p>
      <text:p text:style-name="P19"><text:s text:c="4"/>fprintf(stderr,"normalizar aptitud nodulos\n");</text:p>
      <text:p text:style-name="P19"><text:s text:c="4"/>normalizarAptitudNodulos();</text:p>
      <text:p text:style-name="P19"><text:s text:c="4"/>/*Se ordenan los nódulos según su aptitud*/</text:p>
      <text:p text:style-name="P19"><text:s text:c="4"/>fprintf(stderr,"ordenar nodulos\n");</text:p>
      <text:p text:style-name="P19"><text:s text:c="4"/>ordenarNodulos();</text:p>
      <text:p text:style-name="P19"><text:s text:c="4"/>/*Se crea una población descendente a partir de la actual*/</text:p>
      <text:p text:style-name="P19"><text:s text:c="4"/>fprintf(stderr,"copiar descendencia\n");</text:p>
      <text:p text:style-name="P19"><text:s text:c="4"/>copiarDescendencia();</text:p>
      <text:p text:style-name="P19"><text:s text:c="4"/>/*Se mutan estructuralmente los nódulos*/</text:p>
      <text:p text:style-name="P19"><text:s text:c="4"/>fprintf(stderr,"mutar nodulos\n");</text:p>
      <text:p text:style-name="P19"><text:s text:c="4"/>for(j=num_nodulos*(pnodulos.n_subpobl-1);j&lt;pnodulos.n_nodulos;j++)</text:p>
      <text:p text:style-name="P19"><text:s text:c="6"/>mutarNodulos(j);</text:p>
      <text:p text:style-name="P19"><text:s text:c="4"/>/*Se sustituyen los peores nódulos de la población padre por los mejores nódulos de la población descendente*/</text:p>
      <text:p text:style-name="P19"><text:s text:c="4"/>fprintf(stderr,"Sustituir peores nodulos\n");</text:p>
      <text:p text:style-name="P19"><text:s text:c="4"/>sustituirNodulos();</text:p>
      <text:p text:style-name="P19"><text:s text:c="4"/>fprintf(stderr,"Fin de la evolucion\n");</text:p>
      <text:p text:style-name="P19"><text:s text:c="2"/>}</text:p>
      <text:p text:style-name="P19">}</text:p>
      <text:p text:style-name="P19"/>
      <text:p text:style-name="P19">/*******************************************************************************</text:p>
      <text:p text:style-name="P19">* Fichero: evolucionarPoblaciones.c<text:tab/><text:tab/><text:tab/> <text:s text:c="6"/><text:tab/> <text:s text:c="5"/>*</text:p>
      <text:p text:style-name="P20">*<text:tab/><text:tab/><text:tab/><text:tab/><text:tab/><text:tab/> <text:s text:c="6"/><text:tab/> <text:s text:c="5"/>*</text:p>
      <text:p text:style-name="P19">* Función: retropropagacion()<text:tab/><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20">*<text:tab/><text:tab/><text:tab/><text:tab/><text:tab/><text:tab/> <text:s text:c="6"/><text:tab/> <text:s text:c="5"/>*</text:p>
      <text:p text:style-name="P19">* Finalidad de la función: Ejecuta el algoritmo de retropropagación sobre un <text:s text:c="2"/>*</text:p>
      <text:p text:style-name="P19">*<text:tab/><text:tab/> <text:s text:c="5"/>nódulo determinado.<text:tab/><text:tab/><text:tab/> <text:s text:c="5"/>*</text:p>
      <text:p text:style-name="P4">*<text:tab/><text:tab/><text:tab/><text:tab/><text:tab/><text:tab/> <text:s text:c="6"/><text:tab/> <text:s text:c="5"/>*</text:p>
      <text:p text:style-name="P19">* Parámetros de Entrada: <text:tab/><text:tab/><text:tab/><text:tab/><text:tab/> <text:s text:c="5"/>*</text:p>
      <text:p text:style-name="P19">* <text:tab/>numNodulo: Entero. Número del nódulo a tratar.<text:tab/><text:tab/> <text:s text:c="5"/>*</text:p>
      <text:p text:style-name="P19"><text:soft-page-break/>* <text:tab/>n_patrones: Entero. Número de patrones de entrada.<text:tab/><text:tab/> <text:s text:c="5"/>*</text:p>
      <text:p text:style-name="P19">*<text:tab/>iteraciones: Entero. Número de iteraciones que va a tener el <text:tab/> <text:s text:c="5"/>*</text:p>
      <text:p text:style-name="P19">*<text:tab/>algoritmo.<text:tab/><text:tab/><text:tab/><text:tab/><text:tab/><text:tab/> <text:s text:c="5"/>*</text:p>
      <text:p text:style-name="P4">*<text:tab/><text:tab/><text:tab/><text:tab/><text:tab/><text:tab/> <text:s text:c="6"/><text:tab/> <text:s text:c="5"/>*</text:p>
      <text:p text:style-name="P19">* Parámetros Internos:<text:tab/><text:tab/><text:tab/><text:tab/><text:tab/> <text:s text:c="5"/>*</text:p>
      <text:p text:style-name="P19">* <text:tab/>i: Entero. Contador.<text:tab/><text:tab/><text:tab/><text:tab/><text:tab/> <text:s text:c="5"/>*</text:p>
      <text:p text:style-name="P19">* <text:tab/>j: Entero. Contador.<text:tab/><text:tab/><text:tab/><text:tab/><text:tab/> <text:s text:c="5"/>*</text:p>
      <text:p text:style-name="P19">* <text:tab/>iter: Entero. Contador.<text:tab/><text:tab/><text:tab/><text:tab/> <text:s text:c="5"/>*</text:p>
      <text:p text:style-name="P19">* <text:tab/>patron: Entero. Número de patrón elegido para ejecutar la<text:tab/> <text:s text:c="5"/>*</text:p>
      <text:p text:style-name="P19">*<text:tab/> <text:s text:c="7"/>retropropagación.<text:tab/><text:tab/><text:tab/><text:tab/> <text:s text:c="5"/>*</text:p>
      <text:p text:style-name="P19">* <text:tab/>numNodos: Entero. Número de nodos que tiene el nódulo.<text:tab/> <text:s text:c="5"/>*</text:p>
      <text:p text:style-name="P19">* <text:tab/>e_inicial: Vector de reales. Almacena el error inicial del nódulo. <text:s/>*</text:p>
      <text:p text:style-name="P19">* <text:tab/>F_W: Matriz de reales. Almacena el cambio que se debe de introducir *</text:p>
      <text:p text:style-name="P19">*<text:tab/> <text:s text:c="4"/>en los pesos del nódulo.<text:tab/><text:tab/><text:tab/><text:tab/> <text:s text:c="5"/>*</text:p>
      <text:p text:style-name="P19">* <text:tab/>out: Vector de reales. Almacena la salida de cada nodo del nódulo. <text:s/>*</text:p>
      <text:p text:style-name="P19">* <text:tab/>pesos: Matriz de reales. Almacena los pesos de conexión de todo el <text:s/>*</text:p>
      <text:p text:style-name="P19">*<text:tab/> <text:s text:c="6"/>nódulo.<text:tab/><text:tab/><text:tab/><text:tab/><text:tab/> <text:s text:c="5"/>*</text:p>
      <text:p text:style-name="P19">* <text:tab/>transf: Vector de funciones. Almacena las funciones de transferencia*</text:p>
      <text:p text:style-name="P19">*<text:tab/> <text:s text:c="7"/>de todos los nodos del nódulo.<text:tab/><text:tab/><text:tab/> <text:s text:c="5"/>*</text:p>
      <text:p text:style-name="P4">*<text:tab/><text:tab/><text:tab/><text:tab/><text:tab/><text:tab/> <text:s text:c="6"/><text:tab/> <text:s text:c="5"/>*</text:p>
      <text:p text:style-name="P19">* Parámetros de Salida: NINGUNO<text:tab/><text:tab/><text:tab/><text:tab/> <text:s text:c="5"/>*</text:p>
      <text:p text:style-name="P4">*<text:tab/><text:tab/><text:tab/><text:tab/><text:tab/><text:tab/> <text:s text:c="6"/><text:tab/> <text:s text:c="5"/>*</text:p>
      <text:p text:style-name="P19">* Funciones a las que llama la función:<text:tab/><text:tab/><text:tab/><text:tab/> <text:s text:c="5"/>*</text:p>
      <text:p text:style-name="P19">* <text:tab/>generarSalidaNodulo()-&gt;Genera la salida de un nódulo a partir de un *</text:p>
      <text:p text:style-name="P19">*<text:tab/><text:tab/><text:tab/> <text:s text:c="6"/>patrón de entrada.<text:tab/><text:tab/> <text:s text:c="5"/>*</text:p>
      <text:p text:style-name="P19">*<text:tab/>cambioPesos()-&gt;Función que calcula el valor en que tiene que cambiar*</text:p>
      <text:p text:style-name="P19">*<text:tab/><text:tab/> <text:s text:c="6"/>cada peso para reducir el error.<text:tab/><text:tab/> <text:s text:c="5"/>*</text:p>
      <text:p text:style-name="P4">*<text:tab/><text:tab/><text:tab/><text:tab/><text:tab/><text:tab/> <text:s text:c="6"/><text:tab/> <text:s text:c="5"/>*</text:p>
      <text:p text:style-name="P19">*******************************************************************************/</text:p>
      <text:p text:style-name="P19"/>
      <text:p text:style-name="P19">void retropropagacion(int numNodulo,int n_patrones,int iteraciones)</text:p>
      <text:p text:style-name="P19">{</text:p>
      <text:p text:style-name="P19"><text:s text:c="2"/>int i,j,iter,patron,numNodos;</text:p>
      <text:p text:style-name="P19"><text:s text:c="2"/>float *einicial,**F_W,*out,**pesos;</text:p>
      <text:p text:style-name="P19"><text:s text:c="2"/>func *transf;</text:p>
      <text:p text:style-name="P19"/>
      <text:p text:style-name="P19"><text:s text:c="2"/>/*Se inicializan todas las variables*/</text:p>
      <text:p text:style-name="P19"><text:soft-page-break/><text:s text:c="2"/>numNodos=pnodulos.nodulos[numNodulo]-&gt;n_nodos+predes.n_nodos_entrada+predes.n_nodos_salida;</text:p>
      <text:p text:style-name="P19"><text:s text:c="2"/>transf=(func *)malloc((predes.n_nodos_salida+pnodulos.nodulos[numNodulo]-&gt;n_nodos)*sizeof(func));</text:p>
      <text:p text:style-name="P19"><text:s text:c="2"/>out=(float *)malloc(numNodos*sizeof(float));</text:p>
      <text:p text:style-name="P19"><text:s text:c="2"/>F_W=(float **)malloc(numNodos*sizeof(float));</text:p>
      <text:p text:style-name="P19"><text:s text:c="2"/>pesos=(float **)malloc(numNodos*sizeof(float));</text:p>
      <text:p text:style-name="P19"><text:s text:c="2"/>einicial=(float *)malloc(predes.n_nodos_salida*sizeof(float));</text:p>
      <text:p text:style-name="P19"><text:s text:c="2"/>for(i=0;i&lt;numNodos;i++)</text:p>
      <text:p text:style-name="P19"><text:s text:c="2"/>{</text:p>
      <text:p text:style-name="P19"><text:s text:c="4"/>F_W[i]=(float *)malloc(numNodos*sizeof(float));</text:p>
      <text:p text:style-name="P19"><text:s text:c="4"/>pesos[i]=(float *)malloc(numNodos*sizeof(float));</text:p>
      <text:p text:style-name="P19"><text:s text:c="4"/>for(j=0;j&lt;numNodos;j++)</text:p>
      <text:p text:style-name="P19"><text:s text:c="4"/>{</text:p>
      <text:p text:style-name="P19"><text:s text:c="6"/>F_W[i][j]=0.0;</text:p>
      <text:p text:style-name="P19"><text:s text:c="6"/>pesos[i][j]=0.0;</text:p>
      <text:p text:style-name="P19"><text:s text:c="4"/>}</text:p>
      <text:p text:style-name="P19"><text:s text:c="2"/>}</text:p>
      <text:p text:style-name="P19"><text:s text:c="2"/>for (i=0;i&lt;pnodulos.nodulos[numNodulo]-&gt;n_nodos;i++)</text:p>
      <text:p text:style-name="P19"><text:s text:c="4"/>transf[i]=pnodulos.nodulos[numNodulo]-&gt;transf[i];</text:p>
      <text:p text:style-name="P19"><text:s text:c="2"/>for (;i&lt;pnodulos.nodulos[numNodulo]-&gt;n_nodos+predes.n_nodos_salida;i++)</text:p>
      <text:p text:style-name="P19"><text:s text:c="4"/>transf[i]=net_transf;</text:p>
      <text:p text:style-name="P19"/>
      <text:p text:style-name="P19"><text:s text:c="2"/>/* Retropropagación. */</text:p>
      <text:p text:style-name="P19"><text:s text:c="2"/>for(iter=0;iter&lt;iteraciones;iter++)</text:p>
      <text:p text:style-name="P19"><text:s text:c="2"/>{</text:p>
      <text:p text:style-name="P19"><text:s text:c="4"/>/* Seleccionar un patrón. */</text:p>
      <text:p text:style-name="P19"><text:s text:c="4"/>patron=random()%n_patrones;</text:p>
      <text:p text:style-name="P19"><text:s text:c="4"/>generarSalidaNodulo(entrada[patron],numNodulo,patron, out);</text:p>
      <text:p text:style-name="P19"/>
      <text:p text:style-name="P19"><text:s text:c="4"/>/*Se asignan los pesos a la matriz de pesos. */</text:p>
      <text:p text:style-name="P19"><text:s text:c="4"/>for(j=0;j&lt;predes.n_nodos_salida;j++)</text:p>
      <text:p text:style-name="P19"><text:s text:c="6"/>einicial[j]=out[j+predes.n_nodos_entrada+pnodulos.nodulos[numNodulo]-&gt;n_nodos]-salida[patron][j];</text:p>
      <text:p text:style-name="P19"><text:s text:c="4"/>for(i=0;i&lt;pnodulos.nodulos[numNodulo]-&gt;n_nodos;i++)</text:p>
      <text:p text:style-name="P19"><text:s text:c="6"/>for(j=0;j&lt;predes.n_nodos_entrada;j++)</text:p>
      <text:p text:style-name="P19"><text:s text:c="8"/>pesos[i+predes.n_nodos_entrada][j]=pnodulos.nodulos[numNodulo]-&gt;pesos_entrada[j][i];</text:p>
      <text:p text:style-name="P19"><text:soft-page-break/><text:s text:c="4"/>for(i=0;i&lt;predes.n_nodos_salida;i++)</text:p>
      <text:p text:style-name="P19"><text:s text:c="6"/>for(j=0;j&lt;pnodulos.nodulos[numNodulo]-&gt;n_nodos;j++)</text:p>
      <text:p text:style-name="P19"><text:s text:c="8"/>pesos[i+predes.n_nodos_entrada+pnodulos.nodulos[numNodulo]-&gt;n_nodos][j+predes.n_nodos_entrada]=pnodulos.nodulos[numNodulo]-&gt;pesos_salida[j][i];</text:p>
      <text:p text:style-name="P19"><text:s text:c="4"/>/* Obtener el cambio de pesos. */</text:p>
      <text:p text:style-name="P19"><text:s text:c="4"/>cambioPesos(einicial,pesos,out,F_W,pnodulos.nodulos[numNodulo]-&gt;n_nodos,transf);</text:p>
      <text:p text:style-name="P19"/>
      <text:p text:style-name="P19"><text:s text:c="4"/>/* Se realiza la actualización de pesos. */</text:p>
      <text:p text:style-name="P19"><text:s text:c="4"/>for(i=0;i&lt;pnodulos.nodulos[numNodulo]-&gt;n_nodos;i++)</text:p>
      <text:p text:style-name="P19"><text:s text:c="6"/>for(j=0;j&lt;predes.n_nodos_entrada;j++)</text:p>
      <text:p text:style-name="P19"><text:s text:c="8"/>pnodulos.nodulos[numNodulo]-&gt;pesos_entrada[j][i]-=alpharet*F_W[i+predes.n_nodos_entrada][j];</text:p>
      <text:p text:style-name="P19"><text:s text:c="4"/>for(i=0;i&lt;predes.n_nodos_salida;i++)</text:p>
      <text:p text:style-name="P19"><text:s text:c="6"/>for(j=0;j&lt;pnodulos.nodulos[numNodulo]-&gt;n_nodos;j++)</text:p>
      <text:p text:style-name="P19"><text:s text:c="8"/>pnodulos.nodulos[numNodulo]-&gt;pesos_salida[j][i]-=alpharet*F_W[i+predes.n_nodos_entrada+pnodulos.nodulos[numNodulo]-&gt;n_nodos][j+predes.n_nodos_entrada];</text:p>
      <text:p text:style-name="P19"><text:s text:c="2"/>}</text:p>
      <text:p text:style-name="P19"><text:s text:c="2"/>free(einicial);</text:p>
      <text:p text:style-name="P19"><text:s text:c="2"/>free(out);</text:p>
      <text:p text:style-name="P19"><text:s text:c="2"/>free(transf);</text:p>
      <text:p text:style-name="P19"><text:s text:c="2"/>for(i=0;i&lt;numNodos;i++)</text:p>
      <text:p text:style-name="P19"><text:s text:c="2"/>{</text:p>
      <text:p text:style-name="P19"><text:s text:c="4"/>free(pesos[i]);</text:p>
      <text:p text:style-name="P19"><text:s text:c="4"/>free(F_W[i]);</text:p>
      <text:p text:style-name="P19"><text:s text:c="2"/>}</text:p>
      <text:p text:style-name="P19"><text:s text:c="2"/>free(pesos);</text:p>
      <text:p text:style-name="P19"><text:s text:c="2"/>free(F_W);</text:p>
      <text:p text:style-name="P19">}</text:p>
      <text:p text:style-name="P19"/>
      <text:p text:style-name="P19">/*******************************************************************************</text:p>
      <text:p text:style-name="P19">* Fichero: evolucionarPoblaciones.c<text:tab/><text:tab/><text:tab/> <text:s text:c="6"/><text:tab/> <text:s text:c="5"/>*</text:p>
      <text:p text:style-name="P20">*<text:tab/><text:tab/><text:tab/><text:tab/><text:tab/><text:tab/> <text:s text:c="6"/><text:tab/> <text:s text:c="5"/>*</text:p>
      <text:p text:style-name="P19">* Función: cambioPesos()<text:tab/><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20">*<text:tab/><text:tab/><text:tab/><text:tab/><text:tab/><text:tab/> <text:s text:c="6"/><text:tab/> <text:s text:c="5"/>*</text:p>
      <text:p text:style-name="P19"><text:soft-page-break/>* Finalidad de la función: Calcula el valor que tiene que cambiar cada peso <text:s text:c="3"/>*</text:p>
      <text:p text:style-name="P19">*<text:tab/><text:tab/> <text:s text:c="5"/>para reducir el error.<text:tab/><text:tab/><text:tab/> <text:s text:c="5"/>*</text:p>
      <text:p text:style-name="P4">*<text:tab/><text:tab/><text:tab/><text:tab/><text:tab/><text:tab/> <text:s text:c="6"/><text:tab/> <text:s text:c="5"/>*</text:p>
      <text:p text:style-name="P19">* Parámetros de Entrada: <text:tab/><text:tab/><text:tab/><text:tab/><text:tab/> <text:s text:c="5"/>*</text:p>
      <text:p text:style-name="P19">* <text:tab/>nodos: Entero. Número de nodos que tiene el nódulo.<text:tab/><text:tab/> <text:s text:c="5"/>*</text:p>
      <text:p text:style-name="P19">* <text:tab/>e_inicial: Vector de reales. Almacena el error inicial del nódulo. <text:s/>*</text:p>
      <text:p text:style-name="P19">* <text:tab/>F_W: Matriz de reales. Almacena el cambio que se debe de introducir *</text:p>
      <text:p text:style-name="P19">*<text:tab/> <text:s text:c="4"/>en los pesos del nódulo.<text:tab/><text:tab/><text:tab/><text:tab/> <text:s text:c="5"/>*</text:p>
      <text:p text:style-name="P19">* <text:tab/>out: Vector de reales. Almacena la salida de cada nodo del nódulo. <text:s/>*</text:p>
      <text:p text:style-name="P19">* <text:tab/>pesos: Matriz de reales. Almacena los pesos de conexión de todo el <text:s/>*</text:p>
      <text:p text:style-name="P19">*<text:tab/> <text:s text:c="6"/>nódulo.<text:tab/><text:tab/><text:tab/><text:tab/><text:tab/> <text:s text:c="5"/>*</text:p>
      <text:p text:style-name="P19">* <text:tab/>transf: Vector de funciones. Almacena las funciones de transferencia*</text:p>
      <text:p text:style-name="P19">*<text:tab/><text:tab/>de todos los nodos del nódulo.<text:tab/><text:tab/><text:tab/> <text:s text:c="5"/>*</text:p>
      <text:p text:style-name="P4">*<text:tab/><text:tab/><text:tab/><text:tab/><text:tab/><text:tab/> <text:s text:c="6"/><text:tab/> <text:s text:c="5"/>*</text:p>
      <text:p text:style-name="P19">* Parámetros Internos:<text:tab/><text:tab/><text:tab/><text:tab/><text:tab/> <text:s text:c="5"/>*</text:p>
      <text:p text:style-name="P19">* <text:tab/>i: Entero. Contador.<text:tab/><text:tab/><text:tab/><text:tab/><text:tab/> <text:s text:c="5"/>*</text:p>
      <text:p text:style-name="P19">* <text:tab/>j: Entero. Contador.<text:tab/><text:tab/><text:tab/><text:tab/><text:tab/> <text:s text:c="5"/>*</text:p>
      <text:p text:style-name="P19">* <text:tab/>N: Entero. Número de nodos de entrada y ocultos quetiene el nódulo. *</text:p>
      <text:p text:style-name="P19">* <text:tab/>enodo: Vector de reales. Error de salida de un nódulo.<text:tab/> <text:s text:c="5"/>*</text:p>
      <text:p text:style-name="P19">* <text:tab/>ered: Vector de reales. Error de la red en un nodo determinado. <text:s text:c="4"/>*</text:p>
      <text:p text:style-name="P4">*<text:tab/><text:tab/><text:tab/><text:tab/><text:tab/><text:tab/> <text:s text:c="6"/><text:tab/> <text:s text:c="5"/>*</text:p>
      <text:p text:style-name="P19">* Parámetros de Salida: NINGUNO<text:tab/><text:tab/><text:tab/><text:tab/> <text:s text:c="5"/>*</text:p>
      <text:p text:style-name="P4">*<text:tab/><text:tab/><text:tab/><text:tab/><text:tab/><text:tab/> <text:s text:c="6"/><text:tab/> <text:s text:c="5"/>*</text:p>
      <text:p text:style-name="P19">* Funciones a las que llama la función:<text:tab/>NINGUNA<text:tab/><text:tab/><text:tab/> <text:s text:c="5"/>*</text:p>
      <text:p text:style-name="P4">*<text:tab/><text:tab/><text:tab/><text:tab/><text:tab/><text:tab/> <text:s text:c="6"/><text:tab/> <text:s text:c="5"/>*</text:p>
      <text:p text:style-name="P19">*******************************************************************************/</text:p>
      <text:p text:style-name="P19"/>
      <text:p text:style-name="P19">void cambioPesos(float *einicial,float **pesos,float *out,float **F_W,int nodos,func *transf)</text:p>
      <text:p text:style-name="P19">{</text:p>
      <text:p text:style-name="P19"><text:s text:c="2"/>int i,j,N;</text:p>
      <text:p text:style-name="P19"><text:s text:c="2"/>float *enodo,*ered;</text:p>
      <text:p text:style-name="P19"/>
      <text:p text:style-name="P19"><text:s text:c="2"/>N=predes.n_nodos_entrada+nodos;</text:p>
      <text:p text:style-name="P19"><text:s text:c="2"/>enodo=(float *)malloc((N+predes.n_nodos_salida)*sizeof(float));</text:p>
      <text:p text:style-name="P19"><text:s text:c="2"/>ered=(float *)malloc((N+predes.n_nodos_salida)*sizeof(float));</text:p>
      <text:p text:style-name="P19"/>
      <text:p text:style-name="P19"><text:s text:c="2"/>/* Se inicializan las variables. */</text:p>
      <text:p text:style-name="P19"><text:soft-page-break/></text:p>
      <text:p text:style-name="P19"><text:s text:c="2"/>for(i=0;i&lt;N;i++)</text:p>
      <text:p text:style-name="P19"><text:s text:c="4"/>enodo[i]=0.0;</text:p>
      <text:p text:style-name="P19"/>
      <text:p text:style-name="P19"><text:s text:c="2"/>for(i=0;i&lt;predes.n_nodos_salida;i++)</text:p>
      <text:p text:style-name="P19"><text:s text:c="4"/>enodo[i+N]=einicial[i];</text:p>
      <text:p text:style-name="P19"/>
      <text:p text:style-name="P19"><text:s text:c="2"/>/* Se obtienen las actualizaciones. */</text:p>
      <text:p text:style-name="P19"><text:s text:c="2"/>for(i=N+predes.n_nodos_salida-1;i&gt;=predes.n_nodos_entrada;i--)</text:p>
      <text:p text:style-name="P19"><text:s text:c="2"/>{</text:p>
      <text:p text:style-name="P19"><text:s text:c="4"/>for(j=i+1;j&lt;N+predes.n_nodos_salida;j++)</text:p>
      <text:p text:style-name="P19"><text:s text:c="6"/>enodo[i]+=pesos[j][i]*ered[j];</text:p>
      <text:p text:style-name="P19"/>
      <text:p text:style-name="P19"><text:s text:c="4"/>if(transf[i-predes.n_nodos_entrada]==(func)&amp;Logistic)</text:p>
      <text:p text:style-name="P19"><text:s text:c="6"/>ered[i]=enodo[i]*ptransferencia.logistic_b*out[i]*(1.0-out[i]/ptransferencia.logistic_a);</text:p>
      <text:p text:style-name="P19"><text:s text:c="4"/>else if (transf[i-predes.n_nodos_entrada]==(func)&amp;HyperbolicTangent)</text:p>
      <text:p text:style-name="P19"><text:s text:c="6"/>ered[i]=enodo[i]*(ptransferencia.htan_b/ptransferencia.htan_a)*(ptransferencia.htan_a-out[i])*(ptransferencia.htan_a+out[i]);</text:p>
      <text:p text:style-name="P19"/>
      <text:p text:style-name="P19"><text:s text:c="4"/>for(j=0;j&lt;i;j++)</text:p>
      <text:p text:style-name="P19"><text:s text:c="6"/>F_W[i][j]=ered[i]*out[j];</text:p>
      <text:p text:style-name="P19"><text:s text:c="2"/>}</text:p>
      <text:p text:style-name="P19">}</text:p>
      <text:p text:style-name="P19"/>
      <text:p text:style-name="P19">/*******************************************************************************</text:p>
      <text:p text:style-name="P19">* Fichero: evolucionarPoblaciones.c<text:tab/><text:tab/><text:tab/> <text:s text:c="6"/><text:tab/> <text:s text:c="5"/>*</text:p>
      <text:p text:style-name="P20">*<text:tab/><text:tab/><text:tab/><text:tab/><text:tab/><text:tab/> <text:s text:c="6"/><text:tab/> <text:s text:c="5"/>*</text:p>
      <text:p text:style-name="P19">* Función: enfriamientoSimulado()<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20">*<text:tab/><text:tab/><text:tab/><text:tab/><text:tab/><text:tab/> <text:s text:c="6"/><text:tab/> <text:s text:c="5"/>*</text:p>
      <text:p text:style-name="P19">* Finalidad de la función: Ejecuta el algoritmo del enfriaiento simulado sobre *</text:p>
      <text:p text:style-name="P19">*<text:tab/><text:tab/><text:tab/> <text:s text:c="2"/>un nódulo dado.<text:tab/><text:tab/><text:tab/> <text:s text:c="5"/>*</text:p>
      <text:p text:style-name="P4">*<text:tab/><text:tab/><text:tab/><text:tab/><text:tab/><text:tab/> <text:s text:c="6"/><text:tab/> <text:s text:c="5"/>*</text:p>
      <text:p text:style-name="P19">* Parámetros de Entrada:<text:tab/><text:tab/><text:tab/><text:tab/><text:tab/> <text:s text:c="5"/>*</text:p>
      <text:p text:style-name="P19">* <text:tab/>numNodulo: Entero. Número del nódulo que se va a tratar.<text:tab/> <text:s text:c="5"/>*</text:p>
      <text:p text:style-name="P4">*<text:tab/><text:tab/><text:tab/><text:tab/><text:tab/><text:tab/> <text:s text:c="6"/><text:tab/> <text:s text:c="5"/>*</text:p>
      <text:p text:style-name="P19"><text:soft-page-break/>* Parámetros Internos:<text:tab/><text:tab/><text:tab/><text:tab/><text:tab/> <text:s text:c="5"/>*</text:p>
      <text:p text:style-name="P19">* <text:tab/>i: Entero. Contador.<text:tab/><text:tab/><text:tab/><text:tab/><text:tab/> <text:s text:c="5"/>*</text:p>
      <text:p text:style-name="P19">* <text:tab/>j: Entero. Contador.<text:tab/><text:tab/><text:tab/><text:tab/><text:tab/> <text:s text:c="5"/>*</text:p>
      <text:p text:style-name="P19">* <text:tab/>k: Entero. Contador.<text:tab/><text:tab/><text:tab/><text:tab/><text:tab/> <text:s text:c="5"/>*</text:p>
      <text:p text:style-name="P19">* <text:tab/>pasos: Entero. Número de iteraciones que va a tener el enfriamiento *</text:p>
      <text:p text:style-name="P19">*<text:tab/> <text:s text:c="6"/>simulado.<text:tab/><text:tab/><text:tab/><text:tab/><text:tab/> <text:s text:c="5"/>*</text:p>
      <text:p text:style-name="P19">* <text:tab/>T: Real. Temperatura del enfriamiento simulado.<text:tab/><text:tab/> <text:s text:c="5"/>*</text:p>
      <text:p text:style-name="P19">* <text:tab/>pesos: Vector de reales. Pesos antiguos.<text:tab/><text:tab/><text:tab/> <text:s text:c="5"/>*</text:p>
      <text:p text:style-name="P19">* <text:tab/>apt_antigua: Real. Aptitud antigua del nódulo.<text:tab/><text:tab/> <text:s text:c="5"/>*</text:p>
      <text:p text:style-name="P4">*<text:tab/><text:tab/><text:tab/><text:tab/><text:tab/><text:tab/> <text:s text:c="6"/><text:tab/> <text:s text:c="5"/>*</text:p>
      <text:p text:style-name="P19">* Parámetros de Salida: NINGUNO<text:tab/><text:tab/><text:tab/><text:tab/> <text:s text:c="5"/>*</text:p>
      <text:p text:style-name="P4">*<text:tab/><text:tab/><text:tab/><text:tab/><text:tab/><text:tab/> <text:s text:c="6"/><text:tab/> <text:s text:c="5"/>*</text:p>
      <text:p text:style-name="P19">* Funciones a las que llama la función:<text:tab/><text:tab/><text:tab/><text:tab/> <text:s text:c="5"/>*</text:p>
      <text:p text:style-name="P19">*<text:tab/>pasoAleatorio()-&gt;Da un paso aleatorio en los pesos de conexión. <text:s text:c="4"/>*</text:p>
      <text:p text:style-name="P19">*<text:tab/>medirCambioNodulo()-&gt;Mide el cambio de aptitud que ha tenido el <text:s text:c="4"/>*</text:p>
      <text:p text:style-name="P19">*<text:tab/><text:tab/><text:tab/>nódulo.<text:tab/><text:tab/><text:tab/><text:tab/> <text:s text:c="5"/>*</text:p>
      <text:p text:style-name="P4">*<text:tab/><text:tab/><text:tab/><text:tab/><text:tab/><text:tab/> <text:s text:c="6"/><text:tab/> <text:s text:c="5"/>*</text:p>
      <text:p text:style-name="P19">*******************************************************************************/</text:p>
      <text:p text:style-name="P19"/>
      <text:p text:style-name="P19">void enfriamientoSimulado(int numNodulo)</text:p>
      <text:p text:style-name="P19">{</text:p>
      <text:p text:style-name="P19"><text:s text:c="2"/>int i,j,k,pasos;</text:p>
      <text:p text:style-name="P19"><text:s text:c="2"/>float T,*pesos,apt_antigua;</text:p>
      <text:p text:style-name="P19"/>
      <text:p text:style-name="P19"><text:s text:c="2"/>T=ToSA;</text:p>
      <text:p text:style-name="P19"><text:s text:c="2"/>pesos=NULL;</text:p>
      <text:p text:style-name="P19"><text:s text:c="2"/>apt_antigua=pnodulos.nodulos[numNodulo]-&gt;aptitud;</text:p>
      <text:p text:style-name="P19"/>
      <text:p text:style-name="P19"><text:s text:c="2"/>/*Enfriamiento simulado*/</text:p>
      <text:p text:style-name="P19"><text:s text:c="2"/>for(pasos=0;pasos&lt;iteraciones_sa;pasos++)</text:p>
      <text:p text:style-name="P19"><text:s text:c="2"/>{</text:p>
      <text:p text:style-name="P19"><text:s text:c="4"/>/*Se guardan los pesos antiguos*/</text:p>
      <text:p text:style-name="P19"><text:s text:c="4"/>k=0;</text:p>
      <text:p text:style-name="P19"><text:s text:c="4"/>/*Se guardan los pesos de entrada*/</text:p>
      <text:p text:style-name="P19"><text:s text:c="4"/>for(i=0;i&lt;predes.n_nodos_entrada;i++)</text:p>
      <text:p text:style-name="P19"><text:s text:c="6"/>for(j=0;j&lt;pnodulos.nodulos[numNodulo]-&gt;n_nodos;j++)</text:p>
      <text:p text:style-name="P19"><text:s text:c="8"/>if(pnodulos.nodulos[numNodulo]-&gt;conexiones_entrada[i][j])</text:p>
      <text:p text:style-name="P19"><text:s text:c="8"/>{</text:p>
      <text:p text:style-name="P19"><text:soft-page-break/><text:s text:c="10"/>pesos=(float *)realloc(pesos,(k+1)*sizeof(float));</text:p>
      <text:p text:style-name="P19"><text:s text:c="10"/>pesos[k]=pnodulos.nodulos[numNodulo]-&gt;pesos_entrada[i][j];</text:p>
      <text:p text:style-name="P19"><text:s text:c="10"/>k++;</text:p>
      <text:p text:style-name="P19"><text:s text:c="8"/>}</text:p>
      <text:p text:style-name="P19"/>
      <text:p text:style-name="P19"><text:s text:c="4"/>/*Se guardan los pesos de salida*/</text:p>
      <text:p text:style-name="P19"><text:s text:c="4"/>for(i=0;i&lt;pnodulos.nodulos[numNodulo]-&gt;n_nodos;i++)</text:p>
      <text:p text:style-name="P19"><text:s text:c="6"/>for(j=0;j&lt;predes.n_nodos_salida;j++)</text:p>
      <text:p text:style-name="P19"><text:s text:c="8"/>if(pnodulos.nodulos[numNodulo]-&gt;conexiones_salida[i][j])</text:p>
      <text:p text:style-name="P19"><text:s text:c="8"/>{</text:p>
      <text:p text:style-name="P19"><text:s text:c="10"/>pesos=(float *)realloc(pesos,(k+1)*sizeof(float));</text:p>
      <text:p text:style-name="P19"><text:s text:c="10"/>pesos[k]=pnodulos.nodulos[numNodulo]-&gt;pesos_salida[i][j];</text:p>
      <text:p text:style-name="P19"><text:s text:c="10"/>k++;</text:p>
      <text:p text:style-name="P19"><text:s text:c="8"/>}</text:p>
      <text:p text:style-name="P19"/>
      <text:p text:style-name="P19"><text:s text:c="4"/>/*Se realiza un paso aleatorio*/</text:p>
      <text:p text:style-name="P19"><text:s text:c="4"/>pasoAleatorio(numNodulo);</text:p>
      <text:p text:style-name="P19"/>
      <text:p text:style-name="P19"><text:s text:c="4"/>/*Se calcula la aptitud del nuevo nodulo*/</text:p>
      <text:p text:style-name="P19"><text:s text:c="4"/>medirCambioNodulo(numNodulo);</text:p>
      <text:p text:style-name="P19"><text:s text:c="6"/></text:p>
      <text:p text:style-name="P19"><text:s text:c="4"/>/*Si la aptitud ha empeorado mucho se rechaza el cambio*/</text:p>
      <text:p text:style-name="P19"><text:s text:c="4"/>if((apt_antigua&gt;pnodulos.nodulos[numNodulo]-&gt;aptitud) &amp;&amp; aleatorio()&lt;(apt_antigua-pnodulos.nodulos[numNodulo]-&gt;aptitud)*T)</text:p>
      <text:p text:style-name="P19"><text:s text:c="4"/>{</text:p>
      <text:p text:style-name="P19"><text:s text:c="6"/>/*Se recuperan los pesos antiguos*/</text:p>
      <text:p text:style-name="P19"><text:s text:c="6"/>k=0;</text:p>
      <text:p text:style-name="P19"><text:s text:c="6"/>/*Se recuperan los pesos de entrada*/</text:p>
      <text:p text:style-name="P19"><text:s text:c="6"/>for(i=0;i&lt;predes.n_nodos_entrada;i++)</text:p>
      <text:p text:style-name="P19"><text:s text:c="8"/>for(j=0;j&lt;pnodulos.nodulos[numNodulo]-&gt;n_nodos;j++)</text:p>
      <text:p text:style-name="P19"><text:s text:c="10"/>if(pnodulos.nodulos[numNodulo]-&gt;conexiones_entrada[i][j]==1)</text:p>
      <text:p text:style-name="P19"><text:tab/> <text:s/>{</text:p>
      <text:p text:style-name="P19"><text:tab/> <text:s text:c="3"/>pnodulos.nodulos[numNodulo]-&gt;pesos_entrada[i][j]=pesos[k];</text:p>
      <text:p text:style-name="P19"><text:tab/> <text:s text:c="3"/>k++;</text:p>
      <text:p text:style-name="P19"><text:tab/> <text:s/>}</text:p>
      <text:p text:style-name="P19"/>
      <text:p text:style-name="P19"><text:s text:c="6"/>/*Se recuperan los pesos de salida*/</text:p>
      <text:p text:style-name="P19"><text:s text:c="6"/>for(i=0;i&lt;pnodulos.nodulos[numNodulo]-&gt;n_nodos;i++)</text:p>
      <text:p text:style-name="P19"><text:soft-page-break/><text:tab/>for(j=0;j&lt;predes.n_nodos_salida;j++)</text:p>
      <text:p text:style-name="P19"><text:tab/> <text:s/>if(pnodulos.nodulos[numNodulo]-&gt;conexiones_salida[i][j]==1)</text:p>
      <text:p text:style-name="P19"><text:tab/> <text:s/>{</text:p>
      <text:p text:style-name="P19"><text:tab/> <text:s text:c="3"/>pnodulos.nodulos[numNodulo]-&gt;pesos_salida[i][j]=pesos[k];</text:p>
      <text:p text:style-name="P19"><text:tab/> <text:s text:c="3"/>k++;</text:p>
      <text:p text:style-name="P19"><text:tab/> <text:s/>}</text:p>
      <text:p text:style-name="P19"><text:s text:c="6"/></text:p>
      <text:p text:style-name="P19"><text:s text:c="6"/>/*Se calcula la aptitud del nuevo nodulo*/</text:p>
      <text:p text:style-name="P19"><text:s text:c="6"/>medirCambioNodulo(numNodulo);</text:p>
      <text:p text:style-name="P19"><text:s text:c="4"/>}</text:p>
      <text:p text:style-name="P19"><text:s text:c="4"/>else</text:p>
      <text:p text:style-name="P19"><text:s text:c="6"/>apt_antigua=pnodulos.nodulos[numNodulo]-&gt;aptitud;</text:p>
      <text:p text:style-name="P19"><text:s text:c="4"/>/*Se actualiza la temperatura de la aptitud*/</text:p>
      <text:p text:style-name="P19"><text:s text:c="4"/>T = alphasa * T;</text:p>
      <text:p text:style-name="P19"><text:s text:c="2"/>}</text:p>
      <text:p text:style-name="P19"><text:s text:c="2"/>free(pesos);</text:p>
      <text:p text:style-name="P19">}</text:p>
      <text:p text:style-name="P19"/>
      <text:p text:style-name="P19">/*******************************************************************************</text:p>
      <text:p text:style-name="P19">* Fichero: evolucionarPoblaciones.c<text:tab/><text:tab/><text:tab/> <text:s text:c="6"/><text:tab/> <text:s text:c="5"/>*</text:p>
      <text:p text:style-name="P20">*<text:tab/><text:tab/><text:tab/><text:tab/><text:tab/><text:tab/> <text:s text:c="6"/><text:tab/> <text:s text:c="5"/>*</text:p>
      <text:p text:style-name="P19">* Función: pasoAleatorio()<text:tab/><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20">*<text:tab/><text:tab/><text:tab/><text:tab/><text:tab/><text:tab/> <text:s text:c="6"/><text:tab/> <text:s text:c="5"/>*</text:p>
      <text:p text:style-name="P19">* Finalidad de la función: Da un paso aleatorio en cada peso del nódulo. <text:s text:c="6"/>*</text:p>
      <text:p text:style-name="P4">*<text:tab/><text:tab/><text:tab/><text:tab/><text:tab/><text:tab/> <text:s text:c="6"/><text:tab/> <text:s text:c="5"/>*</text:p>
      <text:p text:style-name="P19">* Parámetros de Entrada:<text:tab/><text:tab/><text:tab/><text:tab/><text:tab/> <text:s text:c="5"/>*</text:p>
      <text:p text:style-name="P19">* <text:tab/>numNodulo: Entero. Número del nódulo a tratar.<text:tab/><text:tab/> <text:s text:c="5"/>*</text:p>
      <text:p text:style-name="P4">*<text:tab/><text:tab/><text:tab/><text:tab/><text:tab/><text:tab/> <text:s text:c="6"/><text:tab/> <text:s text:c="5"/>*</text:p>
      <text:p text:style-name="P19">* Parámetros Internos:<text:tab/><text:tab/><text:tab/><text:tab/><text:tab/> <text:s text:c="5"/>*</text:p>
      <text:p text:style-name="P19">* <text:tab/>i: Entero. Contador.<text:tab/><text:tab/><text:tab/><text:tab/><text:tab/> <text:s text:c="5"/>*</text:p>
      <text:p text:style-name="P19">* <text:tab/>j: Entero. Contador.<text:tab/><text:tab/><text:tab/><text:tab/><text:tab/> <text:s text:c="5"/>*</text:p>
      <text:p text:style-name="P4">*<text:tab/><text:tab/><text:tab/><text:tab/><text:tab/><text:tab/> <text:s text:c="6"/><text:tab/> <text:s text:c="5"/>*</text:p>
      <text:p text:style-name="P19">* Parámetros de Salida: NINGUNO<text:tab/><text:tab/><text:tab/><text:tab/> <text:s text:c="5"/>*</text:p>
      <text:p text:style-name="P4">*<text:tab/><text:tab/><text:tab/><text:tab/><text:tab/><text:tab/> <text:s text:c="6"/><text:tab/> <text:s text:c="5"/>*</text:p>
      <text:p text:style-name="P19">* Funciones a las que llama la función:<text:tab/><text:tab/><text:tab/><text:tab/> <text:s text:c="5"/>*</text:p>
      <text:p text:style-name="P19">*<text:tab/>Normal()-&gt;genera un valor aleatorio dentro de una distribución<text:tab/> <text:s text:c="5"/>*</text:p>
      <text:p text:style-name="P19"><text:soft-page-break/>*<text:tab/><text:tab/>normal.<text:tab/><text:tab/><text:tab/><text:tab/><text:tab/> <text:s text:c="5"/>*</text:p>
      <text:p text:style-name="P4">*<text:tab/><text:tab/><text:tab/><text:tab/><text:tab/><text:tab/> <text:s text:c="6"/><text:tab/> <text:s text:c="5"/>*</text:p>
      <text:p text:style-name="P19">*******************************************************************************/</text:p>
      <text:p text:style-name="P19"/>
      <text:p text:style-name="P19">void pasoAleatorio(int numNodulo)</text:p>
      <text:p text:style-name="P19">{</text:p>
      <text:p text:style-name="P19"><text:s text:c="2"/>int i,j;</text:p>
      <text:p text:style-name="P19"/>
      <text:p text:style-name="P19"><text:s text:c="2"/>/*Se da un paso aleatorio en los pesos de las conexiones de entrada*/</text:p>
      <text:p text:style-name="P19"><text:s text:c="2"/>for(i=0;i&lt;predes.n_nodos_entrada;i++)</text:p>
      <text:p text:style-name="P19"><text:s text:c="4"/>for(j=0;j&lt;pnodulos.nodulos[numNodulo]-&gt;n_nodos;j++)</text:p>
      <text:p text:style-name="P19"><text:s text:c="6"/>if(pnodulos.nodulos[numNodulo]-&gt;conexiones_entrada[i][j]==1)</text:p>
      <text:p text:style-name="P19"><text:s text:c="8"/>pnodulos.nodulos[numNodulo]-&gt;pesos_entrada[i][j]+=Normal(0.0,1.0);</text:p>
      <text:p text:style-name="P19"/>
      <text:p text:style-name="P19"><text:s text:c="2"/>/*Se da un paso aleatorio en los pesos de las conexiones de salida*/</text:p>
      <text:p text:style-name="P19"><text:s text:c="2"/>for(i=0;i&lt;pnodulos.nodulos[numNodulo]-&gt;n_nodos;i++)</text:p>
      <text:p text:style-name="P19"><text:s text:c="4"/>for(j=0;j&lt;predes.n_nodos_salida;j++)</text:p>
      <text:p text:style-name="P19"><text:s text:c="6"/>if(pnodulos.nodulos[numNodulo]-&gt;conexiones_salida[i][j]==1)</text:p>
      <text:p text:style-name="P19"><text:s text:c="8"/>pnodulos.nodulos[numNodulo]-&gt;pesos_salida[i][j]+=Normal(0.0,1.0); <text:s/></text:p>
      <text:p text:style-name="P19">}</text:p>
      <text:p text:style-name="P15"/>
      <text:h text:style-name="P32" text:outline-level="1">8. ficheros.c</text:h>
      <text:p text:style-name="P15"/>
      <text:p text:style-name="P4">/*******************************************************************************</text:p>
      <text:p text:style-name="P4">*Copyright 2004 Pablo Álvarez de Sotomayor Posadillo<text:tab/> <text:s text:c="6"/><text:tab/> <text:s text:c="5"/>*</text:p>
      <text:p text:style-name="P4">*<text:tab/><text:tab/><text:tab/><text:tab/><text:tab/><text:tab/> <text:s text:c="6"/><text:tab/> <text:s text:c="5"/>*</text:p>
      <text:p text:style-name="P4">*This file is part of Coconet.<text:tab/><text:tab/><text:tab/><text:tab/> <text:s text:c="6"/><text:tab/> <text:s text:c="5"/>*</text:p>
      <text:p text:style-name="P4">*<text:tab/><text:tab/><text:tab/><text:tab/><text:tab/><text:tab/> <text:s text:c="6"/><text:tab/> <text:s text:c="5"/>*</text:p>
      <text:p text:style-name="P4">*Coconet is free software; you can redistribute it and/or modify it under the <text:s/>*</text:p>
      <text:p text:style-name="P4">*terms of the GNU General Public License as published by the Free Software <text:s text:c="4"/>*</text:p>
      <text:p text:style-name="P4">*Foundation; either version 2 of the License, or (at your option) any later <text:s text:c="3"/>*</text:p>
      <text:p text:style-name="P4">*version.<text:tab/><text:tab/><text:tab/> <text:s text:c="6"/><text:tab/><text:tab/><text:tab/><text:tab/> <text:s text:c="5"/>*</text:p>
      <text:p text:style-name="P4">*<text:tab/><text:tab/><text:tab/><text:tab/><text:tab/><text:tab/> <text:s text:c="6"/><text:tab/> <text:s text:c="5"/>*</text:p>
      <text:p text:style-name="P4">*Coconet is distributed in the hope that it will be useful, but WITHOUT ANY <text:s text:c="3"/>*</text:p>
      <text:p text:style-name="P4">*WARRANTY; without even the implied warranty of MERCHANTABILITY or FITNESS FOR *</text:p>
      <text:p text:style-name="P4">*A PARTICULAR PURPOSE. See the GNU General Public License for more details. <text:s text:c="3"/>*</text:p>
      <text:p text:style-name="P4">*<text:tab/><text:tab/><text:tab/><text:tab/><text:tab/><text:tab/> <text:s text:c="6"/><text:tab/> <text:s text:c="5"/>*</text:p>
      <text:p text:style-name="P4"><text:soft-page-break/>*You should have received a copy of the GNU General Public License along with <text:s/>*</text:p>
      <text:p text:style-name="P4">*Coconet; if not, write to the Free Software Foundation, Inc., 59 Temple Place,*</text:p>
      <text:p text:style-name="P4">*Suite 330, Boston, MA <text:s/>02111-1307 <text:s/>USA <text:s text:c="4"/><text:tab/><text:tab/><text:tab/> <text:s text:c="5"/>*</text:p>
      <text:p text:style-name="P4">*******************************************************************************/</text:p>
      <text:p text:style-name="P9"/>
      <text:p text:style-name="P18">#include &lt;definiciones.h&gt;</text:p>
      <text:p text:style-name="P18"/>
      <text:p text:style-name="P18">/*******************************************************************************</text:p>
      <text:p text:style-name="P18">* Fichero: ficheros.c<text:tab/><text:tab/><text:tab/><text:tab/> <text:s text:c="6"/><text:tab/> <text:s text:c="5"/>*</text:p>
      <text:p text:style-name="P4">*<text:tab/><text:tab/><text:tab/><text:tab/><text:tab/><text:tab/> <text:s text:c="6"/><text:tab/> <text:s text:c="5"/>*</text:p>
      <text:p text:style-name="P18">* Función: cargarFichero()<text:tab/><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20">*<text:tab/><text:tab/><text:tab/><text:tab/><text:tab/><text:tab/> <text:s text:c="6"/><text:tab/> <text:s text:c="5"/>*</text:p>
      <text:p text:style-name="P18">* Finalidad de la función: Cargar los datos de entrada de los fcheros de <text:s text:c="6"/>*</text:p>
      <text:p text:style-name="P18">*<text:tab/><text:tab/> <text:s text:c="5"/>configuración y de entrenamiento.<text:tab/><text:tab/> <text:s text:c="5"/>*</text:p>
      <text:p text:style-name="P4">*<text:tab/><text:tab/><text:tab/><text:tab/><text:tab/><text:tab/> <text:s text:c="6"/><text:tab/> <text:s text:c="5"/>*</text:p>
      <text:p text:style-name="P18">* Parámetros de Entrada:<text:tab/><text:tab/><text:tab/><text:tab/><text:tab/> <text:s text:c="5"/>*</text:p>
      <text:p text:style-name="P18">* <text:tab/>config: cadena de caracteres. Nombre del fichero de configuración. <text:s/>*</text:p>
      <text:p text:style-name="P18">* <text:tab/>entrenamiento: cadena de caracteres. Nombre del fichero de <text:tab/> <text:s text:c="5"/>*</text:p>
      <text:p text:style-name="P18">*<text:tab/><text:tab/> <text:s text:c="4"/>entrenamiento. <text:s text:c="4"/><text:tab/><text:tab/><text:tab/> <text:s text:c="5"/>*</text:p>
      <text:p text:style-name="P4">*<text:tab/><text:tab/><text:tab/><text:tab/><text:tab/><text:tab/> <text:s text:c="6"/><text:tab/> <text:s text:c="5"/>*</text:p>
      <text:p text:style-name="P18">* Parámetros Internos:<text:tab/><text:tab/><text:tab/><text:tab/><text:tab/> <text:s text:c="5"/>*</text:p>
      <text:p text:style-name="P18">* <text:tab/>i: Entero. Contador.<text:tab/><text:tab/><text:tab/><text:tab/><text:tab/> <text:s text:c="5"/>*</text:p>
      <text:p text:style-name="P18">* <text:tab/>j: Entero. Contador.<text:tab/><text:tab/><text:tab/><text:tab/><text:tab/> <text:s text:c="5"/>*</text:p>
      <text:p text:style-name="P18">* <text:tab/>aux: Carácter. Comodin.<text:tab/><text:tab/><text:tab/><text:tab/> <text:s text:c="5"/>*</text:p>
      <text:p text:style-name="P18">* <text:tab/>fichero_configuración: Puntero al fichero de configuración.<text:tab/> <text:s text:c="5"/>*</text:p>
      <text:p text:style-name="P18">* <text:tab/>fichero_entrenamiento: Puntero al fichero de entrenamiento.<text:tab/> <text:s text:c="5"/>*</text:p>
      <text:p text:style-name="P4">*<text:tab/><text:tab/><text:tab/><text:tab/><text:tab/><text:tab/> <text:s text:c="6"/><text:tab/> <text:s text:c="5"/>*</text:p>
      <text:p text:style-name="P18">* Parámetros de Salida: NINGUNO<text:tab/><text:tab/><text:tab/><text:tab/> <text:s text:c="5"/>*</text:p>
      <text:p text:style-name="P4">*<text:tab/><text:tab/><text:tab/><text:tab/><text:tab/><text:tab/> <text:s text:c="6"/><text:tab/> <text:s text:c="5"/>*</text:p>
      <text:p text:style-name="P18">* Funciones a las que llama la función:<text:tab/>NINGUNA<text:tab/><text:tab/><text:tab/> <text:s text:c="5"/>*</text:p>
      <text:p text:style-name="P4">*<text:tab/><text:tab/><text:tab/><text:tab/><text:tab/><text:tab/> <text:s text:c="6"/><text:tab/> <text:s text:c="5"/>*</text:p>
      <text:p text:style-name="P18">*******************************************************************************/</text:p>
      <text:p text:style-name="P18"/>
      <text:p text:style-name="P18">void cargarFichero(char *config,char *entrenamiento)</text:p>
      <text:p text:style-name="P18">{</text:p>
      <text:p text:style-name="P18"><text:s text:c="2"/>int i,j;</text:p>
      <text:p text:style-name="P18"><text:soft-page-break/><text:s text:c="2"/>char aux;</text:p>
      <text:p text:style-name="P18"><text:s text:c="2"/>FILE *fichero_configuracion, *fichero_entrenamiento;</text:p>
      <text:p text:style-name="P18"><text:s text:c="2"/></text:p>
      <text:p text:style-name="P18"><text:s text:c="2"/>pnodulos.n_subpobl=0;</text:p>
      <text:p text:style-name="P18"><text:s text:c="2"/>/*Se cargan los parámetros del fichero de configuración*/</text:p>
      <text:p text:style-name="P18"><text:s text:c="2"/>if((fichero_configuracion=fopen(config,"r"))==NULL)</text:p>
      <text:p text:style-name="P18"><text:s text:c="4"/>error(IO);</text:p>
      <text:p text:style-name="P18"><text:s text:c="2"/>/*Se cargan los datos del fichero de entrenamiento*/</text:p>
      <text:p text:style-name="P18"><text:s text:c="2"/>if((fichero_entrenamiento=fopen(entrenamiento,"r"))==NULL)</text:p>
      <text:p text:style-name="P18"><text:s text:c="4"/>error(IO);</text:p>
      <text:p text:style-name="P18"><text:s text:c="2"/></text:p>
      <text:p text:style-name="P18"><text:s text:c="2"/>if(fscanf(fichero_entrenamiento,"$ %d\n",&amp;n_entrenamiento)==EOF)</text:p>
      <text:p text:style-name="P18"><text:s text:c="4"/>error(IO);</text:p>
      <text:p text:style-name="P18"><text:s text:c="2"/>if(fscanf(fichero_entrenamiento,"$ %d\n",&amp;predes.n_nodos_entrada)==EOF)</text:p>
      <text:p text:style-name="P18"><text:s text:c="4"/>error(IO);</text:p>
      <text:p text:style-name="P18"><text:s text:c="2"/>if(fscanf(fichero_entrenamiento,"$ %d\n",&amp;predes.n_nodos_salida)==EOF)</text:p>
      <text:p text:style-name="P18"><text:s text:c="4"/>error(IO);</text:p>
      <text:p text:style-name="P18"/>
      <text:p text:style-name="P18"><text:s text:c="2"/>/*Cargar los datos de entrenamiento*/</text:p>
      <text:p text:style-name="P18"><text:s text:c="2"/>entrada=(float **)malloc(n_entrenamiento*sizeof(float));</text:p>
      <text:p text:style-name="P18"><text:s text:c="2"/>salida=(float **)malloc(n_entrenamiento*sizeof(float));</text:p>
      <text:p text:style-name="P18"><text:s text:c="2"/>for(i=0;i&lt;n_entrenamiento;i++)</text:p>
      <text:p text:style-name="P18"><text:s text:c="2"/>{</text:p>
      <text:p text:style-name="P18"><text:s text:c="4"/>entrada[i]=(float *)malloc(predes.n_nodos_entrada*sizeof(float));</text:p>
      <text:p text:style-name="P18"><text:s text:c="4"/>salida[i]=(float *)malloc(predes.n_nodos_salida*sizeof(float));</text:p>
      <text:p text:style-name="P18"><text:s text:c="4"/>for(j=0;j&lt;predes.n_nodos_entrada;j++)</text:p>
      <text:p text:style-name="P18"><text:s text:c="6"/>if(fscanf(fichero_entrenamiento,"%f",&amp;entrada[i][j])==EOF)</text:p>
      <text:p text:style-name="P18"><text:s text:c="8"/>error(IO);</text:p>
      <text:p text:style-name="P18"><text:s text:c="4"/>for(j=0;j&lt;predes.n_nodos_salida;j++)</text:p>
      <text:p text:style-name="P18"><text:s text:c="6"/>if(fscanf(fichero_entrenamiento,"%f",&amp;salida[i][j])==EOF)</text:p>
      <text:p text:style-name="P18"><text:s text:c="8"/>error(IO);</text:p>
      <text:p text:style-name="P18"><text:s text:c="2"/>}</text:p>
      <text:p text:style-name="P18"><text:s text:c="2"/></text:p>
      <text:p text:style-name="P18"><text:s text:c="2"/>if(fscanf(fichero_configuracion,"Redes: %d\n",&amp;max_redes)==EOF)</text:p>
      <text:p text:style-name="P18"><text:s text:c="4"/>error(IO);</text:p>
      <text:p text:style-name="P18"><text:s text:c="2"/>if(fscanf(fichero_configuracion,"Nodos: %d\n",&amp;max_nodos)==EOF)</text:p>
      <text:p text:style-name="P18"><text:s text:c="4"/>error(IO);</text:p>
      <text:p text:style-name="P18"><text:s text:c="2"/>if(fscanf(fichero_configuracion,"Nodulos: %d\n",&amp;num_nodulos)==EOF)</text:p>
      <text:p text:style-name="P18"><text:soft-page-break/><text:s text:c="4"/>error(IO);</text:p>
      <text:p text:style-name="P18"/>
      <text:p text:style-name="P18"><text:s text:c="2"/>/*parámetros de las funciones de transferencia*/</text:p>
      <text:p text:style-name="P18"><text:s text:c="2"/>if(fscanf(fichero_configuracion,"Htan a: %f\n",&amp;ptransferencia.htan_a)==EOF)</text:p>
      <text:p text:style-name="P18"><text:s text:c="4"/>error(IO);</text:p>
      <text:p text:style-name="P18"><text:s text:c="2"/>if(fscanf(fichero_configuracion,"Htan b: %f\n",&amp;ptransferencia.htan_b)==EOF)</text:p>
      <text:p text:style-name="P18"><text:s text:c="4"/>error(IO);</text:p>
      <text:p text:style-name="P18"><text:s text:c="2"/>if(fscanf(fichero_configuracion,"Logistic a: %f\n",&amp;ptransferencia.logistic_a)==EOF)</text:p>
      <text:p text:style-name="P18"><text:s text:c="4"/>error(IO);</text:p>
      <text:p text:style-name="P18"><text:s text:c="2"/>if(fscanf(fichero_configuracion,"Logistic b: %f\n",&amp;ptransferencia.logistic_b)==EOF)</text:p>
      <text:p text:style-name="P18"><text:s text:c="4"/>error(IO);</text:p>
      <text:p text:style-name="P18"><text:s text:c="2"/>if(fscanf(fichero_configuracion,"Epsilon: %f\n",&amp;ptransferencia.epsilon)==EOF)</text:p>
      <text:p text:style-name="P18"><text:s text:c="4"/>error(IO);</text:p>
      <text:p text:style-name="P18"/>
      <text:p text:style-name="P18"><text:s text:c="2"/>/*Ponderacion para la aptitud de los nodulos*/</text:p>
      <text:p text:style-name="P18"><text:s text:c="2"/>if(fscanf(fichero_configuracion,"Sustitucion: %f\n",&amp;pond.sust)==EOF)</text:p>
      <text:p text:style-name="P18"><text:s text:c="4"/>error(IO);</text:p>
      <text:p text:style-name="P18"><text:s text:c="2"/>if(fscanf(fichero_configuracion,"Diferencia: %f\n",&amp;pond.dif)==EOF)</text:p>
      <text:p text:style-name="P18"><text:s text:c="4"/>error(IO);</text:p>
      <text:p text:style-name="P18"><text:s text:c="2"/>if(fscanf(fichero_configuracion,"Mejores: %f\n",&amp;pond.best)==EOF)</text:p>
      <text:p text:style-name="P18"><text:s text:c="4"/>error(IO);</text:p>
      <text:p text:style-name="P18"/>
      <text:p text:style-name="P18"><text:s text:c="2"/>if(fscanf(fichero_configuracion,"Redes Seleccionadas: %d\n",&amp;redsel)==EOF)</text:p>
      <text:p text:style-name="P18"><text:s text:c="4"/>error(IO);</text:p>
      <text:p text:style-name="P18"><text:s text:c="2"/>if(fscanf(fichero_configuracion,"Nodulos Seleccionados: %d\n",&amp;nodsel)==EOF)</text:p>
      <text:p text:style-name="P18"><text:s text:c="4"/>error(IO);</text:p>
      <text:p text:style-name="P18"/>
      <text:p text:style-name="P18"><text:s text:c="2"/>if(fscanf(fichero_configuracion,"Iteraciones SA: %d\n",&amp;iteraciones_sa)==EOF)</text:p>
      <text:p text:style-name="P18"><text:s text:c="4"/>error(IO);</text:p>
      <text:p text:style-name="P18"><text:s text:c="2"/>if(fscanf(fichero_configuracion,"To SA: %f\n",&amp;ToSA)==EOF)</text:p>
      <text:p text:style-name="P18"><text:s text:c="4"/>error(IO);</text:p>
      <text:p text:style-name="P18"><text:s text:c="2"/>if(fscanf(fichero_configuracion,"alpha SA: %f\n",&amp;alphasa)==EOF)</text:p>
      <text:p text:style-name="P18"><text:s text:c="4"/>error(IO);</text:p>
      <text:p text:style-name="P18"/>
      <text:p text:style-name="P18"><text:s text:c="2"/>if(fscanf(fichero_configuracion,"Delta Minimo: %d\n",&amp;delta_min)==EOF)</text:p>
      <text:p text:style-name="P18"><text:s text:c="4"/>error(IO);</text:p>
      <text:p text:style-name="P18"><text:soft-page-break/><text:s text:c="2"/>if(fscanf(fichero_configuracion,"Delta Maximo: %d\n",&amp;delta_max)==EOF)</text:p>
      <text:p text:style-name="P18"><text:s text:c="4"/>error(IO);</text:p>
      <text:p text:style-name="P18"/>
      <text:p text:style-name="P18"><text:s text:c="2"/>if(fscanf(fichero_configuracion,"Limite Evolucion: %f\n",&amp;evolim)==EOF)</text:p>
      <text:p text:style-name="P18"><text:s text:c="4"/>error(IO);</text:p>
      <text:p text:style-name="P18"><text:s text:c="2"/>if(fscanf(fichero_configuracion,"Alpha Retropropagacion: %f\n",&amp;alpharet)==EOF)</text:p>
      <text:p text:style-name="P18"><text:s text:c="4"/>error(IO);</text:p>
      <text:p text:style-name="P18"><text:s text:c="2"/>if(fscanf(fichero_configuracion,"Semilla: %d\n",&amp;semilla)==EOF)</text:p>
      <text:p text:style-name="P18"><text:s text:c="4"/>error(IO);</text:p>
      <text:p text:style-name="P18"/>
      <text:p text:style-name="P18"><text:s text:c="2"/>srandom(semilla);</text:p>
      <text:p text:style-name="P18"><text:s text:c="2"/>if(fclose(fichero_configuracion)==EOF)</text:p>
      <text:p text:style-name="P18"><text:s text:c="4"/>error(IO);</text:p>
      <text:p text:style-name="P18"><text:s text:c="2"/>if(fclose(fichero_entrenamiento)==EOF)</text:p>
      <text:p text:style-name="P18"><text:s text:c="4"/>error(IO);</text:p>
      <text:p text:style-name="P18"/>
      <text:p text:style-name="P18"><text:s text:c="2"/>/*El número máximo de redes es como mínimo el número de nódulos por</text:p>
      <text:p text:style-name="P18"><text:s text:c="2"/>subpoblación*/</text:p>
      <text:p text:style-name="P18"><text:s text:c="2"/>if(max_redes&lt;num_nodulos)</text:p>
      <text:p text:style-name="P18"><text:s text:c="4"/>max_redes=num_nodulos;</text:p>
      <text:p text:style-name="P18"><text:s text:c="2"/>if(nodsel&gt;num_nodulos)</text:p>
      <text:p text:style-name="P18"><text:s text:c="4"/>nodsel=num_nodulos;</text:p>
      <text:p text:style-name="P18">}</text:p>
      <text:p text:style-name="P18"/>
      <text:p text:style-name="P18">/*******************************************************************************</text:p>
      <text:p text:style-name="P18">* Fichero: ficheros.c<text:tab/><text:tab/><text:tab/><text:tab/> <text:s text:c="6"/><text:tab/> <text:s text:c="5"/>*</text:p>
      <text:p text:style-name="P20">*<text:tab/><text:tab/><text:tab/><text:tab/><text:tab/><text:tab/> <text:s text:c="6"/><text:tab/> <text:s text:c="5"/>*</text:p>
      <text:p text:style-name="P18">* Función: leerGeneralizacion()<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20">*<text:tab/><text:tab/><text:tab/><text:tab/><text:tab/><text:tab/> <text:s text:c="6"/><text:tab/> <text:s text:c="5"/>*</text:p>
      <text:p text:style-name="P18">* Finalidad de la función: Lee los datos de entrada para medir la<text:tab/> <text:s text:c="5"/>*</text:p>
      <text:p text:style-name="P18">*<text:tab/><text:tab/> <text:s text:c="5"/>generalización.<text:tab/><text:tab/><text:tab/> <text:s text:c="5"/>*</text:p>
      <text:p text:style-name="P4">*<text:tab/><text:tab/><text:tab/><text:tab/><text:tab/><text:tab/> <text:s text:c="6"/><text:tab/> <text:s text:c="5"/>*</text:p>
      <text:p text:style-name="P18">* Parámetros de Entrada:<text:tab/><text:tab/><text:tab/><text:tab/><text:tab/> <text:s text:c="5"/>*</text:p>
      <text:p text:style-name="P18">* <text:tab/>generalizacion: Cadena de caracteres. Nombre del fichero de<text:tab/> <text:s text:c="5"/>*</text:p>
      <text:p text:style-name="P18">*<text:tab/><text:tab/><text:tab/>generalización.<text:tab/><text:tab/><text:tab/> <text:s text:c="5"/>*</text:p>
      <text:p text:style-name="P4"><text:soft-page-break/>*<text:tab/><text:tab/><text:tab/><text:tab/><text:tab/><text:tab/> <text:s text:c="6"/><text:tab/> <text:s text:c="5"/>*</text:p>
      <text:p text:style-name="P18">* Parámetros Internos:<text:tab/><text:tab/><text:tab/><text:tab/><text:tab/> <text:s text:c="5"/>*</text:p>
      <text:p text:style-name="P18">* <text:tab/>i: Entero. Contador.<text:tab/><text:tab/><text:tab/><text:tab/><text:tab/> <text:s text:c="5"/>*</text:p>
      <text:p text:style-name="P18">* <text:tab/>j: Entero. Contador.<text:tab/><text:tab/><text:tab/><text:tab/><text:tab/> <text:s text:c="5"/>*</text:p>
      <text:p text:style-name="P18">* <text:tab/>aux: Carácter. Variable comodín.<text:tab/><text:tab/><text:tab/> <text:s text:c="5"/>*</text:p>
      <text:p text:style-name="P18">* <text:tab/>fichero_generalizacion: Puntero a fichero. Fichero que contiene los *</text:p>
      <text:p text:style-name="P18">*<text:tab/><text:tab/><text:tab/><text:tab/>datos de entrada.<text:tab/><text:tab/> <text:s text:c="5"/>*</text:p>
      <text:p text:style-name="P4">*<text:tab/><text:tab/><text:tab/><text:tab/><text:tab/><text:tab/> <text:s text:c="6"/><text:tab/> <text:s text:c="5"/>*</text:p>
      <text:p text:style-name="P18">* Parámetros de Salida: NINGUNO<text:tab/><text:tab/><text:tab/><text:tab/> <text:s text:c="5"/>*</text:p>
      <text:p text:style-name="P4">*<text:tab/><text:tab/><text:tab/><text:tab/><text:tab/><text:tab/> <text:s text:c="6"/><text:tab/> <text:s text:c="5"/>*</text:p>
      <text:p text:style-name="P18">* Funciones a las que llama la función:<text:tab/><text:tab/><text:tab/><text:tab/> <text:s text:c="5"/>*</text:p>
      <text:p text:style-name="P18">*<text:tab/>error()-&gt;Muestra un mensaje de error según el error producido.<text:tab/> <text:s text:c="5"/>*</text:p>
      <text:p text:style-name="P4">*<text:tab/><text:tab/><text:tab/><text:tab/><text:tab/><text:tab/> <text:s text:c="6"/><text:tab/> <text:s text:c="5"/>*</text:p>
      <text:p text:style-name="P18">*******************************************************************************/</text:p>
      <text:p text:style-name="P18"/>
      <text:p text:style-name="P18">void leerGeneralizacion(char *generalizacion)</text:p>
      <text:p text:style-name="P18">{</text:p>
      <text:p text:style-name="P18"><text:s text:c="2"/>int i,j;</text:p>
      <text:p text:style-name="P18"><text:s text:c="2"/>char aux;</text:p>
      <text:p text:style-name="P18"><text:s text:c="2"/>FILE *fichero_generalizacion;</text:p>
      <text:p text:style-name="P18"/>
      <text:p text:style-name="P18"><text:s text:c="2"/>/*Se abre el fichero de generalización*/</text:p>
      <text:p text:style-name="P18"><text:s text:c="2"/>if((fichero_generalizacion=fopen(generalizacion,"r"))==NULL)</text:p>
      <text:p text:style-name="P18"><text:s text:c="4"/>error(IO);</text:p>
      <text:p text:style-name="P18"/>
      <text:p text:style-name="P18"><text:s text:c="2"/>/*Se cargan los datos del fichero de generalización*/</text:p>
      <text:p text:style-name="P18"><text:s text:c="2"/>if(fscanf(fichero_generalizacion,"$ %d\n",&amp;n_generalizacion)==EOF)</text:p>
      <text:p text:style-name="P18"><text:s text:c="4"/>error(IO);</text:p>
      <text:p text:style-name="P18"><text:s text:c="2"/>if(fscanf(fichero_generalizacion,"$ %d\n",&amp;predes.n_nodos_entrada)==EOF)</text:p>
      <text:p text:style-name="P18"><text:s text:c="4"/>error(IO);</text:p>
      <text:p text:style-name="P18"><text:s text:c="2"/>if(fscanf(fichero_generalizacion,"$ %d\n",&amp;predes.n_nodos_salida)==EOF)</text:p>
      <text:p text:style-name="P18"><text:s text:c="4"/>error(IO);</text:p>
      <text:p text:style-name="P18"/>
      <text:p text:style-name="P18"><text:s text:c="2"/>for(i=0;i&lt;n_entrenamiento;i++)</text:p>
      <text:p text:style-name="P18"><text:s text:c="2"/>{</text:p>
      <text:p text:style-name="P18"><text:s text:c="4"/>free(entrada[i]);</text:p>
      <text:p text:style-name="P18"><text:s text:c="4"/>free(salida[i]);</text:p>
      <text:p text:style-name="P18"><text:s text:c="2"/>}</text:p>
      <text:p text:style-name="P18"><text:soft-page-break/><text:s text:c="2"/>free(entrada);</text:p>
      <text:p text:style-name="P18"><text:s text:c="2"/>free(salida);</text:p>
      <text:p text:style-name="P18"><text:s text:c="2"/>if((entrada=(float **)malloc(n_generalizacion*sizeof(float)))==NULL)</text:p>
      <text:p text:style-name="P18"><text:s text:c="4"/>error(RES_MEM);</text:p>
      <text:p text:style-name="P18"><text:s text:c="2"/>if((salida=(float **)malloc(n_generalizacion*sizeof(float)))==NULL)</text:p>
      <text:p text:style-name="P18"><text:s text:c="4"/>error(RES_MEM);</text:p>
      <text:p text:style-name="P18"/>
      <text:p text:style-name="P18"><text:s text:c="2"/>for(i=0;i&lt;n_generalizacion;i++)</text:p>
      <text:p text:style-name="P18"><text:s text:c="2"/>{</text:p>
      <text:p text:style-name="P18"><text:s text:c="4"/>if((entrada[i]=(float *)malloc(predes.n_nodos_entrada*sizeof(float)))==NULL)</text:p>
      <text:p text:style-name="P18"><text:s text:c="6"/>error(RES_MEM);</text:p>
      <text:p text:style-name="P18"><text:s text:c="4"/>if((salida[i]=(float *)malloc(predes.n_nodos_salida*sizeof(float)))==NULL)</text:p>
      <text:p text:style-name="P18"><text:s text:c="6"/>error(RES_MEM);</text:p>
      <text:p text:style-name="P18"><text:s text:c="4"/>for(j=0;j&lt;predes.n_nodos_entrada;j++)</text:p>
      <text:p text:style-name="P18"><text:s text:c="6"/>if(fscanf(fichero_generalizacion,"%f",&amp;entrada[i][j])==EOF)</text:p>
      <text:p text:style-name="P18"><text:s text:c="8"/>error(IO);</text:p>
      <text:p text:style-name="P18"><text:s text:c="4"/>for(j=0;j&lt;predes.n_nodos_salida;j++)</text:p>
      <text:p text:style-name="P18"><text:s text:c="6"/>if(fscanf(fichero_generalizacion,"%d",&amp;salida[i][j])==EOF)</text:p>
      <text:p text:style-name="P18"><text:s text:c="8"/>error(IO);</text:p>
      <text:p text:style-name="P18"><text:s text:c="2"/>}</text:p>
      <text:p text:style-name="P18"/>
      <text:p text:style-name="P18"><text:s text:c="2"/>/*Se cierra el fichero de generalización*/</text:p>
      <text:p text:style-name="P18"><text:s text:c="2"/>if(fclose(fichero_generalizacion)==EOF)</text:p>
      <text:p text:style-name="P18"><text:s text:c="4"/>error(IO);</text:p>
      <text:p text:style-name="P18">}</text:p>
      <text:p text:style-name="P18"/>
      <text:p text:style-name="P18">/*******************************************************************************</text:p>
      <text:p text:style-name="P18">* Fichero: ficheros.c<text:tab/><text:tab/><text:tab/><text:tab/> <text:s text:c="6"/><text:tab/> <text:s text:c="5"/>*</text:p>
      <text:p text:style-name="P20">*<text:tab/><text:tab/><text:tab/><text:tab/><text:tab/><text:tab/> <text:s text:c="6"/><text:tab/> <text:s text:c="5"/>*</text:p>
      <text:p text:style-name="P18">* Función: exportarMejorRed()<text:tab/><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20">*<text:tab/><text:tab/><text:tab/><text:tab/><text:tab/><text:tab/> <text:s text:c="6"/><text:tab/> <text:s text:c="5"/>*</text:p>
      <text:p text:style-name="P18">* Finalidad de la función: Exporta la red que mejor se ha adaptado al problema *</text:p>
      <text:p text:style-name="P18"><text:tab/><text:tab/><text:tab/> <text:s text:c="2"/>a un fichero de salida.<text:tab/><text:tab/> <text:s text:c="5"/>*</text:p>
      <text:p text:style-name="P4">*<text:tab/><text:tab/><text:tab/><text:tab/><text:tab/><text:tab/> <text:s text:c="6"/><text:tab/> <text:s text:c="5"/>*</text:p>
      <text:p text:style-name="P18">* Parámetros de Entrada: NINGUNO<text:tab/><text:tab/><text:tab/><text:tab/> <text:s text:c="5"/>*</text:p>
      <text:p text:style-name="P4">*<text:tab/><text:tab/><text:tab/><text:tab/><text:tab/><text:tab/> <text:s text:c="6"/><text:tab/> <text:s text:c="5"/>*</text:p>
      <text:p text:style-name="P18"><text:soft-page-break/>* Parámetros Internos:<text:tab/><text:tab/><text:tab/><text:tab/><text:tab/> <text:s text:c="5"/>*</text:p>
      <text:p text:style-name="P18">* <text:tab/>i: Entero. Contador.<text:tab/><text:tab/><text:tab/><text:tab/><text:tab/> <text:s text:c="5"/>*</text:p>
      <text:p text:style-name="P18">* <text:tab/>j: Entero. Contador.<text:tab/><text:tab/><text:tab/><text:tab/><text:tab/> <text:s text:c="5"/>*</text:p>
      <text:p text:style-name="P18">* <text:tab/>k: Entero. Contador.<text:tab/><text:tab/><text:tab/><text:tab/><text:tab/> <text:s text:c="5"/>*</text:p>
      <text:p text:style-name="P18">* <text:tab/>l: Entero. Contador.<text:tab/><text:tab/><text:tab/><text:tab/><text:tab/> <text:s text:c="5"/>*</text:p>
      <text:p text:style-name="P18">* <text:tab/>nodos: Entero. Almacena el número de nodos que tiene la red.<text:tab/> <text:s text:c="5"/>*</text:p>
      <text:p text:style-name="P18">* <text:tab/>max: Real. Generalización máxima.<text:tab/><text:tab/><text:tab/> <text:s text:c="5"/>*</text:p>
      <text:p text:style-name="P18">* <text:tab/>idmax: Número de red con generalización máxima.<text:tab/><text:tab/> <text:s text:c="5"/>*</text:p>
      <text:p text:style-name="P18">* <text:tab/>conexiones: Número de conexiones de la red.<text:tab/><text:tab/> <text:s text:c="5"/>*</text:p>
      <text:p text:style-name="P18">* <text:tab/>aptitud: Real. Guarda la aptitud para medir la generalización<text:tab/> <text:s text:c="5"/>*</text:p>
      <text:p text:style-name="P18">* <text:tab/>out: Puntero a fichero. Fichero de salida.<text:tab/><text:tab/> <text:s text:c="5"/>*</text:p>
      <text:p text:style-name="P4">*<text:tab/><text:tab/><text:tab/><text:tab/><text:tab/><text:tab/> <text:s text:c="6"/><text:tab/> <text:s text:c="5"/>*</text:p>
      <text:p text:style-name="P18">* Parámetros de Salida: NINGUNO<text:tab/><text:tab/><text:tab/><text:tab/> <text:s text:c="5"/>*</text:p>
      <text:p text:style-name="P4">*<text:tab/><text:tab/><text:tab/><text:tab/><text:tab/><text:tab/> <text:s text:c="6"/><text:tab/> <text:s text:c="5"/>*</text:p>
      <text:p text:style-name="P18">* Funciones a las que llama la función:<text:tab/><text:tab/><text:tab/><text:tab/> <text:s text:c="5"/>*</text:p>
      <text:p text:style-name="P18">*<text:tab/>generarSalidaRed()-&gt;Genera la salida de la red a partir de la salida*</text:p>
      <text:p text:style-name="P18">*<text:tab/><text:tab/> <text:s text:c="9"/>de los nódulos.<text:tab/><text:tab/><text:tab/> <text:s text:c="5"/>*</text:p>
      <text:p text:style-name="P18">*<text:tab/>generarSalidaNodulo()-&gt;Genera la salida de un nódulo a partir de un *</text:p>
      <text:p text:style-name="P18">*<text:tab/><text:tab/><text:tab/> <text:s text:c="6"/>parámetro de entrada.<text:tab/><text:tab/> <text:s text:c="5"/>*</text:p>
      <text:p text:style-name="P18">*<text:tab/>medirAptitudRed()-&gt;Mide la aptitud de la red a partir de las salidas*</text:p>
      <text:p text:style-name="P18">*<text:tab/><text:tab/><text:tab/> <text:s text:c="2"/>generadas.<text:tab/><text:tab/><text:tab/> <text:s text:c="5"/>*</text:p>
      <text:p text:style-name="P4">*<text:tab/><text:tab/><text:tab/><text:tab/><text:tab/><text:tab/> <text:s text:c="6"/><text:tab/> <text:s text:c="5"/>*</text:p>
      <text:p text:style-name="P18">*******************************************************************************/</text:p>
      <text:p text:style-name="P18"/>
      <text:p text:style-name="P18">void exportarMejorRed(char *ficheroSalida)</text:p>
      <text:p text:style-name="P18">{</text:p>
      <text:p text:style-name="P18"><text:s text:c="2"/>int i,j,k,l,nodos,idmax,conexiones;</text:p>
      <text:p text:style-name="P18"><text:s text:c="2"/>float *aptitud,max;</text:p>
      <text:p text:style-name="P18"><text:s text:c="2"/>FILE *out;</text:p>
      <text:p text:style-name="P18"/>
      <text:p text:style-name="P18"><text:s text:c="2"/>aptitud=(float *)malloc(5*sizeof(float));</text:p>
      <text:p text:style-name="P18"/>
      <text:p text:style-name="P18"><text:s text:c="2"/>for(i=0;i&lt;pnodulos.n_nodulos;i++)</text:p>
      <text:p text:style-name="P18"><text:s text:c="2"/>{</text:p>
      <text:p text:style-name="P18"><text:s text:c="4"/>for(j=0;j&lt;n_entrenamiento;j++)</text:p>
      <text:p text:style-name="P18"><text:s text:c="6"/>free(pnodulos.nodulos[i]-&gt;salidas_parciales[j]);</text:p>
      <text:p text:style-name="P18"><text:s text:c="4"/>free(pnodulos.nodulos[i]-&gt;salidas_parciales);</text:p>
      <text:p text:style-name="P18"><text:s text:c="4"/>pnodulos.nodulos[i]-&gt;salidas_parciales=(float <text:soft-page-break/>**)malloc(n_generalizacion*sizeof(float));</text:p>
      <text:p text:style-name="P18"><text:s text:c="4"/>for(j=0;j&lt;n_generalizacion;j++){</text:p>
      <text:p text:style-name="P18"><text:s text:c="6"/>pnodulos.nodulos[i]-&gt;salidas_parciales[j]=(float *)malloc(predes.n_nodos_salida*sizeof(float));</text:p>
      <text:p text:style-name="P18"><text:s text:c="6"/>for(k=0;k&lt;predes.n_nodos_salida;k++)</text:p>
      <text:p text:style-name="P18"><text:tab/>pnodulos.nodulos[i]-&gt;salidas_parciales[j][k]=0.0;</text:p>
      <text:p text:style-name="P18"><text:s text:c="4"/>}</text:p>
      <text:p text:style-name="P18"><text:s text:c="2"/>}</text:p>
      <text:p text:style-name="P18"/>
      <text:p text:style-name="P18"><text:s text:c="2"/>/*Se abre el fichero de salida*/</text:p>
      <text:p text:style-name="P18"><text:s text:c="2"/>if((out=fopen(ficheroSalida,"w"))==NULL)</text:p>
      <text:p text:style-name="P18"><text:s text:c="4"/>error(IO);</text:p>
      <text:p text:style-name="P18"/>
      <text:p text:style-name="P18"><text:s text:c="2"/>/*Se guardan las aptitudes de las redes seleccionadas*/</text:p>
      <text:p text:style-name="P18"><text:s text:c="2"/>for(i=0;i&lt;5;i++)</text:p>
      <text:p text:style-name="P18"><text:s text:c="2"/>{</text:p>
      <text:p text:style-name="P18"><text:s text:c="4"/>aptitud[i]=predes.redes[i]-&gt;aptitud;</text:p>
      <text:p text:style-name="P18"><text:s text:c="4"/>predes.redes[i]-&gt;aptitud=0.0;</text:p>
      <text:p text:style-name="P18"><text:s text:c="2"/>}</text:p>
      <text:p text:style-name="P18"/>
      <text:p text:style-name="P18"><text:s text:c="2"/>/*Se calcula la generalización de las redes*/</text:p>
      <text:p text:style-name="P18"><text:s text:c="2"/>for(i=0;i&lt;n_generalizacion;i++)</text:p>
      <text:p text:style-name="P18"><text:s text:c="2"/>{</text:p>
      <text:p text:style-name="P18"><text:s text:c="4"/>/*Se generan las salidas parciales de los nódulos a partir de los datos de generalización*/</text:p>
      <text:p text:style-name="P18"><text:s text:c="4"/>for(j=0;j&lt;pnodulos.n_nodulos;j++)</text:p>
      <text:p text:style-name="P18"><text:s text:c="6"/>generarSalidaNodulo(entrada[i],j,i,NULL);</text:p>
      <text:p text:style-name="P18"><text:s text:c="4"/>for(j=0;j&lt;5;j++)</text:p>
      <text:p text:style-name="P18"><text:s text:c="4"/>{</text:p>
      <text:p text:style-name="P18"><text:s text:c="6"/>/*Se generan las salidas de las redes a partir de las salidas parciales de los nódulos*/</text:p>
      <text:p text:style-name="P18"><text:s text:c="6"/>generarSalidaRed(j,i);</text:p>
      <text:p text:style-name="P18"><text:s text:c="6"/>/*Se mide la aptitud de las redes según las salidas generadas*/</text:p>
      <text:p text:style-name="P18"><text:s text:c="6"/>medirAptitudRed(salida[i],j);</text:p>
      <text:p text:style-name="P18"><text:s text:c="4"/>}</text:p>
      <text:p text:style-name="P18"><text:s text:c="2"/>}</text:p>
      <text:p text:style-name="P18"><text:s text:c="2"/>/*Se normaliza la aptitud de generalización en función de los datos de entrada del fichero de generalización*/</text:p>
      <text:p text:style-name="P18"><text:soft-page-break/><text:s text:c="2"/>for(i=0;i&lt;5;i++)</text:p>
      <text:p text:style-name="P18"><text:s text:c="4"/>predes.redes[i]-&gt;aptitud/=n_generalizacion;</text:p>
      <text:p text:style-name="P18"/>
      <text:p text:style-name="P18"><text:s text:c="2"/>/*Se selecciona la red con mejor generalización de las 5 de mejor aptitud. Otros parámetros de selección es el número de nodos de la red,</text:p>
      <text:p text:style-name="P18"><text:s text:c="2"/>la aptitud de las redes y el número de conexiones de las redes*/</text:p>
      <text:p text:style-name="P18"><text:s text:c="2"/>max=0.0;</text:p>
      <text:p text:style-name="P18"><text:s text:c="2"/>idmax=0;</text:p>
      <text:p text:style-name="P18"><text:s text:c="2"/>for(i=0;i&lt;5;i++)</text:p>
      <text:p text:style-name="P18"><text:s text:c="2"/>{</text:p>
      <text:p text:style-name="P18"><text:s text:c="4"/>if(predes.redes[i]-&gt;aptitud&gt;max)</text:p>
      <text:p text:style-name="P18"><text:s text:c="4"/>{</text:p>
      <text:p text:style-name="P18"><text:s text:c="6"/>max=predes.redes[i]-&gt;aptitud;</text:p>
      <text:p text:style-name="P18"><text:s text:c="6"/>idmax=i;</text:p>
      <text:p text:style-name="P18"><text:s text:c="4"/>}</text:p>
      <text:p text:style-name="P18"><text:s text:c="4"/>else if(predes.redes[i]-&gt;aptitud==max)</text:p>
      <text:p text:style-name="P18"><text:s text:c="4"/>{</text:p>
      <text:p text:style-name="P18"><text:s text:c="6"/>if(aptitud[idmax]&lt;aptitud[i])</text:p>
      <text:p text:style-name="P18"><text:s text:c="6"/>{</text:p>
      <text:p text:style-name="P18"><text:s text:c="8"/>max=predes.redes[i]-&gt;aptitud;</text:p>
      <text:p text:style-name="P18"><text:s text:c="8"/>idmax=i;</text:p>
      <text:p text:style-name="P18"><text:s text:c="6"/>}</text:p>
      <text:p text:style-name="P18"><text:s text:c="6"/>else if(aptitud[idmax]==aptitud[i])</text:p>
      <text:p text:style-name="P18"><text:s text:c="6"/>{</text:p>
      <text:p text:style-name="P18"><text:s text:c="8"/>nodos=0;</text:p>
      <text:p text:style-name="P18"><text:s text:c="8"/>for(j=0;j&lt;pnodulos.n_subpobl;j++)</text:p>
      <text:p text:style-name="P18"><text:s text:c="10"/>nodos+=(predes.redes[idmax]-&gt;nodulos[j]-&gt;n_nodos-predes.redes[i]-&gt;nodulos[j]-&gt;n_nodos);</text:p>
      <text:p text:style-name="P18"><text:s text:c="8"/>if(nodos&gt;0)</text:p>
      <text:p text:style-name="P18"><text:s text:c="8"/>{</text:p>
      <text:p text:style-name="P18"><text:s text:c="10"/>max=predes.redes[i]-&gt;aptitud;</text:p>
      <text:p text:style-name="P18"><text:s text:c="10"/>idmax=i;</text:p>
      <text:p text:style-name="P18"><text:s text:c="8"/>}</text:p>
      <text:p text:style-name="P18"><text:tab/>else if(nodos==0)</text:p>
      <text:p text:style-name="P18"><text:tab/>{</text:p>
      <text:p text:style-name="P18"><text:s text:c="10"/>conexiones=0;</text:p>
      <text:p text:style-name="P18"><text:s text:c="10"/>for(l=0;l&lt;pnodulos.n_subpobl;l++)</text:p>
      <text:p text:style-name="P18"><text:s text:c="10"/>{</text:p>
      <text:p text:style-name="P18"><text:soft-page-break/><text:s text:c="12"/>for(j=0;j&lt;predes.n_nodos_entrada;j++)</text:p>
      <text:p text:style-name="P18"><text:s text:c="14"/>for(k=0;k&lt;predes.redes[idmax]-&gt;nodulos[l]-&gt;n_nodos;k++)</text:p>
      <text:p text:style-name="P18"><text:s text:c="16"/>if(predes.redes[idmax]-&gt;nodulos[l]-&gt;conexiones_entrada[j][k]==1)</text:p>
      <text:p text:style-name="P18"><text:tab/> <text:s text:c="9"/>conexiones++;</text:p>
      <text:p text:style-name="P18"><text:s text:c="12"/>for(j=0;j&lt;predes.redes[idmax]-&gt;nodulos[l]-&gt;n_nodos;j++)</text:p>
      <text:p text:style-name="P18"><text:s text:c="14"/>for(k=0;k&lt;predes.n_nodos_salida;k++)</text:p>
      <text:p text:style-name="P18"><text:s text:c="16"/>if(predes.redes[idmax]-&gt;nodulos[l]-&gt;conexiones_salida[j][k]==1)</text:p>
      <text:p text:style-name="P18"><text:tab/> <text:s text:c="9"/>conexiones++;</text:p>
      <text:p text:style-name="P18"><text:s text:c="12"/>for(j=0;j&lt;predes.n_nodos_entrada;j++)</text:p>
      <text:p text:style-name="P18"><text:s text:c="14"/>for(k=0;k&lt;predes.redes[i]-&gt;nodulos[l]-&gt;n_nodos;k++)</text:p>
      <text:p text:style-name="P18"><text:s text:c="16"/>if(predes.redes[i]-&gt;nodulos[l]-&gt;conexiones_entrada[j][k]==1)</text:p>
      <text:p text:style-name="P18"><text:tab/> <text:s text:c="9"/>conexiones--;</text:p>
      <text:p text:style-name="P18"><text:s text:c="12"/>for(j=0;j&lt;predes.redes[i]-&gt;nodulos[l]-&gt;n_nodos;j++)</text:p>
      <text:p text:style-name="P18"><text:s text:c="14"/>for(k=0;k&lt;predes.n_nodos_salida;k++)</text:p>
      <text:p text:style-name="P18"><text:s text:c="16"/>if(predes.redes[i]-&gt;nodulos[l]-&gt;conexiones_salida[j][k]==1)</text:p>
      <text:p text:style-name="P18"><text:tab/> <text:s text:c="9"/>conexiones--;</text:p>
      <text:p text:style-name="P18"><text:s text:c="10"/>}</text:p>
      <text:p text:style-name="P18"><text:tab/> <text:s/>if(conexiones&gt;0)</text:p>
      <text:p text:style-name="P18"><text:s text:c="10"/>{</text:p>
      <text:p text:style-name="P18"><text:s text:c="12"/>max=predes.redes[i]-&gt;aptitud;</text:p>
      <text:p text:style-name="P18"><text:s text:c="12"/>idmax=i;</text:p>
      <text:p text:style-name="P18"><text:s text:c="10"/>}</text:p>
      <text:p text:style-name="P18"><text:tab/>}</text:p>
      <text:p text:style-name="P18"><text:s text:c="6"/>}</text:p>
      <text:p text:style-name="P18"><text:s text:c="4"/>}</text:p>
      <text:p text:style-name="P18"><text:s text:c="2"/>}</text:p>
      <text:p text:style-name="P18"><text:s text:c="2"/>/*Escribe en un fichero de salida la aptitud, la generalización y el número de nodos de entrada, de salida y ocultos de la mejor red, así</text:p>
      <text:p text:style-name="P18"><text:s text:c="2"/>como su número de conexiones de entrada y de salida*/</text:p>
      <text:p text:style-name="P18"><text:s text:c="2"/>if(fprintf(out,"Aptitud: %f\n",aptitud[idmax])==EOF)</text:p>
      <text:p text:style-name="P18"><text:s text:c="4"/>error(IO);</text:p>
      <text:p text:style-name="P18"><text:s text:c="2"/>if(fprintf(out,"Generalizacion: %f\n",predes.redes[idmax]-&gt;aptitud)==EOF)</text:p>
      <text:p text:style-name="P18"><text:s text:c="4"/>error(IO);</text:p>
      <text:p text:style-name="P18"><text:s text:c="2"/>if(fprintf(out,"Número de Nódulos: %d\n",pnodulos.n_subpobl)==EOF)</text:p>
      <text:p text:style-name="P18"><text:s text:c="4"/>error(IO);</text:p>
      <text:p text:style-name="P18"><text:s text:c="2"/>if(fprintf(out,"Número de Nodos de Entrada: %d\n",predes.n_nodos_entrada)==EOF)</text:p>
      <text:p text:style-name="P18"><text:s text:c="4"/>error(IO);</text:p>
      <text:p text:style-name="P18"><text:soft-page-break/><text:s text:c="2"/>nodos=0;</text:p>
      <text:p text:style-name="P18"><text:s text:c="2"/>for(i=0;i&lt;pnodulos.n_subpobl;i++)</text:p>
      <text:p text:style-name="P18"><text:s text:c="4"/>nodos+=predes.redes[idmax]-&gt;nodulos[i]-&gt;n_nodos;</text:p>
      <text:p text:style-name="P18"><text:s text:c="2"/>if(fprintf(out,"Número de Nodos Ocultos: %d\n",nodos)==EOF)</text:p>
      <text:p text:style-name="P18"><text:s text:c="4"/>error(IO);</text:p>
      <text:p text:style-name="P18"><text:s text:c="2"/>if(fprintf(out,"Número de Nodos de Salida: %d\n",predes.n_nodos_salida)==EOF)</text:p>
      <text:p text:style-name="P18"><text:s text:c="4"/>error(IO);</text:p>
      <text:p text:style-name="P18"><text:s text:c="2"/>conexiones=0;</text:p>
      <text:p text:style-name="P18"><text:s text:c="2"/>for(i=0;i&lt;pnodulos.n_subpobl;i++)</text:p>
      <text:p text:style-name="P18"><text:s text:c="2"/>{</text:p>
      <text:p text:style-name="P18"><text:s text:c="4"/>for(j=0;j&lt;predes.n_nodos_entrada;j++)</text:p>
      <text:p text:style-name="P18"><text:s text:c="6"/>for(k=0;k&lt;predes.redes[idmax]-&gt;nodulos[i]-&gt;n_nodos;k++)</text:p>
      <text:p text:style-name="P18"><text:s text:c="8"/>if(predes.redes[idmax]-&gt;nodulos[i]-&gt;conexiones_entrada[j][k]==1)</text:p>
      <text:p text:style-name="P18"><text:tab/> <text:s/>conexiones++;</text:p>
      <text:p text:style-name="P18"><text:s text:c="2"/>}</text:p>
      <text:p text:style-name="P18"><text:s text:c="2"/>if(fprintf(out,"Número de Conexiones de Entrada: %d\n",conexiones)==EOF)</text:p>
      <text:p text:style-name="P18"><text:s text:c="4"/>error(IO);</text:p>
      <text:p text:style-name="P18"><text:s text:c="2"/>conexiones=0;</text:p>
      <text:p text:style-name="P18"><text:s text:c="2"/>for(i=0;i&lt;pnodulos.n_subpobl;i++)</text:p>
      <text:p text:style-name="P18"><text:s text:c="2"/>{</text:p>
      <text:p text:style-name="P18"><text:s text:c="4"/>for(j=0;j&lt;predes.redes[idmax]-&gt;nodulos[i]-&gt;n_nodos;j++)</text:p>
      <text:p text:style-name="P18"><text:s text:c="6"/>for(k=0;k&lt;predes.n_nodos_salida;k++)</text:p>
      <text:p text:style-name="P18"><text:s text:c="8"/>if(predes.redes[idmax]-&gt;nodulos[i]-&gt;conexiones_salida[j][k]==1)</text:p>
      <text:p text:style-name="P18"><text:tab/> <text:s/>conexiones++;</text:p>
      <text:p text:style-name="P18"><text:s text:c="2"/>}</text:p>
      <text:p text:style-name="P18"><text:s text:c="2"/>if(fprintf(out,"Número de Conexiones de Salida: %d\n",conexiones)==EOF)</text:p>
      <text:p text:style-name="P18"><text:s text:c="4"/>error(IO);</text:p>
      <text:p text:style-name="P18"><text:s text:c="2"/></text:p>
      <text:p text:style-name="P18"><text:s text:c="2"/>/*Se cierra el fichero de salida*/</text:p>
      <text:p text:style-name="P18"><text:s text:c="2"/>if(fclose(out)==EOF)</text:p>
      <text:p text:style-name="P18"><text:s text:c="4"/>error(IO);</text:p>
      <text:p text:style-name="P18"><text:s text:c="2"/>free(aptitud);</text:p>
      <text:p text:style-name="P18">}</text:p>
      <text:p text:style-name="P15"/>
      <text:h text:style-name="P32" text:outline-level="1">9. generarSalida.c</text:h>
      <text:p text:style-name="P15"/>
      <text:p text:style-name="P4">/*******************************************************************************</text:p>
      <text:p text:style-name="P4"><text:soft-page-break/>*Copyright 2004 Pablo Álvarez de Sotomayor Posadillo<text:tab/> <text:s text:c="6"/><text:tab/> <text:s text:c="5"/>*</text:p>
      <text:p text:style-name="P4">*<text:tab/><text:tab/><text:tab/><text:tab/><text:tab/><text:tab/> <text:s text:c="6"/><text:tab/> <text:s text:c="5"/>*</text:p>
      <text:p text:style-name="P4">*This file is part of Coconet.<text:tab/><text:tab/><text:tab/><text:tab/> <text:s text:c="6"/><text:tab/> <text:s text:c="5"/>*</text:p>
      <text:p text:style-name="P4">*<text:tab/><text:tab/><text:tab/><text:tab/><text:tab/><text:tab/> <text:s text:c="6"/><text:tab/> <text:s text:c="5"/>*</text:p>
      <text:p text:style-name="P4">*Coconet is free software; you can redistribute it and/or modify it under the <text:s/>*</text:p>
      <text:p text:style-name="P4">*terms of the GNU General Public License as published by the Free Software <text:s text:c="4"/>*</text:p>
      <text:p text:style-name="P4">*Foundation; either version 2 of the License, or (at your option) any later <text:s text:c="3"/>*</text:p>
      <text:p text:style-name="P4">*version.<text:tab/><text:tab/><text:tab/> <text:s text:c="6"/><text:tab/><text:tab/><text:tab/><text:tab/> <text:s text:c="5"/>*</text:p>
      <text:p text:style-name="P4">*<text:tab/><text:tab/><text:tab/><text:tab/><text:tab/><text:tab/> <text:s text:c="6"/><text:tab/> <text:s text:c="5"/>*</text:p>
      <text:p text:style-name="P4">*Coconet is distributed in the hope that it will be useful, but WITHOUT ANY <text:s text:c="3"/>*</text:p>
      <text:p text:style-name="P4">*WARRANTY; without even the implied warranty of MERCHANTABILITY or FITNESS FOR *</text:p>
      <text:p text:style-name="P4">*A PARTICULAR PURPOSE. See the GNU General Public License for more details. <text:s text:c="3"/>*</text:p>
      <text:p text:style-name="P4">*<text:tab/><text:tab/><text:tab/><text:tab/><text:tab/><text:tab/> <text:s text:c="6"/><text:tab/> <text:s text:c="5"/>*</text:p>
      <text:p text:style-name="P4">*You should have received a copy of the GNU General Public License along with <text:s/>*</text:p>
      <text:p text:style-name="P4">*Coconet; if not, write to the Free Software Foundation, Inc., 59 Temple Place,*</text:p>
      <text:p text:style-name="P4">*Suite 330, Boston, MA <text:s/>02111-1307 <text:s/>USA <text:s text:c="4"/><text:tab/><text:tab/><text:tab/> <text:s text:c="5"/>*</text:p>
      <text:p text:style-name="P4">*******************************************************************************/</text:p>
      <text:p text:style-name="P9"/>
      <text:p text:style-name="P19">#include &lt;definiciones.h&gt;</text:p>
      <text:p text:style-name="P19"/>
      <text:p text:style-name="P19">/*******************************************************************************</text:p>
      <text:p text:style-name="P19">* Fichero: generarSalida.c<text:tab/><text:tab/><text:tab/><text:tab/> <text:s text:c="6"/><text:tab/> <text:s text:c="5"/>*</text:p>
      <text:p text:style-name="P4">*<text:tab/><text:tab/><text:tab/><text:tab/><text:tab/><text:tab/> <text:s text:c="6"/><text:tab/> <text:s text:c="5"/>*</text:p>
      <text:p text:style-name="P19">* Función: generarSalidaNódulo()<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20">*<text:tab/><text:tab/><text:tab/><text:tab/><text:tab/><text:tab/> <text:s text:c="6"/><text:tab/> <text:s text:c="5"/>*</text:p>
      <text:p text:style-name="P19">* Finalidad de la función: Genera la salida de un nódulo a partir de los datos *</text:p>
      <text:p text:style-name="P19">*<text:tab/><text:tab/><text:tab/> <text:s text:c="2"/>de entrada.<text:tab/><text:tab/><text:tab/> <text:s text:c="5"/>*</text:p>
      <text:p text:style-name="P4">*<text:tab/><text:tab/><text:tab/><text:tab/><text:tab/><text:tab/> <text:s text:c="6"/><text:tab/> <text:s text:c="5"/>*</text:p>
      <text:p text:style-name="P19">* Parámetros de Entrada:<text:tab/><text:tab/><text:tab/><text:tab/><text:tab/> <text:s text:c="5"/>*</text:p>
      <text:p text:style-name="P19">* <text:tab/>in: Vector de reales. Datos de entrada de cada nodo de entrada. <text:s text:c="4"/>*</text:p>
      <text:p text:style-name="P19">* <text:tab/>numNodulo: Entero. Número de nódulo a tratar.<text:tab/><text:tab/> <text:s text:c="5"/>*</text:p>
      <text:p text:style-name="P19">* <text:tab/>numEntrada: Entero. Número de datos de entrada a los que se le ha <text:s text:c="2"/>*</text:p>
      <text:p text:style-name="P19">*<text:tab/><text:tab/> <text:s/>generado una salida.<text:tab/><text:tab/><text:tab/> <text:s text:c="5"/>*</text:p>
      <text:p text:style-name="P19">*<text:tab/>nod_out: Vector de reales. Almacena las salidas parciales de cada <text:s text:c="2"/>*</text:p>
      <text:p text:style-name="P19">*<text:tab/> <text:s text:c="8"/>nodo.<text:tab/><text:tab/><text:tab/><text:tab/><text:tab/> <text:s text:c="5"/>*</text:p>
      <text:p text:style-name="P4">*<text:tab/><text:tab/><text:tab/><text:tab/><text:tab/><text:tab/> <text:s text:c="6"/><text:tab/> <text:s text:c="5"/>*</text:p>
      <text:p text:style-name="P19"><text:soft-page-break/>* Parámetros Internos:<text:tab/><text:tab/><text:tab/><text:tab/><text:tab/> <text:s text:c="5"/>*</text:p>
      <text:p text:style-name="P19">* <text:tab/>i: Entero. Contador.<text:tab/><text:tab/><text:tab/><text:tab/><text:tab/> <text:s text:c="5"/>*</text:p>
      <text:p text:style-name="P19">* <text:tab/>j: Entero. Contador.<text:tab/><text:tab/><text:tab/><text:tab/><text:tab/> <text:s text:c="5"/>*</text:p>
      <text:p text:style-name="P19">*<text:tab/>salidas: Vector de reales. Almacena las salidas parciales de cada <text:s text:c="2"/>*</text:p>
      <text:p text:style-name="P19">*<text:tab/> <text:s text:c="8"/>nodo.<text:tab/><text:tab/><text:tab/><text:tab/><text:tab/> <text:s text:c="5"/>*</text:p>
      <text:p text:style-name="P19">* <text:tab/>activacion: Vector de reales. Almacena las entradas de cada nodo. <text:s text:c="2"/>*</text:p>
      <text:p text:style-name="P4">*<text:tab/><text:tab/><text:tab/><text:tab/><text:tab/><text:tab/> <text:s text:c="6"/><text:tab/> <text:s text:c="5"/>*</text:p>
      <text:p text:style-name="P19">* Parámetros de Salida: NINGUNO<text:tab/><text:tab/><text:tab/><text:tab/> <text:s text:c="5"/>*</text:p>
      <text:p text:style-name="P4">*<text:tab/><text:tab/><text:tab/><text:tab/><text:tab/><text:tab/> <text:s text:c="6"/><text:tab/> <text:s text:c="5"/>*</text:p>
      <text:p text:style-name="P19">* Funciones a las que llama la función: NINGUNA<text:tab/><text:tab/><text:tab/> <text:s text:c="5"/>*</text:p>
      <text:p text:style-name="P4">*<text:tab/><text:tab/><text:tab/><text:tab/><text:tab/><text:tab/> <text:s text:c="6"/><text:tab/> <text:s text:c="5"/>*</text:p>
      <text:p text:style-name="P19">*******************************************************************************/</text:p>
      <text:p text:style-name="P19"/>
      <text:p text:style-name="P19">void generarSalidaNodulo(float *in,int numNodulo,int numEntrada,float *nod_out)</text:p>
      <text:p text:style-name="P19">{</text:p>
      <text:p text:style-name="P19"><text:s text:c="2"/>int i,j;</text:p>
      <text:p text:style-name="P19"><text:s text:c="2"/>float *salidas,*activacion;</text:p>
      <text:p text:style-name="P19"><text:s/></text:p>
      <text:p text:style-name="P19"><text:s text:c="2"/>/*Se inicializan las variables y se reserva memoria*/</text:p>
      <text:p text:style-name="P19"><text:s text:c="2"/>salidas=(float *)malloc(pnodulos.nodulos[numNodulo]-&gt;n_nodos*sizeof(float));</text:p>
      <text:p text:style-name="P19"><text:s text:c="2"/>activacion=(float *)malloc(pnodulos.nodulos[numNodulo]-&gt;n_nodos*sizeof(float));</text:p>
      <text:p text:style-name="P19"><text:s text:c="2"/>for(i=0;i&lt;pnodulos.nodulos[numNodulo]-&gt;n_nodos;i++)</text:p>
      <text:p text:style-name="P19"><text:s text:c="2"/>{</text:p>
      <text:p text:style-name="P19"><text:s text:c="4"/>salidas[i]=0.0;</text:p>
      <text:p text:style-name="P19"><text:s text:c="4"/>activacion[i]=0.0;</text:p>
      <text:p text:style-name="P19"><text:s text:c="2"/>}</text:p>
      <text:p text:style-name="P19"><text:s text:c="2"/>for(i=0;i&lt;predes.n_nodos_salida;i++)</text:p>
      <text:p text:style-name="P19"><text:s text:c="4"/>pnodulos.nodulos[numNodulo]-&gt;salidas_parciales[numEntrada][i]=0.0;</text:p>
      <text:p text:style-name="P19"/>
      <text:p text:style-name="P19"><text:s text:c="2"/>/*Los nodos de entrada propagan su dato de entrada a la primera capa*/</text:p>
      <text:p text:style-name="P19"><text:s text:c="2"/>for(i=0;i&lt;predes.n_nodos_entrada;i++)</text:p>
      <text:p text:style-name="P19"><text:s text:c="4"/>for(j=0;j&lt;pnodulos.nodulos[numNodulo]-&gt;n_nodos;j++)</text:p>
      <text:p text:style-name="P19"><text:s text:c="6"/>if(pnodulos.nodulos[numNodulo]-&gt;conexiones_entrada[i][j]==1)</text:p>
      <text:p text:style-name="P19"><text:s text:c="8"/>activacion[j]+=(in[i]*pnodulos.nodulos[numNodulo]-&gt;pesos_entrada[i][j]);</text:p>
      <text:p text:style-name="P19"/>
      <text:p text:style-name="P19"><text:s text:c="2"/>/*Se genera la salida de la capa de nodos ocultos*/</text:p>
      <text:p text:style-name="P19"><text:s text:c="2"/>for(i=0;i&lt;pnodulos.nodulos[numNodulo]-&gt;n_nodos;i++)</text:p>
      <text:p text:style-name="P19"><text:soft-page-break/><text:s text:c="4"/>if(activacion[i]!=0.0)</text:p>
      <text:p text:style-name="P19"><text:s text:c="6"/>salidas[i]=(*(pnodulos.nodulos[numNodulo]-&gt;transf[i]))(activacion[i]);</text:p>
      <text:p text:style-name="P19"><text:s text:c="3"/></text:p>
      <text:p text:style-name="P19"><text:s text:c="2"/>/*Se propagan la salida de los nodos a la capa de salida*/</text:p>
      <text:p text:style-name="P19"><text:s text:c="2"/>for(i=0;i&lt;pnodulos.nodulos[numNodulo]-&gt;n_nodos;i++)</text:p>
      <text:p text:style-name="P19"><text:s text:c="4"/>if(salidas[i]!=0)</text:p>
      <text:p text:style-name="P19"><text:s text:c="6"/>for(j=0;j&lt;predes.n_nodos_salida;j++)</text:p>
      <text:p text:style-name="P19"><text:s text:c="8"/>if(pnodulos.nodulos[numNodulo]-&gt;conexiones_salida[i][j]==1)</text:p>
      <text:p text:style-name="P19"><text:s text:c="10"/>pnodulos.nodulos[numNodulo]-&gt;salidas_parciales[numEntrada][j]+=(salidas[i]*pnodulos.nodulos[numNodulo]-&gt;pesos_salida[i][j]);</text:p>
      <text:p text:style-name="P19"/>
      <text:p text:style-name="P19"><text:s text:c="2"/>/*Se almacenan las salidas de todos los nódulos en el buffer nod_out*/</text:p>
      <text:p text:style-name="P19"><text:s text:c="2"/>if(nod_out!=NULL)</text:p>
      <text:p text:style-name="P19"><text:s text:c="2"/>{</text:p>
      <text:p text:style-name="P19"><text:s text:c="4"/>for(i=0;i&lt;predes.n_nodos_entrada;i++)</text:p>
      <text:p text:style-name="P19"><text:s text:c="6"/>nod_out[i]=in[i];</text:p>
      <text:p text:style-name="P19"><text:s text:c="2"/></text:p>
      <text:p text:style-name="P19"><text:s text:c="4"/>for(i=0;i&lt;pnodulos.nodulos[numNodulo]-&gt;n_nodos;i++)</text:p>
      <text:p text:style-name="P19"><text:s text:c="6"/>nod_out[i+predes.n_nodos_entrada]=salidas[i];</text:p>
      <text:p text:style-name="P19"><text:s text:c="4"/></text:p>
      <text:p text:style-name="P19"><text:s text:c="4"/>for(i=0;i&lt;predes.n_nodos_salida;i++)</text:p>
      <text:p text:style-name="P19"><text:s text:c="6"/>nod_out[i+predes.n_nodos_entrada+pnodulos.nodulos[numNodulo]-&gt;n_nodos]=(*(net_transf))(pnodulos.nodulos[numNodulo]-&gt;salidas_parciales[numEntrada][i]);</text:p>
      <text:p text:style-name="P19"><text:s text:c="2"/>}</text:p>
      <text:p text:style-name="P19"><text:s text:c="2"/>free(salidas);</text:p>
      <text:p text:style-name="P19"><text:s text:c="2"/>free(activacion);</text:p>
      <text:p text:style-name="P19"/>
      <text:p text:style-name="P19">}</text:p>
      <text:p text:style-name="P19"/>
      <text:p text:style-name="P19">/*******************************************************************************</text:p>
      <text:p text:style-name="P19">* Fichero: generarSalida.c<text:tab/><text:tab/><text:tab/><text:tab/> <text:s text:c="6"/><text:tab/> <text:s text:c="5"/>*</text:p>
      <text:p text:style-name="P20">*<text:tab/><text:tab/><text:tab/><text:tab/><text:tab/><text:tab/> <text:s text:c="6"/><text:tab/> <text:s text:c="5"/>*</text:p>
      <text:p text:style-name="P19">* Función: generarSalidaRed()<text:tab/><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20">*<text:tab/><text:tab/><text:tab/><text:tab/><text:tab/><text:tab/> <text:s text:c="6"/><text:tab/> <text:s text:c="5"/>*</text:p>
      <text:p text:style-name="P19">* Finalidad de la función: Genera la salida de una red a partir de las salidas *</text:p>
      <text:p text:style-name="P19"><text:soft-page-break/>*<text:tab/><text:tab/><text:tab/> <text:s text:c="2"/>de sus nódulos.<text:tab/><text:tab/><text:tab/> <text:s text:c="5"/>*</text:p>
      <text:p text:style-name="P4">*<text:tab/><text:tab/><text:tab/><text:tab/><text:tab/><text:tab/> <text:s text:c="6"/><text:tab/> <text:s text:c="5"/>*</text:p>
      <text:p text:style-name="P19">* Parámetros de Entrada:<text:tab/><text:tab/><text:tab/><text:tab/><text:tab/> <text:s text:c="5"/>*</text:p>
      <text:p text:style-name="P19">* <text:tab/>numRed: Entero. Es el número de la red a la que se le va a generar <text:s/>*</text:p>
      <text:p text:style-name="P19">*<text:tab/> <text:s text:c="7"/>la salida.<text:tab/><text:tab/><text:tab/><text:tab/><text:tab/> <text:s text:c="5"/>*</text:p>
      <text:p text:style-name="P19">* <text:tab/>numEntrada: Entero. Es el número de datos de entrada a los que se ha*</text:p>
      <text:p text:style-name="P19">*<text:tab/><text:tab/> <text:s text:c="3"/>generado la salida.<text:tab/><text:tab/><text:tab/> <text:s text:c="5"/>*</text:p>
      <text:p text:style-name="P4">*<text:tab/><text:tab/><text:tab/><text:tab/><text:tab/><text:tab/> <text:s text:c="6"/><text:tab/> <text:s text:c="5"/>*</text:p>
      <text:p text:style-name="P19">* Parámetros Internos:<text:tab/><text:tab/><text:tab/><text:tab/><text:tab/> <text:s text:c="5"/>*</text:p>
      <text:p text:style-name="P19">* <text:tab/>i: Entero. Contador.<text:tab/><text:tab/><text:tab/><text:tab/><text:tab/> <text:s text:c="5"/>*</text:p>
      <text:p text:style-name="P19">* <text:tab/>j: Entero. Contador.<text:tab/><text:tab/><text:tab/><text:tab/><text:tab/> <text:s text:c="5"/>*</text:p>
      <text:p text:style-name="P19">* <text:tab/><text:tab/><text:tab/><text:tab/><text:tab/><text:tab/><text:tab/> <text:s text:c="5"/>*</text:p>
      <text:p text:style-name="P19">* Parámetros de Salida: NINGUNO<text:tab/><text:tab/><text:tab/><text:tab/> <text:s text:c="5"/>*</text:p>
      <text:p text:style-name="P19">* <text:tab/><text:tab/><text:tab/><text:tab/><text:tab/><text:tab/><text:tab/> <text:s text:c="5"/>*</text:p>
      <text:p text:style-name="P19">* Funciones a las que llama la función: NINGUNA<text:tab/><text:tab/><text:tab/> <text:s text:c="5"/>*</text:p>
      <text:p text:style-name="P4">*<text:tab/><text:tab/><text:tab/><text:tab/><text:tab/><text:tab/> <text:s text:c="6"/><text:tab/> <text:s text:c="5"/>*</text:p>
      <text:p text:style-name="P19">*******************************************************************************/</text:p>
      <text:p text:style-name="P19"/>
      <text:p text:style-name="P19">void generarSalidaRed(int numRed,int numEntrada)</text:p>
      <text:p text:style-name="P19">{</text:p>
      <text:p text:style-name="P19"><text:s text:c="2"/>int i,j;</text:p>
      <text:p text:style-name="P19"/>
      <text:p text:style-name="P19"><text:s text:c="2"/>/*Se genera la salida de la red a partir de las salidas parciales y de la función de transferencia*/</text:p>
      <text:p text:style-name="P19"><text:s text:c="2"/>for(i=0;i&lt;predes.n_nodos_salida;i++)</text:p>
      <text:p text:style-name="P19"><text:s text:c="2"/>{</text:p>
      <text:p text:style-name="P19"><text:s text:c="4"/>predes.redes[numRed]-&gt;valores_salida[i]=0.0;</text:p>
      <text:p text:style-name="P19"><text:s text:c="4"/>for(j=0;j&lt;pnodulos.n_subpobl;j++)</text:p>
      <text:p text:style-name="P19"><text:s text:c="6"/>predes.redes[numRed]-&gt;valores_salida[i]+=(*(net_transf))(predes.redes[numRed]-&gt;nodulos[j]-&gt;salidas_parciales[numEntrada][i]);</text:p>
      <text:p text:style-name="P19"><text:s text:c="2"/>}</text:p>
      <text:p text:style-name="P19">}</text:p>
      <text:p text:style-name="P15"/>
      <text:h text:style-name="P32" text:outline-level="1">10. imprimir.c</text:h>
      <text:p text:style-name="P15"/>
      <text:p text:style-name="P4">/*******************************************************************************</text:p>
      <text:p text:style-name="P4">*Copyright 2004 Pablo Álvarez de Sotomayor Posadillo<text:tab/> <text:s text:c="6"/><text:tab/> <text:s text:c="5"/>*</text:p>
      <text:p text:style-name="P4"><text:soft-page-break/>*<text:tab/><text:tab/><text:tab/><text:tab/><text:tab/><text:tab/> <text:s text:c="6"/><text:tab/> <text:s text:c="5"/>*</text:p>
      <text:p text:style-name="P4">*This file is part of Coconet.<text:tab/><text:tab/><text:tab/><text:tab/> <text:s text:c="6"/><text:tab/> <text:s text:c="5"/>*</text:p>
      <text:p text:style-name="P4">*<text:tab/><text:tab/><text:tab/><text:tab/><text:tab/><text:tab/> <text:s text:c="6"/><text:tab/> <text:s text:c="5"/>*</text:p>
      <text:p text:style-name="P4">*Coconet is free software; you can redistribute it and/or modify it under the <text:s/>*</text:p>
      <text:p text:style-name="P4">*terms of the GNU General Public License as published by the Free Software <text:s text:c="4"/>*</text:p>
      <text:p text:style-name="P4">*Foundation; either version 2 of the License, or (at your option) any later <text:s text:c="3"/>*</text:p>
      <text:p text:style-name="P4">*version.<text:tab/><text:tab/><text:tab/> <text:s text:c="6"/><text:tab/><text:tab/><text:tab/><text:tab/> <text:s text:c="5"/>*</text:p>
      <text:p text:style-name="P4">*<text:tab/><text:tab/><text:tab/><text:tab/><text:tab/><text:tab/> <text:s text:c="6"/><text:tab/> <text:s text:c="5"/>*</text:p>
      <text:p text:style-name="P4">*Coconet is distributed in the hope that it will be useful, but WITHOUT ANY <text:s text:c="3"/>*</text:p>
      <text:p text:style-name="P4">*WARRANTY; without even the implied warranty of MERCHANTABILITY or FITNESS FOR *</text:p>
      <text:p text:style-name="P4">*A PARTICULAR PURPOSE. See the GNU General Public License for more details. <text:s text:c="3"/>*</text:p>
      <text:p text:style-name="P4">*<text:tab/><text:tab/><text:tab/><text:tab/><text:tab/><text:tab/> <text:s text:c="6"/><text:tab/> <text:s text:c="5"/>*</text:p>
      <text:p text:style-name="P4">*You should have received a copy of the GNU General Public License along with <text:s/>*</text:p>
      <text:p text:style-name="P4">*Coconet; if not, write to the Free Software Foundation, Inc., 59 Temple Place,*</text:p>
      <text:p text:style-name="P4">*Suite 330, Boston, MA <text:s/>02111-1307 <text:s/>USA <text:s text:c="4"/><text:tab/><text:tab/><text:tab/> <text:s text:c="5"/>*</text:p>
      <text:p text:style-name="P4">*******************************************************************************/</text:p>
      <text:p text:style-name="P9"/>
      <text:p text:style-name="P18">#include &lt;definiciones.h&gt;</text:p>
      <text:p text:style-name="P18"/>
      <text:p text:style-name="P18">/*******************************************************************************</text:p>
      <text:p text:style-name="P18">* Fichero: imprimir.c<text:tab/><text:tab/><text:tab/><text:tab/><text:tab/> <text:s text:c="5"/>*</text:p>
      <text:p text:style-name="P4">*<text:tab/><text:tab/><text:tab/><text:tab/><text:tab/><text:tab/> <text:s text:c="6"/><text:tab/> <text:s text:c="5"/>*</text:p>
      <text:p text:style-name="P18">* Función: imprimirNodulo()<text:tab/><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20">*<text:tab/><text:tab/><text:tab/><text:tab/><text:tab/><text:tab/> <text:s text:c="6"/><text:tab/> <text:s text:c="5"/>*</text:p>
      <text:p text:style-name="P18">* Finalidad de la función: Imprime informacion de un nódulo en un fichero de <text:s text:c="2"/>*</text:p>
      <text:p text:style-name="P18">*<text:tab/><text:tab/><text:tab/> <text:s text:c="2"/>salida.<text:tab/><text:tab/><text:tab/><text:tab/> <text:s text:c="5"/>*</text:p>
      <text:p text:style-name="P4">*<text:tab/><text:tab/><text:tab/><text:tab/><text:tab/><text:tab/> <text:s text:c="6"/><text:tab/> <text:s text:c="5"/>*</text:p>
      <text:p text:style-name="P18">* Parámetros de Entrada:<text:tab/><text:tab/><text:tab/><text:tab/><text:tab/> <text:s text:c="5"/>*</text:p>
      <text:p text:style-name="P18">* <text:tab/>imp: Nodulo. Nódulo a imprimir.<text:tab/><text:tab/><text:tab/> <text:s text:c="5"/>*</text:p>
      <text:p text:style-name="P18">* <text:tab/>iter: Entero. Número de patrones de entrada, los cuales generan una *</text:p>
      <text:p text:style-name="P18">*<text:tab/> <text:s text:c="5"/>salida.<text:tab/><text:tab/><text:tab/><text:tab/><text:tab/> <text:s text:c="5"/>*</text:p>
      <text:p text:style-name="P4">*<text:tab/><text:tab/><text:tab/><text:tab/><text:tab/><text:tab/> <text:s text:c="6"/><text:tab/> <text:s text:c="5"/>*</text:p>
      <text:p text:style-name="P18">* Parámetros Internos:<text:tab/><text:tab/><text:tab/><text:tab/><text:tab/> <text:s text:c="5"/>*</text:p>
      <text:p text:style-name="P18">* <text:tab/>i: Entero. Contador.<text:tab/><text:tab/><text:tab/><text:tab/><text:tab/> <text:s text:c="5"/>*</text:p>
      <text:p text:style-name="P18">* <text:tab/>j: Entero. Contador.<text:tab/><text:tab/><text:tab/><text:tab/><text:tab/> <text:s text:c="5"/>*</text:p>
      <text:p text:style-name="P18"><text:soft-page-break/>* <text:tab/>salida: Puntero a fichero. Fichero de salida.<text:tab/><text:tab/> <text:s text:c="5"/>*</text:p>
      <text:p text:style-name="P18">*<text:tab/>numEntrada: Entero. Contador de los patrones de entrada para mostrar*</text:p>
      <text:p text:style-name="P18">*<text:tab/> <text:s text:c="11"/>su salida.<text:tab/><text:tab/><text:tab/><text:tab/> <text:s text:c="5"/>*</text:p>
      <text:p text:style-name="P4">*<text:tab/><text:tab/><text:tab/><text:tab/><text:tab/><text:tab/> <text:s text:c="6"/><text:tab/> <text:s text:c="5"/>*</text:p>
      <text:p text:style-name="P18">* Parámetros de Salida: NINGUNO<text:tab/><text:tab/><text:tab/><text:tab/> <text:s text:c="5"/>*</text:p>
      <text:p text:style-name="P4">*<text:tab/><text:tab/><text:tab/><text:tab/><text:tab/><text:tab/> <text:s text:c="6"/><text:tab/> <text:s text:c="5"/>*</text:p>
      <text:p text:style-name="P18">* Funciones a las que llama la función: NINGUNA<text:tab/><text:tab/><text:tab/> <text:s text:c="5"/>*</text:p>
      <text:p text:style-name="P4">*<text:tab/><text:tab/><text:tab/><text:tab/><text:tab/><text:tab/> <text:s text:c="6"/><text:tab/> <text:s text:c="5"/>*</text:p>
      <text:p text:style-name="P18">*******************************************************************************/</text:p>
      <text:p text:style-name="P18"/>
      <text:p text:style-name="P18">void imprimirNodulo(nodulo *imp,int iter)</text:p>
      <text:p text:style-name="P18">{</text:p>
      <text:p text:style-name="P18"><text:s text:c="2"/>int i,j,numEntrada;</text:p>
      <text:p text:style-name="P18"><text:s text:c="2"/>FILE *salida;</text:p>
      <text:p text:style-name="P18"/>
      <text:p text:style-name="P18"><text:s text:c="2"/>/*Se abre el fichero donde se va a escribir la información del nódulo*/</text:p>
      <text:p text:style-name="P18"><text:s text:c="2"/>salida=fopen("nodulos.txt","a");</text:p>
      <text:p text:style-name="P18"><text:s text:c="2"/>/*Se imprime la información del nódulo*/</text:p>
      <text:p text:style-name="P18"><text:s text:c="2"/>fprintf(salida,"id %d\n",imp-&gt;id);</text:p>
      <text:p text:style-name="P18"><text:s text:c="2"/>fprintf(salida,"n_nodos %d\n",imp-&gt;n_nodos);</text:p>
      <text:p text:style-name="P18"><text:s text:c="2"/>fprintf(salida,"aptitud %f\n",imp-&gt;aptitud);</text:p>
      <text:p text:style-name="P18"><text:s text:c="2"/>fprintf(salida,"\nMatriz de conexiones de entrada");</text:p>
      <text:p text:style-name="P18"><text:s text:c="2"/>for(i=0;i&lt;predes.n_nodos_entrada;i++)</text:p>
      <text:p text:style-name="P18"><text:s text:c="2"/>{</text:p>
      <text:p text:style-name="P18"><text:s text:c="4"/>fprintf(salida,"\n");</text:p>
      <text:p text:style-name="P18"><text:s text:c="4"/>for(j=0;j&lt;imp-&gt;n_nodos;j++)</text:p>
      <text:p text:style-name="P18"><text:s text:c="6"/>fprintf(salida,"%d ",imp-&gt;conexiones_entrada[i][j]);</text:p>
      <text:p text:style-name="P18"><text:s text:c="2"/>}</text:p>
      <text:p text:style-name="P18"><text:s text:c="2"/>fprintf(salida,"\nMatriz de conexiones de salida");</text:p>
      <text:p text:style-name="P18"><text:s text:c="2"/>for(i=0;i&lt;imp-&gt;n_nodos;i++)</text:p>
      <text:p text:style-name="P18"><text:s text:c="2"/>{</text:p>
      <text:p text:style-name="P18"><text:s text:c="4"/>fprintf(salida,"\n");</text:p>
      <text:p text:style-name="P18"><text:s text:c="4"/>for(j=0;j&lt;predes.n_nodos_salida;j++)</text:p>
      <text:p text:style-name="P18"><text:s text:c="6"/>fprintf(salida,"%d ",imp-&gt;conexiones_salida[i][j]);</text:p>
      <text:p text:style-name="P18"><text:s text:c="2"/>}</text:p>
      <text:p text:style-name="P18"><text:s text:c="2"/>fprintf(salida,"\nMatriz de pesos de entrada");</text:p>
      <text:p text:style-name="P18"><text:s text:c="2"/>for(i=0;i&lt;predes.n_nodos_entrada;i++)</text:p>
      <text:p text:style-name="P18"><text:s text:c="2"/>{</text:p>
      <text:p text:style-name="P18"><text:soft-page-break/><text:s text:c="4"/>fprintf(salida,"\n");</text:p>
      <text:p text:style-name="P18"><text:s text:c="4"/>for(j=0;j&lt;imp-&gt;n_nodos;j++)</text:p>
      <text:p text:style-name="P18"><text:s text:c="6"/>fprintf(salida,"%f ",imp-&gt;pesos_entrada[i][j]);</text:p>
      <text:p text:style-name="P18"><text:s text:c="2"/>}</text:p>
      <text:p text:style-name="P18"><text:s text:c="2"/>fprintf(salida,"\nMatriz de pesos de salida");</text:p>
      <text:p text:style-name="P18"><text:s text:c="2"/>for(i=0;i&lt;imp-&gt;n_nodos;i++)</text:p>
      <text:p text:style-name="P18"><text:s text:c="2"/>{</text:p>
      <text:p text:style-name="P18"><text:s text:c="4"/>fprintf(salida,"\n");</text:p>
      <text:p text:style-name="P18"><text:s text:c="4"/>for(j=0;j&lt;predes.n_nodos_salida;j++)</text:p>
      <text:p text:style-name="P18"><text:s text:c="6"/>fprintf(salida,"%f ",imp-&gt;pesos_salida[i][j]);</text:p>
      <text:p text:style-name="P18"><text:s text:c="2"/>}</text:p>
      <text:p text:style-name="P18"><text:s text:c="2"/>fprintf(salida,"\nSalidas parciales\n");</text:p>
      <text:p text:style-name="P18"><text:s text:c="2"/>for(numEntrada=0;numEntrada&lt;iter;numEntrada++)</text:p>
      <text:p text:style-name="P18"><text:s text:c="4"/>for(i=0;i&lt;predes.n_nodos_salida;i++)</text:p>
      <text:p text:style-name="P18"><text:s text:c="6"/>fprintf(salida,"%f ",imp-&gt;salidas_parciales[numEntrada][i]);</text:p>
      <text:p text:style-name="P18"><text:s text:c="2"/>fprintf(salida,"\n\n");</text:p>
      <text:p text:style-name="P18"><text:s text:c="2"/>/*Se cierra el fichero dee salida*/</text:p>
      <text:p text:style-name="P18"><text:s text:c="2"/>fclose(salida);</text:p>
      <text:p text:style-name="P18">}</text:p>
      <text:p text:style-name="P18"/>
      <text:p text:style-name="P18">/*******************************************************************************</text:p>
      <text:p text:style-name="P18">* Fichero: imprimir.c<text:tab/><text:tab/><text:tab/><text:tab/><text:tab/> <text:s text:c="5"/>*</text:p>
      <text:p text:style-name="P20">*<text:tab/><text:tab/><text:tab/><text:tab/><text:tab/><text:tab/> <text:s text:c="6"/><text:tab/> <text:s text:c="5"/>*</text:p>
      <text:p text:style-name="P18">* Función: imprimirRed()<text:tab/><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20">*<text:tab/><text:tab/><text:tab/><text:tab/><text:tab/><text:tab/> <text:s text:c="6"/><text:tab/> <text:s text:c="5"/>*</text:p>
      <text:p text:style-name="P18">* Finalidad de la función: Imprime datos sobre la red en un fichero de salida. *</text:p>
      <text:p text:style-name="P4">*<text:tab/><text:tab/><text:tab/><text:tab/><text:tab/><text:tab/> <text:s text:c="6"/><text:tab/> <text:s text:c="5"/>*</text:p>
      <text:p text:style-name="P18">* Parámetros de Entrada:<text:tab/><text:tab/><text:tab/><text:tab/><text:tab/> <text:s text:c="5"/>*</text:p>
      <text:p text:style-name="P18">* <text:tab/>imp: Red. Red que se va a imprimir.<text:tab/><text:tab/><text:tab/> <text:s text:c="5"/>*</text:p>
      <text:p text:style-name="P4">*<text:tab/><text:tab/><text:tab/><text:tab/><text:tab/><text:tab/> <text:s text:c="6"/><text:tab/> <text:s text:c="5"/>*</text:p>
      <text:p text:style-name="P18">* Parámetros Internos:<text:tab/><text:tab/><text:tab/><text:tab/><text:tab/> <text:s text:c="5"/>*</text:p>
      <text:p text:style-name="P18">* <text:tab/>i: Entero. Contador.<text:tab/><text:tab/><text:tab/><text:tab/><text:tab/> <text:s text:c="5"/>*</text:p>
      <text:p text:style-name="P18">* <text:tab/>salida: Puntero a fichero. Fichero de salida.<text:tab/><text:tab/> <text:s text:c="5"/>*</text:p>
      <text:p text:style-name="P4">*<text:tab/><text:tab/><text:tab/><text:tab/><text:tab/><text:tab/> <text:s text:c="6"/><text:tab/> <text:s text:c="5"/>*</text:p>
      <text:p text:style-name="P18">* Parámetros de Salida: NINGUNO<text:tab/><text:tab/><text:tab/><text:tab/> <text:s text:c="5"/>*</text:p>
      <text:p text:style-name="P4">*<text:tab/><text:tab/><text:tab/><text:tab/><text:tab/><text:tab/> <text:s text:c="6"/><text:tab/> <text:s text:c="5"/>*</text:p>
      <text:p text:style-name="P18"><text:soft-page-break/>* Funciones a las que llama la función: NINGUNA<text:tab/><text:tab/><text:tab/> <text:s text:c="5"/>*</text:p>
      <text:p text:style-name="P4">*<text:tab/><text:tab/><text:tab/><text:tab/><text:tab/><text:tab/> <text:s text:c="6"/><text:tab/> <text:s text:c="5"/>*</text:p>
      <text:p text:style-name="P18">*******************************************************************************/</text:p>
      <text:p text:style-name="P18"/>
      <text:p text:style-name="P18">void imprimirRed(red *imp)</text:p>
      <text:p text:style-name="P18">{</text:p>
      <text:p text:style-name="P18"><text:s text:c="2"/>int i;</text:p>
      <text:p text:style-name="P18"><text:s text:c="2"/>FILE *salida;</text:p>
      <text:p text:style-name="P18"><text:s text:c="2"/></text:p>
      <text:p text:style-name="P18"><text:s text:c="2"/>/*Se abre el fichero donde se va a escribir la red a imprimir*/</text:p>
      <text:p text:style-name="P18"><text:s text:c="2"/>salida=fopen("red.txt","a");</text:p>
      <text:p text:style-name="P18"><text:s text:c="2"/>/*Se imprimen los datos de la red*/</text:p>
      <text:p text:style-name="P18"><text:s text:c="2"/>fprintf(salida,"nodulos ");</text:p>
      <text:p text:style-name="P18"><text:s text:c="2"/>for(i=0;i&lt;pnodulos.n_subpobl;i++)</text:p>
      <text:p text:style-name="P18"><text:s text:c="4"/>fprintf(salida,"%d ",imp-&gt;nodulos[i]-&gt;id);</text:p>
      <text:p text:style-name="P18"><text:s text:c="2"/>fprintf(salida,"\naptitud %f\n",imp-&gt;aptitud);</text:p>
      <text:p text:style-name="P18"><text:s text:c="2"/>fprintf(salida,"Valores salida\n");</text:p>
      <text:p text:style-name="P18"><text:s text:c="2"/>for(i=0;i&lt;predes.n_nodos_salida;i++)</text:p>
      <text:p text:style-name="P18"><text:s text:c="4"/>fprintf(salida,"%f ",imp-&gt;valores_salida[i]);</text:p>
      <text:p text:style-name="P18"><text:s text:c="2"/>fprintf(salida,"\n");</text:p>
      <text:p text:style-name="P18"><text:s text:c="2"/>if(net_transf==(func)&amp;Logistic)</text:p>
      <text:p text:style-name="P18"><text:s text:c="4"/>fprintf(salida,"Logistic\n");</text:p>
      <text:p text:style-name="P18"><text:s text:c="2"/>else</text:p>
      <text:p text:style-name="P18"><text:s text:c="4"/>fprintf(salida,"HyperbolicTangent\n");</text:p>
      <text:p text:style-name="P18"><text:s text:c="2"/>/*Se cierra el fichero de salida*/</text:p>
      <text:p text:style-name="P18"><text:s text:c="2"/>fclose(salida);</text:p>
      <text:p text:style-name="P18">}</text:p>
      <text:p text:style-name="P15"/>
      <text:h text:style-name="P32" text:outline-level="1">11. liberarMemoria.c</text:h>
      <text:p text:style-name="P15"/>
      <text:p text:style-name="P4">/*******************************************************************************</text:p>
      <text:p text:style-name="P4">*Copyright 2004 Pablo Álvarez de Sotomayor Posadillo<text:tab/> <text:s text:c="6"/><text:tab/> <text:s text:c="5"/>*</text:p>
      <text:p text:style-name="P4">*<text:tab/><text:tab/><text:tab/><text:tab/><text:tab/><text:tab/> <text:s text:c="6"/><text:tab/> <text:s text:c="5"/>*</text:p>
      <text:p text:style-name="P4">*This file is part of Coconet.<text:tab/><text:tab/><text:tab/><text:tab/> <text:s text:c="6"/><text:tab/> <text:s text:c="5"/>*</text:p>
      <text:p text:style-name="P4">*<text:tab/><text:tab/><text:tab/><text:tab/><text:tab/><text:tab/> <text:s text:c="6"/><text:tab/> <text:s text:c="5"/>*</text:p>
      <text:p text:style-name="P4">*Coconet is free software; you can redistribute it and/or modify it under the <text:s/>*</text:p>
      <text:p text:style-name="P4">*terms of the GNU General Public License as published by the Free Software <text:s text:c="4"/>*</text:p>
      <text:p text:style-name="P4"><text:soft-page-break/>*Foundation; either version 2 of the License, or (at your option) any later <text:s text:c="3"/>*</text:p>
      <text:p text:style-name="P4">*version.<text:tab/><text:tab/><text:tab/> <text:s text:c="6"/><text:tab/><text:tab/><text:tab/><text:tab/> <text:s text:c="5"/>*</text:p>
      <text:p text:style-name="P4">*<text:tab/><text:tab/><text:tab/><text:tab/><text:tab/><text:tab/> <text:s text:c="6"/><text:tab/> <text:s text:c="5"/>*</text:p>
      <text:p text:style-name="P4">*Coconet is distributed in the hope that it will be useful, but WITHOUT ANY <text:s text:c="3"/>*</text:p>
      <text:p text:style-name="P4">*WARRANTY; without even the implied warranty of MERCHANTABILITY or FITNESS FOR *</text:p>
      <text:p text:style-name="P4">*A PARTICULAR PURPOSE. See the GNU General Public License for more details. <text:s text:c="3"/>*</text:p>
      <text:p text:style-name="P4">*<text:tab/><text:tab/><text:tab/><text:tab/><text:tab/><text:tab/> <text:s text:c="6"/><text:tab/> <text:s text:c="5"/>*</text:p>
      <text:p text:style-name="P4">*You should have received a copy of the GNU General Public License along with <text:s/>*</text:p>
      <text:p text:style-name="P4">*Coconet; if not, write to the Free Software Foundation, Inc., 59 Temple Place,*</text:p>
      <text:p text:style-name="P4">*Suite 330, Boston, MA <text:s/>02111-1307 <text:s/>USA <text:s text:c="4"/><text:tab/><text:tab/><text:tab/> <text:s text:c="5"/>*</text:p>
      <text:p text:style-name="P4">*******************************************************************************/</text:p>
      <text:p text:style-name="P9"/>
      <text:p text:style-name="P18">#include &lt;definiciones.h&gt;</text:p>
      <text:p text:style-name="P18"/>
      <text:p text:style-name="P18">/*******************************************************************************</text:p>
      <text:p text:style-name="P18">* Fichero: liberarMemoria.c<text:tab/><text:tab/><text:tab/><text:tab/><text:tab/> <text:s text:c="5"/>*</text:p>
      <text:p text:style-name="P4">*<text:tab/><text:tab/><text:tab/><text:tab/><text:tab/><text:tab/> <text:s text:c="6"/><text:tab/> <text:s text:c="5"/>*</text:p>
      <text:p text:style-name="P18">* Función: liberarNodulo()<text:tab/><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20">*<text:tab/><text:tab/><text:tab/><text:tab/><text:tab/><text:tab/> <text:s text:c="6"/><text:tab/> <text:s text:c="5"/>*</text:p>
      <text:p text:style-name="P18">* Finalidad de la función: Libera la memoria ocupada por un nódulo.<text:tab/> <text:s text:c="5"/>*</text:p>
      <text:p text:style-name="P4">*<text:tab/><text:tab/><text:tab/><text:tab/><text:tab/><text:tab/> <text:s text:c="6"/><text:tab/> <text:s text:c="5"/>*</text:p>
      <text:p text:style-name="P18">* Parámetros de Entrada:<text:tab/><text:tab/><text:tab/><text:tab/><text:tab/> <text:s text:c="5"/>*</text:p>
      <text:p text:style-name="P18">* <text:tab/>eliminar: Nodulo. Nódulo a eliminar.<text:tab/><text:tab/><text:tab/> <text:s text:c="5"/>*</text:p>
      <text:p text:style-name="P4">*<text:tab/><text:tab/><text:tab/><text:tab/><text:tab/><text:tab/> <text:s text:c="6"/><text:tab/> <text:s text:c="5"/>*</text:p>
      <text:p text:style-name="P18">* Parámetros Internos:<text:tab/><text:tab/><text:tab/><text:tab/><text:tab/> <text:s text:c="5"/>*</text:p>
      <text:p text:style-name="P18">* <text:tab/>i: Entero. Contador.<text:tab/><text:tab/><text:tab/><text:tab/><text:tab/> <text:s text:c="5"/>*</text:p>
      <text:p text:style-name="P4">*<text:tab/><text:tab/><text:tab/><text:tab/><text:tab/><text:tab/> <text:s text:c="6"/><text:tab/> <text:s text:c="5"/>*</text:p>
      <text:p text:style-name="P18">* Parámetros de Salida: NINGUNO<text:tab/><text:tab/><text:tab/><text:tab/> <text:s text:c="5"/>*</text:p>
      <text:p text:style-name="P4">*<text:tab/><text:tab/><text:tab/><text:tab/><text:tab/><text:tab/> <text:s text:c="6"/><text:tab/> <text:s text:c="5"/>*</text:p>
      <text:p text:style-name="P18">* Funciones a las que llama la función: NINGUNA<text:tab/><text:tab/><text:tab/> <text:s text:c="5"/>*</text:p>
      <text:p text:style-name="P4">*<text:tab/><text:tab/><text:tab/><text:tab/><text:tab/><text:tab/> <text:s text:c="6"/><text:tab/> <text:s text:c="5"/>*</text:p>
      <text:p text:style-name="P18">*******************************************************************************/</text:p>
      <text:p text:style-name="P18"/>
      <text:p text:style-name="P18">void liberarNodulo(nodulo *eliminar)</text:p>
      <text:p text:style-name="P18">{</text:p>
      <text:p text:style-name="P18"><text:s text:c="2"/>int i;</text:p>
      <text:p text:style-name="P18"><text:soft-page-break/><text:s text:c="2"/></text:p>
      <text:p text:style-name="P18"><text:s text:c="2"/>/*Se eliminan las matrices y los vectores del nódulo dado. */</text:p>
      <text:p text:style-name="P18"><text:s text:c="2"/>for(i=0;i&lt;max_nodos;i++)</text:p>
      <text:p text:style-name="P18"><text:s text:c="2"/>{</text:p>
      <text:p text:style-name="P18"><text:s text:c="4"/>free(eliminar-&gt;conexiones_salida[i]);</text:p>
      <text:p text:style-name="P18"><text:s text:c="4"/>free(eliminar-&gt;pesos_salida[i]);</text:p>
      <text:p text:style-name="P18"><text:s text:c="2"/>}</text:p>
      <text:p text:style-name="P18"><text:s text:c="2"/>for(i=0;i&lt;predes.n_nodos_entrada;i++)</text:p>
      <text:p text:style-name="P18"><text:s text:c="2"/>{</text:p>
      <text:p text:style-name="P18"><text:s text:c="4"/>free(eliminar-&gt;conexiones_entrada[i]);</text:p>
      <text:p text:style-name="P18"><text:s text:c="4"/>free(eliminar-&gt;pesos_entrada[i]);</text:p>
      <text:p text:style-name="P18"><text:s text:c="2"/>}</text:p>
      <text:p text:style-name="P18"><text:s text:c="2"/>free(eliminar-&gt;conexiones_entrada);</text:p>
      <text:p text:style-name="P18"><text:s text:c="2"/>free(eliminar-&gt;conexiones_salida);</text:p>
      <text:p text:style-name="P18"><text:s text:c="2"/>free(eliminar-&gt;pesos_entrada);</text:p>
      <text:p text:style-name="P18"><text:s text:c="2"/>free(eliminar-&gt;pesos_salida);</text:p>
      <text:p text:style-name="P18"><text:s text:c="2"/>for(i=0;i&lt;predes.n_nodos_salida;i++)</text:p>
      <text:p text:style-name="P18"><text:s text:c="4"/>eliminar-&gt;transf=NULL;</text:p>
      <text:p text:style-name="P18"><text:s text:c="2"/>free(eliminar-&gt;transf);</text:p>
      <text:p text:style-name="P18"><text:s text:c="2"/>for(i=0;i&lt;n_entrenamiento;i++)</text:p>
      <text:p text:style-name="P18"><text:s text:c="4"/>free(eliminar-&gt;salidas_parciales[i]);</text:p>
      <text:p text:style-name="P18"><text:s text:c="2"/>free(eliminar-&gt;salidas_parciales);</text:p>
      <text:p text:style-name="P18">}</text:p>
      <text:p text:style-name="P18"/>
      <text:p text:style-name="P18">/*******************************************************************************</text:p>
      <text:p text:style-name="P18">* Fichero: liberarMemoria.c<text:tab/><text:tab/><text:tab/><text:tab/><text:tab/> <text:s text:c="5"/>*</text:p>
      <text:p text:style-name="P20">*<text:tab/><text:tab/><text:tab/><text:tab/><text:tab/><text:tab/> <text:s text:c="6"/><text:tab/> <text:s text:c="5"/>*</text:p>
      <text:p text:style-name="P18">* Función: ajustarMatrices()<text:tab/><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20">*<text:tab/><text:tab/><text:tab/><text:tab/><text:tab/><text:tab/> <text:s text:c="6"/><text:tab/> <text:s text:c="5"/>*</text:p>
      <text:p text:style-name="P18">* Finalidad de la función: Ajusta el tamaño de las matrices que utiliza la <text:s text:c="4"/>*</text:p>
      <text:p text:style-name="P18">*<text:tab/><text:tab/><text:tab/> <text:s text:c="2"/>última subpoblación de nódulos.<text:tab/> <text:s text:c="5"/>*</text:p>
      <text:p text:style-name="P4">*<text:tab/><text:tab/><text:tab/><text:tab/><text:tab/><text:tab/> <text:s text:c="6"/><text:tab/> <text:s text:c="5"/>*</text:p>
      <text:p text:style-name="P18">* Parámetros de Entrada: NINGUNO<text:tab/><text:tab/><text:tab/><text:tab/> <text:s text:c="5"/>*</text:p>
      <text:p text:style-name="P4">*<text:tab/><text:tab/><text:tab/><text:tab/><text:tab/><text:tab/> <text:s text:c="6"/><text:tab/> <text:s text:c="5"/>*</text:p>
      <text:p text:style-name="P18">* Parámetros Internos:<text:tab/><text:tab/><text:tab/><text:tab/><text:tab/> <text:s text:c="5"/>*</text:p>
      <text:p text:style-name="P18">* <text:tab/>i: Entero. Contador.<text:tab/><text:tab/><text:tab/><text:tab/><text:tab/> <text:s text:c="5"/>*</text:p>
      <text:p text:style-name="P18"><text:soft-page-break/>* <text:tab/>j: Entero. Contador.<text:tab/><text:tab/><text:tab/><text:tab/><text:tab/> <text:s text:c="5"/>*</text:p>
      <text:p text:style-name="P4">*<text:tab/><text:tab/><text:tab/><text:tab/><text:tab/><text:tab/> <text:s text:c="6"/><text:tab/> <text:s text:c="5"/>*</text:p>
      <text:p text:style-name="P18">* Parámetros de Salida: NINGUNO<text:tab/><text:tab/><text:tab/><text:tab/> <text:s text:c="5"/>*</text:p>
      <text:p text:style-name="P4">*<text:tab/><text:tab/><text:tab/><text:tab/><text:tab/><text:tab/> <text:s text:c="6"/><text:tab/> <text:s text:c="5"/>*</text:p>
      <text:p text:style-name="P18">* Funciones a las que llama la función: NINGUNA<text:tab/><text:tab/><text:tab/> <text:s text:c="5"/>*</text:p>
      <text:p text:style-name="P4">*<text:tab/><text:tab/><text:tab/><text:tab/><text:tab/><text:tab/> <text:s text:c="6"/><text:tab/> <text:s text:c="5"/>*</text:p>
      <text:p text:style-name="P18">*******************************************************************************/</text:p>
      <text:p text:style-name="P18"/>
      <text:p text:style-name="P18">void ajustarMatrices()</text:p>
      <text:p text:style-name="P18">{</text:p>
      <text:p text:style-name="P18"><text:s text:c="2"/>int i,j;</text:p>
      <text:p text:style-name="P18"><text:s text:c="2"/></text:p>
      <text:p text:style-name="P18"><text:s text:c="2"/>/*Se ajustan las matrices y los vectores de la última subpoblación de nódulos*/</text:p>
      <text:p text:style-name="P18"><text:s text:c="2"/>for(i=num_nodulos*(pnodulos.n_subpobl-1);i&lt;pnodulos.n_nodulos;i++)</text:p>
      <text:p text:style-name="P18"><text:s text:c="2"/>{</text:p>
      <text:p text:style-name="P18"><text:s text:c="4"/>for(j=0;j&lt;predes.n_nodos_entrada;j++)</text:p>
      <text:p text:style-name="P18"><text:s text:c="4"/>{</text:p>
      <text:p text:style-name="P18"><text:s text:c="6"/>pnodulos.nodulos[i]-&gt;conexiones_entrada[j]=(int *)realloc(pnodulos.nodulos[i]-&gt;conexiones_entrada[j],pnodulos.nodulos[i]-&gt;n_nodos*sizeof(int));</text:p>
      <text:p text:style-name="P18"><text:s text:c="6"/>pnodulos.nodulos[i]-&gt;pesos_entrada[j]=(float *)realloc(pnodulos.nodulos[i]-&gt;pesos_entrada[j],pnodulos.nodulos[i]-&gt;n_nodos*sizeof(float));</text:p>
      <text:p text:style-name="P18"><text:s text:c="4"/>}</text:p>
      <text:p text:style-name="P18"><text:s text:c="4"/>pnodulos.nodulos[i]-&gt;conexiones_salida=(int **)realloc(pnodulos.nodulos[i]-&gt;conexiones_salida,pnodulos.nodulos[i]-&gt;n_nodos*sizeof(int));</text:p>
      <text:p text:style-name="P18"><text:s text:c="4"/>pnodulos.nodulos[i]-&gt;pesos_salida=(float **)realloc(pnodulos.nodulos[i]-&gt;pesos_salida,pnodulos.nodulos[i]-&gt;n_nodos*sizeof(float));</text:p>
      <text:p text:style-name="P18"><text:s text:c="4"/>pnodulos.nodulos[i]-&gt;transf=(func *)realloc(pnodulos.nodulos[i]-&gt;transf,pnodulos.nodulos[i]-&gt;n_nodos*sizeof(func));</text:p>
      <text:p text:style-name="P18"><text:s text:c="2"/>}</text:p>
      <text:p text:style-name="P18">}</text:p>
      <text:p text:style-name="P15"/>
      <text:h text:style-name="P32" text:outline-level="1">12. main.c</text:h>
      <text:p text:style-name="P1"/>
      <text:p text:style-name="P4">/*******************************************************************************</text:p>
      <text:p text:style-name="P4"><text:soft-page-break/>*Copyright 2004 Pablo Álvarez de Sotomayor Posadillo<text:tab/> <text:s text:c="6"/><text:tab/> <text:s text:c="5"/>*</text:p>
      <text:p text:style-name="P4">*<text:tab/><text:tab/><text:tab/><text:tab/><text:tab/><text:tab/> <text:s text:c="6"/><text:tab/> <text:s text:c="5"/>*</text:p>
      <text:p text:style-name="P4">*This file is part of Coconet.<text:tab/><text:tab/><text:tab/><text:tab/> <text:s text:c="6"/><text:tab/> <text:s text:c="5"/>*</text:p>
      <text:p text:style-name="P4">*<text:tab/><text:tab/><text:tab/><text:tab/><text:tab/><text:tab/> <text:s text:c="6"/><text:tab/> <text:s text:c="5"/>*</text:p>
      <text:p text:style-name="P4">*Coconet is free software; you can redistribute it and/or modify it under the <text:s/>*</text:p>
      <text:p text:style-name="P4">*terms of the GNU General Public License as published by the Free Software <text:s text:c="4"/>*</text:p>
      <text:p text:style-name="P4">*Foundation; either version 2 of the License, or (at your option) any later <text:s text:c="3"/>*</text:p>
      <text:p text:style-name="P4">*version.<text:tab/><text:tab/><text:tab/> <text:s text:c="6"/><text:tab/><text:tab/><text:tab/><text:tab/> <text:s text:c="5"/>*</text:p>
      <text:p text:style-name="P4">*<text:tab/><text:tab/><text:tab/><text:tab/><text:tab/><text:tab/> <text:s text:c="6"/><text:tab/> <text:s text:c="5"/>*</text:p>
      <text:p text:style-name="P4">*Coconet is distributed in the hope that it will be useful, but WITHOUT ANY <text:s text:c="3"/>*</text:p>
      <text:p text:style-name="P4">*WARRANTY; without even the implied warranty of MERCHANTABILITY or FITNESS FOR *</text:p>
      <text:p text:style-name="P4">*A PARTICULAR PURPOSE. See the GNU General Public License for more details. <text:s text:c="3"/>*</text:p>
      <text:p text:style-name="P4">*<text:tab/><text:tab/><text:tab/><text:tab/><text:tab/><text:tab/> <text:s text:c="6"/><text:tab/> <text:s text:c="5"/>*</text:p>
      <text:p text:style-name="P4">*You should have received a copy of the GNU General Public License along with <text:s/>*</text:p>
      <text:p text:style-name="P4">*Coconet; if not, write to the Free Software Foundation, Inc., 59 Temple Place,*</text:p>
      <text:p text:style-name="P4">*Suite 330, Boston, MA <text:s/>02111-1307 <text:s/>USA <text:s text:c="4"/><text:tab/><text:tab/><text:tab/> <text:s text:c="5"/>*</text:p>
      <text:p text:style-name="P4">*******************************************************************************/</text:p>
      <text:p text:style-name="P9"/>
      <text:p text:style-name="P10">#include &lt;definiciones.h&gt;</text:p>
      <text:p text:style-name="P10"/>
      <text:p text:style-name="P10">/*******************************************************************************</text:p>
      <text:p text:style-name="P10">* Fichero: main.c<text:tab/><text:tab/><text:tab/><text:tab/><text:tab/><text:tab/> <text:s text:c="5"/>*</text:p>
      <text:p text:style-name="P5">*<text:tab/><text:tab/><text:tab/><text:tab/><text:tab/><text:tab/> <text:s text:c="6"/><text:tab/> <text:s text:c="5"/>*</text:p>
      <text:p text:style-name="P10">* Función: main()<text:tab/><text:tab/><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5">*<text:tab/><text:tab/><text:tab/><text:tab/><text:tab/><text:tab/> <text:s text:c="6"/><text:tab/> <text:s text:c="5"/>*</text:p>
      <text:p text:style-name="P10">* Finalidad de la función: Lleva el flujo del programa.<text:tab/><text:tab/> <text:s text:c="5"/>*</text:p>
      <text:p text:style-name="P4">*<text:tab/><text:tab/><text:tab/><text:tab/><text:tab/><text:tab/> <text:s text:c="6"/><text:tab/> <text:s text:c="5"/>*</text:p>
      <text:p text:style-name="P10">* Parámetros de Entrada:<text:tab/><text:tab/><text:tab/><text:tab/><text:tab/> <text:s text:c="5"/>*</text:p>
      <text:p text:style-name="P10">* <text:tab/>argc: Entero. Número de argumentos de entrada al programa.<text:tab/> <text:s text:c="5"/>*</text:p>
      <text:p text:style-name="P10">*<text:tab/>argv: Vector de cadenas de caracteres. Argumentos pasados al<text:tab/> <text:s text:c="5"/>*</text:p>
      <text:p text:style-name="P10">*<text:tab/> <text:s text:c="5"/>programa.<text:tab/><text:tab/><text:tab/><text:tab/><text:tab/> <text:s text:c="5"/>*</text:p>
      <text:p text:style-name="P4">*<text:tab/><text:tab/><text:tab/><text:tab/><text:tab/><text:tab/> <text:s text:c="6"/><text:tab/> <text:s text:c="5"/>*</text:p>
      <text:p text:style-name="P10">* Parámetros Internos:<text:tab/><text:tab/><text:tab/><text:tab/><text:tab/> <text:s text:c="5"/>*</text:p>
      <text:p text:style-name="P10">*<text:tab/>i: Entero. Contador.<text:tab/><text:tab/><text:tab/><text:tab/><text:tab/> <text:s text:c="5"/>*</text:p>
      <text:p text:style-name="P10">*<text:tab/>j: Entero. Contador.<text:tab/><text:tab/><text:tab/><text:tab/><text:tab/> <text:s text:c="5"/>*</text:p>
      <text:p text:style-name="P10">*<text:tab/>aptitudRedes: Almacena la aptitud media de las redes.<text:tab/> <text:s text:c="5"/>*</text:p>
      <text:p text:style-name="P4">*<text:tab/><text:tab/><text:tab/><text:tab/><text:tab/><text:tab/> <text:s text:c="6"/><text:tab/> <text:s text:c="5"/>*</text:p>
      <text:p text:style-name="P10"><text:soft-page-break/>* Parámetros de Salida: La función devuelve 0 si todo va bien y otro valor en <text:s/>*</text:p>
      <text:p text:style-name="P10">*<text:tab/><text:tab/> <text:s text:c="2"/>caso contrario.<text:tab/><text:tab/><text:tab/><text:tab/> <text:s text:c="5"/>*</text:p>
      <text:p text:style-name="P4">*<text:tab/><text:tab/><text:tab/><text:tab/><text:tab/><text:tab/> <text:s text:c="6"/><text:tab/> <text:s text:c="5"/>*</text:p>
      <text:p text:style-name="P10">* Funciones a las que llama la función:<text:tab/><text:tab/><text:tab/><text:tab/> <text:s text:c="5"/>*</text:p>
      <text:p text:style-name="P10">*<text:tab/>error()-&gt;Función que muestra un mensaje de error en función del <text:s text:c="4"/>*</text:p>
      <text:p text:style-name="P10">* <text:tab/> <text:s text:c="8"/>número de error producido.<text:tab/><text:tab/><text:tab/> <text:s text:c="5"/>*</text:p>
      <text:p text:style-name="P10">*<text:tab/>escalarDatosEntrada()-&gt;Escala los datos de los nodos de entrada. <text:s text:c="3"/>*</text:p>
      <text:p text:style-name="P10">*<text:tab/>escalarDatosSalida()-&gt;Escala los datos de los nodos de salida.<text:tab/> <text:s text:c="5"/>*</text:p>
      <text:p text:style-name="P10">*<text:tab/>medirCambio()-&gt;Mide el cambio en la aptitud media de la población de*</text:p>
      <text:p text:style-name="P10">*<text:tab/><text:tab/> <text:s text:c="4"/>redes.<text:tab/><text:tab/><text:tab/><text:tab/> <text:s text:c="5"/>*</text:p>
      <text:p text:style-name="P10">*<text:tab/>crearPoblacionNodulos()-&gt;Crea una nueva subpoblación de nódulos. <text:s text:c="3"/>*</text:p>
      <text:p text:style-name="P10">*<text:tab/>anadirNoduloRedes()-&gt;Añade una nueva subpoblación de nódulos a la <text:s text:c="2"/>*</text:p>
      <text:p text:style-name="P10">*<text:tab/><text:tab/><text:tab/> <text:s text:c="4"/>población de redes.<text:tab/><text:tab/> <text:s text:c="5"/>*</text:p>
      <text:p text:style-name="P10">*<text:tab/>evolucionarPoblaciones()-&gt;Evoluciona las poblaciones de nódulos y de*</text:p>
      <text:p text:style-name="P10">*<text:tab/><text:tab/><text:tab/> <text:s text:c="4"/>redes.<text:tab/><text:tab/><text:tab/> <text:s text:c="5"/>*</text:p>
      <text:p text:style-name="P10">*<text:tab/>ordenarRedes()-&gt;Ordena las redes en función de su aptitud.<text:tab/> <text:s text:c="5"/>*</text:p>
      <text:p text:style-name="P10">*<text:tab/>leerGeneralizacion()-&gt;Lee los datos para medir la generalización de *</text:p>
      <text:p text:style-name="P10">*<text:tab/><text:tab/><text:tab/> las redes.<text:tab/><text:tab/><text:tab/> <text:s text:c="5"/>*</text:p>
      <text:p text:style-name="P10">*<text:tab/>exportarMejorRed()-&gt;Se mide la generalización de la red que mejor se*</text:p>
      <text:p text:style-name="P10">*<text:tab/><text:tab/> <text:s text:c="9"/>adapta al problema y se muestran sus datos en un*</text:p>
      <text:p text:style-name="P10">*<text:tab/><text:tab/><text:tab/>fichero.<text:tab/><text:tab/><text:tab/><text:tab/> <text:s text:c="5"/>*</text:p>
      <text:p text:style-name="P10">*<text:tab/>ajustarMatrices()-&gt;Se ajusta el tamaño de las matrices que se <text:tab/> <text:s text:c="5"/>*</text:p>
      <text:p text:style-name="P10">*<text:tab/><text:tab/> <text:s text:c="8"/>utilizan en la nueva subpoblación de nódulos. <text:s text:c="3"/>*</text:p>
      <text:p text:style-name="P4">*<text:tab/><text:tab/><text:tab/><text:tab/><text:tab/><text:tab/> <text:s text:c="6"/><text:tab/> <text:s text:c="5"/>*</text:p>
      <text:p text:style-name="P10">*******************************************************************************/</text:p>
      <text:p text:style-name="P10"/>
      <text:p text:style-name="P10">int main(int argc,char **argv)</text:p>
      <text:p text:style-name="P10">{</text:p>
      <text:p text:style-name="P10"><text:s text:c="2"/>int i,j;</text:p>
      <text:p text:style-name="P10"><text:s text:c="2"/>float aptitudRedes;</text:p>
      <text:p text:style-name="P10"/>
      <text:p text:style-name="P10"><text:s text:c="2"/>/*Se comprueba si el comando introducido es correcto*/</text:p>
      <text:p text:style-name="P10"><text:s text:c="2"/>if(argc&lt;4)</text:p>
      <text:p text:style-name="P10"><text:s text:c="4"/>error(COMANDO);</text:p>
      <text:p text:style-name="P10"><text:s text:c="2"/>else if(argc&gt;4){</text:p>
      <text:p text:style-name="P10"><text:s text:c="4"/>if(argc!=6 || strcmp(argv[4],"-o")!=0)</text:p>
      <text:p text:style-name="P10"><text:s text:c="6"/>error(COMANDO);</text:p>
      <text:p text:style-name="P10"><text:s text:c="2"/>}</text:p>
      <text:p text:style-name="P10"/>
      <text:p text:style-name="P10"><text:soft-page-break/><text:s text:c="2"/>/*Se cargan los datos de entrada del fichero de entrenamiento y del fichero de configuración*/</text:p>
      <text:p text:style-name="P10"><text:s text:c="2"/>cargarFichero(argv[1],argv[2]);</text:p>
      <text:p text:style-name="P10"><text:s text:c="2"/>if(nodsel&gt;num_nodulos)</text:p>
      <text:p text:style-name="P10"><text:s text:c="4"/>nodsel=num_nodulos;</text:p>
      <text:p text:style-name="P10"/>
      <text:p text:style-name="P10"><text:s text:c="2"/>/*Se inicializa la aptitud media de las redes*/</text:p>
      <text:p text:style-name="P10"><text:s text:c="2"/>aptitudRedes=0.0;</text:p>
      <text:p text:style-name="P10"><text:s text:c="2"/></text:p>
      <text:p text:style-name="P10"><text:s text:c="2"/>/*Se escalan los datos de entrada y de salida del fichero de entrenamiento*/</text:p>
      <text:p text:style-name="P10"><text:s text:c="2"/>fprintf(stderr,"escalar datos entrada\n");</text:p>
      <text:p text:style-name="P10"><text:s text:c="2"/>escalarDatosEntrada(n_entrenamiento);</text:p>
      <text:p text:style-name="P10"><text:s text:c="2"/>fprintf(stderr,"escalar datos salida\n");</text:p>
      <text:p text:style-name="P10"><text:s text:c="2"/>if(net_transf==(func)&amp;Logistic)</text:p>
      <text:p text:style-name="P10"><text:s text:c="4"/>escalarDatosSalida(salida,n_entrenamiento,0.0+ptransferencia.epsilon,ptransferencia.logistic_a-ptransferencia.epsilon);</text:p>
      <text:p text:style-name="P10"><text:s text:c="2"/>else</text:p>
      <text:p text:style-name="P10"><text:s text:c="4"/>escalarDatosSalida(salida,n_entrenamiento,-ptransferencia.htan_a+ptransferencia.epsilon,ptransferencia.htan_a-ptransferencia.epsilon);</text:p>
      <text:p text:style-name="P10"/>
      <text:p text:style-name="P10"><text:s text:c="2"/>/*Se desarrollan las poblaciones de redes y de nódulos*/</text:p>
      <text:p text:style-name="P10"><text:s text:c="2"/>for(i=0;medirCambio(&amp;aptitudRedes,i)==false;i++)</text:p>
      <text:p text:style-name="P10"><text:s text:c="2"/>{</text:p>
      <text:p text:style-name="P10"><text:s text:c="4"/>/*Se crea una nueva población de nodulos*/</text:p>
      <text:p text:style-name="P10"><text:s text:c="4"/>fprintf(stderr,"Especie %d\n",i+1);</text:p>
      <text:p text:style-name="P10"><text:s text:c="4"/>crearPoblacionNodulos();</text:p>
      <text:p text:style-name="P10"><text:s text:c="4"/>/*Se añaden los nódulos de la nueva población a la población existente de redes*/</text:p>
      <text:p text:style-name="P10"><text:s text:c="4"/>fprintf(stderr,"Añadir nodulos a redes\n");</text:p>
      <text:p text:style-name="P10"><text:s text:c="4"/>anadirNodulosRedes();</text:p>
      <text:p text:style-name="P10"><text:s text:c="4"/>/*Se evolucionan las poblaciones de redes y de nódulos*/</text:p>
      <text:p text:style-name="P10"><text:s text:c="4"/>fprintf(stderr,"Evolucionar poblaciones\n");</text:p>
      <text:p text:style-name="P10"><text:s text:c="4"/>evolucionarPoblaciones();</text:p>
      <text:p text:style-name="P10"><text:s text:c="4"/>/*Se ajusta el tamaño de las matrices de la última subpoblación de nódulos*/</text:p>
      <text:p text:style-name="P10"><text:s text:c="4"/>fprintf(stderr,"Ajustar matrices\n");</text:p>
      <text:p text:style-name="P10"><text:s text:c="4"/>ajustarMatrices();</text:p>
      <text:p text:style-name="P10"><text:s text:c="2"/>}</text:p>
      <text:p text:style-name="P10"><text:s text:c="2"/>/*Se ordenan las redes según su aptitud*/</text:p>
      <text:p text:style-name="P10"><text:soft-page-break/><text:s text:c="2"/>fprintf(stderr,"ordenar redes\n");</text:p>
      <text:p text:style-name="P10"><text:s text:c="2"/>ordenarRedes();</text:p>
      <text:p text:style-name="P10"><text:s text:c="2"/>/*Se leen los datos de entrada del fichero de generalización*/</text:p>
      <text:p text:style-name="P10"><text:s text:c="2"/>fprintf(stderr,"leerGeneralizacion\n");</text:p>
      <text:p text:style-name="P10"><text:s text:c="2"/>leerGeneralizacion(argv[3]);</text:p>
      <text:p text:style-name="P10"><text:s text:c="2"/>/*Se escalan los datos de entrada y de salida del fichero de generalización*/</text:p>
      <text:p text:style-name="P10"><text:s text:c="2"/>fprintf(stderr,"escalar datos entrada\n");</text:p>
      <text:p text:style-name="P10"><text:s text:c="2"/>escalarDatosEntrada(n_generalizacion);</text:p>
      <text:p text:style-name="P10"><text:s text:c="2"/>fprintf(stderr,"escalar datos salida\n");</text:p>
      <text:p text:style-name="P10"><text:s text:c="2"/>if(net_transf==(func)&amp;Logistic)</text:p>
      <text:p text:style-name="P10"><text:s text:c="4"/>escalarDatosSalida(salida,n_generalizacion,0.0+ptransferencia.epsilon,ptransferencia.logistic_a-ptransferencia.epsilon);</text:p>
      <text:p text:style-name="P10"><text:s text:c="2"/>else</text:p>
      <text:p text:style-name="P10"><text:s text:c="4"/>escalarDatosSalida(salida,n_generalizacion,-ptransferencia.htan_a+ptransferencia.epsilon,ptransferencia.htan_a-ptransferencia.epsilon);</text:p>
      <text:p text:style-name="P10"><text:s text:c="2"/></text:p>
      <text:p text:style-name="P10"><text:s text:c="2"/>/*Se exporta la mejor red encontrada*/</text:p>
      <text:p text:style-name="P10"><text:s text:c="2"/>fprintf(stderr,"exportarMejoRed\n");</text:p>
      <text:p text:style-name="P10"><text:s text:c="2"/>if(argc==6)</text:p>
      <text:p text:style-name="P10"><text:s text:c="4"/>exportarMejorRed(argv[5]);/*Se exporta la red con mejor aptitud*/</text:p>
      <text:p text:style-name="P10"><text:s text:c="2"/>else</text:p>
      <text:p text:style-name="P10"><text:s text:c="4"/>exportarMejorRed("salida.txt");/*Se exporta la red con mejor aptitud*/</text:p>
      <text:p text:style-name="P10"><text:s text:c="2"/>fprintf(stderr,"Fin\n");</text:p>
      <text:p text:style-name="P10"><text:s text:c="2"/></text:p>
      <text:p text:style-name="P10"><text:s text:c="2"/>return 0;</text:p>
      <text:p text:style-name="P10">}</text:p>
      <text:p text:style-name="P1"/>
      <text:h text:style-name="P32" text:outline-level="1">13. math.c</text:h>
      <text:p text:style-name="P1"/>
      <text:p text:style-name="P4">/*******************************************************************************</text:p>
      <text:p text:style-name="P4">*Copyright 2004 Pablo Álvarez de Sotomayor Posadillo<text:tab/> <text:s text:c="6"/><text:tab/> <text:s text:c="5"/>*</text:p>
      <text:p text:style-name="P4">*<text:tab/><text:tab/><text:tab/><text:tab/><text:tab/><text:tab/> <text:s text:c="6"/><text:tab/> <text:s text:c="5"/>*</text:p>
      <text:p text:style-name="P4">*This file is part of Coconet.<text:tab/><text:tab/><text:tab/><text:tab/> <text:s text:c="6"/><text:tab/> <text:s text:c="5"/>*</text:p>
      <text:p text:style-name="P4">*<text:tab/><text:tab/><text:tab/><text:tab/><text:tab/><text:tab/> <text:s text:c="6"/><text:tab/> <text:s text:c="5"/>*</text:p>
      <text:p text:style-name="P4">*Coconet is free software; you can redistribute it and/or modify it under the <text:s/>*</text:p>
      <text:p text:style-name="P4">*terms of the GNU General Public License as published by the Free Software <text:s text:c="4"/>*</text:p>
      <text:p text:style-name="P4"><text:soft-page-break/>*Foundation; either version 2 of the License, or (at your option) any later <text:s text:c="3"/>*</text:p>
      <text:p text:style-name="P4">*version.<text:tab/><text:tab/><text:tab/> <text:s text:c="6"/><text:tab/><text:tab/><text:tab/><text:tab/> <text:s text:c="5"/>*</text:p>
      <text:p text:style-name="P4">*<text:tab/><text:tab/><text:tab/><text:tab/><text:tab/><text:tab/> <text:s text:c="6"/><text:tab/> <text:s text:c="5"/>*</text:p>
      <text:p text:style-name="P4">*Coconet is distributed in the hope that it will be useful, but WITHOUT ANY <text:s text:c="3"/>*</text:p>
      <text:p text:style-name="P4">*WARRANTY; without even the implied warranty of MERCHANTABILITY or FITNESS FOR *</text:p>
      <text:p text:style-name="P4">*A PARTICULAR PURPOSE. See the GNU General Public License for more details. <text:s text:c="3"/>*</text:p>
      <text:p text:style-name="P4">*<text:tab/><text:tab/><text:tab/><text:tab/><text:tab/><text:tab/> <text:s text:c="6"/><text:tab/> <text:s text:c="5"/>*</text:p>
      <text:p text:style-name="P4">*You should have received a copy of the GNU General Public License along with <text:s/>*</text:p>
      <text:p text:style-name="P4">*Coconet; if not, write to the Free Software Foundation, Inc., 59 Temple Place,*</text:p>
      <text:p text:style-name="P4">*Suite 330, Boston, MA <text:s/>02111-1307 <text:s/>USA <text:s text:c="4"/><text:tab/><text:tab/><text:tab/> <text:s text:c="5"/>*</text:p>
      <text:p text:style-name="P4">*******************************************************************************/</text:p>
      <text:p text:style-name="P9"/>
      <text:p text:style-name="P10">#include &lt;definiciones.h&gt;</text:p>
      <text:p text:style-name="P10">#include &lt;math.h&gt;</text:p>
      <text:p text:style-name="P10"/>
      <text:p text:style-name="P10">/*******************************************************************************</text:p>
      <text:p text:style-name="P10">* Fichero: math.c<text:tab/><text:tab/><text:tab/><text:tab/><text:tab/><text:tab/> <text:s text:c="5"/>*</text:p>
      <text:p text:style-name="P4">*<text:tab/><text:tab/><text:tab/><text:tab/><text:tab/><text:tab/> <text:s text:c="6"/><text:tab/> <text:s text:c="5"/>*</text:p>
      <text:p text:style-name="P10">* Función: Logistic()<text:tab/><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5">*<text:tab/><text:tab/><text:tab/><text:tab/><text:tab/><text:tab/> <text:s text:c="6"/><text:tab/> <text:s text:c="5"/>*</text:p>
      <text:p text:style-name="P10">* Finalidad de la función: Calcula la función logística de un parámetro de <text:s text:c="4"/>*</text:p>
      <text:p text:style-name="P10">*<text:tab/><text:tab/><text:tab/> <text:s text:c="2"/>entrada.<text:tab/><text:tab/><text:tab/> <text:s text:c="5"/>*</text:p>
      <text:p text:style-name="P4">*<text:tab/><text:tab/><text:tab/><text:tab/><text:tab/><text:tab/> <text:s text:c="6"/><text:tab/> <text:s text:c="5"/>*</text:p>
      <text:p text:style-name="P10">* Parámetros de Entrada:<text:tab/><text:tab/><text:tab/><text:tab/><text:tab/> <text:s text:c="5"/>*</text:p>
      <text:p text:style-name="P10">* <text:tab/>x: Real. Parámetro de entrada al que se le va a calcular la función *</text:p>
      <text:p text:style-name="P10">*<text:tab/> <text:s text:c="2"/>logística<text:tab/><text:tab/><text:tab/><text:tab/><text:tab/> <text:s text:c="5"/>*</text:p>
      <text:p text:style-name="P4">*<text:tab/><text:tab/><text:tab/><text:tab/><text:tab/><text:tab/> <text:s text:c="6"/><text:tab/> <text:s text:c="5"/>*</text:p>
      <text:p text:style-name="P10">* Parámetros Internos: NINGUNO<text:tab/><text:tab/><text:tab/><text:tab/><text:tab/> <text:s text:c="5"/>*</text:p>
      <text:p text:style-name="P4">*<text:tab/><text:tab/><text:tab/><text:tab/><text:tab/><text:tab/> <text:s text:c="6"/><text:tab/> <text:s text:c="5"/>*</text:p>
      <text:p text:style-name="P10">* Parámetros de Salida: La función devuelve y = a/(1 + e (-bx)).<text:tab/> <text:s text:c="5"/>*</text:p>
      <text:p text:style-name="P4">*<text:tab/><text:tab/><text:tab/><text:tab/><text:tab/><text:tab/> <text:s text:c="6"/><text:tab/> <text:s text:c="5"/>*</text:p>
      <text:p text:style-name="P10">* Funciones a las que llama la función: NINGUNA<text:tab/><text:tab/><text:tab/> <text:s text:c="5"/>*</text:p>
      <text:p text:style-name="P4">*<text:tab/><text:tab/><text:tab/><text:tab/><text:tab/><text:tab/> <text:s text:c="6"/><text:tab/> <text:s text:c="5"/>*</text:p>
      <text:p text:style-name="P10">*******************************************************************************/</text:p>
      <text:p text:style-name="P10"/>
      <text:p text:style-name="P10">float Logistic (float x)</text:p>
      <text:p text:style-name="P10">{</text:p>
      <text:p text:style-name="P10"><text:soft-page-break/><text:s text:c="2"/>/* y = a/(1 + e (-bx)). */</text:p>
      <text:p text:style-name="P10"><text:s text:c="2"/>return (float)(ptransferencia.logistic_a/(1+exp((double)(-ptransferencia.logistic_b*x))));</text:p>
      <text:p text:style-name="P10">}</text:p>
      <text:p text:style-name="P10"/>
      <text:p text:style-name="P10">/*******************************************************************************</text:p>
      <text:p text:style-name="P10">* Fichero: math.c<text:tab/><text:tab/><text:tab/><text:tab/><text:tab/><text:tab/> <text:s text:c="5"/>*</text:p>
      <text:p text:style-name="P5">*<text:tab/><text:tab/><text:tab/><text:tab/><text:tab/><text:tab/> <text:s text:c="6"/><text:tab/> <text:s text:c="5"/>*</text:p>
      <text:p text:style-name="P10">* Función: HyperbolicTangent()<text:tab/><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5">*<text:tab/><text:tab/><text:tab/><text:tab/><text:tab/><text:tab/> <text:s text:c="6"/><text:tab/> <text:s text:c="5"/>*</text:p>
      <text:p text:style-name="P10">* Finalidad de la función: Calcula la tangente hiperbólica de un parámetro de <text:s/>*</text:p>
      <text:p text:style-name="P10">*<text:tab/><text:tab/> <text:s text:c="5"/>entrada.<text:tab/><text:tab/><text:tab/><text:tab/> <text:s text:c="5"/>*</text:p>
      <text:p text:style-name="P4">*<text:tab/><text:tab/><text:tab/><text:tab/><text:tab/><text:tab/> <text:s text:c="6"/><text:tab/> <text:s text:c="5"/>*</text:p>
      <text:p text:style-name="P10">* Parámetros de Entrada:<text:tab/><text:tab/><text:tab/><text:tab/><text:tab/> <text:s text:c="5"/>*</text:p>
      <text:p text:style-name="P10">* <text:tab/>x: Real. Parámetro de entrada al que se le va a calcular la función *</text:p>
      <text:p text:style-name="P10">*<text:tab/> <text:s text:c="2"/>logística<text:tab/><text:tab/><text:tab/><text:tab/><text:tab/> <text:s text:c="5"/>*</text:p>
      <text:p text:style-name="P4">*<text:tab/><text:tab/><text:tab/><text:tab/><text:tab/><text:tab/> <text:s text:c="6"/><text:tab/> <text:s text:c="5"/>*</text:p>
      <text:p text:style-name="P10">* Parámetros Internos: NINGUNO<text:tab/><text:tab/><text:tab/><text:tab/><text:tab/> <text:s text:c="5"/>*</text:p>
      <text:p text:style-name="P4">*<text:tab/><text:tab/><text:tab/><text:tab/><text:tab/><text:tab/> <text:s text:c="6"/><text:tab/> <text:s text:c="5"/>*</text:p>
      <text:p text:style-name="P10">* Parámetros de Salida: La función devuelve y = a tanh (bx).<text:tab/><text:tab/> <text:s text:c="5"/>*</text:p>
      <text:p text:style-name="P4">*<text:tab/><text:tab/><text:tab/><text:tab/><text:tab/><text:tab/> <text:s text:c="6"/><text:tab/> <text:s text:c="5"/>*</text:p>
      <text:p text:style-name="P10">* Funciones a las que llama la función: NINGUNA<text:tab/><text:tab/><text:tab/> <text:s text:c="5"/>*</text:p>
      <text:p text:style-name="P4">*<text:tab/><text:tab/><text:tab/><text:tab/><text:tab/><text:tab/> <text:s text:c="6"/><text:tab/> <text:s text:c="5"/>*</text:p>
      <text:p text:style-name="P10">*******************************************************************************/</text:p>
      <text:p text:style-name="P10"/>
      <text:p text:style-name="P10">float HyperbolicTangent (float x)</text:p>
      <text:p text:style-name="P10">{</text:p>
      <text:p text:style-name="P10"><text:s text:c="2"/>/* y = a tanh (bx). */</text:p>
      <text:p text:style-name="P10"><text:s text:c="2"/>return (float)(ptransferencia.htan_a*tanh(ptransferencia.htan_b*x));</text:p>
      <text:p text:style-name="P10">}</text:p>
      <text:p text:style-name="P10"/>
      <text:p text:style-name="P10">/*******************************************************************************</text:p>
      <text:p text:style-name="P10">* Fichero: math.c<text:tab/><text:tab/><text:tab/><text:tab/><text:tab/><text:tab/> <text:s text:c="5"/>*</text:p>
      <text:p text:style-name="P5">*<text:tab/><text:tab/><text:tab/><text:tab/><text:tab/><text:tab/> <text:s text:c="6"/><text:tab/> <text:s text:c="5"/>*</text:p>
      <text:p text:style-name="P10">* Función: Normal()<text:tab/><text:tab/><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5"><text:soft-page-break/>*<text:tab/><text:tab/><text:tab/><text:tab/><text:tab/><text:tab/> <text:s text:c="6"/><text:tab/> <text:s text:c="5"/>*</text:p>
      <text:p text:style-name="P10">* Finalidad de la función: Calcula un valor según una distribución normal. <text:s text:c="4"/>*</text:p>
      <text:p text:style-name="P4">*<text:tab/><text:tab/><text:tab/><text:tab/><text:tab/><text:tab/> <text:s text:c="6"/><text:tab/> <text:s text:c="5"/>*</text:p>
      <text:p text:style-name="P10">* Parámetros de Entrada:<text:tab/><text:tab/><text:tab/><text:tab/><text:tab/> <text:s text:c="5"/>*</text:p>
      <text:p text:style-name="P10">*<text:tab/>media: Real. Valor donde está centrada la distribución normal.<text:tab/> <text:s text:c="5"/>*</text:p>
      <text:p text:style-name="P10">* <text:tab/>sigma: Real. Amplitud de la distribución normal.<text:tab/><text:tab/> <text:s text:c="5"/>*</text:p>
      <text:p text:style-name="P4">*<text:tab/><text:tab/><text:tab/><text:tab/><text:tab/><text:tab/> <text:s text:c="6"/><text:tab/> <text:s text:c="5"/>*</text:p>
      <text:p text:style-name="P10">* Parámetros Internos:<text:tab/><text:tab/><text:tab/><text:tab/><text:tab/> <text:s text:c="5"/>*</text:p>
      <text:p text:style-name="P10">* <text:tab/>glgset: Real.<text:tab/><text:tab/><text:tab/><text:tab/><text:tab/> <text:s text:c="5"/>*</text:p>
      <text:p text:style-name="P10">* <text:tab/>gliset: Entero. Variable que funciona como booleana.<text:tab/> <text:s text:c="5"/>*</text:p>
      <text:p text:style-name="P10">* <text:tab/>fac: Real. Factor de ajuste del valor aleatorio generado.<text:tab/> <text:s text:c="5"/>*</text:p>
      <text:p text:style-name="P10">* <text:tab/>r: Real. Variable aleatoria entre 0 y 1 basado en v1 y v2 que sirve *</text:p>
      <text:p text:style-name="P10">*<text:tab/> <text:s text:c="2"/>para normalizar el valor generado.<text:tab/><text:tab/><text:tab/> <text:s text:c="5"/>*</text:p>
      <text:p text:style-name="P10">* <text:tab/>v1: Real. Valor generado aleatoriamente y utilizado para generar el *</text:p>
      <text:p text:style-name="P10">*<text:tab/> <text:s text:c="3"/>valor de salida.<text:tab/><text:tab/><text:tab/><text:tab/><text:tab/> <text:s text:c="5"/>*</text:p>
      <text:p text:style-name="P10">* <text:tab/>v2: Real. Valor generado aleatoriamente y utilizado para generar el *</text:p>
      <text:p text:style-name="P10">*<text:tab/> <text:s text:c="3"/>valor de salida.<text:tab/><text:tab/><text:tab/><text:tab/><text:tab/> <text:s text:c="5"/>*</text:p>
      <text:p text:style-name="P10">* <text:tab/>gasdev: Real. Valor generado aleatoriamente.<text:tab/><text:tab/> <text:s text:c="5"/>*</text:p>
      <text:p text:style-name="P4">*<text:tab/><text:tab/><text:tab/><text:tab/><text:tab/><text:tab/> <text:s text:c="6"/><text:tab/> <text:s text:c="5"/>*</text:p>
      <text:p text:style-name="P10">* Parámetros de Salida: La función devuelve el valor aleatorio generado. <text:s text:c="6"/>*</text:p>
      <text:p text:style-name="P4">*<text:tab/><text:tab/><text:tab/><text:tab/><text:tab/><text:tab/> <text:s text:c="6"/><text:tab/> <text:s text:c="5"/>*</text:p>
      <text:p text:style-name="P10">* Funciones a las que llama la función: NINGUNA<text:tab/><text:tab/><text:tab/> <text:s text:c="5"/>*</text:p>
      <text:p text:style-name="P4">*<text:tab/><text:tab/><text:tab/><text:tab/><text:tab/><text:tab/> <text:s text:c="6"/><text:tab/> <text:s text:c="5"/>*</text:p>
      <text:p text:style-name="P10">*******************************************************************************/</text:p>
      <text:p text:style-name="P10"/>
      <text:p text:style-name="P10">float Normal(float media,float sigma)</text:p>
      <text:p text:style-name="P10">{</text:p>
      <text:p text:style-name="P10"><text:s text:c="2"/>static float glgset;</text:p>
      <text:p text:style-name="P10"><text:s text:c="2"/>static int gliset=0;</text:p>
      <text:p text:style-name="P10"><text:s text:c="2"/>float fac,r,v1,v2,gasdev;</text:p>
      <text:p text:style-name="P10"/>
      <text:p text:style-name="P10"><text:s text:c="2"/>if(gliset==0)</text:p>
      <text:p text:style-name="P10"><text:s text:c="2"/>{</text:p>
      <text:p text:style-name="P10"><text:s text:c="4"/>do{</text:p>
      <text:p text:style-name="P10"><text:s text:c="6"/>v1=2*aleatorio()-1;</text:p>
      <text:p text:style-name="P10"><text:s text:c="6"/>v2=2*aleatorio()-1;</text:p>
      <text:p text:style-name="P10"><text:s text:c="6"/>r=v1*v1+v2*v2;</text:p>
      <text:p text:style-name="P10"><text:s text:c="4"/>}while(r&gt;=1);</text:p>
      <text:p text:style-name="P10"><text:s text:c="4"/>fac=sqrt(-2*log(r)/r);</text:p>
      <text:p text:style-name="P10"><text:soft-page-break/><text:s text:c="4"/>glgset=v1*fac;</text:p>
      <text:p text:style-name="P10"><text:s text:c="4"/>gasdev=v2*fac;</text:p>
      <text:p text:style-name="P10"><text:s text:c="4"/>gliset=1;</text:p>
      <text:p text:style-name="P10"><text:s text:c="2"/>}</text:p>
      <text:p text:style-name="P10"><text:s text:c="2"/>else</text:p>
      <text:p text:style-name="P10"><text:s text:c="2"/>{</text:p>
      <text:p text:style-name="P10"><text:s text:c="4"/>gasdev=glgset;</text:p>
      <text:p text:style-name="P10"><text:s text:c="4"/>gliset=0;</text:p>
      <text:p text:style-name="P10"><text:s text:c="2"/>}</text:p>
      <text:p text:style-name="P10"><text:s text:c="2"/>return (float)((gasdev*sigma)+media);</text:p>
      <text:p text:style-name="P10">}</text:p>
      <text:p text:style-name="P10"/>
      <text:p text:style-name="P10">/*******************************************************************************</text:p>
      <text:p text:style-name="P10">* Fichero: math.c<text:tab/><text:tab/><text:tab/><text:tab/><text:tab/><text:tab/> <text:s text:c="5"/>*</text:p>
      <text:p text:style-name="P5">*<text:tab/><text:tab/><text:tab/><text:tab/><text:tab/><text:tab/> <text:s text:c="6"/><text:tab/> <text:s text:c="5"/>*</text:p>
      <text:p text:style-name="P10">* Función: escalarDatosEntrada()<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5">*<text:tab/><text:tab/><text:tab/><text:tab/><text:tab/><text:tab/> <text:s text:c="6"/><text:tab/> <text:s text:c="5"/>*</text:p>
      <text:p text:style-name="P10">* Finalidad de la función: Escala los datos de los nodos de entrada.<text:tab/> <text:s text:c="6"/>*</text:p>
      <text:p text:style-name="P4">*<text:tab/><text:tab/><text:tab/><text:tab/><text:tab/><text:tab/> <text:s text:c="6"/><text:tab/> <text:s text:c="5"/>*</text:p>
      <text:p text:style-name="P10">* Parámetros de Entrada:<text:tab/><text:tab/><text:tab/><text:tab/><text:tab/> <text:s text:c="5"/>*</text:p>
      <text:p text:style-name="P10">* <text:tab/>iteraciones: Entero. Número de datos de entrada.<text:tab/><text:tab/> <text:s text:c="5"/>*</text:p>
      <text:p text:style-name="P4">*<text:tab/><text:tab/><text:tab/><text:tab/><text:tab/><text:tab/> <text:s text:c="6"/><text:tab/> <text:s text:c="5"/>*</text:p>
      <text:p text:style-name="P10">* Parámetros Internos:<text:tab/><text:tab/><text:tab/><text:tab/><text:tab/> <text:s text:c="5"/>*</text:p>
      <text:p text:style-name="P10">* <text:tab/>i: Entero. Contador.<text:tab/><text:tab/><text:tab/><text:tab/><text:tab/> <text:s text:c="5"/>*</text:p>
      <text:p text:style-name="P10">* <text:tab/>j: Entero. Contador.<text:tab/><text:tab/><text:tab/><text:tab/><text:tab/> <text:s text:c="5"/>*</text:p>
      <text:p text:style-name="P10">* <text:tab/>max: Real. Valor máximo de los datos de entrada.<text:tab/><text:tab/> <text:s text:c="5"/>*</text:p>
      <text:p text:style-name="P10">* <text:tab/>min: Real. Valor Mínimo de los valores de entrada.<text:tab/><text:tab/> <text:s text:c="5"/>*</text:p>
      <text:p text:style-name="P10">* <text:tab/>a: Real. Primer parámetro del valor escalar.<text:tab/><text:tab/> <text:s text:c="5"/>*</text:p>
      <text:p text:style-name="P10">* <text:tab/>b: Real. Segundo parámetro del valor escalar.<text:tab/><text:tab/> <text:s text:c="5"/>*</text:p>
      <text:p text:style-name="P4">*<text:tab/><text:tab/><text:tab/><text:tab/><text:tab/><text:tab/> <text:s text:c="6"/><text:tab/> <text:s text:c="5"/>*</text:p>
      <text:p text:style-name="P10">* Parámetros de Salida: NINGUNO<text:tab/><text:tab/><text:tab/><text:tab/> <text:s text:c="5"/>*</text:p>
      <text:p text:style-name="P4">*<text:tab/><text:tab/><text:tab/><text:tab/><text:tab/><text:tab/> <text:s text:c="6"/><text:tab/> <text:s text:c="5"/>*</text:p>
      <text:p text:style-name="P10">* Funciones a las que llama la función: NINGUNA<text:tab/><text:tab/><text:tab/> <text:s text:c="5"/>*</text:p>
      <text:p text:style-name="P4">*<text:tab/><text:tab/><text:tab/><text:tab/><text:tab/><text:tab/> <text:s text:c="6"/><text:tab/> <text:s text:c="5"/>*</text:p>
      <text:p text:style-name="P10">*******************************************************************************/</text:p>
      <text:p text:style-name="P10"/>
      <text:p text:style-name="P10"><text:soft-page-break/>void escalarDatosEntrada(int iteraciones)</text:p>
      <text:p text:style-name="P10">{</text:p>
      <text:p text:style-name="P10"><text:s text:c="2"/>int i,j;</text:p>
      <text:p text:style-name="P10"><text:s text:c="2"/>float max,min,a,b;</text:p>
      <text:p text:style-name="P10"/>
      <text:p text:style-name="P10"><text:s text:c="2"/>/* Se escalan los datos de entrada. */</text:p>
      <text:p text:style-name="P10"><text:s text:c="2"/>for(i=0;i&lt;predes.n_nodos_entrada;i++)</text:p>
      <text:p text:style-name="P10"><text:s text:c="2"/>{</text:p>
      <text:p text:style-name="P10"><text:s text:c="4"/>/* Se obtienen los valores mínimo y máximo de la columna. */</text:p>
      <text:p text:style-name="P10"><text:s text:c="4"/>min=max=entrada[0][i];</text:p>
      <text:p text:style-name="P10"><text:s text:c="4"/>for(j=0;j&lt;iteraciones;j++)</text:p>
      <text:p text:style-name="P10"><text:s text:c="4"/>{</text:p>
      <text:p text:style-name="P10"><text:s text:c="6"/>if(max&lt;entrada[j][i])</text:p>
      <text:p text:style-name="P10"><text:tab/>max=entrada[j][i];</text:p>
      <text:p text:style-name="P10"><text:s text:c="6"/>else if(min&gt;entrada[j][i])</text:p>
      <text:p text:style-name="P10"><text:s text:c="8"/>min=entrada[j][i];</text:p>
      <text:p text:style-name="P10"><text:s text:c="4"/>}</text:p>
      <text:p text:style-name="P10"/>
      <text:p text:style-name="P10"><text:s text:c="4"/>/* Se calculan los coeficientes a y b. */</text:p>
      <text:p text:style-name="P10"><text:s text:c="4"/>/* Si son constantes no se hace nada. */</text:p>
      <text:p text:style-name="P10"><text:s text:c="4"/>if (max!=min)</text:p>
      <text:p text:style-name="P10"><text:s text:c="4"/>{</text:p>
      <text:p text:style-name="P10"><text:s text:c="6"/>a=(MAX_ESC-MIN_ESC)/(max-min);</text:p>
      <text:p text:style-name="P10"><text:s text:c="6"/>b=(MIN_ESC*max-MAX_ESC*min)/(max-min);</text:p>
      <text:p text:style-name="P10"><text:s text:c="6"/></text:p>
      <text:p text:style-name="P10"><text:s text:c="6"/>/* Se escala la columna. */</text:p>
      <text:p text:style-name="P10"><text:s text:c="6"/>for(j=0;j&lt;iteraciones;j++)</text:p>
      <text:p text:style-name="P10"><text:s text:c="8"/>entrada[j][i]=a*entrada[j][i]+b;</text:p>
      <text:p text:style-name="P10"><text:s text:c="4"/>}</text:p>
      <text:p text:style-name="P10"><text:s text:c="2"/>}</text:p>
      <text:p text:style-name="P10">}</text:p>
      <text:p text:style-name="P10"/>
      <text:p text:style-name="P10"/>
      <text:p text:style-name="P10">/*******************************************************************************</text:p>
      <text:p text:style-name="P10">* Fichero: math.c<text:tab/><text:tab/><text:tab/><text:tab/><text:tab/><text:tab/> <text:s text:c="5"/>*</text:p>
      <text:p text:style-name="P5">*<text:tab/><text:tab/><text:tab/><text:tab/><text:tab/><text:tab/> <text:s text:c="6"/><text:tab/> <text:s text:c="5"/>*</text:p>
      <text:p text:style-name="P10">* Función: escalarDatosSalida()<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5"><text:soft-page-break/>*<text:tab/><text:tab/><text:tab/><text:tab/><text:tab/><text:tab/> <text:s text:c="6"/><text:tab/> <text:s text:c="5"/>*</text:p>
      <text:p text:style-name="P10">* Finalidad de la función: Escala los datos de los nodos de salida.<text:tab/> <text:s text:c="5"/>*</text:p>
      <text:p text:style-name="P4">*<text:tab/><text:tab/><text:tab/><text:tab/><text:tab/><text:tab/> <text:s text:c="6"/><text:tab/> <text:s text:c="5"/>*</text:p>
      <text:p text:style-name="P10">* Parámetros de Entrada:<text:tab/><text:tab/><text:tab/><text:tab/><text:tab/> <text:s text:c="5"/>*</text:p>
      <text:p text:style-name="P10">* <text:tab/>datos: Matriz de reales. Datos de entrada de los nodos de salida. <text:s text:c="2"/>*</text:p>
      <text:p text:style-name="P10">* <text:tab/>iteraciones: Entero. Número de datos de entrada.<text:tab/><text:tab/> <text:s text:c="5"/>*</text:p>
      <text:p text:style-name="P10">* <text:tab/>lbound: Real. Valor mínimo de salida de la función de transferencia.*</text:p>
      <text:p text:style-name="P10">*<text:tab/>ubound: Real. Valor máximo de salida de la función de transferencia.*</text:p>
      <text:p text:style-name="P4">*<text:tab/><text:tab/><text:tab/><text:tab/><text:tab/><text:tab/> <text:s text:c="6"/><text:tab/> <text:s text:c="5"/>*</text:p>
      <text:p text:style-name="P10">* Parámetros Internos:<text:tab/><text:tab/><text:tab/><text:tab/><text:tab/> <text:s text:c="5"/>*</text:p>
      <text:p text:style-name="P10">* <text:tab/>i: Entero. Contador.<text:tab/><text:tab/><text:tab/><text:tab/><text:tab/> <text:s text:c="5"/>*</text:p>
      <text:p text:style-name="P10">* <text:tab/>j: Entero. Contador.<text:tab/><text:tab/><text:tab/><text:tab/><text:tab/> <text:s text:c="5"/>*</text:p>
      <text:p text:style-name="P10">* <text:tab/>max: Real. Valor máximo de los datos de entrada.<text:tab/><text:tab/> <text:s text:c="5"/>*</text:p>
      <text:p text:style-name="P10">* <text:tab/>min: Real. Valor Mínimo de los valores de entrada.<text:tab/><text:tab/> <text:s text:c="5"/>*</text:p>
      <text:p text:style-name="P10">* <text:tab/>a: Real. Primer parámetro del valor escalar.<text:tab/><text:tab/> <text:s text:c="5"/>*</text:p>
      <text:p text:style-name="P10">* <text:tab/>b: Real. Segundo parámetro del valor escalar.<text:tab/><text:tab/> <text:s text:c="5"/>*</text:p>
      <text:p text:style-name="P4">*<text:tab/><text:tab/><text:tab/><text:tab/><text:tab/><text:tab/> <text:s text:c="6"/><text:tab/> <text:s text:c="5"/>*</text:p>
      <text:p text:style-name="P10">* Parámetros de Salida: NINGUNO<text:tab/><text:tab/><text:tab/><text:tab/> <text:s text:c="5"/>*</text:p>
      <text:p text:style-name="P4">*<text:tab/><text:tab/><text:tab/><text:tab/><text:tab/><text:tab/> <text:s text:c="6"/><text:tab/> <text:s text:c="5"/>*</text:p>
      <text:p text:style-name="P10">* Funciones a las que llama la función: NINGUNA<text:tab/><text:tab/><text:tab/> <text:s text:c="5"/>*</text:p>
      <text:p text:style-name="P4">*<text:tab/><text:tab/><text:tab/><text:tab/><text:tab/><text:tab/> <text:s text:c="6"/><text:tab/> <text:s text:c="5"/>*</text:p>
      <text:p text:style-name="P10">*******************************************************************************/</text:p>
      <text:p text:style-name="P10"/>
      <text:p text:style-name="P10">void escalarDatosSalida(float **datos,int iteraciones,float lbound,float ubound)</text:p>
      <text:p text:style-name="P10">{</text:p>
      <text:p text:style-name="P10"><text:s text:c="2"/>int i,j;</text:p>
      <text:p text:style-name="P10"><text:s text:c="2"/>float max,min,a,b;</text:p>
      <text:p text:style-name="P10"/>
      <text:p text:style-name="P10"><text:s text:c="2"/>/* Se escala la salida. */</text:p>
      <text:p text:style-name="P10"><text:s text:c="2"/>for (i=0;i&lt;predes.n_nodos_salida;i++)</text:p>
      <text:p text:style-name="P10"><text:s text:c="2"/>{</text:p>
      <text:p text:style-name="P10"><text:s text:c="4"/>/* Se calculan los valores mínimo y máximo de la columna. */</text:p>
      <text:p text:style-name="P10"><text:s text:c="4"/>min=max=datos[0][i];</text:p>
      <text:p text:style-name="P10"><text:s text:c="4"/>for(j=0;j&lt;iteraciones;j++)</text:p>
      <text:p text:style-name="P10"><text:s text:c="4"/>{</text:p>
      <text:p text:style-name="P10"><text:s text:c="6"/>if(max&lt;datos[j][i])</text:p>
      <text:p text:style-name="P10"><text:s text:c="8"/>max=datos[j][i];</text:p>
      <text:p text:style-name="P10"><text:s text:c="6"/>else if(min&gt;datos[j][i])</text:p>
      <text:p text:style-name="P10"><text:s text:c="8"/>min=datos[j][i];</text:p>
      <text:p text:style-name="P10"><text:soft-page-break/><text:s text:c="4"/>}</text:p>
      <text:p text:style-name="P10"><text:s text:c="4"/>/* Se calculan los coeficientes a y b . */</text:p>
      <text:p text:style-name="P10"><text:s text:c="4"/>/* Si son constantes no se hace nada. */</text:p>
      <text:p text:style-name="P10"><text:s text:c="4"/>if(max!=min)</text:p>
      <text:p text:style-name="P10"><text:s text:c="4"/>{</text:p>
      <text:p text:style-name="P10"><text:s text:c="6"/>a=(ubound-lbound)/(max-min);</text:p>
      <text:p text:style-name="P10"><text:s text:c="6"/>b=(lbound*max-ubound *min)/(max-min);</text:p>
      <text:p text:style-name="P10"/>
      <text:p text:style-name="P10"><text:s text:c="6"/>/* Se escala la columna. */</text:p>
      <text:p text:style-name="P10"><text:s text:c="6"/>for(j=0;j&lt;iteraciones;j++)</text:p>
      <text:p text:style-name="P10"><text:tab/>datos[j][i]=a*datos[j][i]+b;</text:p>
      <text:p text:style-name="P10"><text:s text:c="4"/>}</text:p>
      <text:p text:style-name="P10"><text:s text:c="2"/>}</text:p>
      <text:p text:style-name="P10">}</text:p>
      <text:p text:style-name="P1"/>
      <text:h text:style-name="P32" text:outline-level="1">14. medirAptitud.c</text:h>
      <text:p text:style-name="P1"/>
      <text:p text:style-name="P4">/*******************************************************************************</text:p>
      <text:p text:style-name="P4">*Copyright 2004 Pablo Álvarez de Sotomayor Posadillo<text:tab/> <text:s text:c="6"/><text:tab/> <text:s text:c="5"/>*</text:p>
      <text:p text:style-name="P4">*<text:tab/><text:tab/><text:tab/><text:tab/><text:tab/><text:tab/> <text:s text:c="6"/><text:tab/> <text:s text:c="5"/>*</text:p>
      <text:p text:style-name="P4">*This file is part of Coconet.<text:tab/><text:tab/><text:tab/><text:tab/> <text:s text:c="6"/><text:tab/> <text:s text:c="5"/>*</text:p>
      <text:p text:style-name="P4">*<text:tab/><text:tab/><text:tab/><text:tab/><text:tab/><text:tab/> <text:s text:c="6"/><text:tab/> <text:s text:c="5"/>*</text:p>
      <text:p text:style-name="P4">*Coconet is free software; you can redistribute it and/or modify it under the <text:s/>*</text:p>
      <text:p text:style-name="P4">*terms of the GNU General Public License as published by the Free Software <text:s text:c="4"/>*</text:p>
      <text:p text:style-name="P4">*Foundation; either version 2 of the License, or (at your option) any later <text:s text:c="3"/>*</text:p>
      <text:p text:style-name="P4">*version.<text:tab/><text:tab/><text:tab/> <text:s text:c="6"/><text:tab/><text:tab/><text:tab/><text:tab/> <text:s text:c="5"/>*</text:p>
      <text:p text:style-name="P4">*<text:tab/><text:tab/><text:tab/><text:tab/><text:tab/><text:tab/> <text:s text:c="6"/><text:tab/> <text:s text:c="5"/>*</text:p>
      <text:p text:style-name="P4">*Coconet is distributed in the hope that it will be useful, but WITHOUT ANY <text:s text:c="3"/>*</text:p>
      <text:p text:style-name="P4">*WARRANTY; without even the implied warranty of MERCHANTABILITY or FITNESS FOR *</text:p>
      <text:p text:style-name="P4">*A PARTICULAR PURPOSE. See the GNU General Public License for more details. <text:s text:c="3"/>*</text:p>
      <text:p text:style-name="P4">*<text:tab/><text:tab/><text:tab/><text:tab/><text:tab/><text:tab/> <text:s text:c="6"/><text:tab/> <text:s text:c="5"/>*</text:p>
      <text:p text:style-name="P4">*You should have received a copy of the GNU General Public License along with <text:s/>*</text:p>
      <text:p text:style-name="P4">*Coconet; if not, write to the Free Software Foundation, Inc., 59 Temple Place,*</text:p>
      <text:p text:style-name="P4">*Suite 330, Boston, MA <text:s/>02111-1307 <text:s/>USA <text:s text:c="4"/><text:tab/><text:tab/><text:tab/> <text:s text:c="5"/>*</text:p>
      <text:p text:style-name="P4">*******************************************************************************/</text:p>
      <text:p text:style-name="P9"/>
      <text:p text:style-name="P8">#include &lt;definiciones.h&gt;</text:p>
      <text:p text:style-name="P8"><text:soft-page-break/></text:p>
      <text:p text:style-name="P8">/*******************************************************************************</text:p>
      <text:p text:style-name="P8">* Fichero: medirAptitud.c<text:tab/><text:tab/><text:tab/><text:tab/><text:tab/> <text:s text:c="5"/>*</text:p>
      <text:p text:style-name="P4">*<text:tab/><text:tab/><text:tab/><text:tab/><text:tab/><text:tab/> <text:s text:c="6"/><text:tab/> <text:s text:c="5"/>*</text:p>
      <text:p text:style-name="P8">* Función: medirAptitudRed()<text:tab/><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5">*<text:tab/><text:tab/><text:tab/><text:tab/><text:tab/><text:tab/> <text:s text:c="6"/><text:tab/> <text:s text:c="5"/>*</text:p>
      <text:p text:style-name="P8">* Finalidad de la función: Mide la aptitud de la red en función de sus salidas.*</text:p>
      <text:p text:style-name="P4">*<text:tab/><text:tab/><text:tab/><text:tab/><text:tab/><text:tab/> <text:s text:c="6"/><text:tab/> <text:s text:c="5"/>*</text:p>
      <text:p text:style-name="P8">* Parámetros de Entrada:<text:tab/><text:tab/><text:tab/><text:tab/><text:tab/> <text:s text:c="5"/>*</text:p>
      <text:p text:style-name="P8">* <text:tab/>salida: Vector de reales. Salida que debe de tener la red.<text:tab/> <text:s text:c="5"/>*</text:p>
      <text:p text:style-name="P8">* <text:tab/>numRed: Entero. Número de la red a tratar.<text:tab/><text:tab/> <text:s text:c="5"/>*</text:p>
      <text:p text:style-name="P4">*<text:tab/><text:tab/><text:tab/><text:tab/><text:tab/><text:tab/> <text:s text:c="6"/><text:tab/> <text:s text:c="5"/>*</text:p>
      <text:p text:style-name="P8">* Parámetros Internos:<text:tab/><text:tab/><text:tab/><text:tab/><text:tab/> <text:s text:c="5"/>*</text:p>
      <text:p text:style-name="P8">* <text:tab/>i: Entero. Contador.<text:tab/><text:tab/><text:tab/><text:tab/><text:tab/> <text:s text:c="5"/>*</text:p>
      <text:p text:style-name="P8">* <text:tab/>max_output: Vector de reales. Salida seleccionada por la red y su <text:s text:c="2"/>*</text:p>
      <text:p text:style-name="P8">*<text:tab/><text:tab/> <text:s/>valor correspondiente.<text:tab/><text:tab/><text:tab/> <text:s text:c="5"/>*</text:p>
      <text:p text:style-name="P8">* <text:tab/>max_file: Vector de reales. Salida válida según los datos de entrada*</text:p>
      <text:p text:style-name="P8">*<text:tab/><text:tab/> <text:s text:c="3"/>y su valor correspondiente.<text:tab/><text:tab/> <text:s text:c="5"/>*</text:p>
      <text:p text:style-name="P4">*<text:tab/><text:tab/><text:tab/><text:tab/><text:tab/><text:tab/> <text:s text:c="6"/><text:tab/> <text:s text:c="5"/>*</text:p>
      <text:p text:style-name="P8">* Parámetros de Salida: NINGUNO<text:tab/><text:tab/><text:tab/><text:tab/> <text:s text:c="5"/>*</text:p>
      <text:p text:style-name="P4">*<text:tab/><text:tab/><text:tab/><text:tab/><text:tab/><text:tab/> <text:s text:c="6"/><text:tab/> <text:s text:c="5"/>*</text:p>
      <text:p text:style-name="P8">* Funciones a las que llama la función: NINGUNA<text:tab/><text:tab/><text:tab/> <text:s text:c="5"/>*</text:p>
      <text:p text:style-name="P4">*<text:tab/><text:tab/><text:tab/><text:tab/><text:tab/><text:tab/> <text:s text:c="6"/><text:tab/> <text:s text:c="5"/>*</text:p>
      <text:p text:style-name="P8">*******************************************************************************/</text:p>
      <text:p text:style-name="P8"/>
      <text:p text:style-name="P8">void medirAptitudRed(float *salida,int numRed)</text:p>
      <text:p text:style-name="P8">{</text:p>
      <text:p text:style-name="P8"><text:s text:c="2"/>int i;</text:p>
      <text:p text:style-name="P8"><text:s text:c="2"/>float max_output[2],max_file[2];</text:p>
      <text:p text:style-name="P8"><text:s text:c="2"/></text:p>
      <text:p text:style-name="P8"><text:s text:c="2"/>/*Se inicializaan las variables. */</text:p>
      <text:p text:style-name="P8"><text:s text:c="2"/>max_output[0]=predes.redes[numRed]-&gt;valores_salida[0];</text:p>
      <text:p text:style-name="P8"><text:s text:c="2"/>max_file[0]=salida[0];</text:p>
      <text:p text:style-name="P8"><text:s text:c="2"/>max_output[1]=max_file[1]=0;</text:p>
      <text:p text:style-name="P8"><text:s text:c="2"/>/*Se calcula la salida seleccionada. */</text:p>
      <text:p text:style-name="P8"><text:s text:c="2"/>for(i=0;i&lt;predes.n_nodos_salida;i++)</text:p>
      <text:p text:style-name="P8"><text:s text:c="2"/>{</text:p>
      <text:p text:style-name="P8"><text:soft-page-break/><text:s text:c="4"/>if(max_file[0]&lt;salida[i])</text:p>
      <text:p text:style-name="P8"><text:s text:c="4"/>{</text:p>
      <text:p text:style-name="P8"><text:s text:c="6"/>max_file[0]=salida[i];</text:p>
      <text:p text:style-name="P8"><text:s text:c="6"/>max_file[1]=i;</text:p>
      <text:p text:style-name="P8"><text:s text:c="4"/>}</text:p>
      <text:p text:style-name="P8"><text:s text:c="4"/>if(max_output[0]&lt;predes.redes[numRed]-&gt;valores_salida[i])</text:p>
      <text:p text:style-name="P8"><text:s text:c="4"/>{</text:p>
      <text:p text:style-name="P8"><text:s text:c="6"/>max_output[0]=predes.redes[numRed]-&gt;valores_salida[i];</text:p>
      <text:p text:style-name="P8"><text:s text:c="6"/>max_output[1]=i;</text:p>
      <text:p text:style-name="P8"><text:s text:c="4"/>}</text:p>
      <text:p text:style-name="P8"><text:s text:c="2"/>}</text:p>
      <text:p text:style-name="P8"><text:s text:c="2"/>/*Se comprueba si la salida seleccionada es la correcta. */</text:p>
      <text:p text:style-name="P8"><text:s text:c="2"/>if(max_file[1]==max_output[1])</text:p>
      <text:p text:style-name="P8"><text:s text:c="4"/>predes.redes[numRed]-&gt;aptitud++;</text:p>
      <text:p text:style-name="P8">}</text:p>
      <text:p text:style-name="P8"/>
      <text:p text:style-name="P8">/*******************************************************************************</text:p>
      <text:p text:style-name="P8">* Fichero: medirAptitud.c<text:tab/><text:tab/><text:tab/><text:tab/><text:tab/> <text:s text:c="5"/>*</text:p>
      <text:p text:style-name="P5">*<text:tab/><text:tab/><text:tab/><text:tab/><text:tab/><text:tab/> <text:s text:c="6"/><text:tab/> <text:s text:c="5"/>*</text:p>
      <text:p text:style-name="P8">* Función: medirAptitudNodulos()<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5">*<text:tab/><text:tab/><text:tab/><text:tab/><text:tab/><text:tab/> <text:s text:c="6"/><text:tab/> <text:s text:c="5"/>*</text:p>
      <text:p text:style-name="P8">* Finalidad de la función: Mide la aptitud de los nódulos en función de varios *</text:p>
      <text:p text:style-name="P8">*<text:tab/><text:tab/><text:tab/> <text:s text:c="2"/>parámetros.<text:tab/><text:tab/><text:tab/> <text:s text:c="5"/>*</text:p>
      <text:p text:style-name="P4">*<text:tab/><text:tab/><text:tab/><text:tab/><text:tab/><text:tab/> <text:s text:c="6"/><text:tab/> <text:s text:c="5"/>*</text:p>
      <text:p text:style-name="P8">* Parámetros de Entrada:<text:tab/><text:tab/><text:tab/><text:tab/><text:tab/> <text:s text:c="5"/>*</text:p>
      <text:p text:style-name="P8">*<text:tab/>numNodulo: Entero.Número del nódulo al que se le va a medir la<text:tab/> <text:s text:c="5"/>*</text:p>
      <text:p text:style-name="P8">*<text:tab/><text:tab/> aptitud.<text:tab/><text:tab/><text:tab/><text:tab/><text:tab/> <text:s text:c="5"/>*</text:p>
      <text:p text:style-name="P4">*<text:tab/><text:tab/><text:tab/><text:tab/><text:tab/><text:tab/> <text:s text:c="6"/><text:tab/> <text:s text:c="5"/>*</text:p>
      <text:p text:style-name="P8">* Parámetros Internos:<text:tab/><text:tab/><text:tab/><text:tab/><text:tab/> <text:s text:c="5"/>*</text:p>
      <text:p text:style-name="P8">* <text:tab/>i: Entero. Contador.<text:tab/><text:tab/><text:tab/><text:tab/><text:tab/> <text:s text:c="5"/>*</text:p>
      <text:p text:style-name="P8">* <text:tab/>sust: Real. Aptitud parcial por sustitución.<text:tab/><text:tab/> <text:s text:c="5"/>*</text:p>
      <text:p text:style-name="P8">* <text:tab/>dif: Real. Aptitud parcial por diferencia.<text:tab/><text:tab/> <text:s text:c="5"/>*</text:p>
      <text:p text:style-name="P8">* <text:tab/>best: Real. Aptitud parcial según las mejores redes en las que <text:s text:c="5"/>*</text:p>
      <text:p text:style-name="P8">*<text:tab/> <text:s text:c="5"/>participa el nódulo.<text:tab/><text:tab/><text:tab/><text:tab/> <text:s text:c="5"/>*</text:p>
      <text:p text:style-name="P8">* <text:tab/>copia: Vector de redes. Copia de la población de redes.<text:tab/> <text:s text:c="5"/>*</text:p>
      <text:p text:style-name="P4">*<text:tab/><text:tab/><text:tab/><text:tab/><text:tab/><text:tab/> <text:s text:c="6"/><text:tab/> <text:s text:c="5"/>*</text:p>
      <text:p text:style-name="P8">* Parámetros de Salida: NINGUNO<text:tab/><text:tab/><text:tab/><text:tab/> <text:s text:c="5"/>*</text:p>
      <text:p text:style-name="P4"><text:soft-page-break/>*<text:tab/><text:tab/><text:tab/><text:tab/><text:tab/><text:tab/> <text:s text:c="6"/><text:tab/> <text:s text:c="5"/>*</text:p>
      <text:p text:style-name="P8">* Funciones a las que llama la función:<text:tab/><text:tab/><text:tab/><text:tab/> <text:s text:c="5"/>*</text:p>
      <text:p text:style-name="P8">*<text:tab/>error()-&gt;Muestra un mensaje de error en función de un número de <text:s text:c="4"/>*</text:p>
      <text:p text:style-name="P8">*<text:tab/> <text:s text:c="8"/>error.<text:tab/><text:tab/><text:tab/><text:tab/><text:tab/> <text:s text:c="5"/>*</text:p>
      <text:p text:style-name="P8">*<text:tab/>copiarRed()-&gt;Hace una copia de la población de redes.<text:tab/> <text:s text:c="5"/>*</text:p>
      <text:p text:style-name="P8">*<text:tab/>liberarRed()-&gt;Libera la memoria de una red.<text:tab/><text:tab/> <text:s text:c="5"/>*</text:p>
      <text:p text:style-name="P8">*<text:tab/>sustitucion()-&gt;Mide la aptitud por sustitución.<text:tab/><text:tab/> <text:s text:c="5"/>*</text:p>
      <text:p text:style-name="P8">*<text:tab/>diferencia()-&gt;Mide la aptitud por diferencia.<text:tab/><text:tab/> <text:s text:c="5"/>*</text:p>
      <text:p text:style-name="P8">*<text:tab/>mejores()-&gt;Mide la aptitud mediante las mejores redes en las que <text:s text:c="3"/>*</text:p>
      <text:p text:style-name="P8">*<text:tab/><text:tab/> <text:s text:c="2"/>participa el nódulo.<text:tab/><text:tab/><text:tab/> <text:s text:c="5"/>*</text:p>
      <text:p text:style-name="P4">*<text:tab/><text:tab/><text:tab/><text:tab/><text:tab/><text:tab/> <text:s text:c="6"/><text:tab/> <text:s text:c="5"/>*</text:p>
      <text:p text:style-name="P8">*******************************************************************************/</text:p>
      <text:p text:style-name="P8"/>
      <text:p text:style-name="P8">void medirAptitudNodulos(int numNodulo)</text:p>
      <text:p text:style-name="P8">{</text:p>
      <text:p text:style-name="P8"><text:s text:c="2"/>int i;</text:p>
      <text:p text:style-name="P8"><text:s text:c="2"/>float sust,dif,best;</text:p>
      <text:p text:style-name="P8"><text:s text:c="2"/>red **copia;</text:p>
      <text:p text:style-name="P8"><text:s text:c="2"/></text:p>
      <text:p text:style-name="P8"><text:s text:c="2"/>copia=NULL;</text:p>
      <text:p text:style-name="P8"><text:s text:c="2"/>if((copia=(red **)malloc(predes.n_redes*sizeof(red)))==NULL)</text:p>
      <text:p text:style-name="P8"><text:s text:c="4"/>error(RES_MEM);</text:p>
      <text:p text:style-name="P8"><text:s text:c="2"/>/*Se hace una copia de la población de redes*/</text:p>
      <text:p text:style-name="P8"><text:s text:c="2"/>copiarRed(predes.redes,copia);</text:p>
      <text:p text:style-name="P8"><text:s text:c="2"/>/*Se mide la aptitud parcial del nódulo por sustitución*/</text:p>
      <text:p text:style-name="P8"><text:s text:c="2"/>sust=sustitucion(numNodulo,copia);</text:p>
      <text:p text:style-name="P8"/>
      <text:p text:style-name="P8"><text:s text:c="2"/>for(i=0;i&lt;predes.n_redes;i++)</text:p>
      <text:p text:style-name="P8"><text:s text:c="4"/>liberarRed(predes.redes[i]);</text:p>
      <text:p text:style-name="P8"><text:s text:c="2"/>free(predes.redes);</text:p>
      <text:p text:style-name="P8"><text:s text:c="2"/>if((predes.redes=(red **)malloc(predes.n_redes*sizeof(red)))==NULL)</text:p>
      <text:p text:style-name="P8"><text:s text:c="4"/>error(RES_MEM);</text:p>
      <text:p text:style-name="P8"><text:s text:c="2"/>/*Se restituye la población de redes*/</text:p>
      <text:p text:style-name="P8"><text:s text:c="2"/>copiarRed(copia,predes.redes);</text:p>
      <text:p text:style-name="P8"><text:s text:c="2"/>/*Se mide la aptitud parcial del nódulo por diferecia*/</text:p>
      <text:p text:style-name="P8"><text:s text:c="2"/>dif=diferencia(numNodulo,copia);</text:p>
      <text:p text:style-name="P8"/>
      <text:p text:style-name="P8"><text:s text:c="2"/>/*Se restituye la población de redes*/</text:p>
      <text:p text:style-name="P8"><text:s text:c="2"/>for(i=0;i&lt;predes.n_redes;i++)</text:p>
      <text:p text:style-name="P8"><text:soft-page-break/><text:s text:c="4"/>liberarRed(predes.redes[i]);</text:p>
      <text:p text:style-name="P8"><text:s text:c="2"/>free(predes.redes);</text:p>
      <text:p text:style-name="P8"><text:s text:c="2"/>predes.redes=copia;</text:p>
      <text:p text:style-name="P8"><text:s text:c="2"/>copia=NULL;</text:p>
      <text:p text:style-name="P8"><text:s text:c="2"/>best=mejores(numNodulo);</text:p>
      <text:p text:style-name="P8"/>
      <text:p text:style-name="P8"><text:s text:c="2"/>/*Se mide la aptitud parcial del nódulo*/</text:p>
      <text:p text:style-name="P8"><text:s text:c="2"/>/*Se calcula la aptitud total mediante la ponderación de las aptitudes calculadas anteriormente*/</text:p>
      <text:p text:style-name="P8"><text:s text:c="2"/>pnodulos.nodulos[numNodulo]-&gt;aptitud=pond.sust*sust+pond.dif*dif+pond.best*best;</text:p>
      <text:p text:style-name="P8">}</text:p>
      <text:p text:style-name="P8"/>
      <text:p text:style-name="P8">/*******************************************************************************</text:p>
      <text:p text:style-name="P8">* Fichero: medirAptitud.c<text:tab/><text:tab/><text:tab/><text:tab/><text:tab/> <text:s text:c="5"/>*</text:p>
      <text:p text:style-name="P5">*<text:tab/><text:tab/><text:tab/><text:tab/><text:tab/><text:tab/> <text:s text:c="6"/><text:tab/> <text:s text:c="5"/>*</text:p>
      <text:p text:style-name="P8">* Función: copiarRed()<text:tab/><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5">*<text:tab/><text:tab/><text:tab/><text:tab/><text:tab/><text:tab/> <text:s text:c="6"/><text:tab/> <text:s text:c="5"/>*</text:p>
      <text:p text:style-name="P8">* Finalidad de la función: Hace una copia de la población de redes. <text:tab/> <text:s text:c="5"/>*</text:p>
      <text:p text:style-name="P5">*<text:tab/><text:tab/><text:tab/><text:tab/><text:tab/><text:tab/> <text:s text:c="6"/><text:tab/> <text:s text:c="5"/>*</text:p>
      <text:p text:style-name="P8">* Parámetros de Entrada:<text:tab/><text:tab/><text:tab/><text:tab/><text:tab/> <text:s text:c="5"/>*</text:p>
      <text:p text:style-name="P8">* <text:tab/>Origen: Vector de redes. Población de origen.<text:tab/><text:tab/> <text:s text:c="5"/>*</text:p>
      <text:p text:style-name="P8">* <text:tab/>Nueva: Vector de redes. Población de destino.<text:tab/><text:tab/> <text:s text:c="5"/>*</text:p>
      <text:p text:style-name="P4">*<text:tab/><text:tab/><text:tab/><text:tab/><text:tab/><text:tab/> <text:s text:c="6"/><text:tab/> <text:s text:c="5"/>*</text:p>
      <text:p text:style-name="P8">* Parámetros Internos:<text:tab/><text:tab/><text:tab/><text:tab/><text:tab/> <text:s text:c="5"/>*</text:p>
      <text:p text:style-name="P8">* <text:tab/>i: Entero. Contador.<text:tab/><text:tab/><text:tab/><text:tab/><text:tab/> <text:s text:c="5"/>*</text:p>
      <text:p text:style-name="P8">* <text:tab/>j: Entero. Contador.<text:tab/><text:tab/><text:tab/><text:tab/><text:tab/> <text:s text:c="5"/>*</text:p>
      <text:p text:style-name="P4">*<text:tab/><text:tab/><text:tab/><text:tab/><text:tab/><text:tab/> <text:s text:c="6"/><text:tab/> <text:s text:c="5"/>*</text:p>
      <text:p text:style-name="P8">* Parámetros de Salida: NINGUNO<text:tab/><text:tab/><text:tab/><text:tab/> <text:s text:c="5"/>*</text:p>
      <text:p text:style-name="P4">*<text:tab/><text:tab/><text:tab/><text:tab/><text:tab/><text:tab/> <text:s text:c="6"/><text:tab/> <text:s text:c="5"/>*</text:p>
      <text:p text:style-name="P8">* Funciones a las que llama la función:NINGUNA<text:tab/><text:tab/><text:tab/> <text:s text:c="5"/>*</text:p>
      <text:p text:style-name="P4">*<text:tab/><text:tab/><text:tab/><text:tab/><text:tab/><text:tab/> <text:s text:c="6"/><text:tab/> <text:s text:c="5"/>*</text:p>
      <text:p text:style-name="P8">*******************************************************************************/</text:p>
      <text:p text:style-name="P8"/>
      <text:p text:style-name="P8">void copiarRed(red **origen,red **nueva)</text:p>
      <text:p text:style-name="P8">{</text:p>
      <text:p text:style-name="P8"><text:s text:c="2"/>int i,j;</text:p>
      <text:p text:style-name="P8"><text:soft-page-break/><text:s text:c="2"/></text:p>
      <text:p text:style-name="P8"><text:s text:c="2"/>/*Se hace una copia de las poblaciones de redes*/</text:p>
      <text:p text:style-name="P8"><text:s text:c="2"/>for(i=0;i&lt;predes.n_redes;i++)</text:p>
      <text:p text:style-name="P8"><text:s text:c="2"/>{</text:p>
      <text:p text:style-name="P8"><text:s text:c="4"/>nueva[i]=(red *)malloc(sizeof(red));</text:p>
      <text:p text:style-name="P8"><text:s text:c="4"/>nueva[i]-&gt;aptitud=origen[i]-&gt;aptitud;</text:p>
      <text:p text:style-name="P8"><text:s text:c="4"/>if((nueva[i]-&gt;nodulos=(nodulo **)malloc(pnodulos.n_subpobl*sizeof(nodulo)))==NULL)</text:p>
      <text:p text:style-name="P8"><text:s text:c="6"/>error(RES_MEM);</text:p>
      <text:p text:style-name="P8"><text:s text:c="4"/>for(j=0;j&lt;pnodulos.n_subpobl;j++)</text:p>
      <text:p text:style-name="P8"><text:s text:c="6"/>nueva[i]-&gt;nodulos[j]=origen[i]-&gt;nodulos[j];</text:p>
      <text:p text:style-name="P8"><text:s text:c="4"/>if((nueva[i]-&gt;valores_salida=(float *)malloc(predes.n_nodos_salida*sizeof(float)))==NULL)</text:p>
      <text:p text:style-name="P8"><text:s text:c="6"/>error(RES_MEM);</text:p>
      <text:p text:style-name="P8"><text:s text:c="4"/>for(j=0;j&lt;predes.n_nodos_salida;j++)</text:p>
      <text:p text:style-name="P8"><text:s text:c="6"/>nueva[i]-&gt;valores_salida[j]=origen[i]-&gt;valores_salida[j];</text:p>
      <text:p text:style-name="P8"><text:s text:c="2"/>}</text:p>
      <text:p text:style-name="P8">}</text:p>
      <text:p text:style-name="P8"/>
      <text:p text:style-name="P8">/*******************************************************************************</text:p>
      <text:p text:style-name="P8">* Fichero: medirAptitud.c<text:tab/><text:tab/><text:tab/><text:tab/><text:tab/> <text:s text:c="5"/>*</text:p>
      <text:p text:style-name="P5">*<text:tab/><text:tab/><text:tab/><text:tab/><text:tab/><text:tab/> <text:s text:c="6"/><text:tab/> <text:s text:c="5"/>*</text:p>
      <text:p text:style-name="P8">* Función: diferencia()<text:tab/><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5">*<text:tab/><text:tab/><text:tab/><text:tab/><text:tab/><text:tab/> <text:s text:c="6"/><text:tab/> <text:s text:c="5"/>*</text:p>
      <text:p text:style-name="P8">* Finalidad de la función: Mide la aptitud parcial del nódulo por diferencia. <text:s/>*</text:p>
      <text:p text:style-name="P4">*<text:tab/><text:tab/><text:tab/><text:tab/><text:tab/><text:tab/> <text:s text:c="6"/><text:tab/> <text:s text:c="5"/>*</text:p>
      <text:p text:style-name="P8">* Parámetros de Entrada:<text:tab/><text:tab/><text:tab/><text:tab/><text:tab/> <text:s text:c="5"/>*</text:p>
      <text:p text:style-name="P8">* <text:tab/>numNodulo: Entero. Número de nódulo al que se le mide la aptitud <text:s text:c="3"/>*</text:p>
      <text:p text:style-name="P8">*<text:tab/><text:tab/> parcial. <text:s/><text:tab/><text:tab/><text:tab/><text:tab/> <text:s text:c="5"/>*</text:p>
      <text:p text:style-name="P8">* <text:tab/>copia: Vector deredes. Copia de la población de redes.<text:tab/> <text:s text:c="5"/>*</text:p>
      <text:p text:style-name="P4">*<text:tab/><text:tab/><text:tab/><text:tab/><text:tab/><text:tab/> <text:s text:c="6"/><text:tab/> <text:s text:c="5"/>*</text:p>
      <text:p text:style-name="P8">* Parámetros Internos:<text:tab/><text:tab/><text:tab/><text:tab/><text:tab/> <text:s text:c="5"/>*</text:p>
      <text:p text:style-name="P8">* <text:tab/>i: Entero. Contador.<text:tab/><text:tab/><text:tab/><text:tab/><text:tab/> <text:s text:c="5"/>*</text:p>
      <text:p text:style-name="P8">* <text:tab/>j: Entero. Contador.<text:tab/><text:tab/><text:tab/><text:tab/><text:tab/> <text:s text:c="5"/>*</text:p>
      <text:p text:style-name="P8">* <text:tab/>k: Entero. Contador.<text:tab/><text:tab/><text:tab/><text:tab/><text:tab/> <text:s text:c="5"/>*</text:p>
      <text:p text:style-name="P8">* <text:tab/>l: Entero. Contador.<text:tab/><text:tab/><text:tab/><text:tab/><text:tab/> <text:s text:c="5"/>*</text:p>
      <text:p text:style-name="P8">* <text:tab/>numredes: Entero. Número de redes en las que participa el nódulo. <text:s text:c="2"/>*</text:p>
      <text:p text:style-name="P8"><text:soft-page-break/>* <text:tab/>redes: Vector de enteros. Identificador de las redes en las que <text:s text:c="4"/>*</text:p>
      <text:p text:style-name="P8">*<text:tab/> <text:s text:c="6"/>participa el nódulo.<text:tab/><text:tab/><text:tab/><text:tab/> <text:s text:c="5"/>*</text:p>
      <text:p text:style-name="P4">*<text:tab/><text:tab/><text:tab/><text:tab/><text:tab/><text:tab/> <text:s text:c="6"/><text:tab/> <text:s text:c="5"/>*</text:p>
      <text:p text:style-name="P8">* Parámetros de Salida:<text:tab/><text:tab/><text:tab/><text:tab/><text:tab/> <text:s text:c="5"/>*</text:p>
      <text:p text:style-name="P8">* <text:tab/>suma: Real. Aptitud parcial del nódulo.<text:tab/><text:tab/><text:tab/> <text:s text:c="5"/>*</text:p>
      <text:p text:style-name="P4">*<text:tab/><text:tab/><text:tab/><text:tab/><text:tab/><text:tab/> <text:s text:c="6"/><text:tab/> <text:s text:c="5"/>*</text:p>
      <text:p text:style-name="P8">* Funciones a las que llama la función:<text:tab/><text:tab/><text:tab/><text:tab/> <text:s text:c="5"/>*</text:p>
      <text:p text:style-name="P8">*<text:tab/>medirAptitudRed()-&gt;Funciónque mide la aptitud de una red.<text:tab/> <text:s text:c="5"/>*</text:p>
      <text:p text:style-name="P4">*<text:tab/><text:tab/><text:tab/><text:tab/><text:tab/><text:tab/> <text:s text:c="6"/><text:tab/> <text:s text:c="5"/>*</text:p>
      <text:p text:style-name="P8">*******************************************************************************/</text:p>
      <text:p text:style-name="P8"/>
      <text:p text:style-name="P8">float diferencia(int numNodulo,red **copia)</text:p>
      <text:p text:style-name="P8">{</text:p>
      <text:p text:style-name="P8"><text:s text:c="2"/>int i,j,k,l,numredes,*redes;</text:p>
      <text:p text:style-name="P8"><text:s text:c="2"/>float suma;</text:p>
      <text:p text:style-name="P8"><text:s text:c="2"/></text:p>
      <text:p text:style-name="P8"><text:s text:c="2"/>numredes=0;</text:p>
      <text:p text:style-name="P8"><text:s text:c="2"/>suma=0.0;</text:p>
      <text:p text:style-name="P8"/>
      <text:p text:style-name="P8"><text:s text:c="2"/>redes=(int *)malloc(max_redes*sizeof(int));</text:p>
      <text:p text:style-name="P8"><text:s text:c="2"/>/*Se almacenan las redes en las que participa el nódulo*/</text:p>
      <text:p text:style-name="P8"><text:s text:c="2"/>for(i=0;i&lt;predes.n_redes;i++)</text:p>
      <text:p text:style-name="P8"><text:s text:c="4"/>if(predes.redes[i]-&gt;nodulos[pnodulos.n_subpobl-1]==pnodulos.nodulos[numNodulo])</text:p>
      <text:p text:style-name="P8"><text:s text:c="4"/>{</text:p>
      <text:p text:style-name="P8"><text:s text:c="6"/>predes.redes[i]-&gt;aptitud=0;</text:p>
      <text:p text:style-name="P8"><text:s text:c="6"/>redes[numredes]=i;</text:p>
      <text:p text:style-name="P8"><text:s text:c="6"/>numredes++;</text:p>
      <text:p text:style-name="P8"><text:s text:c="4"/>}</text:p>
      <text:p text:style-name="P8"><text:s text:c="2"/>for(i=0;i&lt;numredes;i++)</text:p>
      <text:p text:style-name="P8"><text:s text:c="2"/>{</text:p>
      <text:p text:style-name="P8"><text:s text:c="4"/>for(j=0;j&lt;n_entrenamiento;j++)</text:p>
      <text:p text:style-name="P8"><text:s text:c="4"/>{</text:p>
      <text:p text:style-name="P8"><text:s text:c="6"/>/*Se generan las salidas de las redes sin tener en cuenta las salidas parciales del nódulo al que se está midiendo la aptitud*/</text:p>
      <text:p text:style-name="P8"><text:s text:c="6"/>for(k=0;k&lt;predes.n_nodos_salida;k++)</text:p>
      <text:p text:style-name="P8"><text:s text:c="6"/>{</text:p>
      <text:p text:style-name="P8"><text:s text:c="8"/>predes.redes[redes[i]]-&gt;valores_salida[k]=0.0;</text:p>
      <text:p text:style-name="P8"><text:s text:c="8"/>for(l=0;l&lt;pnodulos.n_subpobl-1;l++)</text:p>
      <text:p text:style-name="P8"><text:soft-page-break/><text:s text:c="10"/>predes.redes[redes[i]]-&gt;valores_salida[k]+=(*(net_transf))(predes.redes[redes[i]]-&gt;nodulos[l]-&gt;salidas_parciales[j][k]);</text:p>
      <text:p text:style-name="P8"><text:s text:c="6"/>}</text:p>
      <text:p text:style-name="P8"><text:s text:c="6"/>/*Se miden las aptitudes de las redes*/</text:p>
      <text:p text:style-name="P8"><text:s text:c="6"/>if(pnodulos.n_subpobl&gt;1)</text:p>
      <text:p text:style-name="P8"><text:s text:c="8"/>medirAptitudRed(salida[j],redes[i]);</text:p>
      <text:p text:style-name="P8"><text:s text:c="6"/>else</text:p>
      <text:p text:style-name="P8"><text:s text:c="8"/>predes.redes[redes[i]]-&gt;aptitud=0.0;</text:p>
      <text:p text:style-name="P8"><text:s text:c="4"/>}</text:p>
      <text:p text:style-name="P8"><text:s text:c="4"/>predes.redes[redes[i]]-&gt;aptitud/=n_entrenamiento;</text:p>
      <text:p text:style-name="P8"><text:s text:c="4"/>/*Se añade la diferencia entre la aptitud que tiene la red con el nódulo y la que tiene sin el*/</text:p>
      <text:p text:style-name="P8"><text:s text:c="4"/>suma+=predes.redes[redes[i]]-&gt;aptitud-copia[redes[i]]-&gt;aptitud;</text:p>
      <text:p text:style-name="P8"><text:s text:c="2"/>}</text:p>
      <text:p text:style-name="P8"><text:s text:c="2"/>/*Se hace la media de las diferencias de aptitudes calculadas anteriormente*/</text:p>
      <text:p text:style-name="P8"><text:s text:c="2"/>if(numredes&gt;0)</text:p>
      <text:p text:style-name="P8"><text:s text:c="4"/>suma/=numredes;</text:p>
      <text:p text:style-name="P8"><text:s text:c="2"/>free(redes);</text:p>
      <text:p text:style-name="P8"/>
      <text:p text:style-name="P8"><text:s text:c="2"/>return suma;</text:p>
      <text:p text:style-name="P8">}</text:p>
      <text:p text:style-name="P8"/>
      <text:p text:style-name="P8">/*******************************************************************************</text:p>
      <text:p text:style-name="P8">* Fichero: medirAptitud.c<text:tab/><text:tab/><text:tab/><text:tab/><text:tab/> <text:s text:c="5"/>*</text:p>
      <text:p text:style-name="P5">*<text:tab/><text:tab/><text:tab/><text:tab/><text:tab/><text:tab/> <text:s text:c="6"/><text:tab/> <text:s text:c="5"/>*</text:p>
      <text:p text:style-name="P8">* Función: mejores()<text:tab/><text:tab/><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5">*<text:tab/><text:tab/><text:tab/><text:tab/><text:tab/><text:tab/> <text:s text:c="6"/><text:tab/> <text:s text:c="5"/>*</text:p>
      <text:p text:style-name="P8">* Finalidad de la función: Mide la aptitud parcial de los nódulos en función de*</text:p>
      <text:p text:style-name="P8">*<text:tab/><text:tab/><text:tab/> <text:s text:c="2"/>las mejores redes en las que participa. <text:s text:c="5"/>*</text:p>
      <text:p text:style-name="P4">*<text:tab/><text:tab/><text:tab/><text:tab/><text:tab/><text:tab/> <text:s text:c="6"/><text:tab/> <text:s text:c="5"/>*</text:p>
      <text:p text:style-name="P8">* Parámetros de Entrada:<text:tab/><text:tab/><text:tab/><text:tab/><text:tab/> <text:s text:c="5"/>*</text:p>
      <text:p text:style-name="P8">* <text:tab/>numNodulo: Entero. Número de nódulo al que se le va a hacer la<text:tab/> <text:s text:c="5"/>*</text:p>
      <text:p text:style-name="P8">*<text:tab/><text:tab/> medición de la aptitud.<text:tab/><text:tab/><text:tab/> <text:s text:c="5"/>*</text:p>
      <text:p text:style-name="P4">*<text:tab/><text:tab/><text:tab/><text:tab/><text:tab/><text:tab/> <text:s text:c="6"/><text:tab/> <text:s text:c="5"/>*</text:p>
      <text:p text:style-name="P8">* Parámetros Internos:<text:tab/><text:tab/><text:tab/><text:tab/><text:tab/> <text:s text:c="5"/>*</text:p>
      <text:p text:style-name="P8">* <text:tab/>i: Entero. Contador.<text:tab/><text:tab/><text:tab/><text:tab/><text:tab/> <text:s text:c="5"/>*</text:p>
      <text:p text:style-name="P8">* <text:tab/>num: Entero. Número de redes en las que participa el nódulo y que se*</text:p>
      <text:p text:style-name="P8"><text:soft-page-break/>*<text:tab/> <text:s text:c="4"/>utilizan para medir la aptitud parcial.<text:tab/><text:tab/> <text:s text:c="5"/>*</text:p>
      <text:p text:style-name="P4">*<text:tab/><text:tab/><text:tab/><text:tab/><text:tab/><text:tab/> <text:s text:c="6"/><text:tab/> <text:s text:c="5"/>*</text:p>
      <text:p text:style-name="P8">* Parámetros de Salida:<text:tab/><text:tab/><text:tab/><text:tab/><text:tab/> <text:s text:c="5"/>*</text:p>
      <text:p text:style-name="P8">* <text:tab/>suma: Real. Aptitud parcial del nódulo.<text:tab/><text:tab/><text:tab/> <text:s text:c="5"/>*</text:p>
      <text:p text:style-name="P4">*<text:tab/><text:tab/><text:tab/><text:tab/><text:tab/><text:tab/> <text:s text:c="6"/><text:tab/> <text:s text:c="5"/>*</text:p>
      <text:p text:style-name="P8">* Funciones a las que llama la función:<text:tab/>NINGUNA<text:tab/><text:tab/><text:tab/> <text:s text:c="5"/>*</text:p>
      <text:p text:style-name="P4">*<text:tab/><text:tab/><text:tab/><text:tab/><text:tab/><text:tab/> <text:s text:c="6"/><text:tab/> <text:s text:c="5"/>*</text:p>
      <text:p text:style-name="P8">*******************************************************************************/</text:p>
      <text:p text:style-name="P8"/>
      <text:p text:style-name="P8">float mejores(int numNodulo)</text:p>
      <text:p text:style-name="P8">{</text:p>
      <text:p text:style-name="P8"><text:s text:c="2"/>int i,num;</text:p>
      <text:p text:style-name="P8"><text:s text:c="2"/>float suma;</text:p>
      <text:p text:style-name="P8"/>
      <text:p text:style-name="P8"><text:s text:c="2"/>suma=0;</text:p>
      <text:p text:style-name="P8"><text:s text:c="2"/>num=0;</text:p>
      <text:p text:style-name="P8"><text:s text:c="2"/></text:p>
      <text:p text:style-name="P8"><text:s text:c="2"/>for(i=0;i&lt;predes.n_redes &amp;&amp; num&lt;redsel;i++)</text:p>
      <text:p text:style-name="P8"><text:s text:c="2"/>{</text:p>
      <text:p text:style-name="P8"><text:s text:c="4"/>if(predes.redes[i]-&gt;nodulos[pnodulos.n_subpobl-1]==pnodulos.nodulos[numNodulo])</text:p>
      <text:p text:style-name="P8"><text:s text:c="4"/>{</text:p>
      <text:p text:style-name="P8"><text:s text:c="6"/>num++;</text:p>
      <text:p text:style-name="P8"><text:s text:c="6"/>suma+=predes.redes[i]-&gt;aptitud;</text:p>
      <text:p text:style-name="P8"><text:s text:c="4"/>}</text:p>
      <text:p text:style-name="P8"><text:s text:c="2"/>}</text:p>
      <text:p text:style-name="P8"><text:s text:c="2"/>/*Se hace la media de las mejores redes encontradas en las que participe el nódulo a tratar*/</text:p>
      <text:p text:style-name="P8"><text:s text:c="2"/>if(suma&gt;0)</text:p>
      <text:p text:style-name="P8"><text:s text:c="4"/>suma/=num;</text:p>
      <text:p text:style-name="P8"/>
      <text:p text:style-name="P8"><text:s text:c="2"/>return suma;</text:p>
      <text:p text:style-name="P8">}</text:p>
      <text:p text:style-name="P8"/>
      <text:p text:style-name="P8">/*******************************************************************************</text:p>
      <text:p text:style-name="P8">* Fichero: medirAptitud.c<text:tab/><text:tab/><text:tab/><text:tab/><text:tab/> <text:s text:c="5"/>*</text:p>
      <text:p text:style-name="P5">*<text:tab/><text:tab/><text:tab/><text:tab/><text:tab/><text:tab/> <text:s text:c="6"/><text:tab/> <text:s text:c="5"/>*</text:p>
      <text:p text:style-name="P8">* Función: sustitucion()<text:tab/><text:tab/><text:tab/><text:tab/><text:tab/> <text:s text:c="5"/>*</text:p>
      <text:p text:style-name="P4">*<text:tab/><text:tab/><text:tab/><text:tab/><text:tab/><text:tab/> <text:s text:c="6"/><text:tab/> <text:s text:c="5"/>*</text:p>
      <text:p text:style-name="P8"><text:soft-page-break/>* Autor: Pablo Álvarez de Sotomayor Posadillo<text:tab/><text:tab/> <text:s text:c="6"/><text:tab/> <text:s text:c="5"/>*</text:p>
      <text:p text:style-name="P5">*<text:tab/><text:tab/><text:tab/><text:tab/><text:tab/><text:tab/> <text:s text:c="6"/><text:tab/> <text:s text:c="5"/>*</text:p>
      <text:p text:style-name="P8">* Finalidad de la función: Mide la aptitud parcial del nódulo por sustitción. <text:s/>*</text:p>
      <text:p text:style-name="P4">*<text:tab/><text:tab/><text:tab/><text:tab/><text:tab/><text:tab/> <text:s text:c="6"/><text:tab/> <text:s text:c="5"/>*</text:p>
      <text:p text:style-name="P8">* Parámetros de Entrada:<text:tab/><text:tab/><text:tab/><text:tab/><text:tab/> <text:s text:c="5"/>*</text:p>
      <text:p text:style-name="P8">* <text:tab/>numNodulo: Entero. Número del nódulo a tratar.<text:tab/><text:tab/> <text:s text:c="5"/>*</text:p>
      <text:p text:style-name="P8">* <text:tab/>copia: Vector de redes. Copia de lapoblación de redes.<text:tab/> <text:s text:c="5"/>*</text:p>
      <text:p text:style-name="P4">*<text:tab/><text:tab/><text:tab/><text:tab/><text:tab/><text:tab/> <text:s text:c="6"/><text:tab/> <text:s text:c="5"/>*</text:p>
      <text:p text:style-name="P8">* Parámetros Internos:<text:tab/><text:tab/><text:tab/><text:tab/><text:tab/> <text:s text:c="5"/>*</text:p>
      <text:p text:style-name="P8">* <text:tab/>i: Entero. Contador.<text:tab/><text:tab/><text:tab/><text:tab/><text:tab/> <text:s text:c="5"/>*</text:p>
      <text:p text:style-name="P8">* <text:tab/>j: Entero. Contador.<text:tab/><text:tab/><text:tab/><text:tab/><text:tab/> <text:s text:c="5"/>*</text:p>
      <text:p text:style-name="P8">* <text:tab/>numRedes: Entero. Número de redes en las que participa el nódulo. <text:s text:c="2"/>*</text:p>
      <text:p text:style-name="P8">* <text:tab/>seleccionadas: Entero. Número de redes seleccionadas.<text:tab/> <text:s text:c="5"/>*</text:p>
      <text:p text:style-name="P4">*<text:tab/><text:tab/><text:tab/><text:tab/><text:tab/><text:tab/> <text:s text:c="6"/><text:tab/> <text:s text:c="5"/>*</text:p>
      <text:p text:style-name="P8">* Parámetros de Salida:<text:tab/><text:tab/><text:tab/><text:tab/><text:tab/> <text:s text:c="5"/>*</text:p>
      <text:p text:style-name="P8">* <text:tab/>suma: Real. Aptitud parcial del nódulo.<text:tab/><text:tab/><text:tab/> <text:s text:c="5"/>*</text:p>
      <text:p text:style-name="P4">*<text:tab/><text:tab/><text:tab/><text:tab/><text:tab/><text:tab/> <text:s text:c="6"/><text:tab/> <text:s text:c="5"/>*</text:p>
      <text:p text:style-name="P8">* Funciones a las que llama la función:<text:tab/><text:tab/><text:tab/><text:tab/> <text:s text:c="5"/>*</text:p>
      <text:p text:style-name="P8">*<text:tab/>generarSalidaRed()-&gt;Genera la salida de una red a partir de un*</text:p>
      <text:p text:style-name="P8">*<text:tab/><text:tab/> <text:s text:c="9"/>patrón de entrada.<text:tab/><text:tab/><text:tab/> <text:s text:c="5"/>*</text:p>
      <text:p text:style-name="P8">*<text:tab/>meditAptitudRed()-&gt;Mide la aptitud de la red a partir de la salida. *</text:p>
      <text:p text:style-name="P8">*<text:tab/><text:tab/> <text:s text:c="8"/>generada.<text:tab/><text:tab/><text:tab/> <text:s text:c="6"/><text:tab/> <text:s text:c="5"/>*</text:p>
      <text:p text:style-name="P4">*<text:tab/><text:tab/><text:tab/><text:tab/><text:tab/><text:tab/> <text:s text:c="6"/><text:tab/> <text:s text:c="5"/>*</text:p>
      <text:p text:style-name="P8">*******************************************************************************/</text:p>
      <text:p text:style-name="P8"/>
      <text:p text:style-name="P8">float sustitucion(int numNodulo,red **copia)</text:p>
      <text:p text:style-name="P8">{</text:p>
      <text:p text:style-name="P8"><text:s text:c="2"/>int i,j,numRedes,seleccionadas;</text:p>
      <text:p text:style-name="P8"><text:s text:c="2"/>float suma;</text:p>
      <text:p text:style-name="P8"><text:s text:c="2"/></text:p>
      <text:p text:style-name="P8"><text:s text:c="2"/>numRedes=0; <text:s/></text:p>
      <text:p text:style-name="P8"><text:s text:c="2"/>suma=0;</text:p>
      <text:p text:style-name="P8"><text:s text:c="2"/>seleccionadas=redsel;</text:p>
      <text:p text:style-name="P8"><text:s text:c="2"/></text:p>
      <text:p text:style-name="P8"><text:s text:c="2"/>for(i=0;i&lt;seleccionadas &amp;&amp; i&lt;predes.n_redes;i++)</text:p>
      <text:p text:style-name="P8"><text:s text:c="2"/>{</text:p>
      <text:p text:style-name="P8"><text:s text:c="4"/>if(predes.redes[i]-&gt;nodulos[pnodulos.n_subpobl-1]!=pnodulos.nodulos[numNodulo])</text:p>
      <text:p text:style-name="P8"><text:s text:c="4"/>{</text:p>
      <text:p text:style-name="P8"><text:soft-page-break/><text:s text:c="6"/>/*Se cambian los nódulos de su subpoblación por el nódulo a medir la aptitud*/</text:p>
      <text:p text:style-name="P8"><text:s text:c="6"/>predes.redes[i]-&gt;nodulos[pnodulos.n_subpobl-1]=pnodulos.nodulos[numNodulo];</text:p>
      <text:p text:style-name="P8"><text:s text:c="6"/>/*Se inicializan las aptitudes de las redes para realizar una nueva medición*/</text:p>
      <text:p text:style-name="P8"><text:s text:c="6"/>predes.redes[i]-&gt;aptitud=0;</text:p>
      <text:p text:style-name="P8"><text:s text:c="6"/>/*Se entrenan las redes modificadas*/</text:p>
      <text:p text:style-name="P8"><text:s text:c="6"/>for(j=0;j&lt;n_entrenamiento;j++)</text:p>
      <text:p text:style-name="P8"><text:s text:c="6"/>{</text:p>
      <text:p text:style-name="P8"><text:s text:c="8"/>generarSalidaRed(i,j);</text:p>
      <text:p text:style-name="P8"><text:s text:c="8"/>medirAptitudRed(salida[j],i);</text:p>
      <text:p text:style-name="P8"><text:s text:c="6"/>}</text:p>
      <text:p text:style-name="P8"><text:s text:c="6"/>/*Se normaliza la aptitud de la red modificada según las entradas del fichero de entrenamiento*/</text:p>
      <text:p text:style-name="P8"><text:s text:c="6"/>predes.redes[i]-&gt;aptitud/=n_entrenamiento;</text:p>
      <text:p text:style-name="P8"><text:s text:c="6"/>suma+=predes.redes[i]-&gt;aptitud-copia[i]-&gt;aptitud;</text:p>
      <text:p text:style-name="P8"><text:s text:c="4"/>}</text:p>
      <text:p text:style-name="P8"><text:s text:c="4"/>/*Se añade el número de red al vector*/</text:p>
      <text:p text:style-name="P8"><text:s text:c="4"/>else</text:p>
      <text:p text:style-name="P8"><text:s text:c="4"/>{</text:p>
      <text:p text:style-name="P8"><text:s text:c="6"/>numRedes++;</text:p>
      <text:p text:style-name="P8"><text:s text:c="6"/>seleccionadas++;</text:p>
      <text:p text:style-name="P8"><text:s text:c="4"/>}</text:p>
      <text:p text:style-name="P8"><text:s text:c="2"/>}</text:p>
      <text:p text:style-name="P8"><text:s text:c="2"/>/*Se devuelve la diferencia media de las aptitudes de las redes modificadas*/</text:p>
      <text:p text:style-name="P8"><text:s text:c="2"/>suma/=(seleccionadas-numRedes);</text:p>
      <text:p text:style-name="P8"><text:s text:c="2"/></text:p>
      <text:p text:style-name="P8"><text:s text:c="2"/>return suma;</text:p>
      <text:p text:style-name="P8">}</text:p>
      <text:p text:style-name="P8"/>
      <text:p text:style-name="P8">/*******************************************************************************</text:p>
      <text:p text:style-name="P8">* Fichero: medirAptitud.c<text:tab/><text:tab/><text:tab/><text:tab/><text:tab/> <text:s text:c="5"/>*</text:p>
      <text:p text:style-name="P5">*<text:tab/><text:tab/><text:tab/><text:tab/><text:tab/><text:tab/> <text:s text:c="6"/><text:tab/> <text:s text:c="5"/>*</text:p>
      <text:p text:style-name="P8">* Función: normalizarAptitudNodulos()<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5">*<text:tab/><text:tab/><text:tab/><text:tab/><text:tab/><text:tab/> <text:s text:c="6"/><text:tab/> <text:s text:c="5"/>*</text:p>
      <text:p text:style-name="P8">* Finalidad de la función: Normaliza la aptitud de los nódulos poniendo la <text:s text:c="4"/>*</text:p>
      <text:p text:style-name="P8"><text:soft-page-break/>*<text:tab/><text:tab/><text:tab/> <text:s text:c="2"/>aptitud mínima a 0.<text:tab/><text:tab/> <text:s text:c="5"/>*</text:p>
      <text:p text:style-name="P4">*<text:tab/><text:tab/><text:tab/><text:tab/><text:tab/><text:tab/> <text:s text:c="6"/><text:tab/> <text:s text:c="5"/>*</text:p>
      <text:p text:style-name="P8">* Parámetros de Entrada: NINGUNO<text:tab/><text:tab/><text:tab/><text:tab/> <text:s text:c="5"/>*</text:p>
      <text:p text:style-name="P4">*<text:tab/><text:tab/><text:tab/><text:tab/><text:tab/><text:tab/> <text:s text:c="6"/><text:tab/> <text:s text:c="5"/>*</text:p>
      <text:p text:style-name="P8">* Parámetros Internos:<text:tab/><text:tab/><text:tab/><text:tab/><text:tab/> <text:s text:c="5"/>*</text:p>
      <text:p text:style-name="P8">* <text:tab/>i: Entero. Contador.<text:tab/><text:tab/><text:tab/><text:tab/><text:tab/> <text:s text:c="5"/>*</text:p>
      <text:p text:style-name="P8">* <text:tab/>min: Real. Aptitud mínima.<text:tab/><text:tab/><text:tab/><text:tab/> <text:s text:c="5"/>*</text:p>
      <text:p text:style-name="P4">*<text:tab/><text:tab/><text:tab/><text:tab/><text:tab/><text:tab/> <text:s text:c="6"/><text:tab/> <text:s text:c="5"/>*</text:p>
      <text:p text:style-name="P8">* Parámetros de Salida: NINGUNO<text:tab/><text:tab/><text:tab/><text:tab/> <text:s text:c="5"/>*</text:p>
      <text:p text:style-name="P4">*<text:tab/><text:tab/><text:tab/><text:tab/><text:tab/><text:tab/> <text:s text:c="6"/><text:tab/> <text:s text:c="5"/>*</text:p>
      <text:p text:style-name="P8">* Funciones a las que llama la función: NINGUNA<text:tab/><text:tab/><text:tab/> <text:s text:c="5"/>*</text:p>
      <text:p text:style-name="P4">*<text:tab/><text:tab/><text:tab/><text:tab/><text:tab/><text:tab/> <text:s text:c="6"/><text:tab/> <text:s text:c="5"/>*</text:p>
      <text:p text:style-name="P8">*******************************************************************************/</text:p>
      <text:p text:style-name="P8"/>
      <text:p text:style-name="P8">void normalizarAptitudNodulos()</text:p>
      <text:p text:style-name="P8">{</text:p>
      <text:p text:style-name="P8"><text:s text:c="2"/>int i;</text:p>
      <text:p text:style-name="P8"><text:s text:c="2"/>float min;</text:p>
      <text:p text:style-name="P8"><text:s text:c="2"/></text:p>
      <text:p text:style-name="P8"><text:s text:c="2"/>/*Se calcula el valor mínimo de la aptitud de los nódulos*/</text:p>
      <text:p text:style-name="P8"><text:s text:c="2"/>min=0;</text:p>
      <text:p text:style-name="P8"><text:s text:c="2"/>for(i=0;i&lt;pnodulos.n_nodulos;i++)</text:p>
      <text:p text:style-name="P8"><text:s text:c="4"/>if(min&gt;pnodulos.nodulos[i]-&gt;aptitud)</text:p>
      <text:p text:style-name="P8"><text:s text:c="6"/>min=pnodulos.nodulos[i]-&gt;aptitud;</text:p>
      <text:p text:style-name="P8"><text:s text:c="2"/>/*Se pone el valor mínimo de la aptitud de los nódulos a 0*/</text:p>
      <text:p text:style-name="P8"><text:s text:c="2"/>if(min&lt;0)</text:p>
      <text:p text:style-name="P8"><text:s text:c="4"/>for(i=0;i&lt;pnodulos.n_nodulos;i++)</text:p>
      <text:p text:style-name="P8"><text:s text:c="6"/>pnodulos.nodulos[i]-&gt;aptitud-=min;</text:p>
      <text:p text:style-name="P8">}</text:p>
      <text:p text:style-name="P1"/>
      <text:h text:style-name="P32" text:outline-level="1">15. medirCambio.c</text:h>
      <text:p text:style-name="P1"/>
      <text:p text:style-name="P4">/*******************************************************************************</text:p>
      <text:p text:style-name="P4">*Copyright 2004 Pablo Álvarez de Sotomayor Posadillo<text:tab/> <text:s text:c="6"/><text:tab/> <text:s text:c="5"/>*</text:p>
      <text:p text:style-name="P4">*<text:tab/><text:tab/><text:tab/><text:tab/><text:tab/><text:tab/> <text:s text:c="6"/><text:tab/> <text:s text:c="5"/>*</text:p>
      <text:p text:style-name="P4">*This file is part of Coconet.<text:tab/><text:tab/><text:tab/><text:tab/> <text:s text:c="6"/><text:tab/> <text:s text:c="5"/>*</text:p>
      <text:p text:style-name="P4">*<text:tab/><text:tab/><text:tab/><text:tab/><text:tab/><text:tab/> <text:s text:c="6"/><text:tab/> <text:s text:c="5"/>*</text:p>
      <text:p text:style-name="P4"><text:soft-page-break/>*Coconet is free software; you can redistribute it and/or modify it under the <text:s/>*</text:p>
      <text:p text:style-name="P4">*terms of the GNU General Public License as published by the Free Software <text:s text:c="4"/>*</text:p>
      <text:p text:style-name="P4">*Foundation; either version 2 of the License, or (at your option) any later <text:s text:c="3"/>*</text:p>
      <text:p text:style-name="P4">*version.<text:tab/><text:tab/><text:tab/> <text:s text:c="6"/><text:tab/><text:tab/><text:tab/><text:tab/> <text:s text:c="5"/>*</text:p>
      <text:p text:style-name="P4">*<text:tab/><text:tab/><text:tab/><text:tab/><text:tab/><text:tab/> <text:s text:c="6"/><text:tab/> <text:s text:c="5"/>*</text:p>
      <text:p text:style-name="P4">*Coconet is distributed in the hope that it will be useful, but WITHOUT ANY <text:s text:c="3"/>*</text:p>
      <text:p text:style-name="P4">*WARRANTY; without even the implied warranty of MERCHANTABILITY or FITNESS FOR *</text:p>
      <text:p text:style-name="P4">*A PARTICULAR PURPOSE. See the GNU General Public License for more details. <text:s text:c="3"/>*</text:p>
      <text:p text:style-name="P4">*<text:tab/><text:tab/><text:tab/><text:tab/><text:tab/><text:tab/> <text:s text:c="6"/><text:tab/> <text:s text:c="5"/>*</text:p>
      <text:p text:style-name="P4">*You should have received a copy of the GNU General Public License along with <text:s/>*</text:p>
      <text:p text:style-name="P4">*Coconet; if not, write to the Free Software Foundation, Inc., 59 Temple Place,*</text:p>
      <text:p text:style-name="P4">*Suite 330, Boston, MA <text:s/>02111-1307 <text:s/>USA <text:s text:c="4"/><text:tab/><text:tab/><text:tab/> <text:s text:c="5"/>*</text:p>
      <text:p text:style-name="P4">*******************************************************************************/</text:p>
      <text:p text:style-name="P9"/>
      <text:p text:style-name="P8">#include &lt;definiciones.h&gt;</text:p>
      <text:p text:style-name="P8"/>
      <text:p text:style-name="P8">/*******************************************************************************</text:p>
      <text:p text:style-name="P8">* Fichero: medirCambio.c<text:tab/><text:tab/><text:tab/><text:tab/><text:tab/> <text:s text:c="5"/>*</text:p>
      <text:p text:style-name="P4">*<text:tab/><text:tab/><text:tab/><text:tab/><text:tab/><text:tab/> <text:s text:c="6"/><text:tab/> <text:s text:c="5"/>*</text:p>
      <text:p text:style-name="P8">* Función: medirCambio()<text:tab/><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5">*<text:tab/><text:tab/><text:tab/><text:tab/><text:tab/><text:tab/> <text:s text:c="6"/><text:tab/> <text:s text:c="5"/>*</text:p>
      <text:p text:style-name="P8">* Finalidad de la función: Mide el cambio en la aptitud media de la población <text:s/>*</text:p>
      <text:p text:style-name="P8">*<text:tab/><text:tab/><text:tab/> <text:s text:c="2"/>de redes.<text:tab/><text:tab/><text:tab/> <text:s text:c="5"/>*</text:p>
      <text:p text:style-name="P4">*<text:tab/><text:tab/><text:tab/><text:tab/><text:tab/><text:tab/> <text:s text:c="6"/><text:tab/> <text:s text:c="5"/>*</text:p>
      <text:p text:style-name="P8">* Parámetros de Entrada:<text:tab/><text:tab/><text:tab/><text:tab/><text:tab/> <text:s text:c="5"/>*</text:p>
      <text:p text:style-name="P8">* <text:tab/>aptitudRedes: Real. Aptitud media anterior de las redes.<text:tab/> <text:s text:c="5"/>*</text:p>
      <text:p text:style-name="P8">* <text:tab/>iteracion: Entero. Indica cuantas veces se ha evolucionado la<text:tab/> <text:s text:c="5"/>*</text:p>
      <text:p text:style-name="P8">*<text:tab/><text:tab/> población de redes.<text:tab/><text:tab/><text:tab/><text:tab/> <text:s text:c="5"/>*</text:p>
      <text:p text:style-name="P4">*<text:tab/><text:tab/><text:tab/><text:tab/><text:tab/><text:tab/> <text:s text:c="6"/><text:tab/> <text:s text:c="5"/>*</text:p>
      <text:p text:style-name="P8">* Parámetros Internos:<text:tab/><text:tab/><text:tab/><text:tab/><text:tab/> <text:s text:c="5"/>*</text:p>
      <text:p text:style-name="P8">* <text:tab/>i: Entero. Contador.<text:tab/><text:tab/><text:tab/><text:tab/><text:tab/> <text:s text:c="5"/>*</text:p>
      <text:p text:style-name="P8">* <text:tab/>j: Entero. Contador.<text:tab/><text:tab/><text:tab/><text:tab/><text:tab/> <text:s text:c="5"/>*</text:p>
      <text:p text:style-name="P8">* <text:tab/>aptitudTemp: Real. Nueva aptitud media de la población de redes. <text:s text:c="3"/>*</text:p>
      <text:p text:style-name="P4">*<text:tab/><text:tab/><text:tab/><text:tab/><text:tab/><text:tab/> <text:s text:c="6"/><text:tab/> <text:s text:c="5"/>*</text:p>
      <text:p text:style-name="P8">* Parámetros de Salida: Devuelve true si la diferencia entre la nueva aptitud <text:s/>*</text:p>
      <text:p text:style-name="P8">*<text:tab/><text:tab/> <text:s text:c="2"/>media de la población de redes y la antigua es menor al*</text:p>
      <text:p text:style-name="P8">*<text:tab/><text:tab/> <text:s text:c="2"/>límite de la evolución.<text:tab/><text:tab/><text:tab/> <text:s text:c="5"/>*</text:p>
      <text:p text:style-name="P4"><text:soft-page-break/>*<text:tab/><text:tab/><text:tab/><text:tab/><text:tab/><text:tab/> <text:s text:c="6"/><text:tab/> <text:s text:c="5"/>*</text:p>
      <text:p text:style-name="P8">* Funciones a las que llama la función:<text:tab/><text:tab/><text:tab/><text:tab/> <text:s text:c="5"/>*</text:p>
      <text:p text:style-name="P8">*<text:tab/>generarSalidaNodulo()-&gt;Genera la salida de un nódulo en función de <text:s/>*</text:p>
      <text:p text:style-name="P8">*<text:tab/><text:tab/><text:tab/> <text:s/>unos datos de entrada.<text:tab/><text:tab/> <text:s text:c="5"/>*</text:p>
      <text:p text:style-name="P8">*<text:tab/>generarSalidaRed()-&gt;Genera la salida de una red en función de la <text:s text:c="3"/>*</text:p>
      <text:p text:style-name="P8">*<text:tab/><text:tab/> <text:s text:c="9"/>salida de sus nódulos.<text:tab/><text:tab/> <text:s text:c="5"/>*</text:p>
      <text:p text:style-name="P8">* <text:tab/>medirAptitudRed()-&gt;Mide la aptitud de una red en función de las <text:s text:c="4"/>*</text:p>
      <text:p text:style-name="P8">*<text:tab/><text:tab/> <text:s text:c="8"/>salidas generadas.<text:tab/><text:tab/><text:tab/> <text:s text:c="5"/>*</text:p>
      <text:p text:style-name="P8">* <text:tab/>medirAptitudNodulos()-&gt;Mide la aptitud de los nódulos basándose en <text:s/>*</text:p>
      <text:p text:style-name="P8">*<text:tab/><text:tab/><text:tab/> <text:s/>tres parámetros.<text:tab/><text:tab/><text:tab/> <text:s text:c="5"/>*</text:p>
      <text:p text:style-name="P8">* <text:tab/>normalizarAptitudNodulos()-&gt;Hace que la aptitud mínima de la<text:tab/> <text:s text:c="5"/>*</text:p>
      <text:p text:style-name="P8">*<text:tab/><text:tab/><text:tab/> <text:s text:c="6"/>población de nódulos sea cero.<text:tab/> <text:s text:c="5"/>*</text:p>
      <text:p text:style-name="P4">*<text:tab/><text:tab/><text:tab/><text:tab/><text:tab/><text:tab/> <text:s text:c="6"/><text:tab/> <text:s text:c="5"/>*</text:p>
      <text:p text:style-name="P8">*******************************************************************************/</text:p>
      <text:p text:style-name="P8"/>
      <text:p text:style-name="P8">bool medirCambio(float *aptitudRedes, int iteracion)</text:p>
      <text:p text:style-name="P8">{</text:p>
      <text:p text:style-name="P8"><text:s text:c="2"/>int i,j;</text:p>
      <text:p text:style-name="P8"><text:s text:c="2"/>float aptitudTemp,dif;</text:p>
      <text:p text:style-name="P8"/>
      <text:p text:style-name="P8"><text:s text:c="2"/>aptitudTemp=0;</text:p>
      <text:p text:style-name="P8"><text:s text:c="2"/>/*Se entrenan las redes para comprobar su aptitud*/</text:p>
      <text:p text:style-name="P8"><text:s text:c="2"/>if(iteracion&gt;0)</text:p>
      <text:p text:style-name="P8"><text:s text:c="2"/>{</text:p>
      <text:p text:style-name="P8"><text:s text:c="4"/>fprintf(stderr,"Entrenar\n");</text:p>
      <text:p text:style-name="P8"><text:s text:c="4"/>/*Se entrenan por primera vez las redes para tener un valor inicial de la aptitud de los nódulos y de las redes*/</text:p>
      <text:p text:style-name="P8"><text:s text:c="4"/>for(i=0;i&lt;n_entrenamiento;i++)</text:p>
      <text:p text:style-name="P8"><text:s text:c="4"/>{</text:p>
      <text:p text:style-name="P8"><text:s text:c="6"/>/*Se genera la salida del nódulo*/</text:p>
      <text:p text:style-name="P8"><text:s text:c="6"/>for(j=pnodulos.n_nodulos-num_nodulos;j&lt;pnodulos.n_nodulos;j++)</text:p>
      <text:p text:style-name="P8"><text:s text:c="8"/>generarSalidaNodulo(entrada[i],j,i,NULL);</text:p>
      <text:p text:style-name="P8"><text:s text:c="6"/>/*Se mide la aptitud de la red*/</text:p>
      <text:p text:style-name="P8"><text:s text:c="6"/>for(j=0;j&lt;predes.n_redes;j++)</text:p>
      <text:p text:style-name="P8"><text:s text:c="6"/>{</text:p>
      <text:p text:style-name="P8"><text:s text:c="8"/>generarSalidaRed(j,i);</text:p>
      <text:p text:style-name="P8"><text:s text:c="8"/>medirAptitudRed(salida[i],j);</text:p>
      <text:p text:style-name="P8"><text:s text:c="6"/>}</text:p>
      <text:p text:style-name="P8"><text:s text:c="4"/>}</text:p>
      <text:p text:style-name="P8"><text:soft-page-break/><text:s text:c="4"/>/*Se normalizan las aptitudes de las redes*/</text:p>
      <text:p text:style-name="P8"><text:s text:c="4"/>for(i=0;i&lt;predes.n_redes;i++)</text:p>
      <text:p text:style-name="P8"><text:s text:c="6"/>predes.redes[i]-&gt;aptitud/=n_entrenamiento;</text:p>
      <text:p text:style-name="P8"><text:s text:c="4"/>/*Se mide la aptitud de los nódulos*/</text:p>
      <text:p text:style-name="P8"><text:s text:c="4"/>for(i=0;i&lt;pnodulos.n_nodulos;i++)</text:p>
      <text:p text:style-name="P8"><text:s text:c="6"/>medirAptitudNodulos(i);</text:p>
      <text:p text:style-name="P8"><text:s text:c="4"/>/*Se normalizan las aptitudes de los nódulos*/</text:p>
      <text:p text:style-name="P8"><text:s text:c="4"/>normalizarAptitudNodulos();</text:p>
      <text:p text:style-name="P8"><text:s text:c="4"/>aptitudTemp=0.0;</text:p>
      <text:p text:style-name="P8"><text:s text:c="4"/>/*Se mide la aptitud media de todas las redes*/</text:p>
      <text:p text:style-name="P8"><text:s text:c="4"/>for(i=0;i&lt;predes.n_redes;i++)</text:p>
      <text:p text:style-name="P8"><text:s text:c="6"/>aptitudTemp+=predes.redes[i]-&gt;aptitud;</text:p>
      <text:p text:style-name="P8"><text:s text:c="4"/>aptitudTemp/=predes.n_redes;</text:p>
      <text:p text:style-name="P8"><text:s text:c="2"/>}</text:p>
      <text:p text:style-name="P8"><text:s text:c="2"/>/*Si es la primera iteración o la diferencia entre la aptitud media anterior y la actual supera un límite la evolución continua*/</text:p>
      <text:p text:style-name="P8"><text:s text:c="2"/>if(iteracion==0)</text:p>
      <text:p text:style-name="P8"><text:s text:c="2"/>{</text:p>
      <text:p text:style-name="P8"><text:s text:c="4"/>*aptitudRedes=0.0;</text:p>
      <text:p text:style-name="P8"><text:s text:c="4"/>return false;</text:p>
      <text:p text:style-name="P8"><text:s text:c="2"/>} <text:s/></text:p>
      <text:p text:style-name="P8"><text:s text:c="2"/>else</text:p>
      <text:p text:style-name="P8"><text:s text:c="2"/>{</text:p>
      <text:p text:style-name="P8"><text:s text:c="4"/>dif=aptitudTemp-*aptitudRedes;</text:p>
      <text:p text:style-name="P8"><text:s text:c="4"/>*aptitudRedes=aptitudTemp;</text:p>
      <text:p text:style-name="P8"><text:s text:c="4"/>if(dif&gt;evolim)</text:p>
      <text:p text:style-name="P8"><text:s text:c="6"/>return false;</text:p>
      <text:p text:style-name="P8"><text:s text:c="4"/>return true;</text:p>
      <text:p text:style-name="P8"><text:s text:c="2"/>}</text:p>
      <text:p text:style-name="P8">}</text:p>
      <text:p text:style-name="P8"/>
      <text:p text:style-name="P8">/*******************************************************************************</text:p>
      <text:p text:style-name="P8">* Fichero: medirCambio.c<text:tab/><text:tab/><text:tab/><text:tab/><text:tab/> <text:s text:c="5"/>*</text:p>
      <text:p text:style-name="P5">*<text:tab/><text:tab/><text:tab/><text:tab/><text:tab/><text:tab/> <text:s text:c="6"/><text:tab/> <text:s text:c="5"/>*</text:p>
      <text:p text:style-name="P8">* Función: medirCambioNodulo()<text:tab/><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5">*<text:tab/><text:tab/><text:tab/><text:tab/><text:tab/><text:tab/> <text:s text:c="6"/><text:tab/> <text:s text:c="5"/>*</text:p>
      <text:p text:style-name="P8">* Finalidad de la función: Mide el cambio de aptitud que ha habido en un nódulo*</text:p>
      <text:p text:style-name="P8"><text:soft-page-break/>*<text:tab/><text:tab/><text:tab/> <text:s text:c="2"/>determinado.<text:tab/><text:tab/><text:tab/> <text:s text:c="5"/>*</text:p>
      <text:p text:style-name="P4">*<text:tab/><text:tab/><text:tab/><text:tab/><text:tab/><text:tab/> <text:s text:c="6"/><text:tab/> <text:s text:c="5"/>*</text:p>
      <text:p text:style-name="P8">* Parámetros de Entrada:<text:tab/><text:tab/><text:tab/><text:tab/><text:tab/> <text:s text:c="5"/>*</text:p>
      <text:p text:style-name="P8">* <text:tab/>numNodulo: Entero. Número del nódulo a tratar.<text:tab/><text:tab/> <text:s text:c="5"/>*</text:p>
      <text:p text:style-name="P4">*<text:tab/><text:tab/><text:tab/><text:tab/><text:tab/><text:tab/> <text:s text:c="6"/><text:tab/> <text:s text:c="5"/>*</text:p>
      <text:p text:style-name="P8">* Parámetros Internos:<text:tab/><text:tab/><text:tab/><text:tab/><text:tab/> <text:s text:c="5"/>*</text:p>
      <text:p text:style-name="P8">* <text:tab/>i: Entero. Contador.<text:tab/><text:tab/><text:tab/><text:tab/><text:tab/> <text:s text:c="5"/>*</text:p>
      <text:p text:style-name="P8">* <text:tab/>j: Entero. Contador.<text:tab/><text:tab/><text:tab/><text:tab/><text:tab/> <text:s text:c="5"/>*</text:p>
      <text:p text:style-name="P4">*<text:tab/><text:tab/><text:tab/><text:tab/><text:tab/><text:tab/> <text:s text:c="6"/><text:tab/> <text:s text:c="5"/>*</text:p>
      <text:p text:style-name="P8">* Parámetros de Salida:<text:tab/>NINGUNO<text:tab/><text:tab/><text:tab/><text:tab/> <text:s text:c="5"/>*</text:p>
      <text:p text:style-name="P4">*<text:tab/><text:tab/><text:tab/><text:tab/><text:tab/><text:tab/> <text:s text:c="6"/><text:tab/> <text:s text:c="5"/>*</text:p>
      <text:p text:style-name="P8">* Funciones a las que llama la función:<text:tab/><text:tab/><text:tab/><text:tab/> <text:s text:c="5"/>*</text:p>
      <text:p text:style-name="P8">*<text:tab/>ordenarRedes()-&gt;Ordena las redes según su aptitud.<text:tab/><text:tab/> <text:s text:c="5"/>*</text:p>
      <text:p text:style-name="P8">* <text:tab/>generarSalidaNodulo()-&gt;Genera la salida de un nódulo en función de <text:s/>*</text:p>
      <text:p text:style-name="P8">*<text:tab/><text:tab/><text:tab/> <text:s/>la entrada.<text:tab/><text:tab/><text:tab/> <text:s text:c="5"/>*</text:p>
      <text:p text:style-name="P8">* <text:tab/>generarSalidaRed()-&gt;Genera la salida de la red en función de la <text:s text:c="4"/>*</text:p>
      <text:p text:style-name="P8">*<text:tab/><text:tab/> <text:s text:c="9"/>salida de sus nódulos.<text:tab/><text:tab/> <text:s text:c="5"/>*</text:p>
      <text:p text:style-name="P8">* <text:tab/>medirAptitudRed()-&gt;Mide la aptitud de la red en función de las<text:tab/> <text:s text:c="5"/>*</text:p>
      <text:p text:style-name="P8">*<text:tab/><text:tab/> <text:s text:c="8"/>salidas generadas.<text:tab/><text:tab/><text:tab/> <text:s text:c="5"/>*</text:p>
      <text:p text:style-name="P8">* <text:tab/>medirAptitudNodulo()-&gt;Mide la aptitud de los nódulos en función de <text:s/>*</text:p>
      <text:p text:style-name="P8">*<text:tab/><text:tab/><text:tab/> <text:s text:c="5"/>varios parámetros.<text:tab/><text:tab/> <text:s text:c="5"/>*</text:p>
      <text:p text:style-name="P4">*<text:tab/><text:tab/><text:tab/><text:tab/><text:tab/><text:tab/> <text:s text:c="6"/><text:tab/> <text:s text:c="5"/>*</text:p>
      <text:p text:style-name="P8">*******************************************************************************/</text:p>
      <text:p text:style-name="P8"/>
      <text:p text:style-name="P8">void medirCambioNodulo(int numNodulo)</text:p>
      <text:p text:style-name="P8">{</text:p>
      <text:p text:style-name="P8"><text:s text:c="2"/>int i,j;</text:p>
      <text:p text:style-name="P8"/>
      <text:p text:style-name="P8"><text:s text:c="2"/>for(i=0;i&lt;predes.n_redes;i++)</text:p>
      <text:p text:style-name="P8"><text:s text:c="2"/>{</text:p>
      <text:p text:style-name="P8"><text:s text:c="3"/>/*Se entrenan las redes del nódulo modificado*/</text:p>
      <text:p text:style-name="P8"><text:s text:c="4"/>if(predes.redes[i]-&gt;nodulos[pnodulos.n_subpobl-1]==pnodulos.nodulos[numNodulo])</text:p>
      <text:p text:style-name="P8"><text:s text:c="4"/>{</text:p>
      <text:p text:style-name="P8"><text:s text:c="6"/>predes.redes[i]-&gt;aptitud=0;</text:p>
      <text:p text:style-name="P8"><text:s text:c="6"/>/*Se calculan las aptitudes de las redes*/</text:p>
      <text:p text:style-name="P8"><text:s text:c="6"/>for(j=0;j&lt;n_entrenamiento;j++)</text:p>
      <text:p text:style-name="P8"><text:s text:c="6"/>{</text:p>
      <text:p text:style-name="P8"><text:s text:c="8"/>generarSalidaNodulo(entrada[j],numNodulo,j,NULL);</text:p>
      <text:p text:style-name="P8"><text:soft-page-break/><text:s text:c="8"/>generarSalidaRed(i,j);</text:p>
      <text:p text:style-name="P8"><text:s text:c="8"/>medirAptitudRed(salida[j],i);</text:p>
      <text:p text:style-name="P8"><text:s text:c="6"/>}</text:p>
      <text:p text:style-name="P8"><text:s text:c="6"/>/*Se normalizan las aptitudes de las redes*/</text:p>
      <text:p text:style-name="P8"><text:s text:c="6"/>predes.redes[i]-&gt;aptitud/=n_entrenamiento;</text:p>
      <text:p text:style-name="P8"><text:s text:c="4"/>}</text:p>
      <text:p text:style-name="P8"><text:s text:c="2"/>}</text:p>
      <text:p text:style-name="P8"><text:s text:c="2"/>/*Se ordenan las redes por aptitud*/</text:p>
      <text:p text:style-name="P8"><text:s text:c="2"/>ordenarRedes();</text:p>
      <text:p text:style-name="P8"><text:s text:c="2"/>/*Se mide la nueva aptitud del nódulo*/</text:p>
      <text:p text:style-name="P8"><text:s text:c="2"/>medirAptitudNodulos(numNodulo);</text:p>
      <text:p text:style-name="P8">}</text:p>
      <text:p text:style-name="P1"/>
      <text:h text:style-name="P32" text:outline-level="1">16. mutacionEstructural.c</text:h>
      <text:p text:style-name="P1"/>
      <text:p text:style-name="P4">/*******************************************************************************</text:p>
      <text:p text:style-name="P4">*Copyright 2004 Pablo Álvarez de Sotomayor Posadillo<text:tab/> <text:s text:c="6"/><text:tab/> <text:s text:c="5"/>*</text:p>
      <text:p text:style-name="P4">*<text:tab/><text:tab/><text:tab/><text:tab/><text:tab/><text:tab/> <text:s text:c="6"/><text:tab/> <text:s text:c="5"/>*</text:p>
      <text:p text:style-name="P4">*This file is part of Coconet.<text:tab/><text:tab/><text:tab/><text:tab/> <text:s text:c="6"/><text:tab/> <text:s text:c="5"/>*</text:p>
      <text:p text:style-name="P4">*<text:tab/><text:tab/><text:tab/><text:tab/><text:tab/><text:tab/> <text:s text:c="6"/><text:tab/> <text:s text:c="5"/>*</text:p>
      <text:p text:style-name="P4">*Coconet is free software; you can redistribute it and/or modify it under the <text:s/>*</text:p>
      <text:p text:style-name="P4">*terms of the GNU General Public License as published by the Free Software <text:s text:c="4"/>*</text:p>
      <text:p text:style-name="P4">*Foundation; either version 2 of the License, or (at your option) any later <text:s text:c="3"/>*</text:p>
      <text:p text:style-name="P4">*version.<text:tab/><text:tab/><text:tab/> <text:s text:c="6"/><text:tab/><text:tab/><text:tab/><text:tab/> <text:s text:c="5"/>*</text:p>
      <text:p text:style-name="P4">*<text:tab/><text:tab/><text:tab/><text:tab/><text:tab/><text:tab/> <text:s text:c="6"/><text:tab/> <text:s text:c="5"/>*</text:p>
      <text:p text:style-name="P4">*Coconet is distributed in the hope that it will be useful, but WITHOUT ANY <text:s text:c="3"/>*</text:p>
      <text:p text:style-name="P4">*WARRANTY; without even the implied warranty of MERCHANTABILITY or FITNESS FOR *</text:p>
      <text:p text:style-name="P4">*A PARTICULAR PURPOSE. See the GNU General Public License for more details. <text:s text:c="3"/>*</text:p>
      <text:p text:style-name="P4">*<text:tab/><text:tab/><text:tab/><text:tab/><text:tab/><text:tab/> <text:s text:c="6"/><text:tab/> <text:s text:c="5"/>*</text:p>
      <text:p text:style-name="P4">*You should have received a copy of the GNU General Public License along with <text:s/>*</text:p>
      <text:p text:style-name="P4">*Coconet; if not, write to the Free Software Foundation, Inc., 59 Temple Place,*</text:p>
      <text:p text:style-name="P4">*Suite 330, Boston, MA <text:s/>02111-1307 <text:s/>USA <text:s text:c="4"/><text:tab/><text:tab/><text:tab/> <text:s text:c="5"/>*</text:p>
      <text:p text:style-name="P4">*******************************************************************************/</text:p>
      <text:p text:style-name="P9"/>
      <text:p text:style-name="P8">#include &lt;definiciones.h&gt;</text:p>
      <text:p text:style-name="P8"/>
      <text:p text:style-name="P8">/*******************************************************************************</text:p>
      <text:p text:style-name="P8"><text:soft-page-break/>* Fichero: mutacionEstructural.c<text:tab/><text:tab/><text:tab/><text:tab/> <text:s text:c="5"/>*</text:p>
      <text:p text:style-name="P4">*<text:tab/><text:tab/><text:tab/><text:tab/><text:tab/><text:tab/> <text:s text:c="6"/><text:tab/> <text:s text:c="5"/>*</text:p>
      <text:p text:style-name="P8">* Función: copiarDescendencia()<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5">*<text:tab/><text:tab/><text:tab/><text:tab/><text:tab/><text:tab/> <text:s text:c="6"/><text:tab/> <text:s text:c="5"/>*</text:p>
      <text:p text:style-name="P8">* Finalidad de la función: Copia la población de nòdulos actual en una nueva <text:s text:c="2"/>*</text:p>
      <text:p text:style-name="P8">*<text:tab/><text:tab/><text:tab/> <text:s text:c="2"/>población de nódulos descendente.<text:tab/> <text:s text:c="5"/>*</text:p>
      <text:p text:style-name="P4">*<text:tab/><text:tab/><text:tab/><text:tab/><text:tab/><text:tab/> <text:s text:c="6"/><text:tab/> <text:s text:c="5"/>*</text:p>
      <text:p text:style-name="P8">* Parámetros de Entrada: NINGUNO<text:tab/><text:tab/><text:tab/><text:tab/> <text:s text:c="5"/>*</text:p>
      <text:p text:style-name="P4">*<text:tab/><text:tab/><text:tab/><text:tab/><text:tab/><text:tab/> <text:s text:c="6"/><text:tab/> <text:s text:c="5"/>*</text:p>
      <text:p text:style-name="P8">* Parámetros Internos:<text:tab/><text:tab/><text:tab/><text:tab/><text:tab/> <text:s text:c="5"/>*</text:p>
      <text:p text:style-name="P8">* <text:tab/>i: Entero. Contador.<text:tab/><text:tab/><text:tab/><text:tab/><text:tab/> <text:s text:c="5"/>*</text:p>
      <text:p text:style-name="P8">* <text:tab/>j: Entero. Contador.<text:tab/><text:tab/><text:tab/><text:tab/><text:tab/> <text:s text:c="5"/>*</text:p>
      <text:p text:style-name="P8">* <text:tab/>k: Entero. Contador.<text:tab/><text:tab/><text:tab/><text:tab/><text:tab/> <text:s text:c="5"/>*</text:p>
      <text:p text:style-name="P4">*<text:tab/><text:tab/><text:tab/><text:tab/><text:tab/><text:tab/> <text:s text:c="6"/><text:tab/> <text:s text:c="5"/>*</text:p>
      <text:p text:style-name="P8">* Parámetros de Salida: NINGUNO<text:tab/><text:tab/><text:tab/><text:tab/> <text:s text:c="5"/>*</text:p>
      <text:p text:style-name="P4">*<text:tab/><text:tab/><text:tab/><text:tab/><text:tab/><text:tab/> <text:s text:c="6"/><text:tab/> <text:s text:c="5"/>*</text:p>
      <text:p text:style-name="P8">* Funciones a las que llama la función: NINGUNA<text:tab/><text:tab/><text:tab/> <text:s text:c="5"/>*</text:p>
      <text:p text:style-name="P4">*<text:tab/><text:tab/><text:tab/><text:tab/><text:tab/><text:tab/> <text:s text:c="6"/><text:tab/> <text:s text:c="5"/>*</text:p>
      <text:p text:style-name="P8">*******************************************************************************/</text:p>
      <text:p text:style-name="P8"/>
      <text:p text:style-name="P8">void copiarDescendencia()</text:p>
      <text:p text:style-name="P8">{</text:p>
      <text:p text:style-name="P8"><text:s text:c="2"/>int i,j,k;</text:p>
      <text:p text:style-name="P8"/>
      <text:p text:style-name="P8"><text:s text:c="2"/>descendencia=(nodulo **)malloc(num_nodulos*sizeof(nodulo));</text:p>
      <text:p text:style-name="P8"><text:s text:c="2"/>/*Se copian los nódulos a la nueva población*/</text:p>
      <text:p text:style-name="P8"><text:s text:c="2"/>for(i=0;i&lt;num_nodulos;i++)</text:p>
      <text:p text:style-name="P8"><text:s text:c="2"/>{</text:p>
      <text:p text:style-name="P8"><text:s text:c="4"/>descendencia[i]=(nodulo *)malloc(sizeof(nodulo));</text:p>
      <text:p text:style-name="P8"><text:s text:c="4"/>/*Se copia del nódulo origen al destino*/</text:p>
      <text:p text:style-name="P8"><text:s text:c="4"/>descendencia[i]-&gt;id=pnodulos.nodulos[(num_nodulos*(pnodulos.n_subpobl-1))+i]-&gt;id;</text:p>
      <text:p text:style-name="P8"><text:s text:c="4"/>descendencia[i]-&gt;n_nodos=pnodulos.nodulos[(num_nodulos*(pnodulos.n_subpobl-1))+i]-&gt;n_nodos;</text:p>
      <text:p text:style-name="P8"><text:s text:c="4"/>descendencia[i]-&gt;aptitud=pnodulos.nodulos[(num_nodulos*(pnodulos.n_subpobl-1))+i]-&gt;aptitud;</text:p>
      <text:p text:style-name="P8"><text:s text:c="4"/></text:p>
      <text:p text:style-name="P8"><text:soft-page-break/><text:s text:c="4"/>descendencia[i]-&gt;conexiones_salida=(int **)malloc(max_nodos*sizeof(int));</text:p>
      <text:p text:style-name="P8"><text:s text:c="4"/>descendencia[i]-&gt;pesos_salida=(float **)malloc(max_nodos*sizeof(float));</text:p>
      <text:p text:style-name="P8"><text:s text:c="4"/>descendencia[i]-&gt;transf=(func *)malloc(max_nodos*sizeof(func));</text:p>
      <text:p text:style-name="P8"><text:s text:c="4"/>for(j=0;j&lt;max_nodos;j++)</text:p>
      <text:p text:style-name="P8"><text:s text:c="4"/>{</text:p>
      <text:p text:style-name="P8"><text:s text:c="6"/>descendencia[i]-&gt;conexiones_salida[j]=(int *)malloc(predes.n_nodos_salida*sizeof(int));</text:p>
      <text:p text:style-name="P8"><text:s text:c="6"/>descendencia[i]-&gt;pesos_salida[j]=(float *)malloc(predes.n_nodos_salida*sizeof(float));</text:p>
      <text:p text:style-name="P8"><text:s text:c="6"/>descendencia[i]-&gt;transf[j]=pnodulos.nodulos[num_nodulos*(pnodulos.n_subpobl-1)+i]-&gt;transf[j];</text:p>
      <text:p text:style-name="P8"><text:s text:c="6"/>for(k=0;k&lt;predes.n_nodos_salida;k++)</text:p>
      <text:p text:style-name="P8"><text:s text:c="6"/>{</text:p>
      <text:p text:style-name="P8"><text:s text:c="8"/>descendencia[i]-&gt;conexiones_salida[j][k]=pnodulos.nodulos[num_nodulos*(pnodulos.n_subpobl-1)+i]-&gt;conexiones_salida[j][k];</text:p>
      <text:p text:style-name="P8"><text:s text:c="8"/>descendencia[i]-&gt;pesos_salida[j][k]=pnodulos.nodulos[num_nodulos*(pnodulos.n_subpobl-1)+i]-&gt;pesos_salida[j][k];</text:p>
      <text:p text:style-name="P8"><text:s text:c="6"/>}</text:p>
      <text:p text:style-name="P8"><text:s text:c="4"/>}</text:p>
      <text:p text:style-name="P8"/>
      <text:p text:style-name="P8"><text:s text:c="4"/>descendencia[i]-&gt;pesos_entrada=(float **)malloc(predes.n_nodos_entrada*sizeof(float));</text:p>
      <text:p text:style-name="P8"><text:s text:c="4"/>descendencia[i]-&gt;conexiones_entrada=(int **)malloc(predes.n_nodos_entrada*sizeof(int));</text:p>
      <text:p text:style-name="P8"><text:s text:c="4"/>for(j=0;j&lt;predes.n_nodos_entrada;j++)</text:p>
      <text:p text:style-name="P8"><text:s text:c="4"/>{</text:p>
      <text:p text:style-name="P8"><text:s text:c="6"/>descendencia[i]-&gt;conexiones_entrada[j]=(int *)malloc(max_nodos*sizeof(int));</text:p>
      <text:p text:style-name="P8"><text:s text:c="6"/>descendencia[i]-&gt;pesos_entrada[j]=(float *)malloc(max_nodos*sizeof(float));</text:p>
      <text:p text:style-name="P8"><text:s text:c="6"/>for(k=0;k&lt;max_nodos;k++)</text:p>
      <text:p text:style-name="P8"><text:s text:c="6"/>{</text:p>
      <text:p text:style-name="P8"><text:s text:c="8"/>descendencia[i]-&gt;conexiones_entrada[j][k]=pnodulos.nodulos[num_nodulos*(pnodulos.n_subpobl-1)+i]-&gt;conexiones_entrada[j][k];</text:p>
      <text:p text:style-name="P8"><text:s text:c="8"/>descendencia[i]-&gt;pesos_entrada[j][k]=pnodulos.nodulos[num_nodulos*(pnodulos.n_subpobl-1)+i]-&gt;pesos_entrada[j][k];</text:p>
      <text:p text:style-name="P8"><text:s text:c="6"/>}</text:p>
      <text:p text:style-name="P8"><text:soft-page-break/><text:s text:c="4"/>}</text:p>
      <text:p text:style-name="P8"/>
      <text:p text:style-name="P8"><text:s text:c="4"/>descendencia[i]-&gt;salidas_parciales=(float **)malloc(n_entrenamiento*sizeof(float));</text:p>
      <text:p text:style-name="P8"><text:s text:c="4"/>for(j=0;j&lt;n_entrenamiento;j++){</text:p>
      <text:p text:style-name="P8"><text:s text:c="5"/>descendencia[i]-&gt;salidas_parciales[j]=(float *)malloc(predes.n_nodos_salida*sizeof(float));</text:p>
      <text:p text:style-name="P8"><text:s text:c="5"/>for(k=0;k&lt;predes.n_nodos_salida;k++)</text:p>
      <text:p text:style-name="P8"><text:s text:c="7"/>descendencia[i]-&gt;salidas_parciales[j][k]=pnodulos.nodulos[(num_nodulos*(pnodulos.n_subpobl-1))+i]-&gt;salidas_parciales[j][k];</text:p>
      <text:p text:style-name="P8"><text:s text:c="4"/>}</text:p>
      <text:p text:style-name="P8"><text:s text:c="2"/>}</text:p>
      <text:p text:style-name="P8">}</text:p>
      <text:p text:style-name="P8"/>
      <text:p text:style-name="P8">/*******************************************************************************</text:p>
      <text:p text:style-name="P8">* Fichero: mutacionEstructural.c<text:tab/><text:tab/><text:tab/><text:tab/> <text:s text:c="5"/>*</text:p>
      <text:p text:style-name="P5">*<text:tab/><text:tab/><text:tab/><text:tab/><text:tab/><text:tab/> <text:s text:c="6"/><text:tab/> <text:s text:c="5"/>*</text:p>
      <text:p text:style-name="P8">* Función: mutarNodulos()<text:tab/><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5">*<text:tab/><text:tab/><text:tab/><text:tab/><text:tab/><text:tab/> <text:s text:c="6"/><text:tab/> <text:s text:c="5"/>*</text:p>
      <text:p text:style-name="P8">* Finalidad de la función: Muta estructuralmente un nódulo dado.<text:tab/> <text:s text:c="5"/>*</text:p>
      <text:p text:style-name="P4">*<text:tab/><text:tab/><text:tab/><text:tab/><text:tab/><text:tab/> <text:s text:c="6"/><text:tab/> <text:s text:c="5"/>*</text:p>
      <text:p text:style-name="P8">* Parámetros de Entrada:<text:tab/><text:tab/><text:tab/><text:tab/><text:tab/> <text:s text:c="5"/>*</text:p>
      <text:p text:style-name="P8">* <text:tab/>numNodulo: Entero. Número de nódulo que se va a mutar.<text:tab/> <text:s text:c="5"/>*</text:p>
      <text:p text:style-name="P4">*<text:tab/><text:tab/><text:tab/><text:tab/><text:tab/><text:tab/> <text:s text:c="6"/><text:tab/> <text:s text:c="5"/>*</text:p>
      <text:p text:style-name="P8">* Parámetros Internos:<text:tab/><text:tab/><text:tab/><text:tab/><text:tab/> <text:s text:c="5"/>*</text:p>
      <text:p text:style-name="P8">* <text:tab/>i: Entero. Contador.<text:tab/><text:tab/><text:tab/><text:tab/><text:tab/> <text:s text:c="5"/>*</text:p>
      <text:p text:style-name="P8">* <text:tab/>j: Entero. Contador.<text:tab/><text:tab/><text:tab/><text:tab/><text:tab/> <text:s text:c="5"/>*</text:p>
      <text:p text:style-name="P8">*<text:tab/>num: Entero. Parámetro que determina la cantidad de elementos a <text:s text:c="4"/>*</text:p>
      <text:p text:style-name="P8">*<text:tab/> <text:s text:c="4"/>mutar.<text:tab/><text:tab/><text:tab/><text:tab/><text:tab/> <text:s text:c="5"/>*</text:p>
      <text:p text:style-name="P8">* <text:tab/><text:tab/><text:tab/><text:tab/><text:tab/><text:tab/><text:tab/> <text:s text:c="5"/>*</text:p>
      <text:p text:style-name="P8">* Parámetros de Salida: NINGUNO<text:tab/><text:tab/><text:tab/><text:tab/> <text:s text:c="5"/>*</text:p>
      <text:p text:style-name="P4">*<text:tab/><text:tab/><text:tab/><text:tab/><text:tab/><text:tab/> <text:s text:c="6"/><text:tab/> <text:s text:c="5"/>*</text:p>
      <text:p text:style-name="P8">* Funciones a las que llama la función:<text:tab/><text:tab/><text:tab/><text:tab/> <text:s text:c="5"/>*</text:p>
      <text:p text:style-name="P8">*<text:tab/>anadirNodo()-&gt;Añade un nodo al nódulo.<text:tab/><text:tab/><text:tab/> <text:s text:c="5"/>*</text:p>
      <text:p text:style-name="P8">*<text:tab/>borrarNodo()-&gt;Borra un nodo al nódulo.<text:tab/><text:tab/><text:tab/> <text:s text:c="5"/>*</text:p>
      <text:p text:style-name="P8">*<text:tab/>anadirConexion()-&gt;Añade una conexión al nódulo.<text:tab/><text:tab/> <text:s text:c="5"/>*</text:p>
      <text:p text:style-name="P8"><text:soft-page-break/>*<text:tab/>borrarConexion()-&gt;Borra una conexión al nódulo.<text:tab/><text:tab/> <text:s text:c="5"/>*</text:p>
      <text:p text:style-name="P8">*<text:tab/>medirCambioNodulo()-&gt;Mide el cambio en la aptitud del nódulo.<text:tab/> <text:s text:c="5"/>*</text:p>
      <text:p text:style-name="P5">*<text:tab/><text:tab/><text:tab/><text:tab/><text:tab/><text:tab/> <text:s text:c="6"/><text:tab/> <text:s text:c="5"/>*</text:p>
      <text:p text:style-name="P8">*******************************************************************************/</text:p>
      <text:p text:style-name="P8"/>
      <text:p text:style-name="P8">void mutarNodulos(int numNodulo)</text:p>
      <text:p text:style-name="P8">{</text:p>
      <text:p text:style-name="P8"><text:s text:c="2"/>int i,j,num;</text:p>
      <text:p text:style-name="P8"/>
      <text:p text:style-name="P8"><text:s text:c="2"/>/*Se realiza la mutacion estructural*/</text:p>
      <text:p text:style-name="P8"><text:s text:c="2"/>/*Borrar nodos*/</text:p>
      <text:p text:style-name="P8"><text:s text:c="2"/>num=(int)(delta_min+aleatorio()*(1-pnodulos.nodulos[numNodulo]-&gt;aptitud)*(delta_min-delta_max));</text:p>
      <text:p text:style-name="P8"><text:s text:c="2"/>if(num&lt;0)</text:p>
      <text:p text:style-name="P8"><text:s text:c="4"/>num=0;</text:p>
      <text:p text:style-name="P8"><text:s text:c="2"/>if(pnodulos.nodulos[numNodulo]-&gt;n_nodos&lt;num)</text:p>
      <text:p text:style-name="P8"><text:s text:c="4"/>num=pnodulos.nodulos[numNodulo]-&gt;n_nodos;</text:p>
      <text:p text:style-name="P8"><text:s text:c="2"/>if(num&gt;0)</text:p>
      <text:p text:style-name="P8"><text:s text:c="4"/>borrarNodo(numNodulo,num);</text:p>
      <text:p text:style-name="P8"><text:s text:c="2"/></text:p>
      <text:p text:style-name="P8"><text:s text:c="2"/>/*Añadir nodos*/</text:p>
      <text:p text:style-name="P8"><text:s text:c="2"/>num=(int)(delta_min+aleatorio()*(1-pnodulos.nodulos[numNodulo]-&gt;aptitud)*(delta_min-delta_max));</text:p>
      <text:p text:style-name="P8"><text:s text:c="2"/>if(num&lt;0)</text:p>
      <text:p text:style-name="P8"><text:s text:c="4"/>num=0;</text:p>
      <text:p text:style-name="P8"><text:s text:c="2"/>if((pnodulos.nodulos[numNodulo]-&gt;n_nodos+num)&gt;max_nodos)</text:p>
      <text:p text:style-name="P8"><text:s text:c="4"/>num=max_nodos-pnodulos.nodulos[numNodulo]-&gt;n_nodos;</text:p>
      <text:p text:style-name="P8"><text:s text:c="2"/>if(num&gt;0)</text:p>
      <text:p text:style-name="P8"><text:s text:c="4"/>anadirNodo(numNodulo,num);/*Se añade un nuevo nodo*/</text:p>
      <text:p text:style-name="P8"/>
      <text:p text:style-name="P8"><text:s text:c="2"/>/*Borrar conexiones*/</text:p>
      <text:p text:style-name="P8"><text:s text:c="2"/>num=(int)(delta_min+aleatorio()*(1-pnodulos.nodulos[numNodulo]-&gt;aptitud)*(delta_min-delta_max));</text:p>
      <text:p text:style-name="P8"><text:s text:c="2"/>if(num&lt;0)</text:p>
      <text:p text:style-name="P8"><text:s text:c="4"/>num=0;</text:p>
      <text:p text:style-name="P8"/>
      <text:p text:style-name="P8"><text:s text:c="2"/>for(i=0;i&lt;num &amp;&amp; pnodulos.nodulos[numNodulo]-&gt;n_nodos&gt;0;i++)</text:p>
      <text:p text:style-name="P8"><text:s text:c="2"/>{</text:p>
      <text:p text:style-name="P8"><text:s text:c="4"/>j=random()%(predes.n_nodos_entrada+predes.n_nodos_salida);</text:p>
      <text:p text:style-name="P8"><text:soft-page-break/><text:s text:c="4"/>borrarConexion(numNodulo,j);</text:p>
      <text:p text:style-name="P8"><text:s text:c="2"/>}</text:p>
      <text:p text:style-name="P8"/>
      <text:p text:style-name="P8"><text:s text:c="2"/>/*Añadir conexiones*/</text:p>
      <text:p text:style-name="P8"><text:s text:c="2"/>num=(int)(delta_min+aleatorio()*(1-pnodulos.nodulos[numNodulo]-&gt;aptitud)*(delta_min-delta_max));</text:p>
      <text:p text:style-name="P8"><text:s text:c="2"/>if(num&lt;0)</text:p>
      <text:p text:style-name="P8"><text:s text:c="4"/>num=0;</text:p>
      <text:p text:style-name="P8"/>
      <text:p text:style-name="P8"><text:s text:c="2"/>for(i=0;i&lt;num &amp;&amp; pnodulos.nodulos[numNodulo]-&gt;n_nodos&gt;0;i++)</text:p>
      <text:p text:style-name="P8"><text:s text:c="4"/>anadirConexion(numNodulo);</text:p>
      <text:p text:style-name="P8"/>
      <text:p text:style-name="P8"><text:s text:c="2"/>/*Se mide el nódulo modificado, tanto sus salidas parciales como su aptitud*/</text:p>
      <text:p text:style-name="P8"><text:s text:c="2"/>medirCambioNodulo(numNodulo);</text:p>
      <text:p text:style-name="P8">}</text:p>
      <text:p text:style-name="P8"/>
      <text:p text:style-name="P8">/*******************************************************************************</text:p>
      <text:p text:style-name="P8">* Fichero: mutacionEstructural.c<text:tab/><text:tab/><text:tab/><text:tab/> <text:s text:c="5"/>*</text:p>
      <text:p text:style-name="P5">*<text:tab/><text:tab/><text:tab/><text:tab/><text:tab/><text:tab/> <text:s text:c="6"/><text:tab/> <text:s text:c="5"/>*</text:p>
      <text:p text:style-name="P8">* Función: anadirConexion()<text:tab/><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5">*<text:tab/><text:tab/><text:tab/><text:tab/><text:tab/><text:tab/> <text:s text:c="6"/><text:tab/> <text:s text:c="5"/>*</text:p>
      <text:p text:style-name="P8">* Finalidad de la función: Añadir una conexión a un ódulo determinado.<text:tab/> <text:s text:c="5"/>*</text:p>
      <text:p text:style-name="P4">*<text:tab/><text:tab/><text:tab/><text:tab/><text:tab/><text:tab/> <text:s text:c="6"/><text:tab/> <text:s text:c="5"/>*</text:p>
      <text:p text:style-name="P8">* Parámetros de Entrada:<text:tab/><text:tab/><text:tab/><text:tab/><text:tab/> <text:s text:c="5"/>*</text:p>
      <text:p text:style-name="P8">* <text:tab/>numNodulo: Entero. Número de nódulo al que se le va a añadir la <text:s text:c="4"/>*</text:p>
      <text:p text:style-name="P8">* <text:tab/><text:tab/> <text:s text:c="2"/>conexión.<text:tab/><text:tab/><text:tab/><text:tab/> <text:s text:c="5"/>*</text:p>
      <text:p text:style-name="P4">*<text:tab/><text:tab/><text:tab/><text:tab/><text:tab/><text:tab/> <text:s text:c="6"/><text:tab/> <text:s text:c="5"/>*</text:p>
      <text:p text:style-name="P8">* Parámetros Internos:<text:tab/><text:tab/><text:tab/><text:tab/><text:tab/> <text:s text:c="5"/>*</text:p>
      <text:p text:style-name="P8">* <text:tab/>i. Entero. Contador.<text:tab/><text:tab/><text:tab/><text:tab/><text:tab/> <text:s text:c="5"/>*</text:p>
      <text:p text:style-name="P8">*<text:tab/>j: Entero. Contador.<text:tab/><text:tab/><text:tab/><text:tab/><text:tab/> <text:s text:c="5"/>*</text:p>
      <text:p text:style-name="P8">*<text:tab/>sel: Entero. Tipo de conexión a añadir (entrada, interna, salida). <text:s/>*</text:p>
      <text:p text:style-name="P8">*<text:tab/>anadido: Entero. Para comprobar si se ha añadido la conexión o no. <text:s/>*</text:p>
      <text:p text:style-name="P8">*<text:tab/>origen: Vector de Enteros. Posibles nodos de origen para la conexión*</text:p>
      <text:p text:style-name="P8">*<text:tab/>destino: Vector de Enteros. Posibles nodos de destino para la<text:tab/> <text:s text:c="5"/>*</text:p>
      <text:p text:style-name="P8">*<text:tab/> <text:s text:c="8"/>conexión.<text:tab/><text:tab/><text:tab/><text:tab/><text:tab/> <text:s text:c="5"/>*</text:p>
      <text:p text:style-name="P8">*<text:tab/>num: Entero. Contador.<text:tab/><text:tab/><text:tab/><text:tab/> <text:s text:c="5"/>*</text:p>
      <text:p text:style-name="P4">*<text:tab/><text:tab/><text:tab/><text:tab/><text:tab/><text:tab/> <text:s text:c="6"/><text:tab/> <text:s text:c="5"/>*</text:p>
      <text:p text:style-name="P8"><text:soft-page-break/>* Parámetros de Salida: NINGUNO<text:tab/><text:tab/><text:tab/><text:tab/> <text:s text:c="5"/>*</text:p>
      <text:p text:style-name="P4">*<text:tab/><text:tab/><text:tab/><text:tab/><text:tab/><text:tab/> <text:s text:c="6"/><text:tab/> <text:s text:c="5"/>*</text:p>
      <text:p text:style-name="P8">* Funciones a las que llama la función: NINGUNA<text:tab/><text:tab/><text:tab/> <text:s text:c="5"/>*</text:p>
      <text:p text:style-name="P4">*<text:tab/><text:tab/><text:tab/><text:tab/><text:tab/><text:tab/> <text:s text:c="6"/><text:tab/> <text:s text:c="5"/>*</text:p>
      <text:p text:style-name="P8">*******************************************************************************/</text:p>
      <text:p text:style-name="P8"/>
      <text:p text:style-name="P8">void anadirConexion(int numNodulo)</text:p>
      <text:p text:style-name="P8">{</text:p>
      <text:p text:style-name="P8"><text:s text:c="2"/>int i,j,sel,*origen,*destino,num,pos;</text:p>
      <text:p text:style-name="P8"/>
      <text:p text:style-name="P8"><text:s text:c="2"/>num=0;</text:p>
      <text:p text:style-name="P8"><text:s text:c="2"/>sel=random()%2;</text:p>
      <text:p text:style-name="P8"><text:s text:c="2"/>origen=(int *)malloc(sizeof(int));</text:p>
      <text:p text:style-name="P8"><text:s text:c="2"/>destino=(int *)malloc(sizeof(int));</text:p>
      <text:p text:style-name="P8"><text:s text:c="2"/>/*Se añade una conexión de entrada*/</text:p>
      <text:p text:style-name="P8"><text:s text:c="2"/>if(sel==0)</text:p>
      <text:p text:style-name="P8"><text:s text:c="2"/>{</text:p>
      <text:p text:style-name="P8"><text:s text:c="4"/>for(i=0;i&lt;predes.n_nodos_entrada;i++)</text:p>
      <text:p text:style-name="P8"><text:s text:c="6"/>for(j=0;j&lt;pnodulos.nodulos[numNodulo]-&gt;n_nodos;j++)</text:p>
      <text:p text:style-name="P8"><text:s text:c="8"/>if(pnodulos.nodulos[numNodulo]-&gt;conexiones_entrada[i][j]==0)</text:p>
      <text:p text:style-name="P8"><text:s text:c="8"/>{</text:p>
      <text:p text:style-name="P8"><text:s text:c="10"/>origen=(int *)realloc(origen,(num+1)*sizeof(int));</text:p>
      <text:p text:style-name="P8"><text:s text:c="10"/>destino=(int *)realloc(destino,(num+1)*sizeof(int));</text:p>
      <text:p text:style-name="P8"><text:s text:c="10"/>origen[num]=i;</text:p>
      <text:p text:style-name="P8"><text:s text:c="10"/>destino[num]=j;</text:p>
      <text:p text:style-name="P8"><text:s text:c="10"/>num++;</text:p>
      <text:p text:style-name="P8"><text:s text:c="8"/>}</text:p>
      <text:p text:style-name="P8"><text:s text:c="4"/>if(num!=0)</text:p>
      <text:p text:style-name="P8"><text:s text:c="4"/>{</text:p>
      <text:p text:style-name="P8"><text:s text:c="6"/>pos=random()%num;</text:p>
      <text:p text:style-name="P8"><text:s text:c="6"/>pnodulos.nodulos[numNodulo]-&gt;conexiones_entrada[origen[pos]][destino[pos]]=1;</text:p>
      <text:p text:style-name="P8"><text:s text:c="6"/>pnodulos.nodulos[numNodulo]-&gt;pesos_entrada[origen[pos]][destino[pos]]=aleatorio()/2;</text:p>
      <text:p text:style-name="P8"><text:s text:c="6"/>free(origen);</text:p>
      <text:p text:style-name="P8"><text:s text:c="6"/>free(destino);</text:p>
      <text:p text:style-name="P8"><text:s text:c="4"/>}</text:p>
      <text:p text:style-name="P8"><text:s text:c="2"/>}</text:p>
      <text:p text:style-name="P8"><text:s text:c="2"/>/*Se añade una conexión de salida*/</text:p>
      <text:p text:style-name="P8"><text:soft-page-break/><text:s text:c="2"/>if((sel==1 &amp;&amp; num==0) || num==0)</text:p>
      <text:p text:style-name="P8"><text:s text:c="2"/>{</text:p>
      <text:p text:style-name="P8"><text:s text:c="4"/>for(i=0;i&lt;pnodulos.nodulos[numNodulo]-&gt;n_nodos;i++)</text:p>
      <text:p text:style-name="P8"><text:s text:c="6"/>for(j=0;j&lt;predes.n_nodos_salida;j++)</text:p>
      <text:p text:style-name="P8"><text:s text:c="8"/>if(pnodulos.nodulos[numNodulo]-&gt;conexiones_salida[i][j]==0)</text:p>
      <text:p text:style-name="P8"><text:s text:c="8"/>{</text:p>
      <text:p text:style-name="P8"><text:s text:c="10"/>origen=(int *)realloc(origen,(num+1)*sizeof(int));</text:p>
      <text:p text:style-name="P8"><text:s text:c="10"/>destino=(int *)realloc(destino,(num+1)*sizeof(int));</text:p>
      <text:p text:style-name="P8"><text:s text:c="10"/>origen[num]=i;</text:p>
      <text:p text:style-name="P8"><text:s text:c="10"/>destino[num]=j;</text:p>
      <text:p text:style-name="P8"><text:s text:c="10"/>num++;</text:p>
      <text:p text:style-name="P8"><text:s text:c="8"/>}</text:p>
      <text:p text:style-name="P8"><text:s text:c="4"/>if(num!=0)</text:p>
      <text:p text:style-name="P8"><text:s text:c="4"/>{</text:p>
      <text:p text:style-name="P8"><text:s text:c="6"/>pos=random()%num;</text:p>
      <text:p text:style-name="P8"><text:s text:c="6"/>pnodulos.nodulos[numNodulo]-&gt;conexiones_salida[origen[pos]][destino[pos]]=1;</text:p>
      <text:p text:style-name="P8"><text:s text:c="6"/>pnodulos.nodulos[numNodulo]-&gt;pesos_salida[origen[pos]][destino[pos]]=aleatorio()/2;</text:p>
      <text:p text:style-name="P8"><text:s text:c="6"/>free(origen);</text:p>
      <text:p text:style-name="P8"><text:s text:c="6"/>free(destino);</text:p>
      <text:p text:style-name="P8"><text:s text:c="4"/>}</text:p>
      <text:p text:style-name="P8"><text:s text:c="2"/>}</text:p>
      <text:p text:style-name="P8"><text:s text:c="2"/>if(num==0)</text:p>
      <text:p text:style-name="P8"><text:s text:c="2"/>{</text:p>
      <text:p text:style-name="P8"><text:s text:c="4"/>free(origen);</text:p>
      <text:p text:style-name="P8"><text:s text:c="4"/>free(destino);</text:p>
      <text:p text:style-name="P8"><text:s text:c="2"/>}</text:p>
      <text:p text:style-name="P8">}</text:p>
      <text:p text:style-name="P8"/>
      <text:p text:style-name="P8">/*******************************************************************************</text:p>
      <text:p text:style-name="P8">* Fichero: mutacionEstructural.c<text:tab/><text:tab/><text:tab/><text:tab/> <text:s text:c="5"/>*</text:p>
      <text:p text:style-name="P5">*<text:tab/><text:tab/><text:tab/><text:tab/><text:tab/><text:tab/> <text:s text:c="6"/><text:tab/> <text:s text:c="5"/>*</text:p>
      <text:p text:style-name="P8">* Función: anadirNodo()<text:tab/><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5">*<text:tab/><text:tab/><text:tab/><text:tab/><text:tab/><text:tab/> <text:s text:c="6"/><text:tab/> <text:s text:c="5"/>*</text:p>
      <text:p text:style-name="P8">* Finalidad de la función: Añadir un número determinado de nodos a un nódulo. <text:s/>*</text:p>
      <text:p text:style-name="P4">*<text:tab/><text:tab/><text:tab/><text:tab/><text:tab/><text:tab/> <text:s text:c="6"/><text:tab/> <text:s text:c="5"/>*</text:p>
      <text:p text:style-name="P8"><text:soft-page-break/>* Parámetros de Entrada:<text:tab/><text:tab/><text:tab/><text:tab/><text:tab/> <text:s text:c="5"/>*</text:p>
      <text:p text:style-name="P8">* <text:tab/>numNodulo: Entero. Nümero del nódulo a tratar.<text:tab/><text:tab/> <text:s text:c="5"/>*</text:p>
      <text:p text:style-name="P8">* <text:tab/>numNodos: Entero. Número de nodos que se van a añadir.<text:tab/> <text:s text:c="5"/>*</text:p>
      <text:p text:style-name="P4">*<text:tab/><text:tab/><text:tab/><text:tab/><text:tab/><text:tab/> <text:s text:c="6"/><text:tab/> <text:s text:c="5"/>*</text:p>
      <text:p text:style-name="P8">* Parámetros Internos:<text:tab/><text:tab/><text:tab/><text:tab/><text:tab/> <text:s text:c="5"/>*</text:p>
      <text:p text:style-name="P8">* <text:tab/>i: Entero. Contador.<text:tab/><text:tab/><text:tab/><text:tab/><text:tab/> <text:s text:c="5"/>*</text:p>
      <text:p text:style-name="P4">*<text:tab/><text:tab/><text:tab/><text:tab/><text:tab/><text:tab/> <text:s text:c="6"/><text:tab/> <text:s text:c="5"/>*</text:p>
      <text:p text:style-name="P8">* Parámetros de Salida: NINGUNO<text:tab/><text:tab/><text:tab/><text:tab/> <text:s text:c="5"/>*</text:p>
      <text:p text:style-name="P4">*<text:tab/><text:tab/><text:tab/><text:tab/><text:tab/><text:tab/> <text:s text:c="6"/><text:tab/> <text:s text:c="5"/>*</text:p>
      <text:p text:style-name="P8">* Funciones a las que llama la función: NINGUNA<text:tab/><text:tab/><text:tab/> <text:s text:c="5"/>*</text:p>
      <text:p text:style-name="P4">*<text:tab/><text:tab/><text:tab/><text:tab/><text:tab/><text:tab/> <text:s text:c="6"/><text:tab/> <text:s text:c="5"/>*</text:p>
      <text:p text:style-name="P8">*******************************************************************************/</text:p>
      <text:p text:style-name="P8"/>
      <text:p text:style-name="P8">void anadirNodo(int numNodulo,int numNodos)</text:p>
      <text:p text:style-name="P8">{</text:p>
      <text:p text:style-name="P8"><text:s text:c="2"/>int i,f;</text:p>
      <text:p text:style-name="P8"/>
      <text:p text:style-name="P8"><text:s text:c="2"/>/*Se le asigna al nodo la función de transferencia*/</text:p>
      <text:p text:style-name="P8"><text:s text:c="2"/>for(i=0;i&lt;numNodos;i++)</text:p>
      <text:p text:style-name="P8"><text:s text:c="2"/>{</text:p>
      <text:p text:style-name="P8"><text:s text:c="4"/>f=random()%2;</text:p>
      <text:p text:style-name="P8"><text:s text:c="4"/>if(f==0)</text:p>
      <text:p text:style-name="P8"><text:s text:c="6"/>pnodulos.nodulos[numNodulo]-&gt;transf[pnodulos.nodulos[numNodulo]-&gt;n_nodos+i]=(func)&amp;HyperbolicTangent;</text:p>
      <text:p text:style-name="P8"><text:s text:c="4"/>else</text:p>
      <text:p text:style-name="P8"><text:s text:c="6"/>pnodulos.nodulos[numNodulo]-&gt;transf[pnodulos.nodulos[numNodulo]-&gt;n_nodos+i]=(func)&amp;Logistic;</text:p>
      <text:p text:style-name="P8"><text:s text:c="2"/>}</text:p>
      <text:p text:style-name="P8"><text:s text:c="2"/>/*Se actualiza el número de nodos*/</text:p>
      <text:p text:style-name="P8"><text:s text:c="2"/>pnodulos.nodulos[numNodulo]-&gt;n_nodos+=numNodos;</text:p>
      <text:p text:style-name="P8">}</text:p>
      <text:p text:style-name="P8"/>
      <text:p text:style-name="P8">/*******************************************************************************</text:p>
      <text:p text:style-name="P8">* Fichero: mutacionEstructural.c<text:tab/><text:tab/><text:tab/><text:tab/> <text:s text:c="5"/>*</text:p>
      <text:p text:style-name="P5">*<text:tab/><text:tab/><text:tab/><text:tab/><text:tab/><text:tab/> <text:s text:c="6"/><text:tab/> <text:s text:c="5"/>*</text:p>
      <text:p text:style-name="P8">* Función: borrarConexion()<text:tab/><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5">*<text:tab/><text:tab/><text:tab/><text:tab/><text:tab/><text:tab/> <text:s text:c="6"/><text:tab/> <text:s text:c="5"/>*</text:p>
      <text:p text:style-name="P8"><text:soft-page-break/>* Finalidad de la función: Borra una conexión de un nódulo determinado.<text:tab/> <text:s text:c="5"/>*</text:p>
      <text:p text:style-name="P4">*<text:tab/><text:tab/><text:tab/><text:tab/><text:tab/><text:tab/> <text:s text:c="6"/><text:tab/> <text:s text:c="5"/>*</text:p>
      <text:p text:style-name="P8">* Parámetros de Entrada:<text:tab/><text:tab/><text:tab/><text:tab/><text:tab/> <text:s text:c="5"/>*</text:p>
      <text:p text:style-name="P8">* <text:tab/>numNodulo: Entero. Número del nódulo a tratar.<text:tab/><text:tab/> <text:s text:c="5"/>*</text:p>
      <text:p text:style-name="P8">* <text:tab/>nodo: Entero. Nodo del que se va a borrar una conexión<text:tab/> <text:s text:c="5"/>*</text:p>
      <text:p text:style-name="P4">*<text:tab/><text:tab/><text:tab/><text:tab/><text:tab/><text:tab/> <text:s text:c="6"/><text:tab/> <text:s text:c="5"/>*</text:p>
      <text:p text:style-name="P8">* Parámetros Internos:<text:tab/><text:tab/><text:tab/><text:tab/><text:tab/> <text:s text:c="5"/>*</text:p>
      <text:p text:style-name="P8">* <text:tab/>i: Entero. Contador.<text:tab/><text:tab/><text:tab/><text:tab/><text:tab/> <text:s text:c="5"/>*</text:p>
      <text:p text:style-name="P8">* <text:tab/>sel: Entero. Conexión a borrar.<text:tab/><text:tab/><text:tab/> <text:s text:c="5"/>*</text:p>
      <text:p text:style-name="P4">*<text:tab/><text:tab/><text:tab/><text:tab/><text:tab/><text:tab/> <text:s text:c="6"/><text:tab/> <text:s text:c="5"/>*</text:p>
      <text:p text:style-name="P8">* Parámetros de Salida: NINGUNO<text:tab/><text:tab/><text:tab/><text:tab/> <text:s text:c="5"/>*</text:p>
      <text:p text:style-name="P4">*<text:tab/><text:tab/><text:tab/><text:tab/><text:tab/><text:tab/> <text:s text:c="6"/><text:tab/> <text:s text:c="5"/>*</text:p>
      <text:p text:style-name="P8">* Funciones a las que llama la función: NINGUNA<text:tab/><text:tab/><text:tab/> <text:s text:c="5"/>*</text:p>
      <text:p text:style-name="P4">*<text:tab/><text:tab/><text:tab/><text:tab/><text:tab/><text:tab/> <text:s text:c="6"/><text:tab/> <text:s text:c="5"/>*</text:p>
      <text:p text:style-name="P8">*******************************************************************************/</text:p>
      <text:p text:style-name="P8"/>
      <text:p text:style-name="P8">void borrarConexion(int numNodulo,int nodo)</text:p>
      <text:p text:style-name="P8">{</text:p>
      <text:p text:style-name="P8"><text:s text:c="2"/>int i,sel;</text:p>
      <text:p text:style-name="P8"/>
      <text:p text:style-name="P8"><text:s text:c="2"/>/*Se borra una conexión de entrada*/</text:p>
      <text:p text:style-name="P8"><text:s text:c="2"/>if(nodo&lt;predes.n_nodos_entrada)</text:p>
      <text:p text:style-name="P8"><text:s text:c="2"/>{</text:p>
      <text:p text:style-name="P8"><text:s text:c="4"/>for(i=0;i&lt;pnodulos.nodulos[numNodulo]-&gt;n_nodos &amp;&amp; pnodulos.nodulos[numNodulo]-&gt;conexiones_entrada[nodo][i]!=1;i++);</text:p>
      <text:p text:style-name="P8"><text:s text:c="4"/>if(i&lt;pnodulos.nodulos[numNodulo]-&gt;n_nodos)</text:p>
      <text:p text:style-name="P8"><text:s text:c="4"/>{</text:p>
      <text:p text:style-name="P8"><text:s text:c="6"/>sel=random()%pnodulos.nodulos[numNodulo]-&gt;n_nodos;</text:p>
      <text:p text:style-name="P8"><text:s text:c="6"/>for(;pnodulos.nodulos[numNodulo]-&gt;conexiones_entrada[nodo][sel]!=1;sel=random()%pnodulos.nodulos[numNodulo]-&gt;n_nodos);</text:p>
      <text:p text:style-name="P8"><text:s text:c="6"/>pnodulos.nodulos[numNodulo]-&gt;conexiones_entrada[nodo][sel]=0;</text:p>
      <text:p text:style-name="P8"><text:s text:c="6"/>pnodulos.nodulos[numNodulo]-&gt;pesos_entrada[nodo][sel]=0;</text:p>
      <text:p text:style-name="P8"><text:s text:c="4"/>}</text:p>
      <text:p text:style-name="P8"><text:s text:c="2"/>}</text:p>
      <text:p text:style-name="P8"><text:s text:c="2"/>/*Se borra una conexión de salida*/</text:p>
      <text:p text:style-name="P8"><text:s text:c="2"/>else</text:p>
      <text:p text:style-name="P8"><text:s text:c="2"/>{</text:p>
      <text:p text:style-name="P8"><text:s text:c="4"/>nodo-=predes.n_nodos_entrada;</text:p>
      <text:p text:style-name="P8"><text:s text:c="4"/>for(i=0;i&lt;pnodulos.nodulos[numNodulo]-&gt;n_nodos &amp;&amp; <text:soft-page-break/>pnodulos.nodulos[numNodulo]-&gt;conexiones_salida[i][nodo]!=1;i++);</text:p>
      <text:p text:style-name="P8"><text:s text:c="4"/>if(i&lt;pnodulos.nodulos[numNodulo]-&gt;n_nodos)</text:p>
      <text:p text:style-name="P8"><text:s text:c="4"/>{</text:p>
      <text:p text:style-name="P8"><text:s text:c="6"/>sel=random()%pnodulos.nodulos[numNodulo]-&gt;n_nodos;</text:p>
      <text:p text:style-name="P8"><text:s text:c="6"/>for(;pnodulos.nodulos[numNodulo]-&gt;conexiones_salida[sel][nodo]!=1;sel=random()%pnodulos.nodulos[numNodulo]-&gt;n_nodos);</text:p>
      <text:p text:style-name="P8"><text:s text:c="6"/>pnodulos.nodulos[numNodulo]-&gt;conexiones_salida[sel][nodo]=0;</text:p>
      <text:p text:style-name="P8"><text:s text:c="6"/>pnodulos.nodulos[numNodulo]-&gt;pesos_salida[sel][nodo]=0;</text:p>
      <text:p text:style-name="P8"><text:s text:c="4"/>}</text:p>
      <text:p text:style-name="P8"><text:s text:c="2"/>}</text:p>
      <text:p text:style-name="P8">}</text:p>
      <text:p text:style-name="P8"/>
      <text:p text:style-name="P8">/*******************************************************************************</text:p>
      <text:p text:style-name="P8">* Fichero: mutacionEstructural.c<text:tab/><text:tab/><text:tab/><text:tab/> <text:s text:c="5"/>*</text:p>
      <text:p text:style-name="P5">*<text:tab/><text:tab/><text:tab/><text:tab/><text:tab/><text:tab/> <text:s text:c="6"/><text:tab/> <text:s text:c="5"/>*</text:p>
      <text:p text:style-name="P8">* Función: borrarNodo()<text:tab/><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5">*<text:tab/><text:tab/><text:tab/><text:tab/><text:tab/><text:tab/> <text:s text:c="6"/><text:tab/> <text:s text:c="5"/>*</text:p>
      <text:p text:style-name="P8">* Finalidad de la función: Borra un número determinado de nodos de un nódulo <text:s text:c="2"/>*</text:p>
      <text:p text:style-name="P8">*<text:tab/><text:tab/><text:tab/> <text:s text:c="2"/>dado.<text:tab/><text:tab/><text:tab/><text:tab/> <text:s text:c="5"/>*</text:p>
      <text:p text:style-name="P4">*<text:tab/><text:tab/><text:tab/><text:tab/><text:tab/><text:tab/> <text:s text:c="6"/><text:tab/> <text:s text:c="5"/>*</text:p>
      <text:p text:style-name="P8">* Parámetros de Entrada:<text:tab/><text:tab/><text:tab/><text:tab/><text:tab/> <text:s text:c="5"/>*</text:p>
      <text:p text:style-name="P8">* <text:tab/>numNodulo: Entero. Número de nódulo que se va a borrar.<text:tab/> <text:s text:c="5"/>*</text:p>
      <text:p text:style-name="P8">* <text:tab/>numNodos. Entero. Número de nodos a borrar.<text:tab/><text:tab/> <text:s text:c="5"/>*</text:p>
      <text:p text:style-name="P4">*<text:tab/><text:tab/><text:tab/><text:tab/><text:tab/><text:tab/> <text:s text:c="6"/><text:tab/> <text:s text:c="5"/>*</text:p>
      <text:p text:style-name="P8">* Parámetros Internos:<text:tab/><text:tab/><text:tab/><text:tab/><text:tab/> <text:s text:c="5"/>*</text:p>
      <text:p text:style-name="P8">* <text:tab/>i: Entero. Contador.<text:tab/><text:tab/><text:tab/><text:tab/><text:tab/> <text:s text:c="5"/>*</text:p>
      <text:p text:style-name="P8">* <text:tab/>j: Entero. Contador.<text:tab/><text:tab/><text:tab/><text:tab/><text:tab/> <text:s text:c="5"/>*</text:p>
      <text:p text:style-name="P8">* <text:tab/>k: Entero. Contador.<text:tab/><text:tab/><text:tab/><text:tab/><text:tab/> <text:s text:c="5"/>*</text:p>
      <text:p text:style-name="P8">* <text:tab/>nodo: Entero. Nodo a borrar.<text:tab/><text:tab/><text:tab/><text:tab/> <text:s text:c="5"/>*</text:p>
      <text:p text:style-name="P4">*<text:tab/><text:tab/><text:tab/><text:tab/><text:tab/><text:tab/> <text:s text:c="6"/><text:tab/> <text:s text:c="5"/>*</text:p>
      <text:p text:style-name="P8">* Parámetros de Salida: NINGUNO<text:tab/><text:tab/><text:tab/><text:tab/> <text:s text:c="5"/>*</text:p>
      <text:p text:style-name="P4">*<text:tab/><text:tab/><text:tab/><text:tab/><text:tab/><text:tab/> <text:s text:c="6"/><text:tab/> <text:s text:c="5"/>*</text:p>
      <text:p text:style-name="P8">* Funciones a las que llama la función: NINGUNA<text:tab/><text:tab/><text:tab/> <text:s text:c="5"/>*</text:p>
      <text:p text:style-name="P4">*<text:tab/><text:tab/><text:tab/><text:tab/><text:tab/><text:tab/> <text:s text:c="6"/><text:tab/> <text:s text:c="5"/>*</text:p>
      <text:p text:style-name="P8">*******************************************************************************/</text:p>
      <text:p text:style-name="P8"/>
      <text:p text:style-name="P8">void borrarNodo(int numNodulo,int numNodos)</text:p>
      <text:p text:style-name="P8"><text:soft-page-break/>{</text:p>
      <text:p text:style-name="P8"><text:s text:c="2"/>int i,j,k,nodo;</text:p>
      <text:p text:style-name="P8"><text:s text:c="2"/></text:p>
      <text:p text:style-name="P8"><text:s text:c="2"/>for(k=0;k&lt;numNodos;k++)</text:p>
      <text:p text:style-name="P8"><text:s text:c="2"/>{</text:p>
      <text:p text:style-name="P8"><text:s text:c="4"/>nodo=random()%pnodulos.nodulos[numNodulo]-&gt;n_nodos;</text:p>
      <text:p text:style-name="P8"><text:s text:c="4"/>/*Todos los nodos posteriores al nodo a borrar se adelantan un puesto en las conexiones internas y de salida*/</text:p>
      <text:p text:style-name="P8"><text:s text:c="4"/>for(i=nodo+1;i&lt;pnodulos.nodulos[numNodulo]-&gt;n_nodos;i++)</text:p>
      <text:p text:style-name="P8"><text:s text:c="4"/>{</text:p>
      <text:p text:style-name="P8"><text:s text:c="6"/>pnodulos.nodulos[numNodulo]-&gt;transf[i-1]=pnodulos.nodulos[numNodulo]-&gt;transf[i];</text:p>
      <text:p text:style-name="P8"><text:s text:c="6"/>for(j=0;j&lt;predes.n_nodos_salida;j++)</text:p>
      <text:p text:style-name="P8"><text:s text:c="6"/>{</text:p>
      <text:p text:style-name="P8"><text:s text:c="8"/>pnodulos.nodulos[numNodulo]-&gt;conexiones_salida[i-1][j]=pnodulos.nodulos[numNodulo]-&gt;conexiones_salida[i][j];</text:p>
      <text:p text:style-name="P8"><text:s text:c="8"/>pnodulos.nodulos[numNodulo]-&gt;pesos_salida[i-1][j]=pnodulos.nodulos[numNodulo]-&gt;pesos_salida[i][j];</text:p>
      <text:p text:style-name="P8"><text:s text:c="8"/>pnodulos.nodulos[numNodulo]-&gt;conexiones_salida[i][j]=0;</text:p>
      <text:p text:style-name="P8"><text:s text:c="8"/>pnodulos.nodulos[numNodulo]-&gt;pesos_salida[i][j]=0;</text:p>
      <text:p text:style-name="P8"><text:s text:c="6"/>}</text:p>
      <text:p text:style-name="P8"><text:s text:c="4"/>}</text:p>
      <text:p text:style-name="P8"><text:s text:c="4"/>for(j=0;j&lt;predes.n_nodos_salida;j++)</text:p>
      <text:p text:style-name="P8"><text:s text:c="4"/>{</text:p>
      <text:p text:style-name="P8"><text:s text:c="6"/>pnodulos.nodulos[numNodulo]-&gt;conexiones_salida[i-1][j]=0;</text:p>
      <text:p text:style-name="P8"><text:s text:c="6"/>pnodulos.nodulos[numNodulo]-&gt;pesos_salida[i-1][j]=0;</text:p>
      <text:p text:style-name="P8"><text:s text:c="4"/>}</text:p>
      <text:p text:style-name="P8"><text:s text:c="4"/>/*Todos los nodos posteriores al nodo a borrar se adelantan un puesto en las conexiones de entrada*/</text:p>
      <text:p text:style-name="P8"><text:s text:c="4"/>for(i=0;i&lt;predes.n_nodos_entrada;i++)</text:p>
      <text:p text:style-name="P8"><text:s text:c="4"/>{</text:p>
      <text:p text:style-name="P8"><text:s text:c="6"/>for(j=nodo+1;j&lt;pnodulos.nodulos[numNodulo]-&gt;n_nodos;j++)</text:p>
      <text:p text:style-name="P8"><text:s text:c="6"/>{</text:p>
      <text:p text:style-name="P8"><text:s text:c="8"/>pnodulos.nodulos[numNodulo]-&gt;conexiones_entrada[i][j-1]=pnodulos.nodulos[numNodulo]-&gt;conexiones_entrada[i][j];</text:p>
      <text:p text:style-name="P8"><text:s text:c="8"/>pnodulos.nodulos[numNodulo]-&gt;pesos_entrada[i][j-1]=pnodulos.nodulos[numNodulo]-&gt;pesos_entrada[i][j];</text:p>
      <text:p text:style-name="P8"><text:s text:c="8"/>pnodulos.nodulos[numNodulo]-&gt;conexiones_entrada[i][j]=0;</text:p>
      <text:p text:style-name="P8"><text:s text:c="8"/>pnodulos.nodulos[numNodulo]-&gt;pesos_entrada[i][j]=0;</text:p>
      <text:p text:style-name="P8"><text:soft-page-break/><text:s text:c="6"/>}</text:p>
      <text:p text:style-name="P8"><text:s text:c="6"/>pnodulos.nodulos[numNodulo]-&gt;conexiones_entrada[i][j-1]=0;</text:p>
      <text:p text:style-name="P8"><text:s text:c="6"/>pnodulos.nodulos[numNodulo]-&gt;pesos_entrada[i][j-1]=0;</text:p>
      <text:p text:style-name="P8"><text:s text:c="4"/>}</text:p>
      <text:p text:style-name="P8"><text:s text:c="2"/></text:p>
      <text:p text:style-name="P8"><text:s text:c="4"/>pnodulos.nodulos[numNodulo]-&gt;n_nodos--;</text:p>
      <text:p text:style-name="P8"><text:s text:c="2"/>}</text:p>
      <text:p text:style-name="P8">}</text:p>
      <text:p text:style-name="P8"/>
      <text:p text:style-name="P8">/*******************************************************************************</text:p>
      <text:p text:style-name="P8">* Fichero: mutacionEstructural.c<text:tab/><text:tab/><text:tab/><text:tab/> <text:s text:c="5"/>*</text:p>
      <text:p text:style-name="P5">*<text:tab/><text:tab/><text:tab/><text:tab/><text:tab/><text:tab/> <text:s text:c="6"/><text:tab/> <text:s text:c="5"/>*</text:p>
      <text:p text:style-name="P8">* Función: sustituirNodulos()<text:tab/><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5">*<text:tab/><text:tab/><text:tab/><text:tab/><text:tab/><text:tab/> <text:s text:c="6"/><text:tab/> <text:s text:c="5"/>*</text:p>
      <text:p text:style-name="P8">* Finalidad de la función: Sustituye los peores nódulos de una población por <text:s text:c="2"/>*</text:p>
      <text:p text:style-name="P8">*<text:tab/><text:tab/><text:tab/> <text:s text:c="2"/>los mejores de la población descendente. <text:s text:c="4"/>*</text:p>
      <text:p text:style-name="P4">*<text:tab/><text:tab/><text:tab/><text:tab/><text:tab/><text:tab/> <text:s text:c="6"/><text:tab/> <text:s text:c="5"/>*</text:p>
      <text:p text:style-name="P8">* Parámetros de Entrada: NINGUNO<text:tab/><text:tab/><text:tab/><text:tab/> <text:s text:c="5"/>*</text:p>
      <text:p text:style-name="P4">*<text:tab/><text:tab/><text:tab/><text:tab/><text:tab/><text:tab/> <text:s text:c="6"/><text:tab/> <text:s text:c="5"/>*</text:p>
      <text:p text:style-name="P8">* Parámetros Internos:<text:tab/><text:tab/><text:tab/><text:tab/><text:tab/> <text:s text:c="5"/>*</text:p>
      <text:p text:style-name="P8">* <text:tab/>i: Entero. Contador.<text:tab/><text:tab/><text:tab/><text:tab/><text:tab/> <text:s text:c="5"/>*</text:p>
      <text:p text:style-name="P8">* <text:tab/>j: Entero. Contador.<text:tab/><text:tab/><text:tab/><text:tab/><text:tab/> <text:s text:c="5"/>*</text:p>
      <text:p text:style-name="P8">*<text:tab/>id: Vector de enteros. Almacena los id de los nódulos para<text:tab/> <text:s text:c="5"/>*</text:p>
      <text:p text:style-name="P8">*<text:tab/> <text:s text:c="3"/>ordenarlos por aptitud.<text:tab/><text:tab/><text:tab/><text:tab/> <text:s text:c="5"/>*</text:p>
      <text:p text:style-name="P8">* <text:tab/>orden: Vector de reales. Almacena la aptitud de los nódulos para <text:s text:c="3"/>*</text:p>
      <text:p text:style-name="P8">*<text:tab/> <text:s text:c="6"/>ordenarlos.<text:tab/><text:tab/><text:tab/><text:tab/><text:tab/> <text:s text:c="5"/>*</text:p>
      <text:p text:style-name="P4">*<text:tab/><text:tab/><text:tab/><text:tab/><text:tab/><text:tab/> <text:s text:c="6"/><text:tab/> <text:s text:c="5"/>*</text:p>
      <text:p text:style-name="P8">* Parámetros de Salida: NINGUNO<text:tab/><text:tab/><text:tab/><text:tab/> <text:s text:c="5"/>*</text:p>
      <text:p text:style-name="P4">*<text:tab/><text:tab/><text:tab/><text:tab/><text:tab/><text:tab/> <text:s text:c="6"/><text:tab/> <text:s text:c="5"/>*</text:p>
      <text:p text:style-name="P8">* Funciones a las que llama la función: NINGUNA<text:tab/><text:tab/><text:tab/> <text:s text:c="5"/>*</text:p>
      <text:p text:style-name="P4">*<text:tab/><text:tab/><text:tab/><text:tab/><text:tab/><text:tab/> <text:s text:c="6"/><text:tab/> <text:s text:c="5"/>*</text:p>
      <text:p text:style-name="P8">*******************************************************************************/</text:p>
      <text:p text:style-name="P8"/>
      <text:p text:style-name="P8">void sustituirNodulos()</text:p>
      <text:p text:style-name="P8">{</text:p>
      <text:p text:style-name="P8"><text:s text:c="2"/>int i,j,*id;</text:p>
      <text:p text:style-name="P8"><text:s text:c="2"/>float *orden;</text:p>
      <text:p text:style-name="P8"><text:soft-page-break/></text:p>
      <text:p text:style-name="P8"><text:s text:c="2"/>/*Se ordenan los nódulos por aptitud*/</text:p>
      <text:p text:style-name="P8"><text:s text:c="2"/>id=(int *)malloc(num_nodulos*sizeof(int));</text:p>
      <text:p text:style-name="P8"><text:s text:c="2"/>orden=(float *)malloc(num_nodulos*sizeof(float));</text:p>
      <text:p text:style-name="P8"><text:s text:c="2"/>for(i=0;i&lt;num_nodulos;i++)</text:p>
      <text:p text:style-name="P8"><text:s text:c="2"/>{</text:p>
      <text:p text:style-name="P8"><text:s text:c="4"/>id[i]=((pnodulos.n_subpobl-1)*num_nodulos)+i;</text:p>
      <text:p text:style-name="P8"><text:s text:c="4"/>orden[i]=pnodulos.nodulos[(pnodulos.n_subpobl-1)*num_nodulos+i]-&gt;aptitud;</text:p>
      <text:p text:style-name="P8"><text:s text:c="2"/>}</text:p>
      <text:p text:style-name="P8"><text:s text:c="2"/>for(i=0;i&lt;num_nodulos;i++)</text:p>
      <text:p text:style-name="P8"><text:s text:c="4"/>for(j=i;j&lt;num_nodulos;j++)</text:p>
      <text:p text:style-name="P8"><text:s text:c="6"/>if(orden[i]&lt;orden[j])</text:p>
      <text:p text:style-name="P8"><text:s text:c="6"/>{</text:p>
      <text:p text:style-name="P8"><text:s text:c="8"/>id[i]=((pnodulos.n_subpobl-1)*num_nodulos)+j;</text:p>
      <text:p text:style-name="P8"><text:s text:c="8"/>id[j]=((pnodulos.n_subpobl-1)*num_nodulos)+i;</text:p>
      <text:p text:style-name="P8"><text:s text:c="8"/>orden[i]=pnodulos.nodulos[((pnodulos.n_subpobl-1)*num_nodulos)+j]-&gt;aptitud;</text:p>
      <text:p text:style-name="P8"><text:tab/>orden[j]=pnodulos.nodulos[((pnodulos.n_subpobl-1)*num_nodulos)+i]-&gt;aptitud;</text:p>
      <text:p text:style-name="P8"><text:s text:c="6"/>}</text:p>
      <text:p text:style-name="P8">/*Se sustituyen los mejores nódulos de la subpoblación hija por los peores nódulos de la subpoblación padre*/</text:p>
      <text:p text:style-name="P8"><text:s text:c="2"/>for(i=num_nodulos;i&gt;nodsel;i--)</text:p>
      <text:p text:style-name="P8"><text:s text:c="2"/>{</text:p>
      <text:p text:style-name="P8"><text:s text:c="4"/>for(j=0;j&lt;predes.n_redes;j++)</text:p>
      <text:p text:style-name="P8"><text:s text:c="6"/>if(predes.redes[j]-&gt;nodulos[pnodulos.n_subpobl-1]==pnodulos.nodulos[id[i-1]])</text:p>
      <text:p text:style-name="P8"><text:s text:c="8"/>predes.redes[j]-&gt;nodulos[pnodulos.n_subpobl-1]=descendencia[i-1-nodsel];</text:p>
      <text:p text:style-name="P8"><text:s text:c="4"/>liberarNodulo(pnodulos.nodulos[id[i-1]]);</text:p>
      <text:p text:style-name="P8"><text:s text:c="4"/>free(pnodulos.nodulos[id[i-1]]);</text:p>
      <text:p text:style-name="P8"><text:s text:c="4"/>pnodulos.nodulos[id[i-1]]=descendencia[i-1-nodsel];</text:p>
      <text:p text:style-name="P8"><text:s text:c="4"/>descendencia[i-1-nodsel]=NULL;</text:p>
      <text:p text:style-name="P8"><text:s text:c="2"/>}</text:p>
      <text:p text:style-name="P8"><text:s text:c="2"/>for(i=num_nodulos-nodsel;i&lt;num_nodulos;i++)</text:p>
      <text:p text:style-name="P8"><text:s text:c="4"/>liberarNodulo(descendencia[i]);</text:p>
      <text:p text:style-name="P8"><text:s text:c="2"/>free(descendencia);</text:p>
      <text:p text:style-name="P8"><text:s text:c="2"/>descendencia=NULL;</text:p>
      <text:p text:style-name="P8"><text:s text:c="2"/>ordenarNodulos();</text:p>
      <text:p text:style-name="P8"><text:s text:c="2"/>free(id);</text:p>
      <text:p text:style-name="P8"><text:soft-page-break/><text:s text:c="2"/>free(orden);</text:p>
      <text:p text:style-name="P8">}</text:p>
      <text:p text:style-name="P1"/>
      <text:h text:style-name="P32" text:outline-level="1">17. ordenar.c</text:h>
      <text:p text:style-name="P1"/>
      <text:p text:style-name="P4">/*******************************************************************************</text:p>
      <text:p text:style-name="P4">*Copyright 2004 Pablo Álvarez de Sotomayor Posadillo<text:tab/> <text:s text:c="6"/><text:tab/> <text:s text:c="5"/>*</text:p>
      <text:p text:style-name="P4">*<text:tab/><text:tab/><text:tab/><text:tab/><text:tab/><text:tab/> <text:s text:c="6"/><text:tab/> <text:s text:c="5"/>*</text:p>
      <text:p text:style-name="P4">*This file is part of Coconet.<text:tab/><text:tab/><text:tab/><text:tab/> <text:s text:c="6"/><text:tab/> <text:s text:c="5"/>*</text:p>
      <text:p text:style-name="P4">*<text:tab/><text:tab/><text:tab/><text:tab/><text:tab/><text:tab/> <text:s text:c="6"/><text:tab/> <text:s text:c="5"/>*</text:p>
      <text:p text:style-name="P4">*Coconet is free software; you can redistribute it and/or modify it under the <text:s/>*</text:p>
      <text:p text:style-name="P4">*terms of the GNU General Public License as published by the Free Software <text:s text:c="4"/>*</text:p>
      <text:p text:style-name="P4">*Foundation; either version 2 of the License, or (at your option) any later <text:s text:c="3"/>*</text:p>
      <text:p text:style-name="P4">*version.<text:tab/><text:tab/><text:tab/> <text:s text:c="6"/><text:tab/><text:tab/><text:tab/><text:tab/> <text:s text:c="5"/>*</text:p>
      <text:p text:style-name="P4">*<text:tab/><text:tab/><text:tab/><text:tab/><text:tab/><text:tab/> <text:s text:c="6"/><text:tab/> <text:s text:c="5"/>*</text:p>
      <text:p text:style-name="P4">*Coconet is distributed in the hope that it will be useful, but WITHOUT ANY <text:s text:c="3"/>*</text:p>
      <text:p text:style-name="P4">*WARRANTY; without even the implied warranty of MERCHANTABILITY or FITNESS FOR *</text:p>
      <text:p text:style-name="P4">*A PARTICULAR PURPOSE. See the GNU General Public License for more details. <text:s text:c="3"/>*</text:p>
      <text:p text:style-name="P4">*<text:tab/><text:tab/><text:tab/><text:tab/><text:tab/><text:tab/> <text:s text:c="6"/><text:tab/> <text:s text:c="5"/>*</text:p>
      <text:p text:style-name="P4">*You should have received a copy of the GNU General Public License along with <text:s/>*</text:p>
      <text:p text:style-name="P4">*Coconet; if not, write to the Free Software Foundation, Inc., 59 Temple Place,*</text:p>
      <text:p text:style-name="P4">*Suite 330, Boston, MA <text:s/>02111-1307 <text:s/>USA <text:s text:c="4"/><text:tab/><text:tab/><text:tab/> <text:s text:c="5"/>*</text:p>
      <text:p text:style-name="P4">*******************************************************************************/</text:p>
      <text:p text:style-name="P9"/>
      <text:p text:style-name="P8">#include &lt;definiciones.h&gt;</text:p>
      <text:p text:style-name="P8"/>
      <text:p text:style-name="P8">/*******************************************************************************</text:p>
      <text:p text:style-name="P8">* Fichero: ordenar.c<text:tab/><text:tab/><text:tab/><text:tab/><text:tab/><text:tab/> <text:s text:c="5"/>*</text:p>
      <text:p text:style-name="P4">*<text:tab/><text:tab/><text:tab/><text:tab/><text:tab/><text:tab/> <text:s text:c="6"/><text:tab/> <text:s text:c="5"/>*</text:p>
      <text:p text:style-name="P8">* Función: ordenarNodulos()<text:tab/><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5">*<text:tab/><text:tab/><text:tab/><text:tab/><text:tab/><text:tab/> <text:s text:c="6"/><text:tab/> <text:s text:c="5"/>*</text:p>
      <text:p text:style-name="P8">* Finalidad de la función: Ordena los nódulos según su aptitud.<text:tab/> <text:s text:c="5"/>*</text:p>
      <text:p text:style-name="P4">*<text:tab/><text:tab/><text:tab/><text:tab/><text:tab/><text:tab/> <text:s text:c="6"/><text:tab/> <text:s text:c="5"/>*</text:p>
      <text:p text:style-name="P8">* Parámetros de Entrada: NINGUNO<text:tab/><text:tab/><text:tab/><text:tab/> <text:s text:c="5"/>*</text:p>
      <text:p text:style-name="P4">*<text:tab/><text:tab/><text:tab/><text:tab/><text:tab/><text:tab/> <text:s text:c="6"/><text:tab/> <text:s text:c="5"/>*</text:p>
      <text:p text:style-name="P8"><text:soft-page-break/>* Parámetros Internos:<text:tab/><text:tab/><text:tab/><text:tab/><text:tab/> <text:s text:c="5"/>*</text:p>
      <text:p text:style-name="P8">* <text:tab/>i: Entero. Contador.<text:tab/><text:tab/><text:tab/><text:tab/><text:tab/> <text:s text:c="5"/>*</text:p>
      <text:p text:style-name="P8">* <text:tab/>j: Entero. Contador.<text:tab/><text:tab/><text:tab/><text:tab/><text:tab/> <text:s text:c="5"/>*</text:p>
      <text:p text:style-name="P8">* <text:tab/>aux: Nódulo. Variable auxiliar parael intercambio de nódulos.<text:tab/> <text:s text:c="5"/>*</text:p>
      <text:p text:style-name="P4">*<text:tab/><text:tab/><text:tab/><text:tab/><text:tab/><text:tab/> <text:s text:c="6"/><text:tab/> <text:s text:c="5"/>*</text:p>
      <text:p text:style-name="P8">* Parámetros de Salida: NINGUNO<text:tab/><text:tab/><text:tab/><text:tab/> <text:s text:c="5"/>*</text:p>
      <text:p text:style-name="P4">*<text:tab/><text:tab/><text:tab/><text:tab/><text:tab/><text:tab/> <text:s text:c="6"/><text:tab/> <text:s text:c="5"/>*</text:p>
      <text:p text:style-name="P8">* Funciones a las que llama la función: NINGUNA<text:tab/><text:tab/><text:tab/> <text:s text:c="5"/>*</text:p>
      <text:p text:style-name="P4">*<text:tab/><text:tab/><text:tab/><text:tab/><text:tab/><text:tab/> <text:s text:c="6"/><text:tab/> <text:s text:c="5"/>*</text:p>
      <text:p text:style-name="P8">*******************************************************************************/</text:p>
      <text:p text:style-name="P8"/>
      <text:p text:style-name="P8">void ordenarNodulos()</text:p>
      <text:p text:style-name="P8">{</text:p>
      <text:p text:style-name="P8"><text:s text:c="2"/>int i,j;</text:p>
      <text:p text:style-name="P8"><text:s text:c="2"/>nodulo *aux;</text:p>
      <text:p text:style-name="P8"><text:s text:c="2"/></text:p>
      <text:p text:style-name="P8"><text:s text:c="2"/>/*Se ordenan los nódulos y se copian a la nueva población*/</text:p>
      <text:p text:style-name="P8"><text:s text:c="2"/>for(i=num_nodulos*(pnodulos.n_subpobl-1);i&lt;pnodulos.n_nodulos;i++)</text:p>
      <text:p text:style-name="P8"><text:s text:c="4"/>for(j=i;j&lt;pnodulos.n_nodulos;j++)</text:p>
      <text:p text:style-name="P8"><text:s text:c="4"/>{</text:p>
      <text:p text:style-name="P8"><text:s text:c="6"/>if(pnodulos.nodulos[i]-&gt;aptitud&lt;pnodulos.nodulos[j]-&gt;aptitud)</text:p>
      <text:p text:style-name="P8"><text:s text:c="6"/>{</text:p>
      <text:p text:style-name="P8"><text:s text:c="8"/>aux=pnodulos.nodulos[i];</text:p>
      <text:p text:style-name="P8"><text:tab/>pnodulos.nodulos[i]=pnodulos.nodulos[j];</text:p>
      <text:p text:style-name="P8"><text:tab/>pnodulos.nodulos[j]=aux;</text:p>
      <text:p text:style-name="P8"><text:s text:c="6"/>}</text:p>
      <text:p text:style-name="P8"><text:s text:c="6"/>pnodulos.nodulos[i]-&gt;id=i;</text:p>
      <text:p text:style-name="P8"><text:s text:c="4"/>}</text:p>
      <text:p text:style-name="P8"><text:s text:c="2"/>aux=NULL;</text:p>
      <text:p text:style-name="P8">}</text:p>
      <text:p text:style-name="P8"/>
      <text:p text:style-name="P8">/*******************************************************************************</text:p>
      <text:p text:style-name="P8">* Fichero: ordenar.c<text:tab/><text:tab/><text:tab/><text:tab/><text:tab/><text:tab/> <text:s text:c="5"/>*</text:p>
      <text:p text:style-name="P5">*<text:tab/><text:tab/><text:tab/><text:tab/><text:tab/><text:tab/> <text:s text:c="6"/><text:tab/> <text:s text:c="5"/>*</text:p>
      <text:p text:style-name="P8">* Función: ordenarRedes()<text:tab/><text:tab/><text:tab/><text:tab/><text:tab/> <text:s text:c="5"/>*</text:p>
      <text:p text:style-name="P4">*<text:tab/><text:tab/><text:tab/><text:tab/><text:tab/><text:tab/> <text:s text:c="6"/><text:tab/> <text:s text:c="5"/>*</text:p>
      <text:p text:style-name="P8">* Autor: Pablo Álvarez de Sotomayor Posadillo<text:tab/><text:tab/> <text:s text:c="6"/><text:tab/> <text:s text:c="5"/>*</text:p>
      <text:p text:style-name="P4">*<text:tab/><text:tab/><text:tab/><text:tab/><text:tab/><text:tab/> <text:s text:c="6"/><text:tab/> <text:s text:c="5"/>*</text:p>
      <text:p text:style-name="P8">* Finalidad de la función: Ordena las redes según su aptiud.<text:tab/><text:tab/> <text:s text:c="5"/>*</text:p>
      <text:p text:style-name="P4"><text:soft-page-break/>*<text:tab/><text:tab/><text:tab/><text:tab/><text:tab/><text:tab/> <text:s text:c="6"/><text:tab/> <text:s text:c="5"/>*</text:p>
      <text:p text:style-name="P8">* Parámetros de Entrada: NINGUNO<text:tab/><text:tab/><text:tab/><text:tab/> <text:s text:c="5"/>*</text:p>
      <text:p text:style-name="P4">*<text:tab/><text:tab/><text:tab/><text:tab/><text:tab/><text:tab/> <text:s text:c="6"/><text:tab/> <text:s text:c="5"/>*</text:p>
      <text:p text:style-name="P8">* Parámetros Internos:<text:tab/><text:tab/><text:tab/><text:tab/><text:tab/> <text:s text:c="5"/>*</text:p>
      <text:p text:style-name="P8">* <text:tab/>i: Entero. Contador.<text:tab/><text:tab/><text:tab/><text:tab/><text:tab/> <text:s text:c="5"/>*</text:p>
      <text:p text:style-name="P8">* <text:tab/>j: Entero. Contador.<text:tab/><text:tab/><text:tab/><text:tab/><text:tab/> <text:s text:c="5"/>*</text:p>
      <text:p text:style-name="P8">* <text:tab/>aux: Red. Variable auxiliar para el intercambio de redes.<text:tab/> <text:s text:c="5"/>*</text:p>
      <text:p text:style-name="P4">*<text:tab/><text:tab/><text:tab/><text:tab/><text:tab/><text:tab/> <text:s text:c="6"/><text:tab/> <text:s text:c="5"/>*</text:p>
      <text:p text:style-name="P8">* Parámetros de Salida: NINGUNO<text:tab/><text:tab/><text:tab/><text:tab/> <text:s text:c="5"/>*</text:p>
      <text:p text:style-name="P4">*<text:tab/><text:tab/><text:tab/><text:tab/><text:tab/><text:tab/> <text:s text:c="6"/><text:tab/> <text:s text:c="5"/>*</text:p>
      <text:p text:style-name="P8">* Funciones a las que llama la función: NINGUNA<text:tab/><text:tab/><text:tab/> <text:s text:c="5"/>*</text:p>
      <text:p text:style-name="P4">*<text:tab/><text:tab/><text:tab/><text:tab/><text:tab/><text:tab/> <text:s text:c="6"/><text:tab/> <text:s text:c="5"/>*</text:p>
      <text:p text:style-name="P8">*******************************************************************************/</text:p>
      <text:p text:style-name="P8"/>
      <text:p text:style-name="P8">void ordenarRedes()</text:p>
      <text:p text:style-name="P8">{</text:p>
      <text:p text:style-name="P8"><text:s text:c="2"/>int i,j;</text:p>
      <text:p text:style-name="P8"><text:s text:c="2"/>red *aux;</text:p>
      <text:p text:style-name="P8"><text:s text:c="2"/></text:p>
      <text:p text:style-name="P8"><text:s text:c="2"/>/*Se ordenan las redes de mayor a menor aptitud*/</text:p>
      <text:p text:style-name="P8"><text:s text:c="2"/>for(i=0;i&lt;predes.n_redes;i++)</text:p>
      <text:p text:style-name="P8"><text:s text:c="4"/>for(j=i;j&lt;predes.n_redes;j++)</text:p>
      <text:p text:style-name="P8"><text:s text:c="6"/>if(predes.redes[i]-&gt;aptitud&lt;predes.redes[j]-&gt;aptitud)</text:p>
      <text:p text:style-name="P8"><text:s text:c="6"/>{</text:p>
      <text:p text:style-name="P8"><text:s text:c="8"/>aux=predes.redes[i];</text:p>
      <text:p text:style-name="P8"><text:tab/>predes.redes[i]=predes.redes[j];</text:p>
      <text:p text:style-name="P8"><text:tab/>predes.redes[j]=aux;</text:p>
      <text:p text:style-name="P8"><text:s text:c="6"/>}</text:p>
      <text:p text:style-name="P8"><text:s text:c="2"/>aux=NULL;</text:p>
      <text:p text:style-name="P8">}</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Courier new" svg:font-family="'Courier new'"/>
    <style:font-face style:name="Helmet" svg:font-family="Helmet"/>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Nimbus Roman No9 L" fo:font-size="12pt" fo:language="es" fo:country="E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T1" style:family="text">
      <style:text-properties fo:font-weight="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chapter text:display="name" text:outline-level="1">17. ordenar.c</text:chapter></text:p>
      </style:header>
      <style:header-left>
        <text:p text:style-name="Header"><text:span text:style-name="MT1">COCONET. </text:span><text:file-name text:display="name">manual de odigo</text:file-name></text:p>
      </style:header-left>
      <style:footer>
        <text:p text:style-name="Footer"><text:tab/><text:tab/><text:page-number text:select-page="current">99</text:page-number></text:p>
      </style:footer>
      <style:footer-left>
        <text:p text:style-name="Footer"><text:page-number text:select-page="current">99</text:page-number></text:p>
      </style:footer-left>
    </style:master-page>
    <style:master-page style:name="First_20_Page" style:display-name="First Page" style:page-layout-name="Mpm2" style:next-style-name="Standard"/>
    <style:master-page style:name="Right_20_Page" style:display-name="Right Page" style:page-layout-name="Mpm3">
      <style:header>
        <text:p text:style-name="Header"/>
      </style:header>
      <style:footer>
        <text:p text:style-name="Footer"/>
      </style:footer>
    </style:master-page>
    <style:master-page style:name="Index" style:page-layout-name="Mpm4">
      <style:footer>
        <text:p text:style-name="Footer"><text:tab/><text:tab/><text:page-number text:select-page="current">99</text:page-number></text:p>
      </style:footer>
      <style:footer-left>
        <text:p text:style-name="Footer"><text:page-number text:select-page="current">99</text:page-number></text:p>
      </style:footer-left>
    </style:master-page>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4-10-21T18:09:21</meta:creation-date>
    <dc:date>2004-10-22T13:50:22</dc:date>
    <dc:language>es-ES</dc:language>
    <meta:editing-cycles>12</meta:editing-cycles>
    <meta:editing-duration>PT7H1M1S</meta:editing-duration>
    <meta:document-statistic meta:character-count="134728" meta:image-count="0" meta:object-count="0" meta:page-count="91" meta:paragraph-count="3653" meta:table-count="0" meta:word-count="15155"/>
    <meta:user-defined meta:name="Info 1"/>
    <meta:user-defined meta:name="Info 2"/>
    <meta:user-defined meta:name="Info 3"/>
    <meta:user-defined meta:name="Info 4"/>
  </office:meta>
</office:document-meta>
</file>